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Webdings" style:font-charset="x-symbol" svg:font-family="Webdings" style:font-family-generic="roman" style:font-pitch="variable" svg:panose-1="5 3 1 2 1 5 9 6 7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eb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9">
      <text:list-level-style-bullet text:level="1" text:style-name="WW_CharLFO1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20">
      <text:list-level-style-bullet text:level="1" text:style-name="WW_CharLFO20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21">
      <text:list-level-style-bullet text:level="1" text:style-name="WW_CharLFO21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22">
      <text:list-level-style-bullet text:level="1" text:style-name="WW_CharLFO2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5">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6">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7">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eb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31" style:parent-style-name="Normal" style:family="paragraph">
      <style:paragraph-properties>
        <style:tab-stops>
          <style:tab-stop style:type="left" style:position="3.9375in"/>
        </style:tab-stops>
      </style:paragraph-properties>
    </style:style>
    <style:style style:name="P32" style:parent-style-name="Normal" style:family="paragraph">
      <style:paragraph-properties>
        <style:tab-stops>
          <style:tab-stop style:type="left" style:position="5.3958in"/>
        </style:tab-stops>
      </style:paragraph-properties>
    </style:style>
    <style:style style:name="P33" style:parent-style-name="Heading4" style:master-page-name="MPF1" style:family="paragraph">
      <style:paragraph-properties fo:break-before="page"/>
    </style:style>
    <style:style style:name="P41" style:parent-style-name="TOC1" style:family="paragraph">
      <style:paragraph-properties>
        <style:tab-stops>
          <style:tab-stop style:type="right" style:leader-style="dotted" style:leader-text="." style:position="6.2916in"/>
        </style:tab-stops>
      </style:paragraph-properties>
    </style:style>
    <style:style style:name="P42" style:parent-style-name="TOC1" style:family="paragraph">
      <style:paragraph-properties>
        <style:tab-stops>
          <style:tab-stop style:type="left" style:position="0.2777in"/>
          <style:tab-stop style:type="right" style:leader-style="dotted" style:leader-text="." style:position="6.2916in"/>
        </style:tab-stops>
      </style:paragraph-properties>
    </style:style>
    <style:style style:name="T43" style:parent-style-name="Hyperlink" style:family="text">
      <style:text-properties fo:language="en" fo:country="GB"/>
    </style:style>
    <style:style style:name="T44" style:parent-style-name="DefaultParagraphFont" style:family="text">
      <style:text-properties style:font-name="Calibri" fo:font-size="11pt" style:font-size-asian="11pt" style:font-size-complex="11pt" fo:language="en" fo:country="GB" style:language-asian="en" style:country-asian="GB"/>
    </style:style>
    <style:style style:name="T45" style:parent-style-name="Hyperlink" style:family="text">
      <style:text-properties fo:language="en" fo:country="GB"/>
    </style:style>
    <style:style style:name="P46" style:parent-style-name="TOC1" style:family="paragraph">
      <style:paragraph-properties>
        <style:tab-stops>
          <style:tab-stop style:type="left" style:position="0.2777in"/>
          <style:tab-stop style:type="right" style:leader-style="dotted" style:leader-text="." style:position="6.2916in"/>
        </style:tab-stops>
      </style:paragraph-properties>
    </style:style>
    <style:style style:name="T47" style:parent-style-name="Hyperlink" style:family="text">
      <style:text-properties fo:language="en" fo:country="GB"/>
    </style:style>
    <style:style style:name="T48" style:parent-style-name="DefaultParagraphFont" style:family="text">
      <style:text-properties style:font-name="Calibri" fo:font-size="11pt" style:font-size-asian="11pt" style:font-size-complex="11pt" fo:language="en" fo:country="GB" style:language-asian="en" style:country-asian="GB"/>
    </style:style>
    <style:style style:name="T49" style:parent-style-name="Hyperlink" style:family="text">
      <style:text-properties fo:language="en" fo:country="GB"/>
    </style:style>
    <style:style style:name="P50" style:parent-style-name="TOC1" style:family="paragraph">
      <style:paragraph-properties>
        <style:tab-stops>
          <style:tab-stop style:type="left" style:position="0.2777in"/>
          <style:tab-stop style:type="right" style:leader-style="dotted" style:leader-text="." style:position="6.2916in"/>
        </style:tab-stops>
      </style:paragraph-properties>
    </style:style>
    <style:style style:name="T51" style:parent-style-name="Hyperlink" style:family="text">
      <style:text-properties fo:language="en" fo:country="GB"/>
    </style:style>
    <style:style style:name="T52" style:parent-style-name="DefaultParagraphFont" style:family="text">
      <style:text-properties style:font-name="Calibri" fo:font-size="11pt" style:font-size-asian="11pt" style:font-size-complex="11pt" fo:language="en" fo:country="GB" style:language-asian="en" style:country-asian="GB"/>
    </style:style>
    <style:style style:name="T53" style:parent-style-name="Hyperlink" style:family="text">
      <style:text-properties fo:language="en" fo:country="GB"/>
    </style:style>
    <style:style style:name="P54" style:parent-style-name="TOC1" style:family="paragraph">
      <style:paragraph-properties>
        <style:tab-stops>
          <style:tab-stop style:type="left" style:position="0.2777in"/>
          <style:tab-stop style:type="right" style:leader-style="dotted" style:leader-text="." style:position="6.2916in"/>
        </style:tab-stops>
      </style:paragraph-properties>
    </style:style>
    <style:style style:name="T55" style:parent-style-name="Hyperlink" style:family="text">
      <style:text-properties fo:language="en" fo:country="US"/>
    </style:style>
    <style:style style:name="T56" style:parent-style-name="DefaultParagraphFont" style:family="text">
      <style:text-properties style:font-name="Calibri" fo:font-size="11pt" style:font-size-asian="11pt" style:font-size-complex="11pt" fo:language="en" fo:country="GB" style:language-asian="en" style:country-asian="GB"/>
    </style:style>
    <style:style style:name="T57" style:parent-style-name="Hyperlink" style:family="text">
      <style:text-properties fo:language="en" fo:country="US"/>
    </style:style>
    <style:style style:name="P58" style:parent-style-name="TOC1" style:family="paragraph">
      <style:paragraph-properties>
        <style:tab-stops>
          <style:tab-stop style:type="left" style:position="0.2777in"/>
          <style:tab-stop style:type="right" style:leader-style="dotted" style:leader-text="." style:position="6.2916in"/>
        </style:tab-stops>
      </style:paragraph-properties>
    </style:style>
    <style:style style:name="T59" style:parent-style-name="Hyperlink" style:family="text">
      <style:text-properties fo:language="en" fo:country="GB"/>
    </style:style>
    <style:style style:name="T60" style:parent-style-name="DefaultParagraphFont" style:family="text">
      <style:text-properties style:font-name="Calibri" fo:font-size="11pt" style:font-size-asian="11pt" style:font-size-complex="11pt" fo:language="en" fo:country="GB" style:language-asian="en" style:country-asian="GB"/>
    </style:style>
    <style:style style:name="T61" style:parent-style-name="Hyperlink" style:family="text">
      <style:text-properties fo:language="en" fo:country="GB"/>
    </style:style>
    <style:style style:name="P62" style:parent-style-name="TOC2" style:family="paragraph">
      <style:paragraph-properties>
        <style:tab-stops>
          <style:tab-stop style:type="left" style:position="0.4722in"/>
          <style:tab-stop style:type="right" style:leader-style="dotted" style:leader-text="." style:position="6.1527in"/>
        </style:tab-stops>
      </style:paragraph-properties>
    </style:style>
    <style:style style:name="T63" style:parent-style-name="Hyperlink" style:family="text">
      <style:text-properties fo:language="en" fo:country="GB"/>
    </style:style>
    <style:style style:name="T64" style:parent-style-name="DefaultParagraphFont" style:family="text">
      <style:text-properties style:font-name="Calibri" fo:font-size="11pt" style:font-size-asian="11pt" style:font-size-complex="11pt" fo:language="en" fo:country="GB" style:language-asian="en" style:country-asian="GB"/>
    </style:style>
    <style:style style:name="T65" style:parent-style-name="Hyperlink" style:family="text">
      <style:text-properties fo:language="en" fo:country="GB"/>
    </style:style>
    <style:style style:name="P66" style:parent-style-name="TOC2" style:family="paragraph">
      <style:paragraph-properties>
        <style:tab-stops>
          <style:tab-stop style:type="left" style:position="0.4722in"/>
          <style:tab-stop style:type="right" style:leader-style="dotted" style:leader-text="." style:position="6.1527in"/>
        </style:tab-stops>
      </style:paragraph-properties>
    </style:style>
    <style:style style:name="T67" style:parent-style-name="Hyperlink" style:family="text">
      <style:text-properties fo:language="en" fo:country="US"/>
    </style:style>
    <style:style style:name="T68" style:parent-style-name="DefaultParagraphFont" style:family="text">
      <style:text-properties style:font-name="Calibri" fo:font-size="11pt" style:font-size-asian="11pt" style:font-size-complex="11pt" fo:language="en" fo:country="GB" style:language-asian="en" style:country-asian="GB"/>
    </style:style>
    <style:style style:name="T69" style:parent-style-name="Hyperlink" style:family="text">
      <style:text-properties fo:language="en" fo:country="US"/>
    </style:style>
    <style:style style:name="P70" style:parent-style-name="TOC2" style:family="paragraph">
      <style:paragraph-properties>
        <style:tab-stops>
          <style:tab-stop style:type="left" style:position="0.4722in"/>
          <style:tab-stop style:type="right" style:leader-style="dotted" style:leader-text="." style:position="6.1527in"/>
        </style:tab-stops>
      </style:paragraph-properties>
    </style:style>
    <style:style style:name="T71" style:parent-style-name="Hyperlink" style:family="text">
      <style:text-properties fo:language="en" fo:country="US"/>
    </style:style>
    <style:style style:name="T72" style:parent-style-name="DefaultParagraphFont" style:family="text">
      <style:text-properties style:font-name="Calibri" fo:font-size="11pt" style:font-size-asian="11pt" style:font-size-complex="11pt" fo:language="en" fo:country="GB" style:language-asian="en" style:country-asian="GB"/>
    </style:style>
    <style:style style:name="T73" style:parent-style-name="Hyperlink" style:family="text">
      <style:text-properties fo:language="en" fo:country="US"/>
    </style:style>
    <style:style style:name="P74" style:parent-style-name="TOC2" style:family="paragraph">
      <style:paragraph-properties>
        <style:tab-stops>
          <style:tab-stop style:type="left" style:position="0.4722in"/>
          <style:tab-stop style:type="right" style:leader-style="dotted" style:leader-text="." style:position="6.1527in"/>
        </style:tab-stops>
      </style:paragraph-properties>
    </style:style>
    <style:style style:name="T75" style:parent-style-name="Hyperlink" style:family="text">
      <style:text-properties fo:language="en" fo:country="US"/>
    </style:style>
    <style:style style:name="T76" style:parent-style-name="DefaultParagraphFont" style:family="text">
      <style:text-properties style:font-name="Calibri" fo:font-size="11pt" style:font-size-asian="11pt" style:font-size-complex="11pt" fo:language="en" fo:country="GB" style:language-asian="en" style:country-asian="GB"/>
    </style:style>
    <style:style style:name="T77" style:parent-style-name="Hyperlink" style:family="text">
      <style:text-properties fo:language="en" fo:country="US"/>
    </style:style>
    <style:style style:name="P78" style:parent-style-name="TOC2" style:family="paragraph">
      <style:paragraph-properties>
        <style:tab-stops>
          <style:tab-stop style:type="left" style:position="0.4722in"/>
          <style:tab-stop style:type="right" style:leader-style="dotted" style:leader-text="." style:position="6.1527in"/>
        </style:tab-stops>
      </style:paragraph-properties>
    </style:style>
    <style:style style:name="T79" style:parent-style-name="DefaultParagraphFont" style:family="text">
      <style:text-properties style:font-name="Calibri" fo:font-size="11pt" style:font-size-asian="11pt" style:font-size-complex="11pt" fo:language="en" fo:country="GB" style:language-asian="en" style:country-asian="GB"/>
    </style:style>
    <style:style style:name="T80" style:parent-style-name="Hyperlink" style:family="text">
      <style:text-properties fo:language="en" fo:country="US"/>
    </style:style>
    <style:style style:name="P81" style:parent-style-name="TOC2" style:family="paragraph">
      <style:paragraph-properties>
        <style:tab-stops>
          <style:tab-stop style:type="left" style:position="0.4722in"/>
          <style:tab-stop style:type="right" style:leader-style="dotted" style:leader-text="." style:position="6.1527in"/>
        </style:tab-stops>
      </style:paragraph-properties>
    </style:style>
    <style:style style:name="T82" style:parent-style-name="Hyperlink" style:family="text">
      <style:text-properties fo:language="en" fo:country="US"/>
    </style:style>
    <style:style style:name="T83" style:parent-style-name="DefaultParagraphFont" style:family="text">
      <style:text-properties style:font-name="Calibri" fo:font-size="11pt" style:font-size-asian="11pt" style:font-size-complex="11pt" fo:language="en" fo:country="GB" style:language-asian="en" style:country-asian="GB"/>
    </style:style>
    <style:style style:name="T84" style:parent-style-name="Hyperlink" style:family="text">
      <style:text-properties fo:language="en" fo:country="US"/>
    </style:style>
    <style:style style:name="P85" style:parent-style-name="TOC2" style:family="paragraph">
      <style:paragraph-properties>
        <style:tab-stops>
          <style:tab-stop style:type="left" style:position="0.4722in"/>
          <style:tab-stop style:type="right" style:leader-style="dotted" style:leader-text="." style:position="6.1527in"/>
        </style:tab-stops>
      </style:paragraph-properties>
    </style:style>
    <style:style style:name="T86" style:parent-style-name="DefaultParagraphFont" style:family="text">
      <style:text-properties style:font-name="Calibri" fo:font-size="11pt" style:font-size-asian="11pt" style:font-size-complex="11pt" fo:language="en" fo:country="GB" style:language-asian="en" style:country-asian="GB"/>
    </style:style>
    <style:style style:name="P87" style:parent-style-name="TOC1" style:family="paragraph">
      <style:paragraph-properties>
        <style:tab-stops>
          <style:tab-stop style:type="left" style:position="0.2777in"/>
          <style:tab-stop style:type="right" style:leader-style="dotted" style:leader-text="." style:position="6.2916in"/>
        </style:tab-stops>
      </style:paragraph-properties>
    </style:style>
    <style:style style:name="T88" style:parent-style-name="DefaultParagraphFont" style:family="text">
      <style:text-properties style:font-name="Calibri" fo:font-size="11pt" style:font-size-asian="11pt" style:font-size-complex="11pt" fo:language="en" fo:country="GB" style:language-asian="en" style:country-asian="GB"/>
    </style:style>
    <style:style style:name="P89" style:parent-style-name="TOC1" style:family="paragraph">
      <style:paragraph-properties>
        <style:tab-stops>
          <style:tab-stop style:type="left" style:position="0.2777in"/>
          <style:tab-stop style:type="right" style:leader-style="dotted" style:leader-text="." style:position="6.2916in"/>
        </style:tab-stops>
      </style:paragraph-properties>
    </style:style>
    <style:style style:name="T90" style:parent-style-name="DefaultParagraphFont" style:family="text">
      <style:text-properties style:font-name="Calibri" fo:font-size="11pt" style:font-size-asian="11pt" style:font-size-complex="11pt" fo:language="en" fo:country="GB" style:language-asian="en" style:country-asian="GB"/>
    </style:style>
    <style:style style:name="P91" style:parent-style-name="Heading1" style:master-page-name="MP2" style:family="paragraph">
      <style:paragraph-properties fo:break-before="page" style:page-number="1"/>
      <style:text-properties fo:language="en" fo:country="GB"/>
    </style:style>
    <style:style style:name="P96" style:parent-style-name="Normal" style:family="paragraph">
      <style:text-properties fo:language="en" fo:country="GB"/>
    </style:style>
    <style:style style:name="P97" style:parent-style-name="Normal" style:family="paragraph">
      <style:text-properties fo:language="en" fo:country="GB"/>
    </style:style>
    <style:style style:name="P98" style:parent-style-name="Normal" style:family="paragraph">
      <style:text-properties fo:language="en" fo:country="GB"/>
    </style:style>
    <style:style style:name="P99" style:parent-style-name="Heading4" style:family="paragraph">
      <style:paragraph-properties fo:margin-left="0.4916in">
        <style:tab-stops/>
      </style:paragraph-properties>
      <style:text-properties fo:language="en" fo:country="GB"/>
    </style:style>
    <style:style style:name="P100" style:parent-style-name="Normal" style:family="paragraph">
      <style:paragraph-properties fo:margin-left="0.4923in">
        <style:tab-stops/>
      </style:paragraph-properties>
    </style:style>
    <style:style style:name="T101" style:parent-style-name="DefaultParagraphFont" style:family="text">
      <style:text-properties fo:language="en" fo:country="GB"/>
    </style:style>
    <style:style style:name="T102" style:parent-style-name="Hyperlink" style:family="text">
      <style:text-properties fo:language="en" fo:country="GB"/>
    </style:style>
    <style:style style:name="T103" style:parent-style-name="DefaultParagraphFont" style:family="text">
      <style:text-properties fo:language="en" fo:country="GB"/>
    </style:style>
    <style:style style:name="T104" style:parent-style-name="Hyperlink" style:family="text">
      <style:text-properties fo:language="en" fo:country="GB"/>
    </style:style>
    <style:style style:name="T105" style:parent-style-name="DefaultParagraphFont" style:family="text">
      <style:text-properties fo:language="en" fo:country="GB"/>
    </style:style>
    <style:style style:name="P106" style:parent-style-name="Heading4" style:family="paragraph">
      <style:paragraph-properties fo:margin-left="0.4916in">
        <style:tab-stops/>
      </style:paragraph-properties>
      <style:text-properties fo:language="en" fo:country="GB"/>
    </style:style>
    <style:style style:name="P107" style:parent-style-name="Normal" style:family="paragraph">
      <style:paragraph-properties fo:margin-left="0.4923in">
        <style:tab-stops/>
      </style:paragraph-properties>
    </style:style>
    <style:style style:name="T108" style:parent-style-name="DefaultParagraphFont" style:family="text">
      <style:text-properties fo:language="en" fo:country="GB"/>
    </style:style>
    <style:style style:name="T109" style:parent-style-name="DefaultParagraphFont" style:family="text">
      <style:text-properties fo:language="en" fo:country="GB"/>
    </style:style>
    <style:style style:name="T110" style:parent-style-name="Hyperlink" style:family="text">
      <style:text-properties fo:language="en" fo:country="GB"/>
    </style:style>
    <style:style style:name="T111" style:parent-style-name="DefaultParagraphFont" style:family="text">
      <style:text-properties fo:language="en" fo:country="GB"/>
    </style:style>
    <style:style style:name="P112" style:parent-style-name="Heading4" style:family="paragraph">
      <style:paragraph-properties fo:margin-left="0.4916in">
        <style:tab-stops/>
      </style:paragraph-properties>
      <style:text-properties fo:language="en" fo:country="GB"/>
    </style:style>
    <style:style style:name="P113" style:parent-style-name="Normal" style:family="paragraph">
      <style:paragraph-properties fo:margin-left="0.4923in">
        <style:tab-stops/>
      </style:paragraph-properties>
    </style:style>
    <style:style style:name="T114" style:parent-style-name="DefaultParagraphFont" style:family="text">
      <style:text-properties fo:language="en" fo:country="GB"/>
    </style:style>
    <style:style style:name="T115" style:parent-style-name="DefaultParagraphFont" style:family="text">
      <style:text-properties fo:language="en" fo:country="GB"/>
    </style:style>
    <style:style style:name="T116" style:parent-style-name="Hyperlink" style:family="text">
      <style:text-properties fo:language="en" fo:country="GB"/>
    </style:style>
    <style:style style:name="T117" style:parent-style-name="DefaultParagraphFont" style:family="text">
      <style:text-properties fo:language="en" fo:country="GB"/>
    </style:style>
    <style:style style:name="T118" style:parent-style-name="DefaultParagraphFont" style:family="text">
      <style:text-properties fo:language="en" fo:country="GB"/>
    </style:style>
    <style:style style:name="P119" style:parent-style-name="Heading4" style:family="paragraph">
      <style:paragraph-properties fo:margin-left="0.4916in">
        <style:tab-stops/>
      </style:paragraph-properties>
      <style:text-properties fo:language="en" fo:country="GB"/>
    </style:style>
    <style:style style:name="P120" style:parent-style-name="Normal" style:family="paragraph">
      <style:paragraph-properties fo:margin-left="0.4923in">
        <style:tab-stops/>
      </style:paragraph-properties>
    </style:style>
    <style:style style:name="T121" style:parent-style-name="DefaultParagraphFont" style:family="text">
      <style:text-properties fo:language="en" fo:country="GB"/>
    </style:style>
    <style:style style:name="T122" style:parent-style-name="DefaultParagraphFont" style:family="text">
      <style:text-properties fo:language="en" fo:country="GB"/>
    </style:style>
    <style:style style:name="T123" style:parent-style-name="DefaultParagraphFont" style:family="text">
      <style:text-properties fo:language="en" fo:country="GB"/>
    </style:style>
    <style:style style:name="T124" style:parent-style-name="DefaultParagraphFont" style:family="text">
      <style:text-properties fo:language="en" fo:country="GB"/>
    </style:style>
    <style:style style:name="T125" style:parent-style-name="DefaultParagraphFont" style:family="text">
      <style:text-properties fo:language="en" fo:country="GB"/>
    </style:style>
    <style:style style:name="T126" style:parent-style-name="Hyperlink" style:family="text">
      <style:text-properties fo:language="en" fo:country="GB"/>
    </style:style>
    <style:style style:name="T127" style:parent-style-name="DefaultParagraphFont" style:family="text">
      <style:text-properties fo:language="en" fo:country="GB"/>
    </style:style>
    <style:style style:name="T128" style:parent-style-name="Hyperlink" style:family="text">
      <style:text-properties fo:language="en" fo:country="GB"/>
    </style:style>
    <style:style style:name="T129" style:parent-style-name="DefaultParagraphFont" style:family="text">
      <style:text-properties fo:language="en" fo:country="GB"/>
    </style:style>
    <style:style style:name="P130" style:parent-style-name="Heading4" style:family="paragraph">
      <style:paragraph-properties fo:margin-left="0.4916in">
        <style:tab-stops/>
      </style:paragraph-properties>
      <style:text-properties fo:language="en" fo:country="GB"/>
    </style:style>
    <style:style style:name="P131" style:parent-style-name="Normal" style:family="paragraph">
      <style:paragraph-properties fo:margin-left="0.4923in">
        <style:tab-stops/>
      </style:paragraph-properties>
      <style:text-properties fo:language="en" fo:country="GB"/>
    </style:style>
    <style:style style:name="P132" style:parent-style-name="Heading4" style:family="paragraph">
      <style:paragraph-properties fo:margin-left="0.4916in">
        <style:tab-stops/>
      </style:paragraph-properties>
      <style:text-properties fo:language="en" fo:country="GB"/>
    </style:style>
    <style:style style:name="P133" style:parent-style-name="Normal" style:family="paragraph">
      <style:paragraph-properties fo:margin-left="0.4923in">
        <style:tab-stops/>
      </style:paragraph-properties>
    </style:style>
    <style:style style:name="T134" style:parent-style-name="DefaultParagraphFont" style:family="text">
      <style:text-properties fo:language="en" fo:country="GB"/>
    </style:style>
    <style:style style:name="T135" style:parent-style-name="Hyperlink" style:family="text">
      <style:text-properties fo:language="en" fo:country="GB"/>
    </style:style>
    <style:style style:name="P136" style:parent-style-name="Heading4" style:family="paragraph">
      <style:paragraph-properties fo:margin-left="0.4916in">
        <style:tab-stops/>
      </style:paragraph-properties>
      <style:text-properties fo:language="en" fo:country="GB"/>
    </style:style>
    <style:style style:name="P137" style:parent-style-name="Normal" style:family="paragraph">
      <style:paragraph-properties fo:margin-left="0.4923in">
        <style:tab-stops/>
      </style:paragraph-properties>
      <style:text-properties fo:language="en" fo:country="GB"/>
    </style:style>
    <style:style style:name="P138" style:parent-style-name="Heading1" style:family="paragraph">
      <style:text-properties fo:language="en" fo:country="GB"/>
    </style:style>
    <style:style style:name="T139" style:parent-style-name="DefaultParagraphFont" style:family="text">
      <style:text-properties fo:language="en" fo:country="GB"/>
    </style:style>
    <style:style style:name="T140" style:parent-style-name="DefaultParagraphFont" style:family="text">
      <style:text-properties fo:language="en" fo:country="GB"/>
    </style:style>
    <style:style style:name="T141" style:parent-style-name="Hyperlink" style:family="text">
      <style:text-properties fo:language="en" fo:country="GB"/>
    </style:style>
    <style:style style:name="T142" style:parent-style-name="DefaultParagraphFont" style:family="text">
      <style:text-properties fo:language="en" fo:country="GB"/>
    </style:style>
    <style:style style:name="T143" style:parent-style-name="DefaultParagraphFont" style:family="text">
      <style:text-properties fo:language="en" fo:country="GB"/>
    </style:style>
    <style:style style:name="T144" style:parent-style-name="DefaultParagraphFont" style:family="text">
      <style:text-properties fo:language="en" fo:country="GB"/>
    </style:style>
    <style:style style:name="T145" style:parent-style-name="DefaultParagraphFont" style:family="text">
      <style:text-properties fo:language="en" fo:country="GB"/>
    </style:style>
    <style:style style:name="P146" style:parent-style-name="Normal" style:family="paragraph">
      <style:paragraph-properties fo:text-align="start"/>
      <style:text-properties style:font-name="Times New Roman" fo:font-size="12pt" style:font-size-asian="12pt" fo:language="en" fo:country="GB" style:language-asian="en" style:country-asian="GB"/>
    </style:style>
    <style:style style:name="P147" style:parent-style-name="Normal" style:family="paragraph">
      <style:paragraph-properties fo:text-align="start"/>
      <style:text-properties style:font-name="Times New Roman" fo:font-size="12pt" style:font-size-asian="12pt" fo:language="en" fo:country="GB" style:language-asian="en" style:country-asian="GB"/>
    </style:style>
    <style:style style:name="P148" style:parent-style-name="Normal" style:family="paragraph">
      <style:paragraph-properties fo:text-align="start"/>
      <style:text-properties style:font-name="Times New Roman" fo:font-size="12pt" style:font-size-asian="12pt" fo:language="en" fo:country="GB" style:language-asian="en" style:country-asian="GB"/>
    </style:style>
    <style:style style:name="P149" style:parent-style-name="Normal" style:family="paragraph">
      <style:text-properties fo:language="en" fo:country="GB"/>
    </style:style>
    <style:style style:name="P150" style:parent-style-name="Normal" style:family="paragraph">
      <style:text-properties fo:language="en" fo:country="GB"/>
    </style:style>
    <style:style style:name="T151" style:parent-style-name="DefaultParagraphFont" style:family="text">
      <style:text-properties fo:language="en" fo:country="GB"/>
    </style:style>
    <style:style style:name="T152" style:parent-style-name="DefaultParagraphFont" style:family="text">
      <style:text-properties fo:language="en" fo:country="GB"/>
    </style:style>
    <style:style style:name="T153" style:parent-style-name="DefaultParagraphFont" style:family="text">
      <style:text-properties fo:language="en" fo:country="GB"/>
    </style:style>
    <style:style style:name="T154" style:parent-style-name="DefaultParagraphFont" style:family="text">
      <style:text-properties fo:language="en" fo:country="GB"/>
    </style:style>
    <style:style style:name="T155" style:parent-style-name="DefaultParagraphFont" style:family="text">
      <style:text-properties fo:language="en" fo:country="GB"/>
    </style:style>
    <style:style style:name="T156" style:parent-style-name="DefaultParagraphFont" style:family="text">
      <style:text-properties fo:language="en" fo:country="GB" style:language-asian="en" style:country-asian="GB"/>
    </style:style>
    <style:style style:name="T157" style:parent-style-name="DefaultParagraphFont" style:family="text">
      <style:text-properties fo:language="en" fo:country="GB" style:language-asian="en" style:country-asian="GB"/>
    </style:style>
    <style:style style:name="T158" style:parent-style-name="DefaultParagraphFont" style:family="text">
      <style:text-properties fo:language="en" fo:country="GB" style:language-asian="en" style:country-asian="GB"/>
    </style:style>
    <style:style style:name="P159" style:parent-style-name="Normal" style:family="paragraph">
      <style:text-properties fo:language="en" fo:country="GB"/>
    </style:style>
    <style:style style:name="P160" style:parent-style-name="Normal" style:family="paragraph">
      <style:text-properties fo:language="en" fo:country="GB"/>
    </style:style>
    <style:style style:name="P161" style:parent-style-name="Heading1" style:family="paragraph">
      <style:text-properties fo:language="en" fo:country="GB"/>
    </style:style>
    <style:style style:name="P162" style:parent-style-name="Normal" style:family="paragraph">
      <style:text-properties fo:language="en" fo:country="GB"/>
    </style:style>
    <style:style style:name="P163" style:parent-style-name="Normal" style:family="paragraph">
      <style:text-properties style:font-name="Courier New" style:font-name-complex="Courier New" fo:color="#007700" style:font-size-complex="10pt"/>
    </style:style>
    <style:style style:name="P164"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165" style:parent-style-name="DefaultParagraphFont" style:family="text">
      <style:text-properties style:font-name="Courier New" style:font-name-complex="Courier New" fo:color="#007700" style:font-size-complex="10pt" fo:background-color="#D7E4BD"/>
    </style:style>
    <style:style style:name="T166" style:parent-style-name="HTMLCode" style:family="text">
      <style:text-properties fo:color="#0000BB"/>
    </style:style>
    <style:style style:name="T167" style:parent-style-name="HTMLCode" style:family="text">
      <style:text-properties fo:color="#007700"/>
    </style:style>
    <style:style style:name="T168" style:parent-style-name="HTMLCode" style:family="text">
      <style:text-properties fo:color="#DD0000"/>
    </style:style>
    <style:style style:name="T169" style:parent-style-name="HTMLCode" style:family="text">
      <style:text-properties fo:color="#007700"/>
    </style:style>
    <style:style style:name="T170" style:parent-style-name="DefaultParagraphFont" style:family="text">
      <style:text-properties style:font-name="Courier New" style:font-name-complex="Courier New" fo:color="#007700" style:font-size-complex="10pt"/>
    </style:style>
    <style:style style:name="T171" style:parent-style-name="DefaultParagraphFont" style:family="text">
      <style:text-properties style:font-name="Courier New" style:font-name-complex="Courier New" fo:color="#007700" style:font-size-complex="10pt"/>
    </style:style>
    <style:style style:name="T172" style:parent-style-name="HTMLCode" style:family="text">
      <style:text-properties fo:color="#FF8000"/>
    </style:style>
    <style:style style:name="T173" style:parent-style-name="DefaultParagraphFont" style:family="text">
      <style:text-properties style:font-name="Courier New" style:font-name-complex="Courier New" fo:color="#FF8000" style:font-size-complex="10pt"/>
    </style:style>
    <style:style style:name="T174" style:parent-style-name="HTMLCode" style:family="text">
      <style:text-properties fo:color="#0000BB"/>
    </style:style>
    <style:style style:name="T175" style:parent-style-name="HTMLCode" style:family="text">
      <style:text-properties fo:color="#007700"/>
    </style:style>
    <style:style style:name="T176" style:parent-style-name="HTMLCode" style:family="text">
      <style:text-properties fo:color="#0000BB"/>
    </style:style>
    <style:style style:name="T177" style:parent-style-name="HTMLCode" style:family="text">
      <style:text-properties fo:color="#007700"/>
    </style:style>
    <style:style style:name="T178" style:parent-style-name="HTMLCode" style:family="text">
      <style:text-properties fo:color="#0000BB"/>
    </style:style>
    <style:style style:name="T179" style:parent-style-name="HTMLCode" style:family="text">
      <style:text-properties fo:color="#007700"/>
    </style:style>
    <style:style style:name="T180" style:parent-style-name="HTMLCode" style:family="text">
      <style:text-properties fo:color="#0000BB"/>
    </style:style>
    <style:style style:name="T181" style:parent-style-name="HTMLCode" style:family="text">
      <style:text-properties fo:color="#007700"/>
    </style:style>
    <style:style style:name="T182" style:parent-style-name="DefaultParagraphFont" style:family="text">
      <style:text-properties style:font-name="Courier New" style:font-name-complex="Courier New" fo:color="#007700" style:font-size-complex="10pt"/>
    </style:style>
    <style:style style:name="P183" style:parent-style-name="Normal" style:family="paragraph">
      <style:text-properties fo:language="en" fo:country="US"/>
    </style:style>
    <style:style style:name="P184" style:parent-style-name="Normal" style:family="paragraph">
      <style:text-properties fo:language="en" fo:country="US"/>
    </style:style>
    <style:style style:name="P185" style:parent-style-name="Normal" style:family="paragraph">
      <style:text-properties fo:language="en" fo:country="US"/>
    </style:style>
    <style:style style:name="P186" style:parent-style-name="Normal" style:family="paragraph">
      <style:text-properties fo:language="en" fo:country="US"/>
    </style:style>
    <style:style style:name="P187" style:parent-style-name="Heading1" style:family="paragraph">
      <style:text-properties fo:language="en" fo:country="US"/>
    </style:style>
    <style:style style:name="P188" style:parent-style-name="Normal" style:family="paragraph">
      <style:text-properties fo:language="en" fo:country="US"/>
    </style:style>
    <style:style style:name="P189" style:parent-style-name="Normal" style:family="paragraph">
      <style:text-properties fo:language="en" fo:country="US"/>
    </style:style>
    <style:style style:name="P190"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US"/>
    </style:style>
    <style:style style:name="P191"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192" style:parent-style-name="HTMLCode" style:family="text">
      <style:text-properties fo:color="#0000BB"/>
    </style:style>
    <style:style style:name="T193" style:parent-style-name="HTMLCode" style:family="text">
      <style:text-properties fo:color="#007700"/>
    </style:style>
    <style:style style:name="T194" style:parent-style-name="HTMLCode" style:family="text">
      <style:text-properties fo:color="#DD0000"/>
    </style:style>
    <style:style style:name="T195" style:parent-style-name="HTMLCode" style:family="text">
      <style:text-properties fo:color="#007700"/>
    </style:style>
    <style:style style:name="T196" style:parent-style-name="DefaultParagraphFont" style:family="text">
      <style:text-properties style:font-name="Courier New" style:font-name-complex="Courier New" fo:color="#007700" style:font-size-complex="10pt"/>
    </style:style>
    <style:style style:name="T197" style:parent-style-name="DefaultParagraphFont" style:family="text">
      <style:text-properties style:font-name="Courier New" style:font-name-complex="Courier New" fo:color="#007700" style:font-size-complex="10pt"/>
    </style:style>
    <style:style style:name="T198" style:parent-style-name="HTMLCode" style:family="text">
      <style:text-properties fo:color="#FF8000"/>
    </style:style>
    <style:style style:name="T199" style:parent-style-name="DefaultParagraphFont" style:family="text">
      <style:text-properties style:font-name="Courier New" style:font-name-complex="Courier New" fo:color="#FF8000" style:font-size-complex="10pt"/>
    </style:style>
    <style:style style:name="T200" style:parent-style-name="HTMLCode" style:family="text">
      <style:text-properties fo:color="#0000BB"/>
    </style:style>
    <style:style style:name="T201" style:parent-style-name="HTMLCode" style:family="text">
      <style:text-properties fo:color="#007700"/>
    </style:style>
    <style:style style:name="T202" style:parent-style-name="HTMLCode" style:family="text">
      <style:text-properties fo:color="#0000BB"/>
    </style:style>
    <style:style style:name="T203" style:parent-style-name="HTMLCode" style:family="text">
      <style:text-properties fo:color="#007700"/>
    </style:style>
    <style:style style:name="T204" style:parent-style-name="DefaultParagraphFont" style:family="text">
      <style:text-properties style:font-name="Courier New" style:font-name-complex="Courier New" fo:color="#007700" style:font-size-complex="10pt"/>
    </style:style>
    <style:style style:name="T205" style:parent-style-name="HTMLCode" style:family="text">
      <style:text-properties fo:color="#FF8000"/>
    </style:style>
    <style:style style:name="T206" style:parent-style-name="DefaultParagraphFont" style:family="text">
      <style:text-properties style:font-name="Courier New" style:font-name-complex="Courier New" fo:color="#FF8000" style:font-size-complex="10pt"/>
    </style:style>
    <style:style style:name="T207" style:parent-style-name="HTMLCode" style:family="text">
      <style:text-properties fo:color="#FF8000"/>
    </style:style>
    <style:style style:name="T208" style:parent-style-name="DefaultParagraphFont" style:family="text">
      <style:text-properties style:font-name="Courier New" style:font-name-complex="Courier New" fo:color="#FF8000" style:font-size-complex="10pt"/>
    </style:style>
    <style:style style:name="T209" style:parent-style-name="HTMLCode" style:family="text">
      <style:text-properties fo:color="#FF8000"/>
    </style:style>
    <style:style style:name="T210" style:parent-style-name="DefaultParagraphFont" style:family="text">
      <style:text-properties style:font-name="Courier New" style:font-name-complex="Courier New" fo:color="#FF8000" style:font-size-complex="10pt"/>
    </style:style>
    <style:style style:name="T211" style:parent-style-name="HTMLCode" style:family="text">
      <style:text-properties fo:color="#FF8000"/>
    </style:style>
    <style:style style:name="T212" style:parent-style-name="DefaultParagraphFont" style:family="text">
      <style:text-properties style:font-name="Courier New" style:font-name-complex="Courier New" fo:color="#FF8000" style:font-size-complex="10pt"/>
    </style:style>
    <style:style style:name="T213" style:parent-style-name="HTMLCode" style:family="text">
      <style:text-properties fo:color="#FF8000"/>
    </style:style>
    <style:style style:name="T214" style:parent-style-name="DefaultParagraphFont" style:family="text">
      <style:text-properties style:font-name="Courier New" style:font-name-complex="Courier New" fo:color="#FF8000" style:font-size-complex="10pt"/>
    </style:style>
    <style:style style:name="T215" style:parent-style-name="HTMLCode" style:family="text">
      <style:text-properties fo:color="#FF8000"/>
    </style:style>
    <style:style style:name="T216" style:parent-style-name="DefaultParagraphFont" style:family="text">
      <style:text-properties style:font-name="Courier New" style:font-name-complex="Courier New" fo:color="#FF8000" style:font-size-complex="10pt"/>
    </style:style>
    <style:style style:name="T217" style:parent-style-name="HTMLCode" style:family="text">
      <style:text-properties fo:color="#FF8000"/>
    </style:style>
    <style:style style:name="T218" style:parent-style-name="DefaultParagraphFont" style:family="text">
      <style:text-properties style:font-name="Courier New" style:font-name-complex="Courier New" fo:color="#FF8000" style:font-size-complex="10pt"/>
    </style:style>
    <style:style style:name="T219" style:parent-style-name="HTMLCode" style:family="text">
      <style:text-properties fo:color="#0000BB"/>
    </style:style>
    <style:style style:name="T220" style:parent-style-name="HTMLCode" style:family="text">
      <style:text-properties fo:color="#007700"/>
    </style:style>
    <style:style style:name="T221" style:parent-style-name="HTMLCode" style:family="text">
      <style:text-properties fo:color="#0000BB"/>
    </style:style>
    <style:style style:name="T222" style:parent-style-name="HTMLCode" style:family="text">
      <style:text-properties fo:color="#007700"/>
    </style:style>
    <style:style style:name="T223" style:parent-style-name="HTMLCode" style:family="text">
      <style:text-properties fo:color="#0000BB"/>
    </style:style>
    <style:style style:name="T224" style:parent-style-name="HTMLCode" style:family="text">
      <style:text-properties fo:color="#007700"/>
    </style:style>
    <style:style style:name="T225" style:parent-style-name="HTMLCode" style:family="text">
      <style:text-properties fo:color="#0000BB"/>
    </style:style>
    <style:style style:name="T226" style:parent-style-name="HTMLCode" style:family="text">
      <style:text-properties fo:color="#007700"/>
    </style:style>
    <style:style style:name="P227"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US"/>
    </style:style>
    <style:style style:name="P228" style:parent-style-name="Normal" style:family="paragraph">
      <style:text-properties fo:language="en" fo:country="GB"/>
    </style:style>
    <style:style style:name="P229" style:parent-style-name="Normal" style:family="paragraph">
      <style:text-properties fo:language="en" fo:country="US"/>
    </style:style>
    <style:style style:name="P230" style:parent-style-name="Normal" style:family="paragraph">
      <style:text-properties fo:language="en" fo:country="US"/>
    </style:style>
    <style:style style:name="P231"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US"/>
    </style:style>
    <style:style style:name="P232"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233" style:parent-style-name="HTMLCode" style:family="text">
      <style:text-properties fo:color="#0000BB"/>
    </style:style>
    <style:style style:name="T234" style:parent-style-name="HTMLCode" style:family="text">
      <style:text-properties fo:color="#007700"/>
    </style:style>
    <style:style style:name="T235" style:parent-style-name="HTMLCode" style:family="text">
      <style:text-properties fo:color="#DD0000"/>
    </style:style>
    <style:style style:name="T236" style:parent-style-name="HTMLCode" style:family="text">
      <style:text-properties fo:color="#007700"/>
    </style:style>
    <style:style style:name="T237" style:parent-style-name="DefaultParagraphFont" style:family="text">
      <style:text-properties style:font-name="Courier New" style:font-name-complex="Courier New" fo:color="#007700" style:font-size-complex="10pt"/>
    </style:style>
    <style:style style:name="T238" style:parent-style-name="HTMLCode" style:family="text">
      <style:text-properties fo:color="#FF8000"/>
    </style:style>
    <style:style style:name="T239" style:parent-style-name="DefaultParagraphFont" style:family="text">
      <style:text-properties style:font-name="Courier New" style:font-name-complex="Courier New" fo:color="#FF8000" style:font-size-complex="10pt"/>
    </style:style>
    <style:style style:name="T240" style:parent-style-name="HTMLCode" style:family="text">
      <style:text-properties fo:color="#FF8000"/>
    </style:style>
    <style:style style:name="T241" style:parent-style-name="DefaultParagraphFont" style:family="text">
      <style:text-properties style:font-name="Courier New" style:font-name-complex="Courier New" fo:color="#FF8000" style:font-size-complex="10pt"/>
    </style:style>
    <style:style style:name="T242" style:parent-style-name="HTMLCode" style:family="text">
      <style:text-properties fo:color="#FF8000"/>
    </style:style>
    <style:style style:name="T243" style:parent-style-name="DefaultParagraphFont" style:family="text">
      <style:text-properties style:font-name="Courier New" style:font-name-complex="Courier New" fo:color="#FF8000" style:font-size-complex="10pt"/>
    </style:style>
    <style:style style:name="T244" style:parent-style-name="HTMLCode" style:family="text">
      <style:text-properties fo:color="#FF8000"/>
    </style:style>
    <style:style style:name="T245" style:parent-style-name="DefaultParagraphFont" style:family="text">
      <style:text-properties style:font-name="Courier New" style:font-name-complex="Courier New" fo:color="#FF8000" style:font-size-complex="10pt"/>
    </style:style>
    <style:style style:name="T246" style:parent-style-name="HTMLCode" style:family="text">
      <style:text-properties fo:color="#FF8000"/>
    </style:style>
    <style:style style:name="T247" style:parent-style-name="DefaultParagraphFont" style:family="text">
      <style:text-properties style:font-name="Courier New" style:font-name-complex="Courier New" fo:color="#FF8000" style:font-size-complex="10pt"/>
    </style:style>
    <style:style style:name="T248" style:parent-style-name="HTMLCode" style:family="text">
      <style:text-properties fo:color="#FF8000"/>
    </style:style>
    <style:style style:name="T249" style:parent-style-name="DefaultParagraphFont" style:family="text">
      <style:text-properties style:font-name="Courier New" style:font-name-complex="Courier New" fo:color="#FF8000" style:font-size-complex="10pt"/>
    </style:style>
    <style:style style:name="T250" style:parent-style-name="HTMLCode" style:family="text">
      <style:text-properties fo:color="#0000BB"/>
    </style:style>
    <style:style style:name="T251" style:parent-style-name="HTMLCode" style:family="text">
      <style:text-properties fo:color="#007700"/>
    </style:style>
    <style:style style:name="T252" style:parent-style-name="HTMLCode" style:family="text">
      <style:text-properties fo:color="#DD0000"/>
    </style:style>
    <style:style style:name="T253" style:parent-style-name="HTMLCode" style:family="text">
      <style:text-properties fo:color="#007700"/>
    </style:style>
    <style:style style:name="T254" style:parent-style-name="DefaultParagraphFont" style:family="text">
      <style:text-properties style:font-name="Courier New" style:font-name-complex="Courier New" fo:color="#007700" style:font-size-complex="10pt"/>
    </style:style>
    <style:style style:name="T255" style:parent-style-name="DefaultParagraphFont" style:family="text">
      <style:text-properties style:font-name="Courier New" style:font-name-complex="Courier New" fo:color="#007700" style:font-size-complex="10pt"/>
    </style:style>
    <style:style style:name="T256" style:parent-style-name="HTMLCode" style:family="text">
      <style:text-properties fo:color="#FF8000"/>
    </style:style>
    <style:style style:name="T257" style:parent-style-name="DefaultParagraphFont" style:family="text">
      <style:text-properties style:font-name="Courier New" style:font-name-complex="Courier New" fo:color="#FF8000" style:font-size-complex="10pt"/>
    </style:style>
    <style:style style:name="T258" style:parent-style-name="HTMLCode" style:family="text">
      <style:text-properties fo:color="#0000BB"/>
    </style:style>
    <style:style style:name="T259" style:parent-style-name="HTMLCode" style:family="text">
      <style:text-properties fo:color="#007700"/>
    </style:style>
    <style:style style:name="T260" style:parent-style-name="HTMLCode" style:family="text">
      <style:text-properties fo:color="#0000BB"/>
    </style:style>
    <style:style style:name="T261" style:parent-style-name="HTMLCode" style:family="text">
      <style:text-properties fo:color="#007700"/>
    </style:style>
    <style:style style:name="T262" style:parent-style-name="HTMLCode" style:family="text">
      <style:text-properties fo:color="#0000BB"/>
    </style:style>
    <style:style style:name="T263" style:parent-style-name="HTMLCode" style:family="text">
      <style:text-properties fo:color="#007700"/>
    </style:style>
    <style:style style:name="T264" style:parent-style-name="HTMLCode" style:family="text">
      <style:text-properties fo:color="#0000BB"/>
    </style:style>
    <style:style style:name="T265" style:parent-style-name="HTMLCode" style:family="text">
      <style:text-properties fo:color="#007700"/>
    </style:style>
    <style:style style:name="T266" style:parent-style-name="DefaultParagraphFont" style:family="text">
      <style:text-properties style:font-name="Courier New" style:font-name-complex="Courier New" fo:color="#007700" style:font-size-complex="10pt"/>
    </style:style>
    <style:style style:name="T267" style:parent-style-name="HTMLCode" style:family="text">
      <style:text-properties fo:color="#FF8000"/>
    </style:style>
    <style:style style:name="T268" style:parent-style-name="DefaultParagraphFont" style:family="text">
      <style:text-properties style:font-name="Courier New" style:font-name-complex="Courier New" fo:color="#FF8000" style:font-size-complex="10pt"/>
    </style:style>
    <style:style style:name="T269" style:parent-style-name="HTMLCode" style:family="text">
      <style:text-properties fo:color="#0000BB"/>
    </style:style>
    <style:style style:name="T270" style:parent-style-name="HTMLCode" style:family="text">
      <style:text-properties fo:color="#007700"/>
    </style:style>
    <style:style style:name="T271" style:parent-style-name="HTMLCode" style:family="text">
      <style:text-properties fo:color="#0000BB"/>
    </style:style>
    <style:style style:name="T272" style:parent-style-name="HTMLCode" style:family="text">
      <style:text-properties fo:color="#007700"/>
    </style:style>
    <style:style style:name="T273" style:parent-style-name="HTMLCode" style:family="text">
      <style:text-properties fo:color="#0000BB"/>
    </style:style>
    <style:style style:name="T274" style:parent-style-name="HTMLCode" style:family="text">
      <style:text-properties fo:color="#007700"/>
    </style:style>
    <style:style style:name="T275" style:parent-style-name="HTMLCode" style:family="text">
      <style:text-properties fo:color="#0000BB"/>
    </style:style>
    <style:style style:name="T276" style:parent-style-name="HTMLCode" style:family="text">
      <style:text-properties fo:color="#007700"/>
    </style:style>
    <style:style style:name="T277" style:parent-style-name="DefaultParagraphFont" style:family="text">
      <style:text-properties style:font-name="Courier New" style:font-name-complex="Courier New" fo:color="#007700" style:font-size-complex="10pt"/>
    </style:style>
    <style:style style:name="P278" style:parent-style-name="Normal" style:family="paragraph">
      <style:text-properties fo:language="en" fo:country="GB"/>
    </style:style>
    <style:style style:name="P279" style:parent-style-name="Normal" style:family="paragraph">
      <style:text-properties fo:language="en" fo:country="US"/>
    </style:style>
    <style:style style:name="P280" style:parent-style-name="Normal" style:family="paragraph">
      <style:text-properties fo:language="en" fo:country="US"/>
    </style:style>
    <style:style style:name="P281"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US"/>
    </style:style>
    <style:style style:name="P282"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283" style:parent-style-name="HTMLCode" style:family="text">
      <style:text-properties fo:color="#0000BB"/>
    </style:style>
    <style:style style:name="T284" style:parent-style-name="HTMLCode" style:family="text">
      <style:text-properties fo:color="#007700"/>
    </style:style>
    <style:style style:name="T285" style:parent-style-name="HTMLCode" style:family="text">
      <style:text-properties fo:color="#DD0000"/>
    </style:style>
    <style:style style:name="T286" style:parent-style-name="HTMLCode" style:family="text">
      <style:text-properties fo:color="#007700"/>
    </style:style>
    <style:style style:name="T287" style:parent-style-name="DefaultParagraphFont" style:family="text">
      <style:text-properties style:font-name="Courier New" style:font-name-complex="Courier New" fo:color="#007700" style:font-size-complex="10pt"/>
    </style:style>
    <style:style style:name="T288" style:parent-style-name="DefaultParagraphFont" style:family="text">
      <style:text-properties style:font-name="Courier New" style:font-name-complex="Courier New" fo:color="#007700" style:font-size-complex="10pt"/>
    </style:style>
    <style:style style:name="T289" style:parent-style-name="HTMLCode" style:family="text">
      <style:text-properties fo:color="#FF8000"/>
    </style:style>
    <style:style style:name="T290" style:parent-style-name="DefaultParagraphFont" style:family="text">
      <style:text-properties style:font-name="Courier New" style:font-name-complex="Courier New" fo:color="#FF8000" style:font-size-complex="10pt"/>
    </style:style>
    <style:style style:name="T291" style:parent-style-name="HTMLCode" style:family="text">
      <style:text-properties fo:color="#0000BB"/>
    </style:style>
    <style:style style:name="T292" style:parent-style-name="HTMLCode" style:family="text">
      <style:text-properties fo:color="#007700"/>
    </style:style>
    <style:style style:name="T293" style:parent-style-name="HTMLCode" style:family="text">
      <style:text-properties fo:color="#0000BB"/>
    </style:style>
    <style:style style:name="T294" style:parent-style-name="HTMLCode" style:family="text">
      <style:text-properties fo:color="#007700"/>
    </style:style>
    <style:style style:name="T295" style:parent-style-name="HTMLCode" style:family="text">
      <style:text-properties fo:color="#0000BB"/>
    </style:style>
    <style:style style:name="T296" style:parent-style-name="HTMLCode" style:family="text">
      <style:text-properties fo:color="#007700"/>
    </style:style>
    <style:style style:name="T297" style:parent-style-name="HTMLCode" style:family="text">
      <style:text-properties fo:color="#0000BB"/>
    </style:style>
    <style:style style:name="T298" style:parent-style-name="HTMLCode" style:family="text">
      <style:text-properties fo:color="#007700"/>
    </style:style>
    <style:style style:name="T299" style:parent-style-name="DefaultParagraphFont" style:family="text">
      <style:text-properties style:font-name="Courier New" style:font-name-complex="Courier New" fo:color="#007700" style:font-size-complex="10pt"/>
    </style:style>
    <style:style style:name="T300" style:parent-style-name="HTMLCode" style:family="text">
      <style:text-properties fo:color="#FF8000"/>
    </style:style>
    <style:style style:name="T301" style:parent-style-name="HTMLCode" style:family="text">
      <style:text-properties fo:color="#FF8000"/>
    </style:style>
    <style:style style:name="T302" style:parent-style-name="HTMLCode" style:family="text">
      <style:text-properties fo:color="#FF8000"/>
    </style:style>
    <style:style style:name="T303" style:parent-style-name="DefaultParagraphFont" style:family="text">
      <style:text-properties style:font-name="Courier New" style:font-name-complex="Courier New" fo:color="#FF8000" style:font-size-complex="10pt"/>
    </style:style>
    <style:style style:name="T304" style:parent-style-name="HTMLCode" style:family="text">
      <style:text-properties fo:color="#0000BB"/>
    </style:style>
    <style:style style:name="T305" style:parent-style-name="HTMLCode" style:family="text">
      <style:text-properties fo:color="#007700"/>
    </style:style>
    <style:style style:name="T306" style:parent-style-name="HTMLCode" style:family="text">
      <style:text-properties fo:color="#0000BB"/>
    </style:style>
    <style:style style:name="T307" style:parent-style-name="HTMLCode" style:family="text">
      <style:text-properties fo:color="#007700"/>
    </style:style>
    <style:style style:name="T308" style:parent-style-name="HTMLCode" style:family="text">
      <style:text-properties fo:color="#0000BB"/>
    </style:style>
    <style:style style:name="T309" style:parent-style-name="HTMLCode" style:family="text">
      <style:text-properties fo:color="#007700"/>
    </style:style>
    <style:style style:name="T310" style:parent-style-name="HTMLCode" style:family="text">
      <style:text-properties fo:color="#0000BB"/>
    </style:style>
    <style:style style:name="T311" style:parent-style-name="HTMLCode" style:family="text">
      <style:text-properties fo:color="#007700"/>
    </style:style>
    <style:style style:name="T312" style:parent-style-name="DefaultParagraphFont" style:family="text">
      <style:text-properties style:font-name="Courier New" style:font-name-complex="Courier New" fo:color="#007700" style:font-size-complex="10pt"/>
    </style:style>
    <style:style style:name="T313" style:parent-style-name="HTMLCode" style:family="text">
      <style:text-properties fo:color="#FF8000"/>
    </style:style>
    <style:style style:name="T314" style:parent-style-name="DefaultParagraphFont" style:family="text">
      <style:text-properties style:font-name="Courier New" style:font-name-complex="Courier New" fo:color="#FF8000" style:font-size-complex="10pt"/>
    </style:style>
    <style:style style:name="T315" style:parent-style-name="HTMLCode" style:family="text">
      <style:text-properties fo:color="#0000BB"/>
    </style:style>
    <style:style style:name="T316" style:parent-style-name="HTMLCode" style:family="text">
      <style:text-properties fo:color="#007700"/>
    </style:style>
    <style:style style:name="T317" style:parent-style-name="HTMLCode" style:family="text">
      <style:text-properties fo:color="#0000BB"/>
    </style:style>
    <style:style style:name="T318" style:parent-style-name="HTMLCode" style:family="text">
      <style:text-properties fo:color="#007700"/>
    </style:style>
    <style:style style:name="T319" style:parent-style-name="HTMLCode" style:family="text">
      <style:text-properties fo:color="#0000BB"/>
    </style:style>
    <style:style style:name="T320" style:parent-style-name="HTMLCode" style:family="text">
      <style:text-properties fo:color="#007700"/>
    </style:style>
    <style:style style:name="T321" style:parent-style-name="HTMLCode" style:family="text">
      <style:text-properties fo:color="#0000BB"/>
    </style:style>
    <style:style style:name="T322" style:parent-style-name="HTMLCode" style:family="text">
      <style:text-properties fo:color="#007700"/>
    </style:style>
    <style:style style:name="T323" style:parent-style-name="DefaultParagraphFont" style:family="text">
      <style:text-properties style:font-name="Courier New" style:font-name-complex="Courier New" fo:color="#007700" style:font-size-complex="10pt"/>
    </style:style>
    <style:style style:name="P324" style:parent-style-name="Heading1" style:family="paragraph">
      <style:text-properties fo:language="en" fo:country="GB"/>
    </style:style>
    <style:style style:name="P325" style:parent-style-name="Normal" style:family="paragraph">
      <style:text-properties fo:language="en" fo:country="GB"/>
    </style:style>
    <style:style style:name="P326" style:parent-style-name="Heading2" style:family="paragraph">
      <style:text-properties fo:language="en" fo:country="GB"/>
    </style:style>
    <style:style style:name="P327" style:parent-style-name="Normal" style:family="paragraph">
      <style:text-properties fo:language="en" fo:country="GB"/>
    </style:style>
    <style:style style:name="P328" style:parent-style-name="Normal" style:family="paragraph">
      <style:text-properties style:font-name="Courier New" style:font-name-complex="Courier New" fo:color="#007700" style:font-size-complex="10pt"/>
    </style:style>
    <style:style style:name="P329"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330" style:parent-style-name="DefaultParagraphFont" style:family="text">
      <style:text-properties style:font-name="Courier New" style:font-name-complex="Courier New" fo:color="#007700" style:font-size-complex="10pt"/>
    </style:style>
    <style:style style:name="T331" style:parent-style-name="HTMLCode" style:family="text">
      <style:text-properties fo:color="#0000BB"/>
    </style:style>
    <style:style style:name="T332" style:parent-style-name="HTMLCode" style:family="text">
      <style:text-properties fo:color="#007700"/>
    </style:style>
    <style:style style:name="T333" style:parent-style-name="HTMLCode" style:family="text">
      <style:text-properties fo:color="#DD0000"/>
    </style:style>
    <style:style style:name="T334" style:parent-style-name="HTMLCode" style:family="text">
      <style:text-properties fo:color="#007700"/>
    </style:style>
    <style:style style:name="T335" style:parent-style-name="DefaultParagraphFont" style:family="text">
      <style:text-properties style:font-name="Courier New" style:font-name-complex="Courier New" fo:color="#007700" style:font-size-complex="10pt"/>
    </style:style>
    <style:style style:name="T336" style:parent-style-name="HTMLCode" style:family="text">
      <style:text-properties fo:color="#0000BB"/>
    </style:style>
    <style:style style:name="T337" style:parent-style-name="HTMLCode" style:family="text">
      <style:text-properties fo:color="#007700"/>
    </style:style>
    <style:style style:name="T338" style:parent-style-name="HTMLCode" style:family="text">
      <style:text-properties fo:color="#DD0000"/>
    </style:style>
    <style:style style:name="T339" style:parent-style-name="HTMLCode" style:family="text">
      <style:text-properties fo:color="#007700"/>
    </style:style>
    <style:style style:name="T340" style:parent-style-name="DefaultParagraphFont" style:family="text">
      <style:text-properties style:font-name="Courier New" style:font-name-complex="Courier New" fo:color="#007700" style:font-size-complex="10pt"/>
    </style:style>
    <style:style style:name="T341" style:parent-style-name="DefaultParagraphFont" style:family="text">
      <style:text-properties style:font-name="Courier New" style:font-name-complex="Courier New" fo:color="#007700" style:font-size-complex="10pt"/>
    </style:style>
    <style:style style:name="T342" style:parent-style-name="HTMLCode" style:family="text">
      <style:text-properties fo:color="#FF8000"/>
    </style:style>
    <style:style style:name="T343" style:parent-style-name="DefaultParagraphFont" style:family="text">
      <style:text-properties style:font-name="Courier New" style:font-name-complex="Courier New" fo:color="#FF8000" style:font-size-complex="10pt"/>
    </style:style>
    <style:style style:name="T344" style:parent-style-name="HTMLCode" style:family="text">
      <style:text-properties fo:color="#0000BB"/>
    </style:style>
    <style:style style:name="T345" style:parent-style-name="HTMLCode" style:family="text">
      <style:text-properties fo:color="#007700"/>
    </style:style>
    <style:style style:name="T346" style:parent-style-name="HTMLCode" style:family="text">
      <style:text-properties fo:color="#0000BB"/>
    </style:style>
    <style:style style:name="T347" style:parent-style-name="HTMLCode" style:family="text">
      <style:text-properties fo:color="#007700"/>
    </style:style>
    <style:style style:name="T348" style:parent-style-name="HTMLCode" style:family="text">
      <style:text-properties fo:color="#0000BB"/>
    </style:style>
    <style:style style:name="T349" style:parent-style-name="HTMLCode" style:family="text">
      <style:text-properties fo:color="#007700"/>
    </style:style>
    <style:style style:name="T350" style:parent-style-name="HTMLCode" style:family="text">
      <style:text-properties fo:color="#0000BB"/>
    </style:style>
    <style:style style:name="T351" style:parent-style-name="HTMLCode" style:family="text">
      <style:text-properties fo:color="#007700"/>
    </style:style>
    <style:style style:name="T352" style:parent-style-name="DefaultParagraphFont" style:family="text">
      <style:text-properties style:font-name="Courier New" style:font-name-complex="Courier New" fo:color="#007700" style:font-size-complex="10pt"/>
    </style:style>
    <style:style style:name="T353" style:parent-style-name="HTMLCode" style:family="text">
      <style:text-properties fo:color="#FF8000"/>
    </style:style>
    <style:style style:name="T354" style:parent-style-name="DefaultParagraphFont" style:family="text">
      <style:text-properties style:font-name="Courier New" style:font-name-complex="Courier New" fo:color="#FF8000" style:font-size-complex="10pt"/>
    </style:style>
    <style:style style:name="T355" style:parent-style-name="HTMLCode" style:family="text">
      <style:text-properties fo:color="#0000BB"/>
    </style:style>
    <style:style style:name="T356" style:parent-style-name="HTMLCode" style:family="text">
      <style:text-properties fo:color="#007700"/>
    </style:style>
    <style:style style:name="T357" style:parent-style-name="HTMLCode" style:family="text">
      <style:text-properties fo:color="#0000BB"/>
    </style:style>
    <style:style style:name="T358" style:parent-style-name="HTMLCode" style:family="text">
      <style:text-properties fo:color="#007700"/>
    </style:style>
    <style:style style:name="T359" style:parent-style-name="HTMLCode" style:family="text">
      <style:text-properties fo:color="#0000BB"/>
    </style:style>
    <style:style style:name="T360" style:parent-style-name="HTMLCode" style:family="text">
      <style:text-properties fo:color="#007700"/>
    </style:style>
    <style:style style:name="T361" style:parent-style-name="DefaultParagraphFont" style:family="text">
      <style:text-properties style:font-name="Courier New" style:font-name-complex="Courier New" fo:color="#007700" style:font-size-complex="10pt"/>
    </style:style>
    <style:style style:name="T362" style:parent-style-name="HTMLCode" style:family="text">
      <style:text-properties fo:color="#FF8000"/>
    </style:style>
    <style:style style:name="T363" style:parent-style-name="DefaultParagraphFont" style:family="text">
      <style:text-properties style:font-name="Courier New" style:font-name-complex="Courier New" fo:color="#FF8000" style:font-size-complex="10pt"/>
    </style:style>
    <style:style style:name="T364" style:parent-style-name="HTMLCode" style:family="text">
      <style:text-properties fo:color="#0000BB"/>
    </style:style>
    <style:style style:name="T365" style:parent-style-name="HTMLCode" style:family="text">
      <style:text-properties fo:color="#007700"/>
    </style:style>
    <style:style style:name="T366" style:parent-style-name="HTMLCode" style:family="text">
      <style:text-properties fo:color="#0000BB"/>
    </style:style>
    <style:style style:name="T367" style:parent-style-name="HTMLCode" style:family="text">
      <style:text-properties fo:color="#007700"/>
    </style:style>
    <style:style style:name="T368" style:parent-style-name="HTMLCode" style:family="text">
      <style:text-properties fo:color="#0000BB"/>
    </style:style>
    <style:style style:name="T369" style:parent-style-name="HTMLCode" style:family="text">
      <style:text-properties fo:color="#007700"/>
    </style:style>
    <style:style style:name="T370" style:parent-style-name="HTMLCode" style:family="text">
      <style:text-properties fo:color="#0000BB"/>
    </style:style>
    <style:style style:name="T371" style:parent-style-name="HTMLCode" style:family="text">
      <style:text-properties fo:color="#007700"/>
    </style:style>
    <style:style style:name="T372" style:parent-style-name="DefaultParagraphFont" style:family="text">
      <style:text-properties style:font-name="Courier New" style:font-name-complex="Courier New" fo:color="#007700" style:font-size-complex="10pt"/>
    </style:style>
    <style:style style:name="P373" style:parent-style-name="Normal" style:family="paragraph">
      <style:text-properties fo:language="en" fo:country="GB"/>
    </style:style>
    <style:style style:name="P374" style:parent-style-name="Normal" style:family="paragraph">
      <style:text-properties fo:language="en" fo:country="US"/>
    </style:style>
    <style:style style:name="P375" style:parent-style-name="Normal" style:family="paragraph">
      <style:text-properties fo:language="en" fo:country="US"/>
    </style:style>
    <style:style style:name="P376" style:parent-style-name="Normal" style:family="paragraph">
      <style:text-properties fo:language="en" fo:country="US"/>
    </style:style>
    <style:style style:name="P377" style:parent-style-name="Normal" style:family="paragraph">
      <style:paragraph-properties fo:keep-together="always" fo:margin-bottom="0.0833in"/>
      <style:text-properties fo:language="en" fo:country="US"/>
    </style:style>
    <style:style style:name="P378" style:parent-style-name="Normal" style:family="paragraph">
      <style:paragraph-properties fo:keep-together="always"/>
      <style:text-properties fo:language="en" fo:country="US"/>
    </style:style>
    <style:style style:name="P379" style:parent-style-name="Normal" style:family="paragraph">
      <style:paragraph-properties fo:keep-together="always"/>
      <style:text-properties fo:language="en" fo:country="US"/>
    </style:style>
    <style:style style:name="P380" style:parent-style-name="Normal" style:family="paragraph">
      <style:paragraph-properties fo:keep-together="always"/>
      <style:text-properties fo:language="en" fo:country="US"/>
    </style:style>
    <style:style style:name="P381" style:parent-style-name="Heading2" style:family="paragraph">
      <style:paragraph-properties fo:break-before="page"/>
      <style:text-properties fo:language="en" fo:country="US"/>
    </style:style>
    <style:style style:name="P382" style:parent-style-name="Normal" style:family="paragraph">
      <style:text-properties fo:language="en" fo:country="US"/>
    </style:style>
    <style:style style:name="P383" style:parent-style-name="Normal" style:family="paragraph">
      <style:text-properties fo:language="en" fo:country="US"/>
    </style:style>
    <style:style style:name="P384" style:parent-style-name="Normal" style:family="paragraph">
      <style:text-properties fo:language="en" fo:country="US"/>
    </style:style>
    <style:style style:name="P385" style:parent-style-name="Normal" style:family="paragraph">
      <style:text-properties fo:language="en" fo:country="US"/>
    </style:style>
    <style:style style:name="P386"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387" style:parent-style-name="DefaultParagraphFont" style:family="text">
      <style:text-properties style:font-name="Courier New" style:font-name-complex="Courier New" fo:color="#007700" style:font-size-complex="10pt"/>
    </style:style>
    <style:style style:name="T388" style:parent-style-name="HTMLCode" style:family="text">
      <style:text-properties fo:color="#0000BB"/>
    </style:style>
    <style:style style:name="T389" style:parent-style-name="HTMLCode" style:family="text">
      <style:text-properties fo:color="#007700"/>
    </style:style>
    <style:style style:name="T390" style:parent-style-name="HTMLCode" style:family="text">
      <style:text-properties fo:color="#DD0000"/>
    </style:style>
    <style:style style:name="T391" style:parent-style-name="HTMLCode" style:family="text">
      <style:text-properties fo:color="#007700"/>
    </style:style>
    <style:style style:name="T392" style:parent-style-name="DefaultParagraphFont" style:family="text">
      <style:text-properties style:font-name="Courier New" style:font-name-complex="Courier New" fo:color="#007700" style:font-size-complex="10pt"/>
    </style:style>
    <style:style style:name="T393" style:parent-style-name="HTMLCode" style:family="text">
      <style:text-properties fo:color="#0000BB"/>
    </style:style>
    <style:style style:name="T394" style:parent-style-name="HTMLCode" style:family="text">
      <style:text-properties fo:color="#007700"/>
    </style:style>
    <style:style style:name="T395" style:parent-style-name="HTMLCode" style:family="text">
      <style:text-properties fo:color="#DD0000"/>
    </style:style>
    <style:style style:name="T396" style:parent-style-name="HTMLCode" style:family="text">
      <style:text-properties fo:color="#007700"/>
    </style:style>
    <style:style style:name="T397" style:parent-style-name="DefaultParagraphFont" style:family="text">
      <style:text-properties style:font-name="Courier New" style:font-name-complex="Courier New" fo:color="#007700" style:font-size-complex="10pt"/>
    </style:style>
    <style:style style:name="T398" style:parent-style-name="HTMLCode" style:family="text">
      <style:text-properties fo:color="#0000BB"/>
    </style:style>
    <style:style style:name="T399" style:parent-style-name="HTMLCode" style:family="text">
      <style:text-properties fo:color="#007700"/>
    </style:style>
    <style:style style:name="T400" style:parent-style-name="HTMLCode" style:family="text">
      <style:text-properties fo:color="#DD0000"/>
    </style:style>
    <style:style style:name="T401" style:parent-style-name="HTMLCode" style:family="text">
      <style:text-properties fo:color="#007700"/>
    </style:style>
    <style:style style:name="T402" style:parent-style-name="DefaultParagraphFont" style:family="text">
      <style:text-properties style:font-name="Courier New" style:font-name-complex="Courier New" fo:color="#007700" style:font-size-complex="10pt"/>
    </style:style>
    <style:style style:name="T403" style:parent-style-name="DefaultParagraphFont" style:family="text">
      <style:text-properties style:font-name="Courier New" style:font-name-complex="Courier New" fo:color="#007700" style:font-size-complex="10pt"/>
    </style:style>
    <style:style style:name="T404" style:parent-style-name="HTMLCode" style:family="text">
      <style:text-properties fo:color="#FF8000"/>
    </style:style>
    <style:style style:name="T405" style:parent-style-name="DefaultParagraphFont" style:family="text">
      <style:text-properties style:font-name="Courier New" style:font-name-complex="Courier New" fo:color="#FF8000" style:font-size-complex="10pt"/>
    </style:style>
    <style:style style:name="T406" style:parent-style-name="HTMLCode" style:family="text">
      <style:text-properties fo:color="#0000BB"/>
    </style:style>
    <style:style style:name="T407" style:parent-style-name="HTMLCode" style:family="text">
      <style:text-properties fo:color="#007700"/>
    </style:style>
    <style:style style:name="T408" style:parent-style-name="HTMLCode" style:family="text">
      <style:text-properties fo:color="#0000BB"/>
    </style:style>
    <style:style style:name="T409" style:parent-style-name="HTMLCode" style:family="text">
      <style:text-properties fo:color="#007700"/>
    </style:style>
    <style:style style:name="T410" style:parent-style-name="HTMLCode" style:family="text">
      <style:text-properties fo:color="#0000BB"/>
    </style:style>
    <style:style style:name="T411" style:parent-style-name="HTMLCode" style:family="text">
      <style:text-properties fo:color="#007700"/>
    </style:style>
    <style:style style:name="T412" style:parent-style-name="HTMLCode" style:family="text">
      <style:text-properties fo:color="#0000BB"/>
    </style:style>
    <style:style style:name="T413" style:parent-style-name="HTMLCode" style:family="text">
      <style:text-properties fo:color="#007700"/>
    </style:style>
    <style:style style:name="T414" style:parent-style-name="DefaultParagraphFont" style:family="text">
      <style:text-properties style:font-name="Courier New" style:font-name-complex="Courier New" fo:color="#007700" style:font-size-complex="10pt"/>
    </style:style>
    <style:style style:name="T415" style:parent-style-name="HTMLCode" style:family="text">
      <style:text-properties fo:color="#FF8000"/>
    </style:style>
    <style:style style:name="T416" style:parent-style-name="DefaultParagraphFont" style:family="text">
      <style:text-properties style:font-name="Courier New" style:font-name-complex="Courier New" fo:color="#FF8000" style:font-size-complex="10pt"/>
    </style:style>
    <style:style style:name="T417" style:parent-style-name="HTMLCode" style:family="text">
      <style:text-properties fo:color="#0000BB"/>
    </style:style>
    <style:style style:name="T418" style:parent-style-name="HTMLCode" style:family="text">
      <style:text-properties fo:color="#007700"/>
    </style:style>
    <style:style style:name="T419" style:parent-style-name="HTMLCode" style:family="text">
      <style:text-properties fo:color="#0000BB"/>
    </style:style>
    <style:style style:name="T420" style:parent-style-name="HTMLCode" style:family="text">
      <style:text-properties fo:color="#007700"/>
    </style:style>
    <style:style style:name="T421" style:parent-style-name="HTMLCode" style:family="text">
      <style:text-properties fo:color="#0000BB"/>
    </style:style>
    <style:style style:name="T422" style:parent-style-name="HTMLCode" style:family="text">
      <style:text-properties fo:color="#007700"/>
    </style:style>
    <style:style style:name="T423" style:parent-style-name="DefaultParagraphFont" style:family="text">
      <style:text-properties style:font-name="Courier New" style:font-name-complex="Courier New" fo:color="#007700" style:font-size-complex="10pt"/>
    </style:style>
    <style:style style:name="T424" style:parent-style-name="HTMLCode" style:family="text">
      <style:text-properties fo:color="#FF8000"/>
    </style:style>
    <style:style style:name="T425" style:parent-style-name="DefaultParagraphFont" style:family="text">
      <style:text-properties style:font-name="Courier New" style:font-name-complex="Courier New" fo:color="#FF8000" style:font-size-complex="10pt"/>
    </style:style>
    <style:style style:name="T426" style:parent-style-name="HTMLCode" style:family="text">
      <style:text-properties fo:color="#0000BB"/>
    </style:style>
    <style:style style:name="T427" style:parent-style-name="HTMLCode" style:family="text">
      <style:text-properties fo:color="#007700"/>
    </style:style>
    <style:style style:name="T428" style:parent-style-name="HTMLCode" style:family="text">
      <style:text-properties fo:color="#0000BB"/>
    </style:style>
    <style:style style:name="T429" style:parent-style-name="HTMLCode" style:family="text">
      <style:text-properties fo:color="#007700"/>
    </style:style>
    <style:style style:name="T430" style:parent-style-name="HTMLCode" style:family="text">
      <style:text-properties fo:color="#0000BB"/>
    </style:style>
    <style:style style:name="T431" style:parent-style-name="HTMLCode" style:family="text">
      <style:text-properties fo:color="#007700"/>
    </style:style>
    <style:style style:name="T432" style:parent-style-name="HTMLCode" style:family="text">
      <style:text-properties fo:color="#0000BB"/>
    </style:style>
    <style:style style:name="T433" style:parent-style-name="HTMLCode" style:family="text">
      <style:text-properties fo:color="#007700"/>
    </style:style>
    <style:style style:name="T434" style:parent-style-name="DefaultParagraphFont" style:family="text">
      <style:text-properties style:font-name="Courier New" style:font-name-complex="Courier New" fo:color="#007700" style:font-size-complex="10pt"/>
    </style:style>
    <style:style style:name="P435" style:parent-style-name="Normal" style:family="paragraph">
      <style:text-properties fo:language="en" fo:country="GB"/>
    </style:style>
    <style:style style:name="P436" style:parent-style-name="Normal" style:family="paragraph">
      <style:text-properties fo:language="en" fo:country="US"/>
    </style:style>
    <style:style style:name="P437" style:parent-style-name="Normal" style:family="paragraph">
      <style:text-properties fo:language="en" fo:country="US"/>
    </style:style>
    <style:style style:name="P438"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US"/>
    </style:style>
    <style:style style:name="P439"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440" style:parent-style-name="HTMLCode" style:family="text">
      <style:text-properties fo:color="#0000BB"/>
    </style:style>
    <style:style style:name="T441" style:parent-style-name="HTMLCode" style:family="text">
      <style:text-properties fo:color="#007700"/>
    </style:style>
    <style:style style:name="T442" style:parent-style-name="HTMLCode" style:family="text">
      <style:text-properties fo:color="#DD0000"/>
    </style:style>
    <style:style style:name="T443" style:parent-style-name="HTMLCode" style:family="text">
      <style:text-properties fo:color="#007700"/>
    </style:style>
    <style:style style:name="T444" style:parent-style-name="DefaultParagraphFont" style:family="text">
      <style:text-properties style:font-name="Courier New" style:font-name-complex="Courier New" fo:color="#007700" style:font-size-complex="10pt"/>
    </style:style>
    <style:style style:name="T445" style:parent-style-name="HTMLCode" style:family="text">
      <style:text-properties fo:color="#0000BB"/>
    </style:style>
    <style:style style:name="T446" style:parent-style-name="HTMLCode" style:family="text">
      <style:text-properties fo:color="#007700"/>
    </style:style>
    <style:style style:name="T447" style:parent-style-name="HTMLCode" style:family="text">
      <style:text-properties fo:color="#DD0000"/>
    </style:style>
    <style:style style:name="T448" style:parent-style-name="HTMLCode" style:family="text">
      <style:text-properties fo:color="#007700"/>
    </style:style>
    <style:style style:name="T449" style:parent-style-name="DefaultParagraphFont" style:family="text">
      <style:text-properties style:font-name="Courier New" style:font-name-complex="Courier New" fo:color="#007700" style:font-size-complex="10pt"/>
    </style:style>
    <style:style style:name="T450" style:parent-style-name="HTMLCode" style:family="text">
      <style:text-properties fo:color="#0000BB"/>
    </style:style>
    <style:style style:name="T451" style:parent-style-name="HTMLCode" style:family="text">
      <style:text-properties fo:color="#007700"/>
    </style:style>
    <style:style style:name="T452" style:parent-style-name="HTMLCode" style:family="text">
      <style:text-properties fo:color="#DD0000"/>
    </style:style>
    <style:style style:name="T453" style:parent-style-name="HTMLCode" style:family="text">
      <style:text-properties fo:color="#007700"/>
    </style:style>
    <style:style style:name="T454" style:parent-style-name="HTMLCode" style:family="text">
      <style:text-properties fo:color="#DD0000"/>
    </style:style>
    <style:style style:name="T455" style:parent-style-name="HTMLCode" style:family="text">
      <style:text-properties fo:color="#007700"/>
    </style:style>
    <style:style style:name="T456" style:parent-style-name="DefaultParagraphFont" style:family="text">
      <style:text-properties style:font-name="Courier New" style:font-name-complex="Courier New" fo:color="#007700" style:font-size-complex="10pt"/>
    </style:style>
    <style:style style:name="T457" style:parent-style-name="DefaultParagraphFont" style:family="text">
      <style:text-properties style:font-name="Courier New" style:font-name-complex="Courier New" fo:color="#007700" style:font-size-complex="10pt"/>
    </style:style>
    <style:style style:name="T458" style:parent-style-name="HTMLCode" style:family="text">
      <style:text-properties fo:color="#FF8000"/>
    </style:style>
    <style:style style:name="T459" style:parent-style-name="DefaultParagraphFont" style:family="text">
      <style:text-properties style:font-name="Courier New" style:font-name-complex="Courier New" fo:color="#FF8000" style:font-size-complex="10pt"/>
    </style:style>
    <style:style style:name="T460" style:parent-style-name="HTMLCode" style:family="text">
      <style:text-properties fo:color="#0000BB"/>
    </style:style>
    <style:style style:name="T461" style:parent-style-name="HTMLCode" style:family="text">
      <style:text-properties fo:color="#007700"/>
    </style:style>
    <style:style style:name="T462" style:parent-style-name="HTMLCode" style:family="text">
      <style:text-properties fo:color="#0000BB"/>
    </style:style>
    <style:style style:name="T463" style:parent-style-name="HTMLCode" style:family="text">
      <style:text-properties fo:color="#007700"/>
    </style:style>
    <style:style style:name="T464" style:parent-style-name="HTMLCode" style:family="text">
      <style:text-properties fo:color="#0000BB"/>
    </style:style>
    <style:style style:name="T465" style:parent-style-name="HTMLCode" style:family="text">
      <style:text-properties fo:color="#007700"/>
    </style:style>
    <style:style style:name="T466" style:parent-style-name="HTMLCode" style:family="text">
      <style:text-properties fo:color="#0000BB"/>
    </style:style>
    <style:style style:name="T467" style:parent-style-name="HTMLCode" style:family="text">
      <style:text-properties fo:color="#007700"/>
    </style:style>
    <style:style style:name="T468" style:parent-style-name="DefaultParagraphFont" style:family="text">
      <style:text-properties style:font-name="Courier New" style:font-name-complex="Courier New" fo:color="#007700" style:font-size-complex="10pt"/>
    </style:style>
    <style:style style:name="T469" style:parent-style-name="HTMLCode" style:family="text">
      <style:text-properties fo:color="#FF8000"/>
    </style:style>
    <style:style style:name="T470" style:parent-style-name="DefaultParagraphFont" style:family="text">
      <style:text-properties style:font-name="Courier New" style:font-name-complex="Courier New" fo:color="#FF8000" style:font-size-complex="10pt"/>
    </style:style>
    <style:style style:name="T471" style:parent-style-name="HTMLCode" style:family="text">
      <style:text-properties fo:color="#0000BB"/>
    </style:style>
    <style:style style:name="T472" style:parent-style-name="HTMLCode" style:family="text">
      <style:text-properties fo:color="#007700"/>
    </style:style>
    <style:style style:name="T473" style:parent-style-name="HTMLCode" style:family="text">
      <style:text-properties fo:color="#0000BB"/>
    </style:style>
    <style:style style:name="T474" style:parent-style-name="HTMLCode" style:family="text">
      <style:text-properties fo:color="#007700"/>
    </style:style>
    <style:style style:name="T475" style:parent-style-name="HTMLCode" style:family="text">
      <style:text-properties fo:color="#0000BB"/>
    </style:style>
    <style:style style:name="T476" style:parent-style-name="HTMLCode" style:family="text">
      <style:text-properties fo:color="#007700"/>
    </style:style>
    <style:style style:name="T477" style:parent-style-name="DefaultParagraphFont" style:family="text">
      <style:text-properties style:font-name="Courier New" style:font-name-complex="Courier New" fo:color="#007700" style:font-size-complex="10pt"/>
    </style:style>
    <style:style style:name="T478" style:parent-style-name="HTMLCode" style:family="text">
      <style:text-properties fo:color="#FF8000"/>
    </style:style>
    <style:style style:name="T479" style:parent-style-name="DefaultParagraphFont" style:family="text">
      <style:text-properties style:font-name="Courier New" style:font-name-complex="Courier New" fo:color="#FF8000" style:font-size-complex="10pt"/>
    </style:style>
    <style:style style:name="T480" style:parent-style-name="HTMLCode" style:family="text">
      <style:text-properties fo:color="#0000BB"/>
    </style:style>
    <style:style style:name="T481" style:parent-style-name="HTMLCode" style:family="text">
      <style:text-properties fo:color="#007700"/>
    </style:style>
    <style:style style:name="T482" style:parent-style-name="HTMLCode" style:family="text">
      <style:text-properties fo:color="#0000BB"/>
    </style:style>
    <style:style style:name="T483" style:parent-style-name="HTMLCode" style:family="text">
      <style:text-properties fo:color="#007700"/>
    </style:style>
    <style:style style:name="T484" style:parent-style-name="HTMLCode" style:family="text">
      <style:text-properties fo:color="#0000BB"/>
    </style:style>
    <style:style style:name="T485" style:parent-style-name="HTMLCode" style:family="text">
      <style:text-properties fo:color="#007700"/>
    </style:style>
    <style:style style:name="T486" style:parent-style-name="HTMLCode" style:family="text">
      <style:text-properties fo:color="#0000BB"/>
    </style:style>
    <style:style style:name="T487" style:parent-style-name="HTMLCode" style:family="text">
      <style:text-properties fo:color="#007700"/>
    </style:style>
    <style:style style:name="P488"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US"/>
    </style:style>
    <style:style style:name="P489" style:parent-style-name="Normal" style:family="paragraph">
      <style:text-properties fo:language="en" fo:country="GB"/>
    </style:style>
    <style:style style:name="P490" style:parent-style-name="Normal" style:family="paragraph">
      <style:text-properties fo:language="en" fo:country="US"/>
    </style:style>
    <style:style style:name="P491" style:parent-style-name="Normal" style:family="paragraph">
      <style:text-properties fo:language="en" fo:country="US"/>
    </style:style>
    <style:style style:name="P492"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US"/>
    </style:style>
    <style:style style:name="P493"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494" style:parent-style-name="HTMLCode" style:family="text">
      <style:text-properties fo:color="#0000BB"/>
    </style:style>
    <style:style style:name="T495" style:parent-style-name="HTMLCode" style:family="text">
      <style:text-properties fo:color="#007700"/>
    </style:style>
    <style:style style:name="T496" style:parent-style-name="HTMLCode" style:family="text">
      <style:text-properties fo:color="#DD0000"/>
    </style:style>
    <style:style style:name="T497" style:parent-style-name="HTMLCode" style:family="text">
      <style:text-properties fo:color="#007700"/>
    </style:style>
    <style:style style:name="T498" style:parent-style-name="DefaultParagraphFont" style:family="text">
      <style:text-properties style:font-name="Courier New" style:font-name-complex="Courier New" fo:color="#007700" style:font-size-complex="10pt"/>
    </style:style>
    <style:style style:name="T499" style:parent-style-name="HTMLCode" style:family="text">
      <style:text-properties fo:color="#0000BB"/>
    </style:style>
    <style:style style:name="T500" style:parent-style-name="HTMLCode" style:family="text">
      <style:text-properties fo:color="#007700"/>
    </style:style>
    <style:style style:name="T501" style:parent-style-name="HTMLCode" style:family="text">
      <style:text-properties fo:color="#DD0000"/>
    </style:style>
    <style:style style:name="T502" style:parent-style-name="HTMLCode" style:family="text">
      <style:text-properties fo:color="#007700"/>
    </style:style>
    <style:style style:name="T503" style:parent-style-name="DefaultParagraphFont" style:family="text">
      <style:text-properties style:font-name="Courier New" style:font-name-complex="Courier New" fo:color="#007700" style:font-size-complex="10pt"/>
    </style:style>
    <style:style style:name="T504" style:parent-style-name="DefaultParagraphFont" style:family="text">
      <style:text-properties style:font-name="Courier New" style:font-name-complex="Courier New" fo:color="#007700" style:font-size-complex="10pt"/>
    </style:style>
    <style:style style:name="T505" style:parent-style-name="HTMLCode" style:family="text">
      <style:text-properties fo:color="#FF8000"/>
    </style:style>
    <style:style style:name="T506" style:parent-style-name="DefaultParagraphFont" style:family="text">
      <style:text-properties style:font-name="Courier New" style:font-name-complex="Courier New" fo:color="#FF8000" style:font-size-complex="10pt"/>
    </style:style>
    <style:style style:name="T507" style:parent-style-name="HTMLCode" style:family="text">
      <style:text-properties fo:color="#0000BB"/>
    </style:style>
    <style:style style:name="T508" style:parent-style-name="HTMLCode" style:family="text">
      <style:text-properties fo:color="#007700"/>
    </style:style>
    <style:style style:name="T509" style:parent-style-name="HTMLCode" style:family="text">
      <style:text-properties fo:color="#0000BB"/>
    </style:style>
    <style:style style:name="T510" style:parent-style-name="HTMLCode" style:family="text">
      <style:text-properties fo:color="#007700"/>
    </style:style>
    <style:style style:name="T511" style:parent-style-name="HTMLCode" style:family="text">
      <style:text-properties fo:color="#0000BB"/>
    </style:style>
    <style:style style:name="T512" style:parent-style-name="HTMLCode" style:family="text">
      <style:text-properties fo:color="#007700"/>
    </style:style>
    <style:style style:name="T513" style:parent-style-name="HTMLCode" style:family="text">
      <style:text-properties fo:color="#0000BB"/>
    </style:style>
    <style:style style:name="T514" style:parent-style-name="HTMLCode" style:family="text">
      <style:text-properties fo:color="#007700"/>
    </style:style>
    <style:style style:name="T515" style:parent-style-name="DefaultParagraphFont" style:family="text">
      <style:text-properties style:font-name="Courier New" style:font-name-complex="Courier New" fo:color="#007700" style:font-size-complex="10pt"/>
    </style:style>
    <style:style style:name="T516" style:parent-style-name="HTMLCode" style:family="text">
      <style:text-properties fo:color="#FF8000"/>
    </style:style>
    <style:style style:name="T517" style:parent-style-name="DefaultParagraphFont" style:family="text">
      <style:text-properties style:font-name="Courier New" style:font-name-complex="Courier New" fo:color="#FF8000" style:font-size-complex="10pt"/>
    </style:style>
    <style:style style:name="T518" style:parent-style-name="HTMLCode" style:family="text">
      <style:text-properties fo:color="#0000BB"/>
    </style:style>
    <style:style style:name="T519" style:parent-style-name="HTMLCode" style:family="text">
      <style:text-properties fo:color="#007700"/>
    </style:style>
    <style:style style:name="T520" style:parent-style-name="HTMLCode" style:family="text">
      <style:text-properties fo:color="#0000BB"/>
    </style:style>
    <style:style style:name="T521" style:parent-style-name="HTMLCode" style:family="text">
      <style:text-properties fo:color="#007700"/>
    </style:style>
    <style:style style:name="T522" style:parent-style-name="DefaultParagraphFont" style:family="text">
      <style:text-properties style:font-name="Courier New" style:font-name-complex="Courier New" fo:color="#007700" style:font-size-complex="10pt"/>
    </style:style>
    <style:style style:name="T523" style:parent-style-name="HTMLCode" style:family="text">
      <style:text-properties fo:color="#FF8000"/>
    </style:style>
    <style:style style:name="T524" style:parent-style-name="DefaultParagraphFont" style:family="text">
      <style:text-properties style:font-name="Courier New" style:font-name-complex="Courier New" fo:color="#FF8000" style:font-size-complex="10pt"/>
    </style:style>
    <style:style style:name="T525" style:parent-style-name="HTMLCode" style:family="text">
      <style:text-properties fo:color="#0000BB"/>
    </style:style>
    <style:style style:name="T526" style:parent-style-name="HTMLCode" style:family="text">
      <style:text-properties fo:color="#007700"/>
    </style:style>
    <style:style style:name="T527" style:parent-style-name="HTMLCode" style:family="text">
      <style:text-properties fo:color="#0000BB"/>
    </style:style>
    <style:style style:name="T528" style:parent-style-name="HTMLCode" style:family="text">
      <style:text-properties fo:color="#007700"/>
    </style:style>
    <style:style style:name="T529" style:parent-style-name="HTMLCode" style:family="text">
      <style:text-properties fo:color="#0000BB"/>
    </style:style>
    <style:style style:name="T530" style:parent-style-name="HTMLCode" style:family="text">
      <style:text-properties fo:color="#007700"/>
    </style:style>
    <style:style style:name="T531" style:parent-style-name="HTMLCode" style:family="text">
      <style:text-properties fo:color="#0000BB"/>
    </style:style>
    <style:style style:name="T532" style:parent-style-name="HTMLCode" style:family="text">
      <style:text-properties fo:color="#007700"/>
    </style:style>
    <style:style style:name="P533"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US"/>
    </style:style>
    <style:style style:name="P534" style:parent-style-name="Normal" style:family="paragraph">
      <style:text-properties fo:language="en" fo:country="GB"/>
    </style:style>
    <style:style style:name="P535" style:parent-style-name="Normal" style:family="paragraph">
      <style:paragraph-properties fo:keep-together="always" fo:margin-bottom="0.0833in"/>
      <style:text-properties fo:language="en" fo:country="US"/>
    </style:style>
    <style:style style:name="P536" style:parent-style-name="Normal" style:family="paragraph">
      <style:paragraph-properties fo:keep-together="always"/>
      <style:text-properties fo:language="en" fo:country="US"/>
    </style:style>
    <style:style style:name="P537" style:parent-style-name="Normal" style:family="paragraph">
      <style:paragraph-properties fo:keep-together="always"/>
      <style:text-properties fo:language="en" fo:country="US"/>
    </style:style>
    <style:style style:name="P538" style:parent-style-name="Normal" style:family="paragraph">
      <style:paragraph-properties fo:keep-together="always"/>
      <style:text-properties fo:language="en" fo:country="US"/>
    </style:style>
    <style:style style:name="P539" style:parent-style-name="Heading2" style:family="paragraph">
      <style:paragraph-properties fo:break-before="page"/>
      <style:text-properties fo:language="en" fo:country="US"/>
    </style:style>
    <style:style style:name="P540" style:parent-style-name="Normal" style:family="paragraph">
      <style:text-properties fo:language="en" fo:country="US"/>
    </style:style>
    <style:style style:name="P541" style:parent-style-name="Normal" style:family="paragraph">
      <style:text-properties fo:language="en" fo:country="US"/>
    </style:style>
    <style:style style:name="P542"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US"/>
    </style:style>
    <style:style style:name="P543"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544" style:parent-style-name="HTMLCode" style:family="text">
      <style:text-properties fo:color="#0000BB"/>
    </style:style>
    <style:style style:name="T545" style:parent-style-name="HTMLCode" style:family="text">
      <style:text-properties fo:color="#007700"/>
    </style:style>
    <style:style style:name="T546" style:parent-style-name="HTMLCode" style:family="text">
      <style:text-properties fo:color="#DD0000"/>
    </style:style>
    <style:style style:name="T547" style:parent-style-name="HTMLCode" style:family="text">
      <style:text-properties fo:color="#007700"/>
    </style:style>
    <style:style style:name="T548" style:parent-style-name="DefaultParagraphFont" style:family="text">
      <style:text-properties style:font-name="Courier New" style:font-name-complex="Courier New" fo:color="#007700" style:font-size-complex="10pt"/>
    </style:style>
    <style:style style:name="T549" style:parent-style-name="HTMLCode" style:family="text">
      <style:text-properties fo:color="#0000BB"/>
    </style:style>
    <style:style style:name="T550" style:parent-style-name="HTMLCode" style:family="text">
      <style:text-properties fo:color="#007700"/>
    </style:style>
    <style:style style:name="T551" style:parent-style-name="HTMLCode" style:family="text">
      <style:text-properties fo:color="#DD0000"/>
    </style:style>
    <style:style style:name="T552" style:parent-style-name="HTMLCode" style:family="text">
      <style:text-properties fo:color="#007700"/>
    </style:style>
    <style:style style:name="T553" style:parent-style-name="DefaultParagraphFont" style:family="text">
      <style:text-properties style:font-name="Courier New" style:font-name-complex="Courier New" fo:color="#007700" style:font-size-complex="10pt"/>
    </style:style>
    <style:style style:name="T554" style:parent-style-name="HTMLCode" style:family="text">
      <style:text-properties fo:color="#0000BB"/>
    </style:style>
    <style:style style:name="T555" style:parent-style-name="HTMLCode" style:family="text">
      <style:text-properties fo:color="#007700"/>
    </style:style>
    <style:style style:name="T556" style:parent-style-name="HTMLCode" style:family="text">
      <style:text-properties fo:color="#DD0000"/>
    </style:style>
    <style:style style:name="T557" style:parent-style-name="HTMLCode" style:family="text">
      <style:text-properties fo:color="#007700"/>
    </style:style>
    <style:style style:name="T558" style:parent-style-name="DefaultParagraphFont" style:family="text">
      <style:text-properties style:font-name="Courier New" style:font-name-complex="Courier New" fo:color="#007700" style:font-size-complex="10pt"/>
    </style:style>
    <style:style style:name="T559" style:parent-style-name="DefaultParagraphFont" style:family="text">
      <style:text-properties style:font-name="Courier New" style:font-name-complex="Courier New" fo:color="#007700" style:font-size-complex="10pt"/>
    </style:style>
    <style:style style:name="T560" style:parent-style-name="DefaultParagraphFont" style:family="text">
      <style:text-properties style:font-name="Courier New" style:font-name-complex="Courier New" fo:color="#007700" style:font-size-complex="10pt"/>
    </style:style>
    <style:style style:name="T561" style:parent-style-name="HTMLCode" style:family="text">
      <style:text-properties fo:color="#FF8000"/>
    </style:style>
    <style:style style:name="T562" style:parent-style-name="DefaultParagraphFont" style:family="text">
      <style:text-properties style:font-name="Courier New" style:font-name-complex="Courier New" fo:color="#FF8000" style:font-size-complex="10pt"/>
    </style:style>
    <style:style style:name="T563" style:parent-style-name="HTMLCode" style:family="text">
      <style:text-properties fo:color="#007700"/>
    </style:style>
    <style:style style:name="T564" style:parent-style-name="HTMLCode" style:family="text">
      <style:text-properties fo:color="#0000BB"/>
    </style:style>
    <style:style style:name="T565" style:parent-style-name="HTMLCode" style:family="text">
      <style:text-properties fo:color="#007700"/>
    </style:style>
    <style:style style:name="T566" style:parent-style-name="HTMLCode" style:family="text">
      <style:text-properties fo:color="#0000BB"/>
    </style:style>
    <style:style style:name="T567" style:parent-style-name="DefaultParagraphFont" style:family="text">
      <style:text-properties style:font-name="Courier New" style:font-name-complex="Courier New" fo:color="#0000BB" style:font-size-complex="10pt"/>
    </style:style>
    <style:style style:name="T568" style:parent-style-name="HTMLCode" style:family="text">
      <style:text-properties fo:color="#007700"/>
    </style:style>
    <style:style style:name="T569" style:parent-style-name="DefaultParagraphFont" style:family="text">
      <style:text-properties style:font-name="Courier New" style:font-name-complex="Courier New" fo:color="#007700" style:font-size-complex="10pt"/>
    </style:style>
    <style:style style:name="T570" style:parent-style-name="HTMLCode" style:family="text">
      <style:text-properties fo:color="#007700"/>
    </style:style>
    <style:style style:name="T571" style:parent-style-name="HTMLCode" style:family="text">
      <style:text-properties fo:color="#0000BB"/>
    </style:style>
    <style:style style:name="T572" style:parent-style-name="HTMLCode" style:family="text">
      <style:text-properties fo:color="#007700"/>
    </style:style>
    <style:style style:name="T573" style:parent-style-name="HTMLCode" style:family="text">
      <style:text-properties fo:color="#0000BB"/>
    </style:style>
    <style:style style:name="T574" style:parent-style-name="HTMLCode" style:family="text">
      <style:text-properties fo:color="#007700"/>
    </style:style>
    <style:style style:name="T575" style:parent-style-name="HTMLCode" style:family="text">
      <style:text-properties fo:color="#0000BB"/>
    </style:style>
    <style:style style:name="T576" style:parent-style-name="HTMLCode" style:family="text">
      <style:text-properties fo:color="#007700"/>
    </style:style>
    <style:style style:name="T577" style:parent-style-name="HTMLCode" style:family="text">
      <style:text-properties fo:color="#0000BB"/>
    </style:style>
    <style:style style:name="T578" style:parent-style-name="HTMLCode" style:family="text">
      <style:text-properties fo:color="#007700"/>
    </style:style>
    <style:style style:name="T579" style:parent-style-name="HTMLCode" style:family="text">
      <style:text-properties fo:color="#DD0000"/>
    </style:style>
    <style:style style:name="T580" style:parent-style-name="HTMLCode" style:family="text">
      <style:text-properties fo:color="#007700"/>
    </style:style>
    <style:style style:name="T581" style:parent-style-name="DefaultParagraphFont" style:family="text">
      <style:text-properties style:font-name="Courier New" style:font-name-complex="Courier New" fo:color="#007700" style:font-size-complex="10pt"/>
    </style:style>
    <style:style style:name="T582" style:parent-style-name="HTMLCode" style:family="text">
      <style:text-properties fo:color="#007700"/>
    </style:style>
    <style:style style:name="T583" style:parent-style-name="HTMLCode" style:family="text">
      <style:text-properties fo:color="#FF8000"/>
    </style:style>
    <style:style style:name="T584" style:parent-style-name="DefaultParagraphFont" style:family="text">
      <style:text-properties style:font-name="Courier New" style:font-name-complex="Courier New" fo:color="#FF8000" style:font-size-complex="10pt"/>
    </style:style>
    <style:style style:name="T585" style:parent-style-name="HTMLCode" style:family="text">
      <style:text-properties fo:color="#FF8000"/>
    </style:style>
    <style:style style:name="T586" style:parent-style-name="HTMLCode" style:family="text">
      <style:text-properties fo:color="#007700"/>
    </style:style>
    <style:style style:name="T587" style:parent-style-name="HTMLCode" style:family="text">
      <style:text-properties fo:color="#0000BB"/>
    </style:style>
    <style:style style:name="T588" style:parent-style-name="HTMLCode" style:family="text">
      <style:text-properties fo:color="#007700"/>
    </style:style>
    <style:style style:name="T589" style:parent-style-name="HTMLCode" style:family="text">
      <style:text-properties fo:color="#0000BB"/>
    </style:style>
    <style:style style:name="T590" style:parent-style-name="HTMLCode" style:family="text">
      <style:text-properties fo:color="#007700"/>
    </style:style>
    <style:style style:name="T591" style:parent-style-name="HTMLCode" style:family="text">
      <style:text-properties fo:color="#0000BB"/>
    </style:style>
    <style:style style:name="T592" style:parent-style-name="HTMLCode" style:family="text">
      <style:text-properties fo:color="#007700"/>
    </style:style>
    <style:style style:name="T593" style:parent-style-name="HTMLCode" style:family="text">
      <style:text-properties fo:color="#0000BB"/>
    </style:style>
    <style:style style:name="T594" style:parent-style-name="HTMLCode" style:family="text">
      <style:text-properties fo:color="#007700"/>
    </style:style>
    <style:style style:name="T595" style:parent-style-name="DefaultParagraphFont" style:family="text">
      <style:text-properties style:font-name="Courier New" style:font-name-complex="Courier New" fo:color="#007700" style:font-size-complex="10pt"/>
    </style:style>
    <style:style style:name="T596" style:parent-style-name="HTMLCode" style:family="text">
      <style:text-properties fo:color="#007700"/>
    </style:style>
    <style:style style:name="T597" style:parent-style-name="HTMLCode" style:family="text">
      <style:text-properties fo:color="#0000BB"/>
    </style:style>
    <style:style style:name="T598" style:parent-style-name="HTMLCode" style:family="text">
      <style:text-properties fo:color="#007700"/>
    </style:style>
    <style:style style:name="T599" style:parent-style-name="HTMLCode" style:family="text">
      <style:text-properties fo:color="#0000BB"/>
    </style:style>
    <style:style style:name="T600" style:parent-style-name="HTMLCode" style:family="text">
      <style:text-properties fo:color="#007700"/>
    </style:style>
    <style:style style:name="T601" style:parent-style-name="HTMLCode" style:family="text">
      <style:text-properties fo:color="#0000BB"/>
    </style:style>
    <style:style style:name="T602" style:parent-style-name="HTMLCode" style:family="text">
      <style:text-properties fo:color="#007700"/>
    </style:style>
    <style:style style:name="T603" style:parent-style-name="HTMLCode" style:family="text">
      <style:text-properties fo:color="#DD0000"/>
    </style:style>
    <style:style style:name="T604" style:parent-style-name="HTMLCode" style:family="text">
      <style:text-properties fo:color="#007700"/>
    </style:style>
    <style:style style:name="T605" style:parent-style-name="HTMLCode" style:family="text">
      <style:text-properties fo:color="#DD0000"/>
    </style:style>
    <style:style style:name="T606" style:parent-style-name="HTMLCode" style:family="text">
      <style:text-properties fo:color="#007700"/>
    </style:style>
    <style:style style:name="T607" style:parent-style-name="DefaultParagraphFont" style:family="text">
      <style:text-properties style:font-name="Courier New" style:font-name-complex="Courier New" fo:color="#007700" style:font-size-complex="10pt"/>
    </style:style>
    <style:style style:name="T608" style:parent-style-name="HTMLCode" style:family="text">
      <style:text-properties fo:color="#007700"/>
    </style:style>
    <style:style style:name="T609" style:parent-style-name="HTMLCode" style:family="text">
      <style:text-properties fo:color="#0000BB"/>
    </style:style>
    <style:style style:name="T610" style:parent-style-name="HTMLCode" style:family="text">
      <style:text-properties fo:color="#007700"/>
    </style:style>
    <style:style style:name="T611" style:parent-style-name="DefaultParagraphFont" style:family="text">
      <style:text-properties style:font-name="Courier New" style:font-name-complex="Courier New" fo:color="#007700" style:font-size-complex="10pt"/>
    </style:style>
    <style:style style:name="T612" style:parent-style-name="HTMLCode" style:family="text">
      <style:text-properties fo:color="#007700"/>
    </style:style>
    <style:style style:name="T613" style:parent-style-name="DefaultParagraphFont" style:family="text">
      <style:text-properties style:font-name="Courier New" style:font-name-complex="Courier New" fo:color="#007700" style:font-size-complex="10pt"/>
    </style:style>
    <style:style style:name="T614" style:parent-style-name="HTMLCode" style:family="text">
      <style:text-properties fo:color="#007700"/>
    </style:style>
    <style:style style:name="T615" style:parent-style-name="DefaultParagraphFont" style:family="text">
      <style:text-properties style:font-name="Courier New" style:font-name-complex="Courier New" fo:color="#007700" style:font-size-complex="10pt"/>
    </style:style>
    <style:style style:name="T616" style:parent-style-name="HTMLCode" style:family="text">
      <style:text-properties fo:color="#007700"/>
    </style:style>
    <style:style style:name="T617" style:parent-style-name="HTMLCode" style:family="text">
      <style:text-properties fo:color="#0000BB"/>
    </style:style>
    <style:style style:name="T618" style:parent-style-name="HTMLCode" style:family="text">
      <style:text-properties fo:color="#007700"/>
    </style:style>
    <style:style style:name="T619" style:parent-style-name="DefaultParagraphFont" style:family="text">
      <style:text-properties style:font-name="Courier New" style:font-name-complex="Courier New" fo:color="#007700" style:font-size-complex="10pt"/>
    </style:style>
    <style:style style:name="T620" style:parent-style-name="HTMLCode" style:family="text">
      <style:text-properties fo:color="#007700"/>
    </style:style>
    <style:style style:name="T621" style:parent-style-name="DefaultParagraphFont" style:family="text">
      <style:text-properties style:font-name="Courier New" style:font-name-complex="Courier New" fo:color="#007700" style:font-size-complex="10pt"/>
    </style:style>
    <style:style style:name="T622" style:parent-style-name="HTMLCode" style:family="text">
      <style:text-properties fo:color="#007700"/>
    </style:style>
    <style:style style:name="T623" style:parent-style-name="DefaultParagraphFont" style:family="text">
      <style:text-properties style:font-name="Courier New" style:font-name-complex="Courier New" fo:color="#007700" style:font-size-complex="10pt"/>
    </style:style>
    <style:style style:name="T624" style:parent-style-name="DefaultParagraphFont" style:family="text">
      <style:text-properties style:font-name="Courier New" style:font-name-complex="Courier New" fo:color="#007700" style:font-size-complex="10pt"/>
    </style:style>
    <style:style style:name="T625" style:parent-style-name="HTMLCode" style:family="text">
      <style:text-properties fo:color="#FF8000"/>
    </style:style>
    <style:style style:name="T626" style:parent-style-name="DefaultParagraphFont" style:family="text">
      <style:text-properties style:font-name="Courier New" style:font-name-complex="Courier New" fo:color="#FF8000" style:font-size-complex="10pt"/>
    </style:style>
    <style:style style:name="T627" style:parent-style-name="HTMLCode" style:family="text">
      <style:text-properties fo:color="#0000BB"/>
    </style:style>
    <style:style style:name="T628" style:parent-style-name="HTMLCode" style:family="text">
      <style:text-properties fo:color="#007700"/>
    </style:style>
    <style:style style:name="T629" style:parent-style-name="HTMLCode" style:family="text">
      <style:text-properties fo:color="#0000BB"/>
    </style:style>
    <style:style style:name="T630" style:parent-style-name="HTMLCode" style:family="text">
      <style:text-properties fo:color="#007700"/>
    </style:style>
    <style:style style:name="T631" style:parent-style-name="DefaultParagraphFont" style:family="text">
      <style:text-properties style:font-name="Courier New" style:font-name-complex="Courier New" fo:color="#007700" style:font-size-complex="10pt"/>
    </style:style>
    <style:style style:name="T632" style:parent-style-name="DefaultParagraphFont" style:family="text">
      <style:text-properties style:font-name="Courier New" style:font-name-complex="Courier New" fo:color="#007700" style:font-size-complex="10pt"/>
    </style:style>
    <style:style style:name="T633" style:parent-style-name="HTMLCode" style:family="text">
      <style:text-properties fo:color="#FF8000"/>
    </style:style>
    <style:style style:name="T634" style:parent-style-name="DefaultParagraphFont" style:family="text">
      <style:text-properties style:font-name="Courier New" style:font-name-complex="Courier New" fo:color="#FF8000" style:font-size-complex="10pt"/>
    </style:style>
    <style:style style:name="T635" style:parent-style-name="HTMLCode" style:family="text">
      <style:text-properties fo:color="#0000BB"/>
    </style:style>
    <style:style style:name="T636" style:parent-style-name="HTMLCode" style:family="text">
      <style:text-properties fo:color="#007700"/>
    </style:style>
    <style:style style:name="T637" style:parent-style-name="HTMLCode" style:family="text">
      <style:text-properties fo:color="#0000BB"/>
    </style:style>
    <style:style style:name="T638" style:parent-style-name="HTMLCode" style:family="text">
      <style:text-properties fo:color="#007700"/>
    </style:style>
    <style:style style:name="T639" style:parent-style-name="HTMLCode" style:family="text">
      <style:text-properties fo:color="#0000BB"/>
    </style:style>
    <style:style style:name="T640" style:parent-style-name="HTMLCode" style:family="text">
      <style:text-properties fo:color="#007700"/>
    </style:style>
    <style:style style:name="T641" style:parent-style-name="HTMLCode" style:family="text">
      <style:text-properties fo:color="#0000BB"/>
    </style:style>
    <style:style style:name="T642" style:parent-style-name="HTMLCode" style:family="text">
      <style:text-properties fo:color="#007700"/>
    </style:style>
    <style:style style:name="T643" style:parent-style-name="DefaultParagraphFont" style:family="text">
      <style:text-properties style:font-name="Courier New" style:font-name-complex="Courier New" fo:color="#007700" style:font-size-complex="10pt"/>
    </style:style>
    <style:style style:name="T644" style:parent-style-name="HTMLCode" style:family="text">
      <style:text-properties fo:color="#FF8000"/>
    </style:style>
    <style:style style:name="T645" style:parent-style-name="HTMLCode" style:family="text">
      <style:text-properties fo:color="#FF8000"/>
    </style:style>
    <style:style style:name="T646" style:parent-style-name="HTMLCode" style:family="text">
      <style:text-properties fo:color="#FF8000"/>
    </style:style>
    <style:style style:name="T647" style:parent-style-name="DefaultParagraphFont" style:family="text">
      <style:text-properties style:font-name="Courier New" style:font-name-complex="Courier New" fo:color="#FF8000" style:font-size-complex="10pt"/>
    </style:style>
    <style:style style:name="T648" style:parent-style-name="HTMLCode" style:family="text">
      <style:text-properties fo:color="#0000BB"/>
    </style:style>
    <style:style style:name="T649" style:parent-style-name="HTMLCode" style:family="text">
      <style:text-properties fo:color="#007700"/>
    </style:style>
    <style:style style:name="T650" style:parent-style-name="HTMLCode" style:family="text">
      <style:text-properties fo:color="#0000BB"/>
    </style:style>
    <style:style style:name="T651" style:parent-style-name="HTMLCode" style:family="text">
      <style:text-properties fo:color="#007700"/>
    </style:style>
    <style:style style:name="T652" style:parent-style-name="HTMLCode" style:family="text">
      <style:text-properties fo:color="#0000BB"/>
    </style:style>
    <style:style style:name="T653" style:parent-style-name="HTMLCode" style:family="text">
      <style:text-properties fo:color="#007700"/>
    </style:style>
    <style:style style:name="T654" style:parent-style-name="DefaultParagraphFont" style:family="text">
      <style:text-properties style:font-name="Courier New" style:font-name-complex="Courier New" fo:color="#007700" style:font-size-complex="10pt"/>
    </style:style>
    <style:style style:name="T655" style:parent-style-name="HTMLCode" style:family="text">
      <style:text-properties fo:color="#FF8000"/>
    </style:style>
    <style:style style:name="T656" style:parent-style-name="HTMLCode" style:family="text">
      <style:text-properties fo:color="#FF8000"/>
    </style:style>
    <style:style style:name="T657" style:parent-style-name="HTMLCode" style:family="text">
      <style:text-properties fo:color="#FF8000"/>
    </style:style>
    <style:style style:name="T658" style:parent-style-name="HTMLCode" style:family="text">
      <style:text-properties fo:color="#FF8000"/>
    </style:style>
    <style:style style:name="T659" style:parent-style-name="HTMLCode" style:family="text">
      <style:text-properties fo:color="#FF8000"/>
    </style:style>
    <style:style style:name="T660" style:parent-style-name="DefaultParagraphFont" style:family="text">
      <style:text-properties style:font-name="Courier New" style:font-name-complex="Courier New" fo:color="#FF8000" style:font-size-complex="10pt"/>
    </style:style>
    <style:style style:name="T661" style:parent-style-name="HTMLCode" style:family="text">
      <style:text-properties fo:color="#0000BB"/>
    </style:style>
    <style:style style:name="T662" style:parent-style-name="HTMLCode" style:family="text">
      <style:text-properties fo:color="#007700"/>
    </style:style>
    <style:style style:name="T663" style:parent-style-name="HTMLCode" style:family="text">
      <style:text-properties fo:color="#0000BB"/>
    </style:style>
    <style:style style:name="T664" style:parent-style-name="HTMLCode" style:family="text">
      <style:text-properties fo:color="#007700"/>
    </style:style>
    <style:style style:name="T665" style:parent-style-name="HTMLCode" style:family="text">
      <style:text-properties fo:color="#0000BB"/>
    </style:style>
    <style:style style:name="T666" style:parent-style-name="HTMLCode" style:family="text">
      <style:text-properties fo:color="#007700"/>
    </style:style>
    <style:style style:name="T667" style:parent-style-name="HTMLCode" style:family="text">
      <style:text-properties fo:color="#0000BB"/>
    </style:style>
    <style:style style:name="T668" style:parent-style-name="HTMLCode" style:family="text">
      <style:text-properties fo:color="#007700"/>
    </style:style>
    <style:style style:name="T669" style:parent-style-name="DefaultParagraphFont" style:family="text">
      <style:text-properties style:font-name="Courier New" style:font-name-complex="Courier New" fo:color="#007700" style:font-size-complex="10pt"/>
    </style:style>
    <style:style style:name="P670" style:parent-style-name="Normal" style:family="paragraph">
      <style:text-properties fo:language="en" fo:country="GB"/>
    </style:style>
    <style:style style:name="P671" style:parent-style-name="Normal" style:family="paragraph">
      <style:text-properties fo:language="en" fo:country="GB"/>
    </style:style>
    <style:style style:name="P672" style:parent-style-name="Normal" style:family="paragraph">
      <style:text-properties fo:language="en" fo:country="GB"/>
    </style:style>
    <style:style style:name="P673"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GB"/>
    </style:style>
    <style:style style:name="P674"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675" style:parent-style-name="HTMLCode" style:family="text">
      <style:text-properties fo:color="#FF8000"/>
    </style:style>
    <style:style style:name="T676" style:parent-style-name="DefaultParagraphFont" style:family="text">
      <style:text-properties style:font-name="Courier New" style:font-name-complex="Courier New" fo:color="#FF8000" style:font-size-complex="10pt"/>
    </style:style>
    <style:style style:name="T677" style:parent-style-name="HTMLCode" style:family="text">
      <style:text-properties fo:color="#007700"/>
    </style:style>
    <style:style style:name="T678" style:parent-style-name="HTMLCode" style:family="text">
      <style:text-properties fo:color="#0000BB"/>
    </style:style>
    <style:style style:name="T679" style:parent-style-name="HTMLCode" style:family="text">
      <style:text-properties fo:color="#007700"/>
    </style:style>
    <style:style style:name="T680" style:parent-style-name="HTMLCode" style:family="text">
      <style:text-properties fo:color="#0000BB"/>
    </style:style>
    <style:style style:name="T681" style:parent-style-name="DefaultParagraphFont" style:family="text">
      <style:text-properties style:font-name="Courier New" style:font-name-complex="Courier New" fo:color="#0000BB" style:font-size-complex="10pt"/>
    </style:style>
    <style:style style:name="T682" style:parent-style-name="HTMLCode" style:family="text">
      <style:text-properties fo:color="#007700"/>
    </style:style>
    <style:style style:name="T683" style:parent-style-name="DefaultParagraphFont" style:family="text">
      <style:text-properties style:font-name="Courier New" style:font-name-complex="Courier New" fo:color="#007700" style:font-size-complex="10pt"/>
    </style:style>
    <style:style style:name="T684" style:parent-style-name="HTMLCode" style:family="text">
      <style:text-properties fo:color="#007700"/>
    </style:style>
    <style:style style:name="T685" style:parent-style-name="HTMLCode" style:family="text">
      <style:text-properties fo:color="#0000BB"/>
    </style:style>
    <style:style style:name="T686" style:parent-style-name="HTMLCode" style:family="text">
      <style:text-properties fo:color="#007700"/>
    </style:style>
    <style:style style:name="T687" style:parent-style-name="HTMLCode" style:family="text">
      <style:text-properties fo:color="#0000BB"/>
    </style:style>
    <style:style style:name="T688" style:parent-style-name="HTMLCode" style:family="text">
      <style:text-properties fo:color="#007700"/>
    </style:style>
    <style:style style:name="T689" style:parent-style-name="DefaultParagraphFont" style:family="text">
      <style:text-properties style:font-name="Courier New" style:font-name-complex="Courier New" fo:color="#007700" style:font-size-complex="10pt"/>
    </style:style>
    <style:style style:name="T690" style:parent-style-name="HTMLCode" style:family="text">
      <style:text-properties fo:color="#007700"/>
    </style:style>
    <style:style style:name="T691" style:parent-style-name="HTMLCode" style:family="text">
      <style:text-properties fo:color="#0000BB"/>
    </style:style>
    <style:style style:name="T692" style:parent-style-name="HTMLCode" style:family="text">
      <style:text-properties fo:color="#0000BB"/>
    </style:style>
    <style:style style:name="T693" style:parent-style-name="HTMLCode" style:family="text">
      <style:text-properties fo:color="#007700"/>
    </style:style>
    <style:style style:name="T694" style:parent-style-name="HTMLCode" style:family="text">
      <style:text-properties fo:color="#0000BB"/>
    </style:style>
    <style:style style:name="T695" style:parent-style-name="HTMLCode" style:family="text">
      <style:text-properties fo:color="#007700"/>
    </style:style>
    <style:style style:name="T696" style:parent-style-name="DefaultParagraphFont" style:family="text">
      <style:text-properties style:font-name="Courier New" style:font-name-complex="Courier New" fo:color="#007700" style:font-size-complex="10pt"/>
    </style:style>
    <style:style style:name="T697" style:parent-style-name="HTMLCode" style:family="text">
      <style:text-properties fo:color="#007700"/>
    </style:style>
    <style:style style:name="T698" style:parent-style-name="HTMLCode" style:family="text">
      <style:text-properties fo:color="#0000BB"/>
    </style:style>
    <style:style style:name="T699" style:parent-style-name="HTMLCode" style:family="text">
      <style:text-properties fo:color="#0000BB"/>
    </style:style>
    <style:style style:name="T700" style:parent-style-name="HTMLCode" style:family="text">
      <style:text-properties fo:color="#007700"/>
    </style:style>
    <style:style style:name="T701" style:parent-style-name="DefaultParagraphFont" style:family="text">
      <style:text-properties style:font-name="Courier New" style:font-name-complex="Courier New" fo:color="#007700" style:font-size-complex="10pt"/>
    </style:style>
    <style:style style:name="T702" style:parent-style-name="DefaultParagraphFont" style:family="text">
      <style:text-properties style:font-name="Courier New" style:font-name-complex="Courier New" fo:color="#007700" style:font-size-complex="10pt"/>
    </style:style>
    <style:style style:name="T703" style:parent-style-name="HTMLCode" style:family="text">
      <style:text-properties fo:color="#007700"/>
    </style:style>
    <style:style style:name="T704" style:parent-style-name="HTMLCode" style:family="text">
      <style:text-properties fo:color="#FF8000"/>
    </style:style>
    <style:style style:name="T705" style:parent-style-name="HTMLCode" style:family="text">
      <style:text-properties fo:color="#FF8000"/>
    </style:style>
    <style:style style:name="T706" style:parent-style-name="HTMLCode" style:family="text">
      <style:text-properties fo:color="#FF8000"/>
    </style:style>
    <style:style style:name="T707" style:parent-style-name="HTMLCode" style:family="text">
      <style:text-properties fo:color="#FF8000"/>
    </style:style>
    <style:style style:name="T708" style:parent-style-name="HTMLCode" style:family="text">
      <style:text-properties fo:color="#FF8000"/>
    </style:style>
    <style:style style:name="T709" style:parent-style-name="DefaultParagraphFont" style:family="text">
      <style:text-properties style:font-name="Courier New" style:font-name-complex="Courier New" fo:color="#FF8000" style:font-size-complex="10pt"/>
    </style:style>
    <style:style style:name="T710" style:parent-style-name="HTMLCode" style:family="text">
      <style:text-properties fo:color="#FF8000"/>
    </style:style>
    <style:style style:name="T711" style:parent-style-name="HTMLCode" style:family="text">
      <style:text-properties fo:color="#007700"/>
    </style:style>
    <style:style style:name="T712" style:parent-style-name="HTMLCode" style:family="text">
      <style:text-properties fo:color="#0000BB"/>
    </style:style>
    <style:style style:name="T713" style:parent-style-name="HTMLCode" style:family="text">
      <style:text-properties fo:color="#007700"/>
    </style:style>
    <style:style style:name="T714" style:parent-style-name="HTMLCode" style:family="text">
      <style:text-properties fo:color="#0000BB"/>
    </style:style>
    <style:style style:name="T715" style:parent-style-name="HTMLCode" style:family="text">
      <style:text-properties fo:color="#007700"/>
    </style:style>
    <style:style style:name="T716" style:parent-style-name="HTMLCode" style:family="text">
      <style:text-properties fo:color="#0000BB"/>
    </style:style>
    <style:style style:name="T717" style:parent-style-name="HTMLCode" style:family="text">
      <style:text-properties fo:color="#007700"/>
    </style:style>
    <style:style style:name="T718" style:parent-style-name="HTMLCode" style:family="text">
      <style:text-properties fo:color="#0000BB"/>
    </style:style>
    <style:style style:name="T719" style:parent-style-name="HTMLCode" style:family="text">
      <style:text-properties fo:color="#007700"/>
    </style:style>
    <style:style style:name="T720" style:parent-style-name="DefaultParagraphFont" style:family="text">
      <style:text-properties style:font-name="Courier New" style:font-name-complex="Courier New" fo:color="#007700" style:font-size-complex="10pt"/>
    </style:style>
    <style:style style:name="T721" style:parent-style-name="HTMLCode" style:family="text">
      <style:text-properties fo:color="#007700"/>
    </style:style>
    <style:style style:name="T722" style:parent-style-name="HTMLCode" style:family="text">
      <style:text-properties fo:color="#0000BB"/>
    </style:style>
    <style:style style:name="T723" style:parent-style-name="HTMLCode" style:family="text">
      <style:text-properties fo:color="#007700"/>
    </style:style>
    <style:style style:name="T724" style:parent-style-name="HTMLCode" style:family="text">
      <style:text-properties fo:color="#0000BB"/>
    </style:style>
    <style:style style:name="T725" style:parent-style-name="HTMLCode" style:family="text">
      <style:text-properties fo:color="#007700"/>
    </style:style>
    <style:style style:name="T726" style:parent-style-name="HTMLCode" style:family="text">
      <style:text-properties fo:color="#0000BB"/>
    </style:style>
    <style:style style:name="T727" style:parent-style-name="HTMLCode" style:family="text">
      <style:text-properties fo:color="#007700"/>
    </style:style>
    <style:style style:name="T728" style:parent-style-name="DefaultParagraphFont" style:family="text">
      <style:text-properties style:font-name="Courier New" style:font-name-complex="Courier New" fo:color="#007700" style:font-size-complex="10pt"/>
    </style:style>
    <style:style style:name="T729" style:parent-style-name="HTMLCode" style:family="text">
      <style:text-properties fo:color="#007700"/>
    </style:style>
    <style:style style:name="T730" style:parent-style-name="HTMLCode" style:family="text">
      <style:text-properties fo:color="#0000BB"/>
    </style:style>
    <style:style style:name="T731" style:parent-style-name="HTMLCode" style:family="text">
      <style:text-properties fo:color="#007700"/>
    </style:style>
    <style:style style:name="T732" style:parent-style-name="HTMLCode" style:family="text">
      <style:text-properties fo:color="#0000BB"/>
    </style:style>
    <style:style style:name="T733" style:parent-style-name="HTMLCode" style:family="text">
      <style:text-properties fo:color="#007700"/>
    </style:style>
    <style:style style:name="T734" style:parent-style-name="HTMLCode" style:family="text">
      <style:text-properties fo:color="#0000BB"/>
    </style:style>
    <style:style style:name="T735" style:parent-style-name="HTMLCode" style:family="text">
      <style:text-properties fo:color="#007700"/>
    </style:style>
    <style:style style:name="T736" style:parent-style-name="DefaultParagraphFont" style:family="text">
      <style:text-properties style:font-name="Courier New" style:font-name-complex="Courier New" fo:color="#007700" style:font-size-complex="10pt"/>
    </style:style>
    <style:style style:name="T737" style:parent-style-name="HTMLCode" style:family="text">
      <style:text-properties fo:color="#007700"/>
    </style:style>
    <style:style style:name="T738" style:parent-style-name="HTMLCode" style:family="text">
      <style:text-properties fo:color="#0000BB"/>
    </style:style>
    <style:style style:name="T739" style:parent-style-name="HTMLCode" style:family="text">
      <style:text-properties fo:color="#007700"/>
    </style:style>
    <style:style style:name="T740" style:parent-style-name="HTMLCode" style:family="text">
      <style:text-properties fo:color="#0000BB"/>
    </style:style>
    <style:style style:name="T741" style:parent-style-name="HTMLCode" style:family="text">
      <style:text-properties fo:color="#007700"/>
    </style:style>
    <style:style style:name="T742" style:parent-style-name="HTMLCode" style:family="text">
      <style:text-properties fo:color="#0000BB"/>
    </style:style>
    <style:style style:name="T743" style:parent-style-name="HTMLCode" style:family="text">
      <style:text-properties fo:color="#007700"/>
    </style:style>
    <style:style style:name="T744" style:parent-style-name="DefaultParagraphFont" style:family="text">
      <style:text-properties style:font-name="Courier New" style:font-name-complex="Courier New" fo:color="#007700" style:font-size-complex="10pt"/>
    </style:style>
    <style:style style:name="T745" style:parent-style-name="HTMLCode" style:family="text">
      <style:text-properties fo:color="#007700"/>
    </style:style>
    <style:style style:name="T746" style:parent-style-name="DefaultParagraphFont" style:family="text">
      <style:text-properties style:font-name="Courier New" style:font-name-complex="Courier New" fo:color="#007700" style:font-size-complex="10pt"/>
    </style:style>
    <style:style style:name="T747" style:parent-style-name="DefaultParagraphFont" style:family="text">
      <style:text-properties style:font-name="Courier New" style:font-name-complex="Courier New" fo:color="#007700" style:font-size-complex="10pt"/>
    </style:style>
    <style:style style:name="T748" style:parent-style-name="HTMLCode" style:family="text">
      <style:text-properties fo:color="#007700"/>
    </style:style>
    <style:style style:name="T749" style:parent-style-name="HTMLCode" style:family="text">
      <style:text-properties fo:color="#0000BB"/>
    </style:style>
    <style:style style:name="T750" style:parent-style-name="HTMLCode" style:family="text">
      <style:text-properties fo:color="#007700"/>
    </style:style>
    <style:style style:name="T751" style:parent-style-name="HTMLCode" style:family="text">
      <style:text-properties fo:color="#0000BB"/>
    </style:style>
    <style:style style:name="T752" style:parent-style-name="HTMLCode" style:family="text">
      <style:text-properties fo:color="#007700"/>
    </style:style>
    <style:style style:name="T753" style:parent-style-name="HTMLCode" style:family="text">
      <style:text-properties fo:color="#0000BB"/>
    </style:style>
    <style:style style:name="T754" style:parent-style-name="HTMLCode" style:family="text">
      <style:text-properties fo:color="#007700"/>
    </style:style>
    <style:style style:name="T755" style:parent-style-name="HTMLCode" style:family="text">
      <style:text-properties fo:color="#0000BB"/>
    </style:style>
    <style:style style:name="T756" style:parent-style-name="HTMLCode" style:family="text">
      <style:text-properties fo:color="#007700"/>
    </style:style>
    <style:style style:name="T757" style:parent-style-name="HTMLCode" style:family="text">
      <style:text-properties fo:color="#DD0000"/>
    </style:style>
    <style:style style:name="T758" style:parent-style-name="HTMLCode" style:family="text">
      <style:text-properties fo:color="#007700"/>
    </style:style>
    <style:style style:name="T759" style:parent-style-name="DefaultParagraphFont" style:family="text">
      <style:text-properties style:font-name="Courier New" style:font-name-complex="Courier New" fo:color="#007700" style:font-size-complex="10pt"/>
    </style:style>
    <style:style style:name="T760" style:parent-style-name="HTMLCode" style:family="text">
      <style:text-properties fo:color="#007700"/>
    </style:style>
    <style:style style:name="T761" style:parent-style-name="HTMLCode" style:family="text">
      <style:text-properties fo:color="#FF8000"/>
    </style:style>
    <style:style style:name="T762" style:parent-style-name="HTMLCode" style:family="text">
      <style:text-properties fo:color="#FF8000"/>
    </style:style>
    <style:style style:name="T763" style:parent-style-name="HTMLCode" style:family="text">
      <style:text-properties fo:color="#FF8000"/>
    </style:style>
    <style:style style:name="T764" style:parent-style-name="DefaultParagraphFont" style:family="text">
      <style:text-properties style:font-name="Courier New" style:font-name-complex="Courier New" fo:color="#FF8000" style:font-size-complex="10pt"/>
    </style:style>
    <style:style style:name="T765" style:parent-style-name="HTMLCode" style:family="text">
      <style:text-properties fo:color="#FF8000"/>
    </style:style>
    <style:style style:name="T766" style:parent-style-name="HTMLCode" style:family="text">
      <style:text-properties fo:color="#007700"/>
    </style:style>
    <style:style style:name="T767" style:parent-style-name="HTMLCode" style:family="text">
      <style:text-properties fo:color="#0000BB"/>
    </style:style>
    <style:style style:name="T768" style:parent-style-name="HTMLCode" style:family="text">
      <style:text-properties fo:color="#007700"/>
    </style:style>
    <style:style style:name="T769" style:parent-style-name="HTMLCode" style:family="text">
      <style:text-properties fo:color="#0000BB"/>
    </style:style>
    <style:style style:name="T770" style:parent-style-name="HTMLCode" style:family="text">
      <style:text-properties fo:color="#007700"/>
    </style:style>
    <style:style style:name="T771" style:parent-style-name="HTMLCode" style:family="text">
      <style:text-properties fo:color="#0000BB"/>
    </style:style>
    <style:style style:name="T772" style:parent-style-name="HTMLCode" style:family="text">
      <style:text-properties fo:color="#007700"/>
    </style:style>
    <style:style style:name="T773" style:parent-style-name="HTMLCode" style:family="text">
      <style:text-properties fo:color="#0000BB"/>
    </style:style>
    <style:style style:name="T774" style:parent-style-name="HTMLCode" style:family="text">
      <style:text-properties fo:color="#007700"/>
    </style:style>
    <style:style style:name="T775" style:parent-style-name="HTMLCode" style:family="text">
      <style:text-properties fo:color="#0000BB"/>
    </style:style>
    <style:style style:name="T776" style:parent-style-name="HTMLCode" style:family="text">
      <style:text-properties fo:color="#007700"/>
    </style:style>
    <style:style style:name="T777" style:parent-style-name="HTMLCode" style:family="text">
      <style:text-properties fo:color="#0000BB"/>
    </style:style>
    <style:style style:name="T778" style:parent-style-name="HTMLCode" style:family="text">
      <style:text-properties fo:color="#007700"/>
    </style:style>
    <style:style style:name="T779" style:parent-style-name="DefaultParagraphFont" style:family="text">
      <style:text-properties style:font-name="Courier New" style:font-name-complex="Courier New" fo:color="#007700" style:font-size-complex="10pt"/>
    </style:style>
    <style:style style:name="T780" style:parent-style-name="HTMLCode" style:family="text">
      <style:text-properties fo:color="#007700"/>
    </style:style>
    <style:style style:name="T781" style:parent-style-name="HTMLCode" style:family="text">
      <style:text-properties fo:color="#0000BB"/>
    </style:style>
    <style:style style:name="T782" style:parent-style-name="HTMLCode" style:family="text">
      <style:text-properties fo:color="#007700"/>
    </style:style>
    <style:style style:name="T783" style:parent-style-name="HTMLCode" style:family="text">
      <style:text-properties fo:color="#0000BB"/>
    </style:style>
    <style:style style:name="T784" style:parent-style-name="HTMLCode" style:family="text">
      <style:text-properties fo:color="#007700"/>
    </style:style>
    <style:style style:name="T785" style:parent-style-name="HTMLCode" style:family="text">
      <style:text-properties fo:color="#0000BB"/>
    </style:style>
    <style:style style:name="T786" style:parent-style-name="HTMLCode" style:family="text">
      <style:text-properties fo:color="#007700"/>
    </style:style>
    <style:style style:name="T787" style:parent-style-name="HTMLCode" style:family="text">
      <style:text-properties fo:color="#0000BB"/>
    </style:style>
    <style:style style:name="T788" style:parent-style-name="HTMLCode" style:family="text">
      <style:text-properties fo:color="#007700"/>
    </style:style>
    <style:style style:name="T789" style:parent-style-name="DefaultParagraphFont" style:family="text">
      <style:text-properties style:font-name="Courier New" style:font-name-complex="Courier New" fo:color="#007700" style:font-size-complex="10pt"/>
    </style:style>
    <style:style style:name="T790" style:parent-style-name="HTMLCode" style:family="text">
      <style:text-properties fo:color="#007700"/>
    </style:style>
    <style:style style:name="T791" style:parent-style-name="HTMLCode" style:family="text">
      <style:text-properties fo:color="#0000BB"/>
    </style:style>
    <style:style style:name="T792" style:parent-style-name="HTMLCode" style:family="text">
      <style:text-properties fo:color="#007700"/>
    </style:style>
    <style:style style:name="T793" style:parent-style-name="DefaultParagraphFont" style:family="text">
      <style:text-properties style:font-name="Courier New" style:font-name-complex="Courier New" fo:color="#007700" style:font-size-complex="10pt"/>
    </style:style>
    <style:style style:name="T794" style:parent-style-name="HTMLCode" style:family="text">
      <style:text-properties fo:color="#007700"/>
    </style:style>
    <style:style style:name="T795" style:parent-style-name="DefaultParagraphFont" style:family="text">
      <style:text-properties style:font-name="Courier New" style:font-name-complex="Courier New" fo:color="#007700" style:font-size-complex="10pt"/>
    </style:style>
    <style:style style:name="T796" style:parent-style-name="HTMLCode" style:family="text">
      <style:text-properties fo:color="#007700"/>
    </style:style>
    <style:style style:name="T797" style:parent-style-name="DefaultParagraphFont" style:family="text">
      <style:text-properties style:font-name="Courier New" style:font-name-complex="Courier New" fo:color="#007700" style:font-size-complex="10pt"/>
    </style:style>
    <style:style style:name="T798" style:parent-style-name="HTMLCode" style:family="text">
      <style:text-properties fo:color="#007700"/>
    </style:style>
    <style:style style:name="T799" style:parent-style-name="HTMLCode" style:family="text">
      <style:text-properties fo:color="#0000BB"/>
    </style:style>
    <style:style style:name="T800" style:parent-style-name="HTMLCode" style:family="text">
      <style:text-properties fo:color="#007700"/>
    </style:style>
    <style:style style:name="T801" style:parent-style-name="DefaultParagraphFont" style:family="text">
      <style:text-properties style:font-name="Courier New" style:font-name-complex="Courier New" fo:color="#007700" style:font-size-complex="10pt"/>
    </style:style>
    <style:style style:name="T802" style:parent-style-name="HTMLCode" style:family="text">
      <style:text-properties fo:color="#007700"/>
    </style:style>
    <style:style style:name="T803" style:parent-style-name="DefaultParagraphFont" style:family="text">
      <style:text-properties style:font-name="Courier New" style:font-name-complex="Courier New" fo:color="#007700" style:font-size-complex="10pt"/>
    </style:style>
    <style:style style:name="T804" style:parent-style-name="HTMLCode" style:family="text">
      <style:text-properties fo:color="#007700"/>
    </style:style>
    <style:style style:name="T805" style:parent-style-name="DefaultParagraphFont" style:family="text">
      <style:text-properties style:font-name="Courier New" style:font-name-complex="Courier New" fo:color="#007700" style:font-size-complex="10pt"/>
    </style:style>
    <style:style style:name="T806" style:parent-style-name="DefaultParagraphFont" style:family="text">
      <style:text-properties style:font-name="Courier New" style:font-name-complex="Courier New" fo:color="#007700" style:font-size-complex="10pt"/>
    </style:style>
    <style:style style:name="T807" style:parent-style-name="HTMLCode" style:family="text">
      <style:text-properties fo:color="#FF8000"/>
    </style:style>
    <style:style style:name="T808" style:parent-style-name="HTMLCode" style:family="text">
      <style:text-properties fo:color="#FF8000"/>
    </style:style>
    <style:style style:name="T809" style:parent-style-name="HTMLCode" style:family="text">
      <style:text-properties fo:color="#FF8000"/>
    </style:style>
    <style:style style:name="T810" style:parent-style-name="HTMLCode" style:family="text">
      <style:text-properties fo:color="#FF8000"/>
    </style:style>
    <style:style style:name="T811" style:parent-style-name="HTMLCode" style:family="text">
      <style:text-properties fo:color="#FF8000"/>
    </style:style>
    <style:style style:name="T812" style:parent-style-name="DefaultParagraphFont" style:family="text">
      <style:text-properties style:font-name="Courier New" style:font-name-complex="Courier New" fo:color="#FF8000" style:font-size-complex="10pt"/>
    </style:style>
    <style:style style:name="T813" style:parent-style-name="HTMLCode" style:family="text">
      <style:text-properties fo:color="#0000BB"/>
    </style:style>
    <style:style style:name="T814" style:parent-style-name="HTMLCode" style:family="text">
      <style:text-properties fo:color="#007700"/>
    </style:style>
    <style:style style:name="T815" style:parent-style-name="HTMLCode" style:family="text">
      <style:text-properties fo:color="#0000BB"/>
    </style:style>
    <style:style style:name="T816" style:parent-style-name="HTMLCode" style:family="text">
      <style:text-properties fo:color="#007700"/>
    </style:style>
    <style:style style:name="T817" style:parent-style-name="HTMLCode" style:family="text">
      <style:text-properties fo:color="#0000BB"/>
    </style:style>
    <style:style style:name="T818" style:parent-style-name="HTMLCode" style:family="text">
      <style:text-properties fo:color="#007700"/>
    </style:style>
    <style:style style:name="T819" style:parent-style-name="HTMLCode" style:family="text">
      <style:text-properties fo:color="#0000BB"/>
    </style:style>
    <style:style style:name="T820" style:parent-style-name="HTMLCode" style:family="text">
      <style:text-properties fo:color="#007700"/>
    </style:style>
    <style:style style:name="T821" style:parent-style-name="HTMLCode" style:family="text">
      <style:text-properties fo:color="#0000BB"/>
    </style:style>
    <style:style style:name="T822" style:parent-style-name="HTMLCode" style:family="text">
      <style:text-properties fo:color="#007700"/>
    </style:style>
    <style:style style:name="T823" style:parent-style-name="HTMLCode" style:family="text">
      <style:text-properties fo:color="#DD0000"/>
    </style:style>
    <style:style style:name="T824" style:parent-style-name="HTMLCode" style:family="text">
      <style:text-properties fo:color="#007700"/>
    </style:style>
    <style:style style:name="T825" style:parent-style-name="HTMLCode" style:family="text">
      <style:text-properties fo:color="#DD0000"/>
    </style:style>
    <style:style style:name="T826" style:parent-style-name="HTMLCode" style:family="text">
      <style:text-properties fo:color="#007700"/>
    </style:style>
    <style:style style:name="P827"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GB"/>
    </style:style>
    <style:style style:name="P828" style:parent-style-name="Normal" style:family="paragraph">
      <style:text-properties fo:language="en" fo:country="GB"/>
    </style:style>
    <style:style style:name="P829" style:parent-style-name="Normal" style:family="paragraph">
      <style:text-properties fo:language="en" fo:country="US"/>
    </style:style>
    <style:style style:name="P830" style:parent-style-name="Normal" style:family="paragraph">
      <style:text-properties fo:language="en" fo:country="US"/>
    </style:style>
    <style:style style:name="P831"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US"/>
    </style:style>
    <style:style style:name="P832"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833" style:parent-style-name="HTMLCode" style:family="text">
      <style:text-properties fo:color="#0000BB"/>
    </style:style>
    <style:style style:name="T834" style:parent-style-name="HTMLCode" style:family="text">
      <style:text-properties fo:color="#007700"/>
    </style:style>
    <style:style style:name="T835" style:parent-style-name="HTMLCode" style:family="text">
      <style:text-properties fo:color="#DD0000"/>
    </style:style>
    <style:style style:name="T836" style:parent-style-name="HTMLCode" style:family="text">
      <style:text-properties fo:color="#007700"/>
    </style:style>
    <style:style style:name="T837" style:parent-style-name="DefaultParagraphFont" style:family="text">
      <style:text-properties style:font-name="Courier New" style:font-name-complex="Courier New" fo:color="#007700" style:font-size-complex="10pt"/>
    </style:style>
    <style:style style:name="T838" style:parent-style-name="HTMLCode" style:family="text">
      <style:text-properties fo:color="#0000BB"/>
    </style:style>
    <style:style style:name="T839" style:parent-style-name="HTMLCode" style:family="text">
      <style:text-properties fo:color="#007700"/>
    </style:style>
    <style:style style:name="T840" style:parent-style-name="HTMLCode" style:family="text">
      <style:text-properties fo:color="#DD0000"/>
    </style:style>
    <style:style style:name="T841" style:parent-style-name="HTMLCode" style:family="text">
      <style:text-properties fo:color="#007700"/>
    </style:style>
    <style:style style:name="T842" style:parent-style-name="DefaultParagraphFont" style:family="text">
      <style:text-properties style:font-name="Courier New" style:font-name-complex="Courier New" fo:color="#007700" style:font-size-complex="10pt"/>
    </style:style>
    <style:style style:name="T843" style:parent-style-name="DefaultParagraphFont" style:family="text">
      <style:text-properties style:font-name="Courier New" style:font-name-complex="Courier New" fo:color="#007700" style:font-size-complex="10pt"/>
    </style:style>
    <style:style style:name="T844" style:parent-style-name="DefaultParagraphFont" style:family="text">
      <style:text-properties style:font-name="Courier New" style:font-name-complex="Courier New" fo:color="#007700" style:font-size-complex="10pt"/>
    </style:style>
    <style:style style:name="T845" style:parent-style-name="HTMLCode" style:family="text">
      <style:text-properties fo:color="#FF8000"/>
    </style:style>
    <style:style style:name="T846" style:parent-style-name="DefaultParagraphFont" style:family="text">
      <style:text-properties style:font-name="Courier New" style:font-name-complex="Courier New" fo:color="#FF8000" style:font-size-complex="10pt"/>
    </style:style>
    <style:style style:name="T847" style:parent-style-name="HTMLCode" style:family="text">
      <style:text-properties fo:color="#007700"/>
    </style:style>
    <style:style style:name="T848" style:parent-style-name="HTMLCode" style:family="text">
      <style:text-properties fo:color="#0000BB"/>
    </style:style>
    <style:style style:name="T849" style:parent-style-name="HTMLCode" style:family="text">
      <style:text-properties fo:color="#007700"/>
    </style:style>
    <style:style style:name="T850" style:parent-style-name="HTMLCode" style:family="text">
      <style:text-properties fo:color="#0000BB"/>
    </style:style>
    <style:style style:name="T851" style:parent-style-name="DefaultParagraphFont" style:family="text">
      <style:text-properties style:font-name="Courier New" style:font-name-complex="Courier New" fo:color="#0000BB" style:font-size-complex="10pt"/>
    </style:style>
    <style:style style:name="T852" style:parent-style-name="HTMLCode" style:family="text">
      <style:text-properties fo:color="#007700"/>
    </style:style>
    <style:style style:name="T853" style:parent-style-name="DefaultParagraphFont" style:family="text">
      <style:text-properties style:font-name="Courier New" style:font-name-complex="Courier New" fo:color="#007700" style:font-size-complex="10pt"/>
    </style:style>
    <style:style style:name="T854" style:parent-style-name="HTMLCode" style:family="text">
      <style:text-properties fo:color="#007700"/>
    </style:style>
    <style:style style:name="T855" style:parent-style-name="HTMLCode" style:family="text">
      <style:text-properties fo:color="#0000BB"/>
    </style:style>
    <style:style style:name="T856" style:parent-style-name="HTMLCode" style:family="text">
      <style:text-properties fo:color="#007700"/>
    </style:style>
    <style:style style:name="T857" style:parent-style-name="HTMLCode" style:family="text">
      <style:text-properties fo:color="#0000BB"/>
    </style:style>
    <style:style style:name="T858" style:parent-style-name="HTMLCode" style:family="text">
      <style:text-properties fo:color="#007700"/>
    </style:style>
    <style:style style:name="T859" style:parent-style-name="DefaultParagraphFont" style:family="text">
      <style:text-properties style:font-name="Courier New" style:font-name-complex="Courier New" fo:color="#007700" style:font-size-complex="10pt"/>
    </style:style>
    <style:style style:name="T860" style:parent-style-name="HTMLCode" style:family="text">
      <style:text-properties fo:color="#007700"/>
    </style:style>
    <style:style style:name="T861" style:parent-style-name="HTMLCode" style:family="text">
      <style:text-properties fo:color="#0000BB"/>
    </style:style>
    <style:style style:name="T862" style:parent-style-name="HTMLCode" style:family="text">
      <style:text-properties fo:color="#0000BB"/>
    </style:style>
    <style:style style:name="T863" style:parent-style-name="HTMLCode" style:family="text">
      <style:text-properties fo:color="#007700"/>
    </style:style>
    <style:style style:name="T864" style:parent-style-name="HTMLCode" style:family="text">
      <style:text-properties fo:color="#0000BB"/>
    </style:style>
    <style:style style:name="T865" style:parent-style-name="HTMLCode" style:family="text">
      <style:text-properties fo:color="#007700"/>
    </style:style>
    <style:style style:name="T866" style:parent-style-name="DefaultParagraphFont" style:family="text">
      <style:text-properties style:font-name="Courier New" style:font-name-complex="Courier New" fo:color="#007700" style:font-size-complex="10pt"/>
    </style:style>
    <style:style style:name="T867" style:parent-style-name="DefaultParagraphFont" style:family="text">
      <style:text-properties style:font-name="Courier New" style:font-name-complex="Courier New" fo:color="#007700" style:font-size-complex="10pt"/>
    </style:style>
    <style:style style:name="T868" style:parent-style-name="HTMLCode" style:family="text">
      <style:text-properties fo:color="#007700"/>
    </style:style>
    <style:style style:name="T869" style:parent-style-name="HTMLCode" style:family="text">
      <style:text-properties fo:color="#FF8000"/>
    </style:style>
    <style:style style:name="T870" style:parent-style-name="DefaultParagraphFont" style:family="text">
      <style:text-properties style:font-name="Courier New" style:font-name-complex="Courier New" fo:color="#FF8000" style:font-size-complex="10pt"/>
    </style:style>
    <style:style style:name="T871" style:parent-style-name="HTMLCode" style:family="text">
      <style:text-properties fo:color="#FF8000"/>
    </style:style>
    <style:style style:name="T872" style:parent-style-name="HTMLCode" style:family="text">
      <style:text-properties fo:color="#007700"/>
    </style:style>
    <style:style style:name="T873" style:parent-style-name="HTMLCode" style:family="text">
      <style:text-properties fo:color="#0000BB"/>
    </style:style>
    <style:style style:name="T874" style:parent-style-name="HTMLCode" style:family="text">
      <style:text-properties fo:color="#007700"/>
    </style:style>
    <style:style style:name="T875" style:parent-style-name="HTMLCode" style:family="text">
      <style:text-properties fo:color="#0000BB"/>
    </style:style>
    <style:style style:name="T876" style:parent-style-name="HTMLCode" style:family="text">
      <style:text-properties fo:color="#007700"/>
    </style:style>
    <style:style style:name="T877" style:parent-style-name="HTMLCode" style:family="text">
      <style:text-properties fo:color="#0000BB"/>
    </style:style>
    <style:style style:name="T878" style:parent-style-name="HTMLCode" style:family="text">
      <style:text-properties fo:color="#007700"/>
    </style:style>
    <style:style style:name="T879" style:parent-style-name="DefaultParagraphFont" style:family="text">
      <style:text-properties style:font-name="Courier New" style:font-name-complex="Courier New" fo:color="#007700" style:font-size-complex="10pt"/>
    </style:style>
    <style:style style:name="T880" style:parent-style-name="HTMLCode" style:family="text">
      <style:text-properties fo:color="#007700"/>
    </style:style>
    <style:style style:name="T881" style:parent-style-name="HTMLCode" style:family="text">
      <style:text-properties fo:color="#0000BB"/>
    </style:style>
    <style:style style:name="T882" style:parent-style-name="HTMLCode" style:family="text">
      <style:text-properties fo:color="#007700"/>
    </style:style>
    <style:style style:name="T883" style:parent-style-name="HTMLCode" style:family="text">
      <style:text-properties fo:color="#0000BB"/>
    </style:style>
    <style:style style:name="T884" style:parent-style-name="HTMLCode" style:family="text">
      <style:text-properties fo:color="#007700"/>
    </style:style>
    <style:style style:name="T885" style:parent-style-name="HTMLCode" style:family="text">
      <style:text-properties fo:color="#0000BB"/>
    </style:style>
    <style:style style:name="T886" style:parent-style-name="HTMLCode" style:family="text">
      <style:text-properties fo:color="#007700"/>
    </style:style>
    <style:style style:name="T887" style:parent-style-name="DefaultParagraphFont" style:family="text">
      <style:text-properties style:font-name="Courier New" style:font-name-complex="Courier New" fo:color="#007700" style:font-size-complex="10pt"/>
    </style:style>
    <style:style style:name="T888" style:parent-style-name="HTMLCode" style:family="text">
      <style:text-properties fo:color="#007700"/>
    </style:style>
    <style:style style:name="T889" style:parent-style-name="HTMLCode" style:family="text">
      <style:text-properties fo:color="#0000BB"/>
    </style:style>
    <style:style style:name="T890" style:parent-style-name="HTMLCode" style:family="text">
      <style:text-properties fo:color="#007700"/>
    </style:style>
    <style:style style:name="T891" style:parent-style-name="HTMLCode" style:family="text">
      <style:text-properties fo:color="#0000BB"/>
    </style:style>
    <style:style style:name="T892" style:parent-style-name="HTMLCode" style:family="text">
      <style:text-properties fo:color="#007700"/>
    </style:style>
    <style:style style:name="T893" style:parent-style-name="HTMLCode" style:family="text">
      <style:text-properties fo:color="#0000BB"/>
    </style:style>
    <style:style style:name="T894" style:parent-style-name="HTMLCode" style:family="text">
      <style:text-properties fo:color="#007700"/>
    </style:style>
    <style:style style:name="T895" style:parent-style-name="HTMLCode" style:family="text">
      <style:text-properties fo:color="#0000BB"/>
    </style:style>
    <style:style style:name="T896" style:parent-style-name="HTMLCode" style:family="text">
      <style:text-properties fo:color="#007700"/>
    </style:style>
    <style:style style:name="T897" style:parent-style-name="DefaultParagraphFont" style:family="text">
      <style:text-properties style:font-name="Courier New" style:font-name-complex="Courier New" fo:color="#007700" style:font-size-complex="10pt"/>
    </style:style>
    <style:style style:name="T898" style:parent-style-name="HTMLCode" style:family="text">
      <style:text-properties fo:color="#007700"/>
    </style:style>
    <style:style style:name="T899" style:parent-style-name="DefaultParagraphFont" style:family="text">
      <style:text-properties style:font-name="Courier New" style:font-name-complex="Courier New" fo:color="#007700" style:font-size-complex="10pt"/>
    </style:style>
    <style:style style:name="T900" style:parent-style-name="DefaultParagraphFont" style:family="text">
      <style:text-properties style:font-name="Courier New" style:font-name-complex="Courier New" fo:color="#007700" style:font-size-complex="10pt"/>
    </style:style>
    <style:style style:name="T901" style:parent-style-name="HTMLCode" style:family="text">
      <style:text-properties fo:color="#007700"/>
    </style:style>
    <style:style style:name="T902" style:parent-style-name="HTMLCode" style:family="text">
      <style:text-properties fo:color="#0000BB"/>
    </style:style>
    <style:style style:name="T903" style:parent-style-name="HTMLCode" style:family="text">
      <style:text-properties fo:color="#007700"/>
    </style:style>
    <style:style style:name="T904" style:parent-style-name="HTMLCode" style:family="text">
      <style:text-properties fo:color="#0000BB"/>
    </style:style>
    <style:style style:name="T905" style:parent-style-name="HTMLCode" style:family="text">
      <style:text-properties fo:color="#007700"/>
    </style:style>
    <style:style style:name="T906" style:parent-style-name="HTMLCode" style:family="text">
      <style:text-properties fo:color="#0000BB"/>
    </style:style>
    <style:style style:name="T907" style:parent-style-name="HTMLCode" style:family="text">
      <style:text-properties fo:color="#007700"/>
    </style:style>
    <style:style style:name="T908" style:parent-style-name="HTMLCode" style:family="text">
      <style:text-properties fo:color="#0000BB"/>
    </style:style>
    <style:style style:name="T909" style:parent-style-name="HTMLCode" style:family="text">
      <style:text-properties fo:color="#007700"/>
    </style:style>
    <style:style style:name="T910" style:parent-style-name="HTMLCode" style:family="text">
      <style:text-properties fo:color="#DD0000"/>
    </style:style>
    <style:style style:name="T911" style:parent-style-name="HTMLCode" style:family="text">
      <style:text-properties fo:color="#007700"/>
    </style:style>
    <style:style style:name="T912" style:parent-style-name="DefaultParagraphFont" style:family="text">
      <style:text-properties style:font-name="Courier New" style:font-name-complex="Courier New" fo:color="#007700" style:font-size-complex="10pt"/>
    </style:style>
    <style:style style:name="T913" style:parent-style-name="HTMLCode" style:family="text">
      <style:text-properties fo:color="#007700"/>
    </style:style>
    <style:style style:name="T914" style:parent-style-name="HTMLCode" style:family="text">
      <style:text-properties fo:color="#FF8000"/>
    </style:style>
    <style:style style:name="T915" style:parent-style-name="HTMLCode" style:family="text">
      <style:text-properties fo:color="#FF8000"/>
    </style:style>
    <style:style style:name="T916" style:parent-style-name="HTMLCode" style:family="text">
      <style:text-properties fo:color="#FF8000"/>
    </style:style>
    <style:style style:name="T917" style:parent-style-name="DefaultParagraphFont" style:family="text">
      <style:text-properties style:font-name="Courier New" style:font-name-complex="Courier New" fo:color="#FF8000" style:font-size-complex="10pt"/>
    </style:style>
    <style:style style:name="T918" style:parent-style-name="HTMLCode" style:family="text">
      <style:text-properties fo:color="#FF8000"/>
    </style:style>
    <style:style style:name="T919" style:parent-style-name="HTMLCode" style:family="text">
      <style:text-properties fo:color="#007700"/>
    </style:style>
    <style:style style:name="T920" style:parent-style-name="HTMLCode" style:family="text">
      <style:text-properties fo:color="#0000BB"/>
    </style:style>
    <style:style style:name="T921" style:parent-style-name="HTMLCode" style:family="text">
      <style:text-properties fo:color="#007700"/>
    </style:style>
    <style:style style:name="T922" style:parent-style-name="HTMLCode" style:family="text">
      <style:text-properties fo:color="#0000BB"/>
    </style:style>
    <style:style style:name="T923" style:parent-style-name="HTMLCode" style:family="text">
      <style:text-properties fo:color="#007700"/>
    </style:style>
    <style:style style:name="P924"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925" style:parent-style-name="HTMLCode" style:family="text">
      <style:text-properties fo:color="#007700"/>
    </style:style>
    <style:style style:name="T926" style:parent-style-name="HTMLCode" style:family="text">
      <style:text-properties fo:color="#007700"/>
    </style:style>
    <style:style style:name="T927" style:parent-style-name="HTMLCode" style:family="text">
      <style:text-properties fo:color="#0000BB"/>
    </style:style>
    <style:style style:name="T928" style:parent-style-name="HTMLCode" style:family="text">
      <style:text-properties fo:color="#007700"/>
    </style:style>
    <style:style style:name="T929" style:parent-style-name="HTMLCode" style:family="text">
      <style:text-properties fo:color="#0000BB"/>
    </style:style>
    <style:style style:name="T930" style:parent-style-name="HTMLCode" style:family="text">
      <style:text-properties fo:color="#007700"/>
    </style:style>
    <style:style style:name="T931" style:parent-style-name="HTMLCode" style:family="text">
      <style:text-properties fo:color="#0000BB"/>
    </style:style>
    <style:style style:name="T932" style:parent-style-name="HTMLCode" style:family="text">
      <style:text-properties fo:color="#007700"/>
    </style:style>
    <style:style style:name="T933" style:parent-style-name="HTMLCode" style:family="text">
      <style:text-properties fo:color="#0000BB"/>
    </style:style>
    <style:style style:name="T934" style:parent-style-name="HTMLCode" style:family="text">
      <style:text-properties fo:color="#007700"/>
    </style:style>
    <style:style style:name="T935" style:parent-style-name="HTMLCode" style:family="text">
      <style:text-properties fo:color="#0000BB"/>
    </style:style>
    <style:style style:name="T936" style:parent-style-name="HTMLCode" style:family="text">
      <style:text-properties fo:color="#007700"/>
    </style:style>
    <style:style style:name="T937" style:parent-style-name="HTMLCode" style:family="text">
      <style:text-properties fo:color="#0000BB"/>
    </style:style>
    <style:style style:name="T938" style:parent-style-name="HTMLCode" style:family="text">
      <style:text-properties fo:color="#007700"/>
    </style:style>
    <style:style style:name="T939" style:parent-style-name="DefaultParagraphFont" style:family="text">
      <style:text-properties style:font-name="Courier New" style:font-name-complex="Courier New" fo:color="#007700" style:font-size-complex="10pt"/>
    </style:style>
    <style:style style:name="T940" style:parent-style-name="HTMLCode" style:family="text">
      <style:text-properties fo:color="#007700"/>
    </style:style>
    <style:style style:name="T941" style:parent-style-name="HTMLCode" style:family="text">
      <style:text-properties fo:color="#0000BB"/>
    </style:style>
    <style:style style:name="T942" style:parent-style-name="HTMLCode" style:family="text">
      <style:text-properties fo:color="#007700"/>
    </style:style>
    <style:style style:name="T943" style:parent-style-name="DefaultParagraphFont" style:family="text">
      <style:text-properties style:font-name="Courier New" style:font-name-complex="Courier New" fo:color="#007700" style:font-size-complex="10pt"/>
    </style:style>
    <style:style style:name="T944" style:parent-style-name="HTMLCode" style:family="text">
      <style:text-properties fo:color="#007700"/>
    </style:style>
    <style:style style:name="T945" style:parent-style-name="DefaultParagraphFont" style:family="text">
      <style:text-properties style:font-name="Courier New" style:font-name-complex="Courier New" fo:color="#007700" style:font-size-complex="10pt"/>
    </style:style>
    <style:style style:name="T946" style:parent-style-name="HTMLCode" style:family="text">
      <style:text-properties fo:color="#007700"/>
    </style:style>
    <style:style style:name="T947" style:parent-style-name="HTMLCode" style:family="text">
      <style:text-properties fo:color="#0000BB"/>
    </style:style>
    <style:style style:name="T948" style:parent-style-name="HTMLCode" style:family="text">
      <style:text-properties fo:color="#007700"/>
    </style:style>
    <style:style style:name="T949" style:parent-style-name="DefaultParagraphFont" style:family="text">
      <style:text-properties style:font-name="Courier New" style:font-name-complex="Courier New" fo:color="#007700" style:font-size-complex="10pt"/>
    </style:style>
    <style:style style:name="T950" style:parent-style-name="HTMLCode" style:family="text">
      <style:text-properties fo:color="#007700"/>
    </style:style>
    <style:style style:name="T951" style:parent-style-name="DefaultParagraphFont" style:family="text">
      <style:text-properties style:font-name="Courier New" style:font-name-complex="Courier New" fo:color="#007700" style:font-size-complex="10pt"/>
    </style:style>
    <style:style style:name="T952" style:parent-style-name="HTMLCode" style:family="text">
      <style:text-properties fo:color="#007700"/>
    </style:style>
    <style:style style:name="T953" style:parent-style-name="DefaultParagraphFont" style:family="text">
      <style:text-properties style:font-name="Courier New" style:font-name-complex="Courier New" fo:color="#007700" style:font-size-complex="10pt"/>
    </style:style>
    <style:style style:name="T954" style:parent-style-name="DefaultParagraphFont" style:family="text">
      <style:text-properties style:font-name="Courier New" style:font-name-complex="Courier New" fo:color="#007700" style:font-size-complex="10pt"/>
    </style:style>
    <style:style style:name="T955" style:parent-style-name="DefaultParagraphFont" style:family="text">
      <style:text-properties style:font-name="Courier New" style:font-name-complex="Courier New" fo:color="#007700" style:font-size-complex="10pt"/>
    </style:style>
    <style:style style:name="T956" style:parent-style-name="HTMLCode" style:family="text">
      <style:text-properties fo:color="#FF8000"/>
    </style:style>
    <style:style style:name="T957" style:parent-style-name="DefaultParagraphFont" style:family="text">
      <style:text-properties style:font-name="Courier New" style:font-name-complex="Courier New" fo:color="#FF8000" style:font-size-complex="10pt"/>
    </style:style>
    <style:style style:name="T958" style:parent-style-name="HTMLCode" style:family="text">
      <style:text-properties fo:color="#0000BB"/>
    </style:style>
    <style:style style:name="T959" style:parent-style-name="HTMLCode" style:family="text">
      <style:text-properties fo:color="#007700"/>
    </style:style>
    <style:style style:name="T960" style:parent-style-name="HTMLCode" style:family="text">
      <style:text-properties fo:color="#0000BB"/>
    </style:style>
    <style:style style:name="T961" style:parent-style-name="HTMLCode" style:family="text">
      <style:text-properties fo:color="#007700"/>
    </style:style>
    <style:style style:name="T962" style:parent-style-name="HTMLCode" style:family="text">
      <style:text-properties fo:color="#0000BB"/>
    </style:style>
    <style:style style:name="T963" style:parent-style-name="HTMLCode" style:family="text">
      <style:text-properties fo:color="#007700"/>
    </style:style>
    <style:style style:name="T964" style:parent-style-name="HTMLCode" style:family="text">
      <style:text-properties fo:color="#0000BB"/>
    </style:style>
    <style:style style:name="T965" style:parent-style-name="HTMLCode" style:family="text">
      <style:text-properties fo:color="#007700"/>
    </style:style>
    <style:style style:name="T966" style:parent-style-name="DefaultParagraphFont" style:family="text">
      <style:text-properties style:font-name="Courier New" style:font-name-complex="Courier New" fo:color="#007700" style:font-size-complex="10pt"/>
    </style:style>
    <style:style style:name="T967" style:parent-style-name="DefaultParagraphFont" style:family="text">
      <style:text-properties style:font-name="Courier New" style:font-name-complex="Courier New" fo:color="#007700" style:font-size-complex="10pt"/>
    </style:style>
    <style:style style:name="T968" style:parent-style-name="DefaultParagraphFont" style:family="text">
      <style:text-properties style:font-name="Courier New" style:font-name-complex="Courier New" fo:color="#007700" style:font-size-complex="10pt"/>
    </style:style>
    <style:style style:name="T969" style:parent-style-name="HTMLCode" style:family="text">
      <style:text-properties fo:color="#FF8000"/>
    </style:style>
    <style:style style:name="T970" style:parent-style-name="DefaultParagraphFont" style:family="text">
      <style:text-properties style:font-name="Courier New" style:font-name-complex="Courier New" fo:color="#FF8000" style:font-size-complex="10pt"/>
    </style:style>
    <style:style style:name="T971" style:parent-style-name="HTMLCode" style:family="text">
      <style:text-properties fo:color="#0000BB"/>
    </style:style>
    <style:style style:name="T972" style:parent-style-name="HTMLCode" style:family="text">
      <style:text-properties fo:color="#007700"/>
    </style:style>
    <style:style style:name="T973" style:parent-style-name="HTMLCode" style:family="text">
      <style:text-properties fo:color="#0000BB"/>
    </style:style>
    <style:style style:name="T974" style:parent-style-name="HTMLCode" style:family="text">
      <style:text-properties fo:color="#007700"/>
    </style:style>
    <style:style style:name="T975" style:parent-style-name="DefaultParagraphFont" style:family="text">
      <style:text-properties style:font-name="Courier New" style:font-name-complex="Courier New" fo:color="#007700" style:font-size-complex="10pt"/>
    </style:style>
    <style:style style:name="T976" style:parent-style-name="HTMLCode" style:family="text">
      <style:text-properties fo:color="#FF8000"/>
    </style:style>
    <style:style style:name="T977" style:parent-style-name="DefaultParagraphFont" style:family="text">
      <style:text-properties style:font-name="Courier New" style:font-name-complex="Courier New" fo:color="#FF8000" style:font-size-complex="10pt"/>
    </style:style>
    <style:style style:name="T978" style:parent-style-name="HTMLCode" style:family="text">
      <style:text-properties fo:color="#0000BB"/>
    </style:style>
    <style:style style:name="T979" style:parent-style-name="HTMLCode" style:family="text">
      <style:text-properties fo:color="#007700"/>
    </style:style>
    <style:style style:name="T980" style:parent-style-name="HTMLCode" style:family="text">
      <style:text-properties fo:color="#0000BB"/>
    </style:style>
    <style:style style:name="T981" style:parent-style-name="HTMLCode" style:family="text">
      <style:text-properties fo:color="#007700"/>
    </style:style>
    <style:style style:name="T982" style:parent-style-name="DefaultParagraphFont" style:family="text">
      <style:text-properties style:font-name="Courier New" style:font-name-complex="Courier New" fo:color="#007700" style:font-size-complex="10pt"/>
    </style:style>
    <style:style style:name="T983" style:parent-style-name="DefaultParagraphFont" style:family="text">
      <style:text-properties style:font-name="Courier New" style:font-name-complex="Courier New" fo:color="#007700" style:font-size-complex="10pt"/>
    </style:style>
    <style:style style:name="T984" style:parent-style-name="HTMLCode" style:family="text">
      <style:text-properties fo:color="#FF8000"/>
    </style:style>
    <style:style style:name="T985" style:parent-style-name="DefaultParagraphFont" style:family="text">
      <style:text-properties style:font-name="Courier New" style:font-name-complex="Courier New" fo:color="#FF8000" style:font-size-complex="10pt"/>
    </style:style>
    <style:style style:name="T986" style:parent-style-name="HTMLCode" style:family="text">
      <style:text-properties fo:color="#0000BB"/>
    </style:style>
    <style:style style:name="T987" style:parent-style-name="HTMLCode" style:family="text">
      <style:text-properties fo:color="#007700"/>
    </style:style>
    <style:style style:name="T988" style:parent-style-name="HTMLCode" style:family="text">
      <style:text-properties fo:color="#0000BB"/>
    </style:style>
    <style:style style:name="T989" style:parent-style-name="HTMLCode" style:family="text">
      <style:text-properties fo:color="#007700"/>
    </style:style>
    <style:style style:name="T990" style:parent-style-name="HTMLCode" style:family="text">
      <style:text-properties fo:color="#0000BB"/>
    </style:style>
    <style:style style:name="T991" style:parent-style-name="HTMLCode" style:family="text">
      <style:text-properties fo:color="#007700"/>
    </style:style>
    <style:style style:name="T992" style:parent-style-name="DefaultParagraphFont" style:family="text">
      <style:text-properties style:font-name="Courier New" style:font-name-complex="Courier New" fo:color="#007700" style:font-size-complex="10pt"/>
    </style:style>
    <style:style style:name="T993" style:parent-style-name="DefaultParagraphFont" style:family="text">
      <style:text-properties style:font-name="Courier New" style:font-name-complex="Courier New" fo:color="#007700" style:font-size-complex="10pt"/>
    </style:style>
    <style:style style:name="T994" style:parent-style-name="HTMLCode" style:family="text">
      <style:text-properties fo:color="#FF8000"/>
    </style:style>
    <style:style style:name="T995" style:parent-style-name="DefaultParagraphFont" style:family="text">
      <style:text-properties style:font-name="Courier New" style:font-name-complex="Courier New" fo:color="#FF8000" style:font-size-complex="10pt"/>
    </style:style>
    <style:style style:name="T996" style:parent-style-name="HTMLCode" style:family="text">
      <style:text-properties fo:color="#007700"/>
    </style:style>
    <style:style style:name="T997" style:parent-style-name="HTMLCode" style:family="text">
      <style:text-properties fo:color="#0000BB"/>
    </style:style>
    <style:style style:name="T998" style:parent-style-name="HTMLCode" style:family="text">
      <style:text-properties fo:color="#007700"/>
    </style:style>
    <style:style style:name="T999" style:parent-style-name="HTMLCode" style:family="text">
      <style:text-properties fo:color="#0000BB"/>
    </style:style>
    <style:style style:name="T1000" style:parent-style-name="HTMLCode" style:family="text">
      <style:text-properties fo:color="#007700"/>
    </style:style>
    <style:style style:name="T1001" style:parent-style-name="HTMLCode" style:family="text">
      <style:text-properties fo:color="#0000BB"/>
    </style:style>
    <style:style style:name="T1002" style:parent-style-name="HTMLCode" style:family="text">
      <style:text-properties fo:color="#007700"/>
    </style:style>
    <style:style style:name="T1003" style:parent-style-name="HTMLCode" style:family="text">
      <style:text-properties fo:color="#0000BB"/>
    </style:style>
    <style:style style:name="T1004" style:parent-style-name="HTMLCode" style:family="text">
      <style:text-properties fo:color="#007700"/>
    </style:style>
    <style:style style:name="T1005" style:parent-style-name="HTMLCode" style:family="text">
      <style:text-properties fo:color="#0000BB"/>
    </style:style>
    <style:style style:name="T1006" style:parent-style-name="HTMLCode" style:family="text">
      <style:text-properties fo:color="#007700"/>
    </style:style>
    <style:style style:name="T1007" style:parent-style-name="HTMLCode" style:family="text">
      <style:text-properties fo:color="#0000BB"/>
    </style:style>
    <style:style style:name="T1008" style:parent-style-name="HTMLCode" style:family="text">
      <style:text-properties fo:color="#007700"/>
    </style:style>
    <style:style style:name="T1009" style:parent-style-name="DefaultParagraphFont" style:family="text">
      <style:text-properties style:font-name="Courier New" style:font-name-complex="Courier New" fo:color="#007700" style:font-size-complex="10pt"/>
    </style:style>
    <style:style style:name="T1010" style:parent-style-name="HTMLCode" style:family="text">
      <style:text-properties fo:color="#007700"/>
    </style:style>
    <style:style style:name="T1011" style:parent-style-name="HTMLCode" style:family="text">
      <style:text-properties fo:color="#FF8000"/>
    </style:style>
    <style:style style:name="T1012" style:parent-style-name="DefaultParagraphFont" style:family="text">
      <style:text-properties style:font-name="Courier New" style:font-name-complex="Courier New" fo:color="#FF8000" style:font-size-complex="10pt"/>
    </style:style>
    <style:style style:name="T1013" style:parent-style-name="HTMLCode" style:family="text">
      <style:text-properties fo:color="#FF8000"/>
    </style:style>
    <style:style style:name="T1014" style:parent-style-name="HTMLCode" style:family="text">
      <style:text-properties fo:color="#0000BB"/>
    </style:style>
    <style:style style:name="T1015" style:parent-style-name="HTMLCode" style:family="text">
      <style:text-properties fo:color="#007700"/>
    </style:style>
    <style:style style:name="T1016" style:parent-style-name="HTMLCode" style:family="text">
      <style:text-properties fo:color="#0000BB"/>
    </style:style>
    <style:style style:name="T1017" style:parent-style-name="HTMLCode" style:family="text">
      <style:text-properties fo:color="#007700"/>
    </style:style>
    <style:style style:name="T1018" style:parent-style-name="HTMLCode" style:family="text">
      <style:text-properties fo:color="#0000BB"/>
    </style:style>
    <style:style style:name="T1019" style:parent-style-name="HTMLCode" style:family="text">
      <style:text-properties fo:color="#007700"/>
    </style:style>
    <style:style style:name="T1020" style:parent-style-name="HTMLCode" style:family="text">
      <style:text-properties fo:color="#0000BB"/>
    </style:style>
    <style:style style:name="T1021" style:parent-style-name="HTMLCode" style:family="text">
      <style:text-properties fo:color="#007700"/>
    </style:style>
    <style:style style:name="T1022" style:parent-style-name="DefaultParagraphFont" style:family="text">
      <style:text-properties style:font-name="Courier New" style:font-name-complex="Courier New" fo:color="#007700" style:font-size-complex="10pt"/>
    </style:style>
    <style:style style:name="T1023" style:parent-style-name="HTMLCode" style:family="text">
      <style:text-properties fo:color="#007700"/>
    </style:style>
    <style:style style:name="T1024" style:parent-style-name="HTMLCode" style:family="text">
      <style:text-properties fo:color="#FF8000"/>
    </style:style>
    <style:style style:name="T1025" style:parent-style-name="DefaultParagraphFont" style:family="text">
      <style:text-properties style:font-name="Courier New" style:font-name-complex="Courier New" fo:color="#FF8000" style:font-size-complex="10pt"/>
    </style:style>
    <style:style style:name="T1026" style:parent-style-name="HTMLCode" style:family="text">
      <style:text-properties fo:color="#FF8000"/>
    </style:style>
    <style:style style:name="T1027" style:parent-style-name="HTMLCode" style:family="text">
      <style:text-properties fo:color="#0000BB"/>
    </style:style>
    <style:style style:name="T1028" style:parent-style-name="HTMLCode" style:family="text">
      <style:text-properties fo:color="#007700"/>
    </style:style>
    <style:style style:name="T1029" style:parent-style-name="HTMLCode" style:family="text">
      <style:text-properties fo:color="#0000BB"/>
    </style:style>
    <style:style style:name="T1030" style:parent-style-name="HTMLCode" style:family="text">
      <style:text-properties fo:color="#007700"/>
    </style:style>
    <style:style style:name="T1031" style:parent-style-name="HTMLCode" style:family="text">
      <style:text-properties fo:color="#0000BB"/>
    </style:style>
    <style:style style:name="T1032" style:parent-style-name="HTMLCode" style:family="text">
      <style:text-properties fo:color="#007700"/>
    </style:style>
    <style:style style:name="T1033" style:parent-style-name="HTMLCode" style:family="text">
      <style:text-properties fo:color="#0000BB"/>
    </style:style>
    <style:style style:name="T1034" style:parent-style-name="HTMLCode" style:family="text">
      <style:text-properties fo:color="#007700"/>
    </style:style>
    <style:style style:name="T1035" style:parent-style-name="DefaultParagraphFont" style:family="text">
      <style:text-properties style:font-name="Courier New" style:font-name-complex="Courier New" fo:color="#007700" style:font-size-complex="10pt"/>
    </style:style>
    <style:style style:name="T1036" style:parent-style-name="HTMLCode" style:family="text">
      <style:text-properties fo:color="#007700"/>
    </style:style>
    <style:style style:name="T1037" style:parent-style-name="HTMLCode" style:family="text">
      <style:text-properties fo:color="#FF8000"/>
    </style:style>
    <style:style style:name="T1038" style:parent-style-name="DefaultParagraphFont" style:family="text">
      <style:text-properties style:font-name="Courier New" style:font-name-complex="Courier New" fo:color="#FF8000" style:font-size-complex="10pt"/>
    </style:style>
    <style:style style:name="T1039" style:parent-style-name="HTMLCode" style:family="text">
      <style:text-properties fo:color="#007700"/>
    </style:style>
    <style:style style:name="T1040" style:parent-style-name="DefaultParagraphFont" style:family="text">
      <style:text-properties style:font-name="Courier New" style:font-name-complex="Courier New" fo:color="#007700" style:font-size-complex="10pt"/>
    </style:style>
    <style:style style:name="P1041" style:parent-style-name="Normal" style:family="paragraph">
      <style:text-properties fo:language="en" fo:country="GB"/>
    </style:style>
    <style:style style:name="P1042" style:parent-style-name="Normal" style:family="paragraph">
      <style:paragraph-properties fo:keep-together="always" fo:margin-bottom="0.0833in"/>
      <style:text-properties fo:language="en" fo:country="US"/>
    </style:style>
    <style:style style:name="P1043" style:parent-style-name="Normal" style:family="paragraph">
      <style:paragraph-properties fo:keep-together="always"/>
      <style:text-properties fo:language="en" fo:country="US"/>
    </style:style>
    <style:style style:name="P1044" style:parent-style-name="Normal" style:family="paragraph">
      <style:paragraph-properties fo:keep-together="always"/>
      <style:text-properties fo:language="en" fo:country="US"/>
    </style:style>
    <style:style style:name="P1045" style:parent-style-name="Normal" style:family="paragraph">
      <style:paragraph-properties fo:keep-together="always"/>
      <style:text-properties fo:language="en" fo:country="US"/>
    </style:style>
    <style:style style:name="P1046" style:parent-style-name="Heading2" style:family="paragraph">
      <style:paragraph-properties fo:break-before="page"/>
      <style:text-properties fo:language="en" fo:country="US"/>
    </style:style>
    <style:style style:name="P1047" style:parent-style-name="Normal" style:family="paragraph">
      <style:text-properties fo:language="en" fo:country="US"/>
    </style:style>
    <style:style style:name="P1048" style:parent-style-name="Normal" style:family="paragraph">
      <style:text-properties fo:language="en" fo:country="US"/>
    </style:style>
    <style:style style:name="P1049"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US"/>
    </style:style>
    <style:style style:name="P1050"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1051" style:parent-style-name="HTMLCode" style:family="text">
      <style:text-properties fo:color="#0000BB"/>
    </style:style>
    <style:style style:name="T1052" style:parent-style-name="HTMLCode" style:family="text">
      <style:text-properties fo:color="#007700"/>
    </style:style>
    <style:style style:name="T1053" style:parent-style-name="HTMLCode" style:family="text">
      <style:text-properties fo:color="#DD0000"/>
    </style:style>
    <style:style style:name="T1054" style:parent-style-name="HTMLCode" style:family="text">
      <style:text-properties fo:color="#007700"/>
    </style:style>
    <style:style style:name="T1055" style:parent-style-name="DefaultParagraphFont" style:family="text">
      <style:text-properties style:font-name="Courier New" style:font-name-complex="Courier New" fo:color="#007700" style:font-size-complex="10pt"/>
    </style:style>
    <style:style style:name="T1056" style:parent-style-name="HTMLCode" style:family="text">
      <style:text-properties fo:color="#0000BB"/>
    </style:style>
    <style:style style:name="T1057" style:parent-style-name="HTMLCode" style:family="text">
      <style:text-properties fo:color="#007700"/>
    </style:style>
    <style:style style:name="T1058" style:parent-style-name="HTMLCode" style:family="text">
      <style:text-properties fo:color="#DD0000"/>
    </style:style>
    <style:style style:name="T1059" style:parent-style-name="HTMLCode" style:family="text">
      <style:text-properties fo:color="#007700"/>
    </style:style>
    <style:style style:name="P1060"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1061" style:parent-style-name="HTMLCode" style:family="text">
      <style:text-properties fo:color="#007700"/>
    </style:style>
    <style:style style:name="T1062" style:parent-style-name="HTMLCode" style:family="text">
      <style:text-properties fo:color="#DD0000"/>
    </style:style>
    <style:style style:name="P1063"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1064" style:parent-style-name="HTMLCode" style:family="text">
      <style:text-properties fo:color="#007700"/>
    </style:style>
    <style:style style:name="T1065" style:parent-style-name="HTMLCode" style:family="text">
      <style:text-properties fo:color="#DD0000"/>
    </style:style>
    <style:style style:name="P1066"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1067" style:parent-style-name="HTMLCode" style:family="text">
      <style:text-properties fo:color="#DD0000"/>
    </style:style>
    <style:style style:name="T1068" style:parent-style-name="HTMLCode" style:family="text">
      <style:text-properties fo:color="#007700"/>
    </style:style>
    <style:style style:name="T1069" style:parent-style-name="DefaultParagraphFont" style:family="text">
      <style:text-properties style:font-name="Courier New" style:font-name-complex="Courier New" fo:color="#007700" style:font-size-complex="10pt"/>
    </style:style>
    <style:style style:name="T1070" style:parent-style-name="DefaultParagraphFont" style:family="text">
      <style:text-properties style:font-name="Courier New" style:font-name-complex="Courier New" fo:color="#007700" style:font-size-complex="10pt"/>
    </style:style>
    <style:style style:name="T1071" style:parent-style-name="HTMLCode" style:family="text">
      <style:text-properties fo:color="#FF8000"/>
    </style:style>
    <style:style style:name="T1072" style:parent-style-name="DefaultParagraphFont" style:family="text">
      <style:text-properties style:font-name="Courier New" style:font-name-complex="Courier New" fo:color="#FF8000" style:font-size-complex="10pt"/>
    </style:style>
    <style:style style:name="T1073" style:parent-style-name="HTMLCode" style:family="text">
      <style:text-properties fo:color="#0000BB"/>
    </style:style>
    <style:style style:name="T1074" style:parent-style-name="HTMLCode" style:family="text">
      <style:text-properties fo:color="#007700"/>
    </style:style>
    <style:style style:name="T1075" style:parent-style-name="HTMLCode" style:family="text">
      <style:text-properties fo:color="#0000BB"/>
    </style:style>
    <style:style style:name="T1076" style:parent-style-name="HTMLCode" style:family="text">
      <style:text-properties fo:color="#007700"/>
    </style:style>
    <style:style style:name="T1077" style:parent-style-name="HTMLCode" style:family="text">
      <style:text-properties fo:color="#0000BB"/>
    </style:style>
    <style:style style:name="T1078" style:parent-style-name="HTMLCode" style:family="text">
      <style:text-properties fo:color="#007700"/>
    </style:style>
    <style:style style:name="T1079" style:parent-style-name="HTMLCode" style:family="text">
      <style:text-properties fo:color="#0000BB"/>
    </style:style>
    <style:style style:name="T1080" style:parent-style-name="HTMLCode" style:family="text">
      <style:text-properties fo:color="#007700"/>
    </style:style>
    <style:style style:name="T1081" style:parent-style-name="DefaultParagraphFont" style:family="text">
      <style:text-properties style:font-name="Courier New" style:font-name-complex="Courier New" fo:color="#007700" style:font-size-complex="10pt"/>
    </style:style>
    <style:style style:name="P1082"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1083" style:parent-style-name="HTMLCode" style:family="text">
      <style:text-properties fo:color="#FF8000"/>
    </style:style>
    <style:style style:name="T1084" style:parent-style-name="DefaultParagraphFont" style:family="text">
      <style:text-properties style:font-name="Courier New" style:font-name-complex="Courier New" fo:color="#FF8000" style:font-size-complex="10pt"/>
    </style:style>
    <style:style style:name="T1085" style:parent-style-name="HTMLCode" style:family="text">
      <style:text-properties fo:color="#0000BB"/>
    </style:style>
    <style:style style:name="T1086" style:parent-style-name="HTMLCode" style:family="text">
      <style:text-properties fo:color="#007700"/>
    </style:style>
    <style:style style:name="T1087" style:parent-style-name="HTMLCode" style:family="text">
      <style:text-properties fo:color="#0000BB"/>
    </style:style>
    <style:style style:name="T1088" style:parent-style-name="HTMLCode" style:family="text">
      <style:text-properties fo:color="#007700"/>
    </style:style>
    <style:style style:name="T1089" style:parent-style-name="HTMLCode" style:family="text">
      <style:text-properties fo:color="#0000BB"/>
    </style:style>
    <style:style style:name="T1090" style:parent-style-name="HTMLCode" style:family="text">
      <style:text-properties fo:color="#007700"/>
    </style:style>
    <style:style style:name="T1091" style:parent-style-name="DefaultParagraphFont" style:family="text">
      <style:text-properties style:font-name="Courier New" style:font-name-complex="Courier New" fo:color="#007700" style:font-size-complex="10pt"/>
    </style:style>
    <style:style style:name="T1092" style:parent-style-name="HTMLCode" style:family="text">
      <style:text-properties fo:color="#FF8000"/>
    </style:style>
    <style:style style:name="T1093" style:parent-style-name="DefaultParagraphFont" style:family="text">
      <style:text-properties style:font-name="Courier New" style:font-name-complex="Courier New" fo:color="#FF8000" style:font-size-complex="10pt"/>
    </style:style>
    <style:style style:name="T1094" style:parent-style-name="HTMLCode" style:family="text">
      <style:text-properties fo:color="#0000BB"/>
    </style:style>
    <style:style style:name="T1095" style:parent-style-name="HTMLCode" style:family="text">
      <style:text-properties fo:color="#007700"/>
    </style:style>
    <style:style style:name="T1096" style:parent-style-name="HTMLCode" style:family="text">
      <style:text-properties fo:color="#0000BB"/>
    </style:style>
    <style:style style:name="T1097" style:parent-style-name="HTMLCode" style:family="text">
      <style:text-properties fo:color="#007700"/>
    </style:style>
    <style:style style:name="T1098" style:parent-style-name="HTMLCode" style:family="text">
      <style:text-properties fo:color="#0000BB"/>
    </style:style>
    <style:style style:name="T1099" style:parent-style-name="HTMLCode" style:family="text">
      <style:text-properties fo:color="#007700"/>
    </style:style>
    <style:style style:name="T1100" style:parent-style-name="HTMLCode" style:family="text">
      <style:text-properties fo:color="#0000BB"/>
    </style:style>
    <style:style style:name="T1101" style:parent-style-name="HTMLCode" style:family="text">
      <style:text-properties fo:color="#007700"/>
    </style:style>
    <style:style style:name="T1102" style:parent-style-name="DefaultParagraphFont" style:family="text">
      <style:text-properties style:font-name="Courier New" style:font-name-complex="Courier New" fo:color="#007700" style:font-size-complex="10pt"/>
    </style:style>
    <style:style style:name="T1103" style:parent-style-name="HTMLCode" style:family="text">
      <style:text-properties fo:color="#FF8000"/>
    </style:style>
    <style:style style:name="T1104" style:parent-style-name="DefaultParagraphFont" style:family="text">
      <style:text-properties style:font-name="Courier New" style:font-name-complex="Courier New" fo:color="#FF8000" style:font-size-complex="10pt"/>
    </style:style>
    <style:style style:name="T1105" style:parent-style-name="HTMLCode" style:family="text">
      <style:text-properties fo:color="#0000BB"/>
    </style:style>
    <style:style style:name="T1106" style:parent-style-name="HTMLCode" style:family="text">
      <style:text-properties fo:color="#007700"/>
    </style:style>
    <style:style style:name="T1107" style:parent-style-name="HTMLCode" style:family="text">
      <style:text-properties fo:color="#0000BB"/>
    </style:style>
    <style:style style:name="T1108" style:parent-style-name="HTMLCode" style:family="text">
      <style:text-properties fo:color="#007700"/>
    </style:style>
    <style:style style:name="P1109"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1110" style:parent-style-name="HTMLCode" style:family="text">
      <style:text-properties fo:color="#007700"/>
    </style:style>
    <style:style style:name="T1111" style:parent-style-name="HTMLCode" style:family="text">
      <style:text-properties fo:color="#0000BB"/>
    </style:style>
    <style:style style:name="T1112" style:parent-style-name="HTMLCode" style:family="text">
      <style:text-properties fo:color="#007700"/>
    </style:style>
    <style:style style:name="T1113" style:parent-style-name="HTMLCode" style:family="text">
      <style:text-properties fo:color="#0000BB"/>
    </style:style>
    <style:style style:name="T1114" style:parent-style-name="HTMLCode" style:family="text">
      <style:text-properties fo:color="#007700"/>
    </style:style>
    <style:style style:name="T1115" style:parent-style-name="HTMLCode" style:family="text">
      <style:text-properties fo:color="#0000BB"/>
    </style:style>
    <style:style style:name="T1116" style:parent-style-name="HTMLCode" style:family="text">
      <style:text-properties fo:color="#007700"/>
    </style:style>
    <style:style style:name="T1117" style:parent-style-name="HTMLCode" style:family="text">
      <style:text-properties fo:color="#0000BB"/>
    </style:style>
    <style:style style:name="T1118" style:parent-style-name="HTMLCode" style:family="text">
      <style:text-properties fo:color="#007700"/>
    </style:style>
    <style:style style:name="T1119" style:parent-style-name="DefaultParagraphFont" style:family="text">
      <style:text-properties style:font-name="Courier New" style:font-name-complex="Courier New" fo:color="#007700" style:font-size-complex="10pt"/>
    </style:style>
    <style:style style:name="P1120"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1121" style:parent-style-name="HTMLCode" style:family="text">
      <style:text-properties fo:color="#FF8000"/>
    </style:style>
    <style:style style:name="T1122" style:parent-style-name="DefaultParagraphFont" style:family="text">
      <style:text-properties style:font-name="Courier New" style:font-name-complex="Courier New" fo:color="#FF8000" style:font-size-complex="10pt"/>
    </style:style>
    <style:style style:name="T1123" style:parent-style-name="HTMLCode" style:family="text">
      <style:text-properties fo:color="#007700"/>
    </style:style>
    <style:style style:name="T1124" style:parent-style-name="HTMLCode" style:family="text">
      <style:text-properties fo:color="#0000BB"/>
    </style:style>
    <style:style style:name="T1125" style:parent-style-name="HTMLCode" style:family="text">
      <style:text-properties fo:color="#007700"/>
    </style:style>
    <style:style style:name="T1126" style:parent-style-name="HTMLCode" style:family="text">
      <style:text-properties fo:color="#0000BB"/>
    </style:style>
    <style:style style:name="T1127" style:parent-style-name="HTMLCode" style:family="text">
      <style:text-properties fo:color="#007700"/>
    </style:style>
    <style:style style:name="T1128" style:parent-style-name="HTMLCode" style:family="text">
      <style:text-properties fo:color="#0000BB"/>
    </style:style>
    <style:style style:name="T1129" style:parent-style-name="HTMLCode" style:family="text">
      <style:text-properties fo:color="#007700"/>
    </style:style>
    <style:style style:name="T1130" style:parent-style-name="DefaultParagraphFont" style:family="text">
      <style:text-properties style:font-name="Courier New" style:font-name-complex="Courier New" fo:color="#007700" style:font-size-complex="10pt"/>
    </style:style>
    <style:style style:name="T1131" style:parent-style-name="HTMLCode" style:family="text">
      <style:text-properties fo:color="#007700"/>
    </style:style>
    <style:style style:name="T1132" style:parent-style-name="HTMLCode" style:family="text">
      <style:text-properties fo:color="#FF8000"/>
    </style:style>
    <style:style style:name="T1133" style:parent-style-name="DefaultParagraphFont" style:family="text">
      <style:text-properties style:font-name="Courier New" style:font-name-complex="Courier New" fo:color="#FF8000" style:font-size-complex="10pt"/>
    </style:style>
    <style:style style:name="T1134" style:parent-style-name="HTMLCode" style:family="text">
      <style:text-properties fo:color="#FF8000"/>
    </style:style>
    <style:style style:name="T1135" style:parent-style-name="HTMLCode" style:family="text">
      <style:text-properties fo:color="#0000BB"/>
    </style:style>
    <style:style style:name="T1136" style:parent-style-name="HTMLCode" style:family="text">
      <style:text-properties fo:color="#007700"/>
    </style:style>
    <style:style style:name="T1137" style:parent-style-name="HTMLCode" style:family="text">
      <style:text-properties fo:color="#0000BB"/>
    </style:style>
    <style:style style:name="T1138" style:parent-style-name="HTMLCode" style:family="text">
      <style:text-properties fo:color="#007700"/>
    </style:style>
    <style:style style:name="T1139" style:parent-style-name="HTMLCode" style:family="text">
      <style:text-properties fo:color="#0000BB"/>
    </style:style>
    <style:style style:name="T1140" style:parent-style-name="HTMLCode" style:family="text">
      <style:text-properties fo:color="#007700"/>
    </style:style>
    <style:style style:name="T1141" style:parent-style-name="HTMLCode" style:family="text">
      <style:text-properties fo:color="#0000BB"/>
    </style:style>
    <style:style style:name="T1142" style:parent-style-name="HTMLCode" style:family="text">
      <style:text-properties fo:color="#007700"/>
    </style:style>
    <style:style style:name="T1143" style:parent-style-name="DefaultParagraphFont" style:family="text">
      <style:text-properties style:font-name="Courier New" style:font-name-complex="Courier New" fo:color="#007700" style:font-size-complex="10pt"/>
    </style:style>
    <style:style style:name="T1144" style:parent-style-name="HTMLCode" style:family="text">
      <style:text-properties fo:color="#007700"/>
    </style:style>
    <style:style style:name="T1145" style:parent-style-name="HTMLCode" style:family="text">
      <style:text-properties fo:color="#FF8000"/>
    </style:style>
    <style:style style:name="T1146" style:parent-style-name="DefaultParagraphFont" style:family="text">
      <style:text-properties style:font-name="Courier New" style:font-name-complex="Courier New" fo:color="#FF8000" style:font-size-complex="10pt"/>
    </style:style>
    <style:style style:name="T1147" style:parent-style-name="HTMLCode" style:family="text">
      <style:text-properties fo:color="#FF8000"/>
    </style:style>
    <style:style style:name="T1148" style:parent-style-name="HTMLCode" style:family="text">
      <style:text-properties fo:color="#0000BB"/>
    </style:style>
    <style:style style:name="T1149" style:parent-style-name="HTMLCode" style:family="text">
      <style:text-properties fo:color="#007700"/>
    </style:style>
    <style:style style:name="T1150" style:parent-style-name="HTMLCode" style:family="text">
      <style:text-properties fo:color="#0000BB"/>
    </style:style>
    <style:style style:name="T1151" style:parent-style-name="HTMLCode" style:family="text">
      <style:text-properties fo:color="#007700"/>
    </style:style>
    <style:style style:name="T1152" style:parent-style-name="HTMLCode" style:family="text">
      <style:text-properties fo:color="#0000BB"/>
    </style:style>
    <style:style style:name="T1153" style:parent-style-name="HTMLCode" style:family="text">
      <style:text-properties fo:color="#007700"/>
    </style:style>
    <style:style style:name="T1154" style:parent-style-name="HTMLCode" style:family="text">
      <style:text-properties fo:color="#0000BB"/>
    </style:style>
    <style:style style:name="T1155" style:parent-style-name="HTMLCode" style:family="text">
      <style:text-properties fo:color="#007700"/>
    </style:style>
    <style:style style:name="T1156" style:parent-style-name="DefaultParagraphFont" style:family="text">
      <style:text-properties style:font-name="Courier New" style:font-name-complex="Courier New" fo:color="#007700" style:font-size-complex="10pt"/>
    </style:style>
    <style:style style:name="T1157" style:parent-style-name="HTMLCode" style:family="text">
      <style:text-properties fo:color="#007700"/>
    </style:style>
    <style:style style:name="T1158" style:parent-style-name="HTMLCode" style:family="text">
      <style:text-properties fo:color="#FF8000"/>
    </style:style>
    <style:style style:name="T1159" style:parent-style-name="DefaultParagraphFont" style:family="text">
      <style:text-properties style:font-name="Courier New" style:font-name-complex="Courier New" fo:color="#FF8000" style:font-size-complex="10pt"/>
    </style:style>
    <style:style style:name="T1160" style:parent-style-name="HTMLCode" style:family="text">
      <style:text-properties fo:color="#FF8000"/>
    </style:style>
    <style:style style:name="T1161" style:parent-style-name="HTMLCode" style:family="text">
      <style:text-properties fo:color="#0000BB"/>
    </style:style>
    <style:style style:name="T1162" style:parent-style-name="HTMLCode" style:family="text">
      <style:text-properties fo:color="#007700"/>
    </style:style>
    <style:style style:name="T1163" style:parent-style-name="HTMLCode" style:family="text">
      <style:text-properties fo:color="#0000BB"/>
    </style:style>
    <style:style style:name="T1164" style:parent-style-name="HTMLCode" style:family="text">
      <style:text-properties fo:color="#007700"/>
    </style:style>
    <style:style style:name="P1165"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1166" style:parent-style-name="HTMLCode" style:family="text">
      <style:text-properties fo:color="#007700"/>
    </style:style>
    <style:style style:name="T1167" style:parent-style-name="HTMLCode" style:family="text">
      <style:text-properties fo:color="#0000BB"/>
    </style:style>
    <style:style style:name="T1168" style:parent-style-name="HTMLCode" style:family="text">
      <style:text-properties fo:color="#007700"/>
    </style:style>
    <style:style style:name="T1169" style:parent-style-name="HTMLCode" style:family="text">
      <style:text-properties fo:color="#0000BB"/>
    </style:style>
    <style:style style:name="T1170" style:parent-style-name="HTMLCode" style:family="text">
      <style:text-properties fo:color="#007700"/>
    </style:style>
    <style:style style:name="T1171" style:parent-style-name="HTMLCode" style:family="text">
      <style:text-properties fo:color="#0000BB"/>
    </style:style>
    <style:style style:name="T1172" style:parent-style-name="HTMLCode" style:family="text">
      <style:text-properties fo:color="#007700"/>
    </style:style>
    <style:style style:name="T1173" style:parent-style-name="HTMLCode" style:family="text">
      <style:text-properties fo:color="#0000BB"/>
    </style:style>
    <style:style style:name="T1174" style:parent-style-name="HTMLCode" style:family="text">
      <style:text-properties fo:color="#007700"/>
    </style:style>
    <style:style style:name="T1175" style:parent-style-name="DefaultParagraphFont" style:family="text">
      <style:text-properties style:font-name="Courier New" style:font-name-complex="Courier New" fo:color="#007700" style:font-size-complex="10pt"/>
    </style:style>
    <style:style style:name="T1176" style:parent-style-name="HTMLCode" style:family="text">
      <style:text-properties fo:color="#007700"/>
    </style:style>
    <style:style style:name="T1177" style:parent-style-name="DefaultParagraphFont" style:family="text">
      <style:text-properties style:font-name="Courier New" style:font-name-complex="Courier New" fo:color="#007700" style:font-size-complex="10pt"/>
    </style:style>
    <style:style style:name="P1178" style:parent-style-name="Normal" style:family="paragraph">
      <style:text-properties fo:language="en" fo:country="GB"/>
    </style:style>
    <style:style style:name="P1179" style:parent-style-name="Normal" style:family="paragraph">
      <style:text-properties fo:language="en" fo:country="US"/>
    </style:style>
    <style:style style:name="P1180" style:parent-style-name="Normal" style:family="paragraph">
      <style:text-properties fo:language="en" fo:country="US"/>
    </style:style>
    <style:style style:name="P1181" style:parent-style-name="Normal" style:family="paragraph">
      <style:paragraph-properties fo:keep-together="always" fo:margin-bottom="0.0833in"/>
      <style:text-properties fo:language="en" fo:country="US"/>
    </style:style>
    <style:style style:name="P1182" style:parent-style-name="Normal" style:family="paragraph">
      <style:paragraph-properties fo:keep-together="always"/>
      <style:text-properties fo:language="en" fo:country="US"/>
    </style:style>
    <style:style style:name="P1183" style:parent-style-name="Normal" style:family="paragraph">
      <style:paragraph-properties fo:keep-together="always"/>
      <style:text-properties fo:language="en" fo:country="US"/>
    </style:style>
    <style:style style:name="P1184" style:parent-style-name="Normal" style:family="paragraph">
      <style:paragraph-properties fo:keep-together="always"/>
      <style:text-properties fo:language="en" fo:country="US"/>
    </style:style>
    <style:style style:name="P1185" style:parent-style-name="Heading2" style:family="paragraph">
      <style:paragraph-properties fo:break-before="page"/>
    </style:style>
    <style:style style:name="T1186" style:parent-style-name="DefaultParagraphFont" style:family="text">
      <style:text-properties fo:language="en" fo:country="US"/>
    </style:style>
    <style:style style:name="T1187" style:parent-style-name="DefaultParagraphFont" style:family="text">
      <style:text-properties fo:language="en" fo:country="US"/>
    </style:style>
    <style:style style:name="T1188" style:parent-style-name="DefaultParagraphFont" style:family="text">
      <style:text-properties fo:language="en" fo:country="US"/>
    </style:style>
    <style:style style:name="T1189" style:parent-style-name="DefaultParagraphFont" style:family="text">
      <style:text-properties fo:language="en" fo:country="US"/>
    </style:style>
    <style:style style:name="T1190" style:parent-style-name="DefaultParagraphFont" style:family="text">
      <style:text-properties fo:language="en" fo:country="US"/>
    </style:style>
    <style:style style:name="T1191" style:parent-style-name="DefaultParagraphFont" style:family="text">
      <style:text-properties fo:language="en" fo:country="US"/>
    </style:style>
    <style:style style:name="T1192" style:parent-style-name="DefaultParagraphFont" style:family="text">
      <style:text-properties fo:language="en" fo:country="US"/>
    </style:style>
    <style:style style:name="T1193" style:parent-style-name="DefaultParagraphFont" style:family="text">
      <style:text-properties fo:language="en" fo:country="US"/>
    </style:style>
    <style:style style:name="T1194" style:parent-style-name="DefaultParagraphFont" style:family="text">
      <style:text-properties fo:language="en" fo:country="US"/>
    </style:style>
    <style:style style:name="T1195" style:parent-style-name="DefaultParagraphFont" style:family="text">
      <style:text-properties fo:language="en" fo:country="US"/>
    </style:style>
    <style:style style:name="T1196" style:parent-style-name="DefaultParagraphFont" style:family="text">
      <style:text-properties fo:language="en" fo:country="US"/>
    </style:style>
    <style:style style:name="T1197" style:parent-style-name="DefaultParagraphFont" style:family="text">
      <style:text-properties fo:language="en" fo:country="US"/>
    </style:style>
    <style:style style:name="T1198" style:parent-style-name="DefaultParagraphFont" style:family="text">
      <style:text-properties fo:language="en" fo:country="US"/>
    </style:style>
    <style:style style:name="T1199" style:parent-style-name="DefaultParagraphFont" style:family="text">
      <style:text-properties fo:language="en" fo:country="US"/>
    </style:style>
    <style:style style:name="P1200" style:parent-style-name="Normal" style:family="paragraph">
      <style:text-properties fo:language="en" fo:country="US"/>
    </style:style>
    <style:style style:name="P1201" style:parent-style-name="Normal" style:family="paragraph">
      <style:paragraph-properties fo:border="0.0069in solid #000000" fo:padding-top="0.0138in" fo:padding-left="0.0555in" fo:padding-bottom="0.0138in" fo:padding-right="0.0555in" style:shadow="none" fo:text-align="start" fo:background-color="#EBF1DE"/>
      <style:text-properties fo:language="en" fo:country="US"/>
    </style:style>
    <style:style style:name="P1202" style:parent-style-name="Normal" style:family="paragraph">
      <style:paragraph-properties fo:border="0.0069in solid #000000" fo:padding-top="0.0138in" fo:padding-left="0.0555in" fo:padding-bottom="0.0138in" fo:padding-right="0.0555in" style:shadow="none" fo:text-align="start" fo:background-color="#EBF1DE"/>
    </style:style>
    <style:style style:name="T1203" style:parent-style-name="HTMLCode" style:family="text">
      <style:text-properties fo:color="#0000BB"/>
    </style:style>
    <style:style style:name="T1204" style:parent-style-name="HTMLCode" style:family="text">
      <style:text-properties fo:color="#007700"/>
    </style:style>
    <style:style style:name="T1205" style:parent-style-name="HTMLCode" style:family="text">
      <style:text-properties fo:color="#DD0000"/>
    </style:style>
    <style:style style:name="T1206" style:parent-style-name="HTMLCode" style:family="text">
      <style:text-properties fo:color="#007700"/>
    </style:style>
    <style:style style:name="T1207" style:parent-style-name="DefaultParagraphFont" style:family="text">
      <style:text-properties style:font-name="Courier New" style:font-name-complex="Courier New" fo:color="#007700" style:font-size-complex="10pt"/>
    </style:style>
    <style:style style:name="T1208" style:parent-style-name="HTMLCode" style:family="text">
      <style:text-properties fo:color="#0000BB"/>
    </style:style>
    <style:style style:name="T1209" style:parent-style-name="HTMLCode" style:family="text">
      <style:text-properties fo:color="#007700"/>
    </style:style>
    <style:style style:name="T1210" style:parent-style-name="HTMLCode" style:family="text">
      <style:text-properties fo:color="#DD0000"/>
    </style:style>
    <style:style style:name="T1211" style:parent-style-name="HTMLCode" style:family="text">
      <style:text-properties fo:color="#007700"/>
    </style:style>
    <style:style style:name="T1212" style:parent-style-name="DefaultParagraphFont" style:family="text">
      <style:text-properties style:font-name="Courier New" style:font-name-complex="Courier New" fo:color="#007700" style:font-size-complex="10pt"/>
    </style:style>
    <style:style style:name="T1213" style:parent-style-name="DefaultParagraphFont" style:family="text">
      <style:text-properties style:font-name="Courier New" style:font-name-complex="Courier New" fo:color="#007700" style:font-size-complex="10pt"/>
    </style:style>
    <style:style style:name="T1214" style:parent-style-name="DefaultParagraphFont" style:family="text">
      <style:text-properties style:font-name="Courier New" style:font-name-complex="Courier New" fo:color="#007700" style:font-size-complex="10pt"/>
    </style:style>
    <style:style style:name="T1215" style:parent-style-name="HTMLCode" style:family="text">
      <style:text-properties fo:color="#007700"/>
    </style:style>
    <style:style style:name="T1216" style:parent-style-name="HTMLCode" style:family="text">
      <style:text-properties fo:color="#DD0000"/>
    </style:style>
    <style:style style:name="T1217" style:parent-style-name="HTMLCode" style:family="text">
      <style:text-properties fo:color="#007700"/>
    </style:style>
    <style:style style:name="T1218" style:parent-style-name="HTMLCode" style:family="text">
      <style:text-properties fo:color="#0000BB"/>
    </style:style>
    <style:style style:name="T1219" style:parent-style-name="HTMLCode" style:family="text">
      <style:text-properties fo:color="#007700"/>
    </style:style>
    <style:style style:name="T1220" style:parent-style-name="HTMLCode" style:family="text">
      <style:text-properties fo:color="#0000BB"/>
    </style:style>
    <style:style style:name="T1221" style:parent-style-name="HTMLCode" style:family="text">
      <style:text-properties fo:color="#007700"/>
    </style:style>
    <style:style style:name="T1222" style:parent-style-name="HTMLCode" style:family="text">
      <style:text-properties fo:color="#0000BB"/>
    </style:style>
    <style:style style:name="T1223" style:parent-style-name="HTMLCode" style:family="text">
      <style:text-properties fo:color="#007700"/>
    </style:style>
    <style:style style:name="T1224" style:parent-style-name="HTMLCode" style:family="text">
      <style:text-properties fo:color="#DD0000"/>
    </style:style>
    <style:style style:name="T1225" style:parent-style-name="HTMLCode" style:family="text">
      <style:text-properties fo:color="#007700"/>
    </style:style>
    <style:style style:name="T1226" style:parent-style-name="HTMLCode" style:family="text">
      <style:text-properties fo:color="#0000BB"/>
    </style:style>
    <style:style style:name="T1227" style:parent-style-name="HTMLCode" style:family="text">
      <style:text-properties fo:color="#007700"/>
    </style:style>
    <style:style style:name="T1228" style:parent-style-name="HTMLCode" style:family="text">
      <style:text-properties fo:color="#DD0000"/>
    </style:style>
    <style:style style:name="T1229" style:parent-style-name="HTMLCode" style:family="text">
      <style:text-properties fo:color="#007700"/>
    </style:style>
    <style:style style:name="T1230" style:parent-style-name="DefaultParagraphFont" style:family="text">
      <style:text-properties style:font-name="Courier New" style:font-name-complex="Courier New" fo:color="#007700" style:font-size-complex="10pt"/>
    </style:style>
    <style:style style:name="T1231" style:parent-style-name="HTMLCode" style:family="text">
      <style:text-properties fo:color="#FF8000"/>
    </style:style>
    <style:style style:name="T1232" style:parent-style-name="DefaultParagraphFont" style:family="text">
      <style:text-properties style:font-name="Courier New" style:font-name-complex="Courier New" fo:color="#FF8000" style:font-size-complex="10pt"/>
    </style:style>
    <style:style style:name="T1233" style:parent-style-name="HTMLCode" style:family="text">
      <style:text-properties fo:color="#0000BB"/>
    </style:style>
    <style:style style:name="T1234" style:parent-style-name="HTMLCode" style:family="text">
      <style:text-properties fo:color="#007700"/>
    </style:style>
    <style:style style:name="T1235" style:parent-style-name="HTMLCode" style:family="text">
      <style:text-properties fo:color="#0000BB"/>
    </style:style>
    <style:style style:name="T1236" style:parent-style-name="HTMLCode" style:family="text">
      <style:text-properties fo:color="#007700"/>
    </style:style>
    <style:style style:name="T1237" style:parent-style-name="HTMLCode" style:family="text">
      <style:text-properties fo:color="#0000BB"/>
    </style:style>
    <style:style style:name="T1238" style:parent-style-name="HTMLCode" style:family="text">
      <style:text-properties fo:color="#007700"/>
    </style:style>
    <style:style style:name="T1239" style:parent-style-name="HTMLCode" style:family="text">
      <style:text-properties fo:color="#0000BB"/>
    </style:style>
    <style:style style:name="T1240" style:parent-style-name="HTMLCode" style:family="text">
      <style:text-properties fo:color="#007700"/>
    </style:style>
    <style:style style:name="T1241" style:parent-style-name="DefaultParagraphFont" style:family="text">
      <style:text-properties style:font-name="Courier New" style:font-name-complex="Courier New" fo:color="#007700" style:font-size-complex="10pt"/>
    </style:style>
    <style:style style:name="T1242" style:parent-style-name="DefaultParagraphFont" style:family="text">
      <style:text-properties style:font-name="Courier New" style:font-name-complex="Courier New" fo:color="#007700" style:font-size-complex="10pt"/>
    </style:style>
    <style:style style:name="T1243" style:parent-style-name="DefaultParagraphFont" style:family="text">
      <style:text-properties style:font-name="Courier New" style:font-name-complex="Courier New" fo:color="#007700" style:font-size-complex="10pt"/>
    </style:style>
    <style:style style:name="T1244" style:parent-style-name="HTMLCode" style:family="text">
      <style:text-properties fo:color="#FF8000"/>
    </style:style>
    <style:style style:name="T1245" style:parent-style-name="DefaultParagraphFont" style:family="text">
      <style:text-properties style:font-name="Courier New" style:font-name-complex="Courier New" fo:color="#FF8000" style:font-size-complex="10pt"/>
    </style:style>
    <style:style style:name="T1246" style:parent-style-name="HTMLCode" style:family="text">
      <style:text-properties fo:color="#0000BB"/>
    </style:style>
    <style:style style:name="T1247" style:parent-style-name="HTMLCode" style:family="text">
      <style:text-properties fo:color="#007700"/>
    </style:style>
    <style:style style:name="T1248" style:parent-style-name="HTMLCode" style:family="text">
      <style:text-properties fo:color="#0000BB"/>
    </style:style>
    <style:style style:name="T1249" style:parent-style-name="HTMLCode" style:family="text">
      <style:text-properties fo:color="#007700"/>
    </style:style>
    <style:style style:name="T1250" style:parent-style-name="DefaultParagraphFont" style:family="text">
      <style:text-properties style:font-name="Courier New" style:font-name-complex="Courier New" fo:color="#007700" style:font-size-complex="10pt"/>
    </style:style>
    <style:style style:name="T1251" style:parent-style-name="HTMLCode" style:family="text">
      <style:text-properties fo:color="#FF8000"/>
    </style:style>
    <style:style style:name="T1252" style:parent-style-name="DefaultParagraphFont" style:family="text">
      <style:text-properties style:font-name="Courier New" style:font-name-complex="Courier New" fo:color="#FF8000" style:font-size-complex="10pt"/>
    </style:style>
    <style:style style:name="T1253" style:parent-style-name="HTMLCode" style:family="text">
      <style:text-properties fo:color="#0000BB"/>
    </style:style>
    <style:style style:name="T1254" style:parent-style-name="HTMLCode" style:family="text">
      <style:text-properties fo:color="#007700"/>
    </style:style>
    <style:style style:name="T1255" style:parent-style-name="HTMLCode" style:family="text">
      <style:text-properties fo:color="#0000BB"/>
    </style:style>
    <style:style style:name="T1256" style:parent-style-name="HTMLCode" style:family="text">
      <style:text-properties fo:color="#007700"/>
    </style:style>
    <style:style style:name="T1257" style:parent-style-name="DefaultParagraphFont" style:family="text">
      <style:text-properties style:font-name="Courier New" style:font-name-complex="Courier New" fo:color="#007700" style:font-size-complex="10pt"/>
    </style:style>
    <style:style style:name="T1258" style:parent-style-name="DefaultParagraphFont" style:family="text">
      <style:text-properties style:font-name="Courier New" style:font-name-complex="Courier New" fo:color="#007700" style:font-size-complex="10pt"/>
    </style:style>
    <style:style style:name="T1259" style:parent-style-name="HTMLCode" style:family="text">
      <style:text-properties fo:color="#FF8000"/>
    </style:style>
    <style:style style:name="T1260" style:parent-style-name="HTMLCode" style:family="text">
      <style:text-properties fo:color="#FF8000"/>
    </style:style>
    <style:style style:name="T1261" style:parent-style-name="HTMLCode" style:family="text">
      <style:text-properties fo:color="#FF8000"/>
    </style:style>
    <style:style style:name="T1262" style:parent-style-name="DefaultParagraphFont" style:family="text">
      <style:text-properties style:font-name="Courier New" style:font-name-complex="Courier New" fo:color="#FF8000" style:font-size-complex="10pt"/>
    </style:style>
    <style:style style:name="T1263" style:parent-style-name="HTMLCode" style:family="text">
      <style:text-properties fo:color="#FF8000"/>
    </style:style>
    <style:style style:name="P1264" style:parent-style-name="Normal" style:family="paragraph">
      <style:paragraph-properties fo:border="0.0069in solid #000000" fo:padding-top="0.0138in" fo:padding-left="0.0555in" fo:padding-bottom="0.0138in" fo:padding-right="0.0555in" style:shadow="none" fo:text-align="start" fo:background-color="#EBF1DE"/>
    </style:style>
    <style:style style:name="T1265" style:parent-style-name="HTMLCode" style:family="text">
      <style:text-properties fo:color="#0000BB"/>
    </style:style>
    <style:style style:name="T1266" style:parent-style-name="HTMLCode" style:family="text">
      <style:text-properties fo:color="#007700"/>
    </style:style>
    <style:style style:name="T1267" style:parent-style-name="HTMLCode" style:family="text">
      <style:text-properties fo:color="#0000BB"/>
    </style:style>
    <style:style style:name="T1268" style:parent-style-name="HTMLCode" style:family="text">
      <style:text-properties fo:color="#007700"/>
    </style:style>
    <style:style style:name="T1269" style:parent-style-name="HTMLCode" style:family="text">
      <style:text-properties fo:color="#0000BB"/>
    </style:style>
    <style:style style:name="T1270" style:parent-style-name="HTMLCode" style:family="text">
      <style:text-properties fo:color="#007700"/>
    </style:style>
    <style:style style:name="P1271" style:parent-style-name="Normal" style:family="paragraph">
      <style:paragraph-properties fo:border="0.0069in solid #000000" fo:padding-top="0.0138in" fo:padding-left="0.0555in" fo:padding-bottom="0.0138in" fo:padding-right="0.0555in" style:shadow="none" fo:text-align="start" fo:background-color="#EBF1DE"/>
    </style:style>
    <style:style style:name="T1272" style:parent-style-name="HTMLCode" style:family="text">
      <style:text-properties fo:color="#007700"/>
    </style:style>
    <style:style style:name="T1273" style:parent-style-name="HTMLCode" style:family="text">
      <style:text-properties fo:color="#0000BB"/>
    </style:style>
    <style:style style:name="T1274" style:parent-style-name="HTMLCode" style:family="text">
      <style:text-properties fo:color="#007700"/>
    </style:style>
    <style:style style:name="T1275" style:parent-style-name="HTMLCode" style:family="text">
      <style:text-properties fo:color="#0000BB"/>
    </style:style>
    <style:style style:name="T1276" style:parent-style-name="HTMLCode" style:family="text">
      <style:text-properties fo:color="#007700"/>
    </style:style>
    <style:style style:name="T1277" style:parent-style-name="DefaultParagraphFont" style:family="text">
      <style:text-properties style:font-name="Courier New" style:font-name-complex="Courier New" fo:color="#007700" style:font-size-complex="10pt"/>
    </style:style>
    <style:style style:name="T1278" style:parent-style-name="DefaultParagraphFont" style:family="text">
      <style:text-properties style:font-name="Courier New" style:font-name-complex="Courier New" fo:color="#007700" style:font-size-complex="10pt"/>
    </style:style>
    <style:style style:name="T1279" style:parent-style-name="HTMLCode" style:family="text">
      <style:text-properties fo:color="#FF8000"/>
    </style:style>
    <style:style style:name="T1280" style:parent-style-name="DefaultParagraphFont" style:family="text">
      <style:text-properties style:font-name="Courier New" style:font-name-complex="Courier New" fo:color="#FF8000" style:font-size-complex="10pt"/>
    </style:style>
    <style:style style:name="T1281" style:parent-style-name="HTMLCode" style:family="text">
      <style:text-properties fo:color="#0000BB"/>
    </style:style>
    <style:style style:name="T1282" style:parent-style-name="HTMLCode" style:family="text">
      <style:text-properties fo:color="#007700"/>
    </style:style>
    <style:style style:name="T1283" style:parent-style-name="HTMLCode" style:family="text">
      <style:text-properties fo:color="#0000BB"/>
    </style:style>
    <style:style style:name="T1284" style:parent-style-name="HTMLCode" style:family="text">
      <style:text-properties fo:color="#007700"/>
    </style:style>
    <style:style style:name="T1285" style:parent-style-name="DefaultParagraphFont" style:family="text">
      <style:text-properties style:font-name="Courier New" style:font-name-complex="Courier New" fo:color="#007700" style:font-size-complex="10pt"/>
    </style:style>
    <style:style style:name="T1286" style:parent-style-name="DefaultParagraphFont" style:family="text">
      <style:text-properties style:font-name="Courier New" style:font-name-complex="Courier New" fo:color="#007700" style:font-size-complex="10pt"/>
    </style:style>
    <style:style style:name="T1287" style:parent-style-name="HTMLCode" style:family="text">
      <style:text-properties fo:color="#FF8000"/>
    </style:style>
    <style:style style:name="T1288" style:parent-style-name="DefaultParagraphFont" style:family="text">
      <style:text-properties style:font-name="Courier New" style:font-name-complex="Courier New" fo:color="#FF8000" style:font-size-complex="10pt"/>
    </style:style>
    <style:style style:name="T1289" style:parent-style-name="HTMLCode" style:family="text">
      <style:text-properties fo:color="#0000BB"/>
    </style:style>
    <style:style style:name="T1290" style:parent-style-name="HTMLCode" style:family="text">
      <style:text-properties fo:color="#007700"/>
    </style:style>
    <style:style style:name="T1291" style:parent-style-name="HTMLCode" style:family="text">
      <style:text-properties fo:color="#0000BB"/>
    </style:style>
    <style:style style:name="T1292" style:parent-style-name="HTMLCode" style:family="text">
      <style:text-properties fo:color="#007700"/>
    </style:style>
    <style:style style:name="T1293" style:parent-style-name="DefaultParagraphFont" style:family="text">
      <style:text-properties style:font-name="Courier New" style:font-name-complex="Courier New" fo:color="#007700" style:font-size-complex="10pt"/>
    </style:style>
    <style:style style:name="T1294" style:parent-style-name="HTMLCode" style:family="text">
      <style:text-properties fo:color="#FF8000"/>
    </style:style>
    <style:style style:name="T1295" style:parent-style-name="DefaultParagraphFont" style:family="text">
      <style:text-properties style:font-name="Courier New" style:font-name-complex="Courier New" fo:color="#FF8000" style:font-size-complex="10pt"/>
    </style:style>
    <style:style style:name="T1296" style:parent-style-name="HTMLCode" style:family="text">
      <style:text-properties fo:color="#FF8000"/>
    </style:style>
    <style:style style:name="P1297" style:parent-style-name="Normal" style:family="paragraph">
      <style:paragraph-properties fo:border="0.0069in solid #000000" fo:padding-top="0.0138in" fo:padding-left="0.0555in" fo:padding-bottom="0.0138in" fo:padding-right="0.0555in" style:shadow="none" fo:text-align="start" fo:background-color="#EBF1DE"/>
    </style:style>
    <style:style style:name="T1298" style:parent-style-name="HTMLCode" style:family="text">
      <style:text-properties fo:color="#FF8000"/>
    </style:style>
    <style:style style:name="T1299" style:parent-style-name="DefaultParagraphFont" style:family="text">
      <style:text-properties style:font-name="Courier New" style:font-name-complex="Courier New" fo:color="#FF8000" style:font-size-complex="10pt"/>
    </style:style>
    <style:style style:name="T1300" style:parent-style-name="HTMLCode" style:family="text">
      <style:text-properties fo:color="#007700"/>
    </style:style>
    <style:style style:name="T1301" style:parent-style-name="HTMLCode" style:family="text">
      <style:text-properties fo:color="#0000BB"/>
    </style:style>
    <style:style style:name="T1302" style:parent-style-name="HTMLCode" style:family="text">
      <style:text-properties fo:color="#007700"/>
    </style:style>
    <style:style style:name="T1303" style:parent-style-name="HTMLCode" style:family="text">
      <style:text-properties fo:color="#0000BB"/>
    </style:style>
    <style:style style:name="T1304" style:parent-style-name="HTMLCode" style:family="text">
      <style:text-properties fo:color="#007700"/>
    </style:style>
    <style:style style:name="T1305" style:parent-style-name="HTMLCode" style:family="text">
      <style:text-properties fo:color="#0000BB"/>
    </style:style>
    <style:style style:name="T1306" style:parent-style-name="HTMLCode" style:family="text">
      <style:text-properties fo:color="#007700"/>
    </style:style>
    <style:style style:name="T1307" style:parent-style-name="HTMLCode" style:family="text">
      <style:text-properties fo:color="#0000BB"/>
    </style:style>
    <style:style style:name="T1308" style:parent-style-name="HTMLCode" style:family="text">
      <style:text-properties fo:color="#007700"/>
    </style:style>
    <style:style style:name="T1309" style:parent-style-name="HTMLCode" style:family="text">
      <style:text-properties fo:color="#0000BB"/>
    </style:style>
    <style:style style:name="T1310" style:parent-style-name="HTMLCode" style:family="text">
      <style:text-properties fo:color="#007700"/>
    </style:style>
    <style:style style:name="T1311" style:parent-style-name="HTMLCode" style:family="text">
      <style:text-properties fo:color="#0000BB"/>
    </style:style>
    <style:style style:name="T1312" style:parent-style-name="HTMLCode" style:family="text">
      <style:text-properties fo:color="#007700"/>
    </style:style>
    <style:style style:name="T1313" style:parent-style-name="DefaultParagraphFont" style:family="text">
      <style:text-properties style:font-name="Courier New" style:font-name-complex="Courier New" fo:color="#007700" style:font-size-complex="10pt"/>
    </style:style>
    <style:style style:name="T1314" style:parent-style-name="HTMLCode" style:family="text">
      <style:text-properties fo:color="#007700"/>
    </style:style>
    <style:style style:name="T1315" style:parent-style-name="HTMLCode" style:family="text">
      <style:text-properties fo:color="#FF8000"/>
    </style:style>
    <style:style style:name="T1316" style:parent-style-name="DefaultParagraphFont" style:family="text">
      <style:text-properties style:font-name="Courier New" style:font-name-complex="Courier New" fo:color="#FF8000" style:font-size-complex="10pt"/>
    </style:style>
    <style:style style:name="T1317" style:parent-style-name="HTMLCode" style:family="text">
      <style:text-properties fo:color="#FF8000"/>
    </style:style>
    <style:style style:name="T1318" style:parent-style-name="HTMLCode" style:family="text">
      <style:text-properties fo:color="#0000BB"/>
    </style:style>
    <style:style style:name="T1319" style:parent-style-name="HTMLCode" style:family="text">
      <style:text-properties fo:color="#007700"/>
    </style:style>
    <style:style style:name="T1320" style:parent-style-name="HTMLCode" style:family="text">
      <style:text-properties fo:color="#0000BB"/>
    </style:style>
    <style:style style:name="T1321" style:parent-style-name="HTMLCode" style:family="text">
      <style:text-properties fo:color="#007700"/>
    </style:style>
    <style:style style:name="T1322" style:parent-style-name="HTMLCode" style:family="text">
      <style:text-properties fo:color="#0000BB"/>
    </style:style>
    <style:style style:name="T1323" style:parent-style-name="HTMLCode" style:family="text">
      <style:text-properties fo:color="#007700"/>
    </style:style>
    <style:style style:name="T1324" style:parent-style-name="HTMLCode" style:family="text">
      <style:text-properties fo:color="#0000BB"/>
    </style:style>
    <style:style style:name="T1325" style:parent-style-name="HTMLCode" style:family="text">
      <style:text-properties fo:color="#007700"/>
    </style:style>
    <style:style style:name="T1326" style:parent-style-name="DefaultParagraphFont" style:family="text">
      <style:text-properties style:font-name="Courier New" style:font-name-complex="Courier New" fo:color="#007700" style:font-size-complex="10pt"/>
    </style:style>
    <style:style style:name="T1327" style:parent-style-name="DefaultParagraphFont" style:family="text">
      <style:text-properties style:font-name="Courier New" style:font-name-complex="Courier New" fo:color="#007700" style:font-size-complex="10pt"/>
    </style:style>
    <style:style style:name="T1328" style:parent-style-name="HTMLCode" style:family="text">
      <style:text-properties fo:color="#007700"/>
    </style:style>
    <style:style style:name="T1329" style:parent-style-name="HTMLCode" style:family="text">
      <style:text-properties fo:color="#FF8000"/>
    </style:style>
    <style:style style:name="T1330" style:parent-style-name="DefaultParagraphFont" style:family="text">
      <style:text-properties style:font-name="Courier New" style:font-name-complex="Courier New" fo:color="#FF8000" style:font-size-complex="10pt"/>
    </style:style>
    <style:style style:name="T1331" style:parent-style-name="HTMLCode" style:family="text">
      <style:text-properties fo:color="#FF8000"/>
    </style:style>
    <style:style style:name="T1332" style:parent-style-name="HTMLCode" style:family="text">
      <style:text-properties fo:color="#0000BB"/>
    </style:style>
    <style:style style:name="T1333" style:parent-style-name="HTMLCode" style:family="text">
      <style:text-properties fo:color="#007700"/>
    </style:style>
    <style:style style:name="T1334" style:parent-style-name="HTMLCode" style:family="text">
      <style:text-properties fo:color="#0000BB"/>
    </style:style>
    <style:style style:name="T1335" style:parent-style-name="HTMLCode" style:family="text">
      <style:text-properties fo:color="#007700"/>
    </style:style>
    <style:style style:name="T1336" style:parent-style-name="HTMLCode" style:family="text">
      <style:text-properties fo:color="#0000BB"/>
    </style:style>
    <style:style style:name="T1337" style:parent-style-name="HTMLCode" style:family="text">
      <style:text-properties fo:color="#007700"/>
    </style:style>
    <style:style style:name="T1338" style:parent-style-name="DefaultParagraphFont" style:family="text">
      <style:text-properties style:font-name="Courier New" style:font-name-complex="Courier New" fo:color="#007700" style:font-size-complex="10pt"/>
    </style:style>
    <style:style style:name="T1339" style:parent-style-name="HTMLCode" style:family="text">
      <style:text-properties fo:color="#007700"/>
    </style:style>
    <style:style style:name="T1340" style:parent-style-name="HTMLCode" style:family="text">
      <style:text-properties fo:color="#FF8000"/>
    </style:style>
    <style:style style:name="T1341" style:parent-style-name="DefaultParagraphFont" style:family="text">
      <style:text-properties style:font-name="Courier New" style:font-name-complex="Courier New" fo:color="#FF8000" style:font-size-complex="10pt"/>
    </style:style>
    <style:style style:name="T1342" style:parent-style-name="HTMLCode" style:family="text">
      <style:text-properties fo:color="#FF8000"/>
    </style:style>
    <style:style style:name="T1343" style:parent-style-name="HTMLCode" style:family="text">
      <style:text-properties fo:color="#0000BB"/>
    </style:style>
    <style:style style:name="T1344" style:parent-style-name="HTMLCode" style:family="text">
      <style:text-properties fo:color="#007700"/>
    </style:style>
    <style:style style:name="T1345" style:parent-style-name="HTMLCode" style:family="text">
      <style:text-properties fo:color="#0000BB"/>
    </style:style>
    <style:style style:name="T1346" style:parent-style-name="HTMLCode" style:family="text">
      <style:text-properties fo:color="#007700"/>
    </style:style>
    <style:style style:name="T1347" style:parent-style-name="HTMLCode" style:family="text">
      <style:text-properties fo:color="#0000BB"/>
    </style:style>
    <style:style style:name="T1348" style:parent-style-name="HTMLCode" style:family="text">
      <style:text-properties fo:color="#007700"/>
    </style:style>
    <style:style style:name="T1349" style:parent-style-name="HTMLCode" style:family="text">
      <style:text-properties fo:color="#0000BB"/>
    </style:style>
    <style:style style:name="T1350" style:parent-style-name="HTMLCode" style:family="text">
      <style:text-properties fo:color="#007700"/>
    </style:style>
    <style:style style:name="T1351" style:parent-style-name="DefaultParagraphFont" style:family="text">
      <style:text-properties style:font-name="Courier New" style:font-name-complex="Courier New" fo:color="#007700" style:font-size-complex="10pt"/>
    </style:style>
    <style:style style:name="T1352" style:parent-style-name="HTMLCode" style:family="text">
      <style:text-properties fo:color="#007700"/>
    </style:style>
    <style:style style:name="T1353" style:parent-style-name="HTMLCode" style:family="text">
      <style:text-properties fo:color="#FF8000"/>
    </style:style>
    <style:style style:name="T1354" style:parent-style-name="DefaultParagraphFont" style:family="text">
      <style:text-properties style:font-name="Courier New" style:font-name-complex="Courier New" fo:color="#FF8000" style:font-size-complex="10pt"/>
    </style:style>
    <style:style style:name="T1355" style:parent-style-name="HTMLCode" style:family="text">
      <style:text-properties fo:color="#FF8000"/>
    </style:style>
    <style:style style:name="T1356" style:parent-style-name="DefaultParagraphFont" style:family="text">
      <style:text-properties style:font-name="Courier New" style:font-name-complex="Courier New" fo:color="#FF8000" style:font-size-complex="10pt"/>
    </style:style>
    <style:style style:name="T1357" style:parent-style-name="HTMLCode" style:family="text">
      <style:text-properties fo:color="#FF8000"/>
    </style:style>
    <style:style style:name="T1358" style:parent-style-name="HTMLCode" style:family="text">
      <style:text-properties fo:color="#0000BB"/>
    </style:style>
    <style:style style:name="T1359" style:parent-style-name="HTMLCode" style:family="text">
      <style:text-properties fo:color="#007700"/>
    </style:style>
    <style:style style:name="T1360" style:parent-style-name="HTMLCode" style:family="text">
      <style:text-properties fo:color="#0000BB"/>
    </style:style>
    <style:style style:name="T1361" style:parent-style-name="HTMLCode" style:family="text">
      <style:text-properties fo:color="#007700"/>
    </style:style>
    <style:style style:name="T1362" style:parent-style-name="HTMLCode" style:family="text">
      <style:text-properties fo:color="#0000BB"/>
    </style:style>
    <style:style style:name="T1363" style:parent-style-name="HTMLCode" style:family="text">
      <style:text-properties fo:color="#007700"/>
    </style:style>
    <style:style style:name="T1364" style:parent-style-name="HTMLCode" style:family="text">
      <style:text-properties fo:color="#DD0000"/>
    </style:style>
    <style:style style:name="T1365" style:parent-style-name="HTMLCode" style:family="text">
      <style:text-properties fo:color="#007700"/>
    </style:style>
    <style:style style:name="T1366" style:parent-style-name="HTMLCode" style:family="text">
      <style:text-properties fo:color="#0000BB"/>
    </style:style>
    <style:style style:name="T1367" style:parent-style-name="HTMLCode" style:family="text">
      <style:text-properties fo:color="#007700"/>
    </style:style>
    <style:style style:name="T1368" style:parent-style-name="DefaultParagraphFont" style:family="text">
      <style:text-properties style:font-name="Courier New" style:font-name-complex="Courier New" fo:color="#007700" style:font-size-complex="10pt"/>
    </style:style>
    <style:style style:name="T1369" style:parent-style-name="HTMLCode" style:family="text">
      <style:text-properties fo:color="#007700"/>
    </style:style>
    <style:style style:name="T1370" style:parent-style-name="DefaultParagraphFont" style:family="text">
      <style:text-properties style:font-name="Courier New" style:font-name-complex="Courier New" fo:color="#007700" style:font-size-complex="10pt"/>
    </style:style>
    <style:style style:name="P1371" style:parent-style-name="Normal" style:family="paragraph">
      <style:text-properties fo:language="en" fo:country="US"/>
    </style:style>
    <style:style style:name="P1372" style:parent-style-name="Normal" style:family="paragraph">
      <style:text-properties fo:language="en" fo:country="US"/>
    </style:style>
    <style:style style:name="P1373" style:parent-style-name="Normal" style:family="paragraph">
      <style:text-properties fo:language="en" fo:country="US"/>
    </style:style>
    <style:style style:name="P1374" style:parent-style-name="Normal" style:family="paragraph">
      <style:text-properties fo:language="en" fo:country="US"/>
    </style:style>
    <style:style style:name="P1375" style:parent-style-name="Normal" style:family="paragraph">
      <style:text-properties fo:language="en" fo:country="US"/>
    </style:style>
    <style:style style:name="P1376" style:parent-style-name="Normal" style:family="paragraph">
      <style:text-properties fo:language="en" fo:country="US"/>
    </style:style>
    <style:style style:name="P1377" style:parent-style-name="Normal" style:family="paragraph">
      <style:text-properties fo:language="en" fo:country="US"/>
    </style:style>
    <style:style style:name="P1378" style:parent-style-name="Normal" style:family="paragraph">
      <style:paragraph-properties fo:keep-together="always" fo:margin-bottom="0.0833in"/>
    </style:style>
    <style:style style:name="P1379" style:parent-style-name="Normal" style:family="paragraph">
      <style:paragraph-properties fo:keep-together="always"/>
    </style:style>
    <style:style style:name="P1380" style:parent-style-name="Normal" style:family="paragraph">
      <style:paragraph-properties fo:keep-together="always"/>
    </style:style>
    <style:style style:name="P1381" style:parent-style-name="Normal" style:family="paragraph">
      <style:paragraph-properties fo:keep-together="always"/>
    </style:style>
    <style:style style:name="P1382" style:parent-style-name="Heading2" style:family="paragraph">
      <style:paragraph-properties fo:break-before="page"/>
      <style:text-properties fo:language="en" fo:country="US"/>
    </style:style>
    <style:style style:name="P1383" style:parent-style-name="Normal" style:family="paragraph">
      <style:text-properties fo:language="en" fo:country="US"/>
    </style:style>
    <style:style style:name="P1384" style:parent-style-name="Normal" style:family="paragraph">
      <style:text-properties fo:language="en" fo:country="US"/>
    </style:style>
    <style:style style:name="P1385"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P1386"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1387" style:parent-style-name="HTMLCode" style:family="text">
      <style:text-properties fo:color="#0000BB"/>
    </style:style>
    <style:style style:name="T1388" style:parent-style-name="HTMLCode" style:family="text">
      <style:text-properties fo:color="#007700"/>
    </style:style>
    <style:style style:name="T1389" style:parent-style-name="HTMLCode" style:family="text">
      <style:text-properties fo:color="#DD0000"/>
    </style:style>
    <style:style style:name="T1390" style:parent-style-name="HTMLCode" style:family="text">
      <style:text-properties fo:color="#007700"/>
    </style:style>
    <style:style style:name="T1391" style:parent-style-name="DefaultParagraphFont" style:family="text">
      <style:text-properties style:font-name="Courier New" style:font-name-complex="Courier New" fo:color="#007700" style:font-size-complex="10pt"/>
    </style:style>
    <style:style style:name="T1392" style:parent-style-name="HTMLCode" style:family="text">
      <style:text-properties fo:color="#0000BB"/>
    </style:style>
    <style:style style:name="T1393" style:parent-style-name="HTMLCode" style:family="text">
      <style:text-properties fo:color="#007700"/>
    </style:style>
    <style:style style:name="T1394" style:parent-style-name="HTMLCode" style:family="text">
      <style:text-properties fo:color="#DD0000"/>
    </style:style>
    <style:style style:name="T1395" style:parent-style-name="HTMLCode" style:family="text">
      <style:text-properties fo:color="#007700"/>
    </style:style>
    <style:style style:name="T1396" style:parent-style-name="DefaultParagraphFont" style:family="text">
      <style:text-properties style:font-name="Courier New" style:font-name-complex="Courier New" fo:color="#007700" style:font-size-complex="10pt"/>
    </style:style>
    <style:style style:name="T1397" style:parent-style-name="DefaultParagraphFont" style:family="text">
      <style:text-properties style:font-name="Courier New" style:font-name-complex="Courier New" fo:color="#007700" style:font-size-complex="10pt"/>
    </style:style>
    <style:style style:name="T1398" style:parent-style-name="HTMLCode" style:family="text">
      <style:text-properties fo:color="#FF8000"/>
    </style:style>
    <style:style style:name="T1399" style:parent-style-name="HTMLCode" style:family="text">
      <style:text-properties fo:color="#0000BB"/>
    </style:style>
    <style:style style:name="T1400" style:parent-style-name="HTMLCode" style:family="text">
      <style:text-properties fo:color="#007700"/>
    </style:style>
    <style:style style:name="T1401" style:parent-style-name="HTMLCode" style:family="text">
      <style:text-properties fo:color="#0000BB"/>
    </style:style>
    <style:style style:name="T1402" style:parent-style-name="HTMLCode" style:family="text">
      <style:text-properties fo:color="#007700"/>
    </style:style>
    <style:style style:name="T1403" style:parent-style-name="HTMLCode" style:family="text">
      <style:text-properties fo:color="#0000BB"/>
    </style:style>
    <style:style style:name="T1404" style:parent-style-name="HTMLCode" style:family="text">
      <style:text-properties fo:color="#007700"/>
    </style:style>
    <style:style style:name="T1405" style:parent-style-name="HTMLCode" style:family="text">
      <style:text-properties fo:color="#0000BB"/>
    </style:style>
    <style:style style:name="T1406" style:parent-style-name="HTMLCode" style:family="text">
      <style:text-properties fo:color="#007700"/>
    </style:style>
    <style:style style:name="T1407" style:parent-style-name="DefaultParagraphFont" style:family="text">
      <style:text-properties style:font-name="Courier New" style:font-name-complex="Courier New" fo:color="#007700" style:font-size-complex="10pt"/>
    </style:style>
    <style:style style:name="T1408" style:parent-style-name="HTMLCode" style:family="text">
      <style:text-properties fo:color="#FF8000"/>
    </style:style>
    <style:style style:name="T1409" style:parent-style-name="DefaultParagraphFont" style:family="text">
      <style:text-properties style:font-name="Courier New" style:font-name-complex="Courier New" fo:color="#FF8000" style:font-size-complex="10pt"/>
    </style:style>
    <style:style style:name="T1410" style:parent-style-name="HTMLCode" style:family="text">
      <style:text-properties fo:color="#0000BB"/>
    </style:style>
    <style:style style:name="T1411" style:parent-style-name="HTMLCode" style:family="text">
      <style:text-properties fo:color="#007700"/>
    </style:style>
    <style:style style:name="T1412" style:parent-style-name="HTMLCode" style:family="text">
      <style:text-properties fo:color="#0000BB"/>
    </style:style>
    <style:style style:name="T1413" style:parent-style-name="HTMLCode" style:family="text">
      <style:text-properties fo:color="#007700"/>
    </style:style>
    <style:style style:name="T1414" style:parent-style-name="HTMLCode" style:family="text">
      <style:text-properties fo:color="#DD0000"/>
    </style:style>
    <style:style style:name="T1415" style:parent-style-name="HTMLCode" style:family="text">
      <style:text-properties fo:color="#007700"/>
    </style:style>
    <style:style style:name="T1416" style:parent-style-name="DefaultParagraphFont" style:family="text">
      <style:text-properties style:font-name="Courier New" style:font-name-complex="Courier New" fo:color="#007700" style:font-size-complex="10pt"/>
    </style:style>
    <style:style style:name="T1417" style:parent-style-name="HTMLCode" style:family="text">
      <style:text-properties fo:color="#FF8000"/>
    </style:style>
    <style:style style:name="T1418" style:parent-style-name="HTMLCode" style:family="text">
      <style:text-properties fo:color="#FF8000"/>
    </style:style>
    <style:style style:name="T1419" style:parent-style-name="HTMLCode" style:family="text">
      <style:text-properties fo:color="#FF8000"/>
    </style:style>
    <style:style style:name="T1420" style:parent-style-name="HTMLCode" style:family="text">
      <style:text-properties fo:color="#FF8000"/>
    </style:style>
    <style:style style:name="T1421" style:parent-style-name="HTMLCode" style:family="text">
      <style:text-properties fo:color="#FF8000"/>
    </style:style>
    <style:style style:name="P1422"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P1423"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1424" style:parent-style-name="HTMLCode" style:family="text">
      <style:text-properties fo:color="#FF8000"/>
    </style:style>
    <style:style style:name="T1425" style:parent-style-name="DefaultParagraphFont" style:family="text">
      <style:text-properties style:font-name="Courier New" style:font-name-complex="Courier New" fo:color="#FF8000" style:font-size-complex="10pt"/>
    </style:style>
    <style:style style:name="T1426" style:parent-style-name="HTMLCode" style:family="text">
      <style:text-properties fo:color="#0000BB"/>
    </style:style>
    <style:style style:name="T1427" style:parent-style-name="HTMLCode" style:family="text">
      <style:text-properties fo:color="#007700"/>
    </style:style>
    <style:style style:name="T1428" style:parent-style-name="HTMLCode" style:family="text">
      <style:text-properties fo:color="#0000BB"/>
    </style:style>
    <style:style style:name="T1429" style:parent-style-name="HTMLCode" style:family="text">
      <style:text-properties fo:color="#007700"/>
    </style:style>
    <style:style style:name="T1430" style:parent-style-name="HTMLCode" style:family="text">
      <style:text-properties fo:color="#0000BB"/>
    </style:style>
    <style:style style:name="T1431" style:parent-style-name="HTMLCode" style:family="text">
      <style:text-properties fo:color="#007700"/>
    </style:style>
    <style:style style:name="T1432" style:parent-style-name="HTMLCode" style:family="text">
      <style:text-properties fo:color="#0000BB"/>
    </style:style>
    <style:style style:name="T1433" style:parent-style-name="HTMLCode" style:family="text">
      <style:text-properties fo:color="#007700"/>
    </style:style>
    <style:style style:name="P1434"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style:font-name="Courier New" style:font-name-complex="Courier New" fo:color="#007700" style:font-size-complex="10pt"/>
    </style:style>
    <style:style style:name="P1435" style:parent-style-name="Normal" style:family="paragraph">
      <style:paragraph-properties fo:keep-together="always" fo:margin-bottom="0.0833in"/>
    </style:style>
    <style:style style:name="P1436" style:parent-style-name="Normal" style:family="paragraph">
      <style:paragraph-properties fo:keep-together="always"/>
    </style:style>
    <style:style style:name="P1437" style:parent-style-name="Normal" style:family="paragraph">
      <style:paragraph-properties fo:keep-together="always"/>
    </style:style>
    <style:style style:name="P1438" style:parent-style-name="Normal" style:family="paragraph">
      <style:paragraph-properties fo:keep-together="always"/>
    </style:style>
    <style:style style:name="P1439" style:parent-style-name="Heading2" style:family="paragraph">
      <style:paragraph-properties fo:break-before="page"/>
    </style:style>
    <style:style style:name="P1440" style:parent-style-name="Normal" style:family="paragraph">
      <style:paragraph-properties fo:border="0.0069in solid #000000" fo:padding-top="0.0138in" fo:padding-left="0.0555in" fo:padding-bottom="0.0138in" fo:padding-right="0.0555in" style:shadow="none" fo:text-align="start" fo:background-color="#EBF1DE"/>
    </style:style>
    <style:style style:name="P1441" style:parent-style-name="Normal" style:family="paragraph">
      <style:paragraph-properties fo:border="0.0069in solid #000000" fo:padding-top="0.0138in" fo:padding-left="0.0555in" fo:padding-bottom="0.0138in" fo:padding-right="0.0555in" style:shadow="none" fo:text-align="start" fo:background-color="#EBF1DE"/>
    </style:style>
    <style:style style:name="T1442" style:parent-style-name="HTMLCode" style:family="text">
      <style:text-properties fo:color="#FF8000"/>
    </style:style>
    <style:style style:name="T1443" style:parent-style-name="DefaultParagraphFont" style:family="text">
      <style:text-properties style:font-name="Courier New" style:font-name-complex="Courier New" fo:color="#FF8000" style:font-size-complex="10pt"/>
    </style:style>
    <style:style style:name="T1444" style:parent-style-name="HTMLCode" style:family="text">
      <style:text-properties fo:color="#0000BB"/>
    </style:style>
    <style:style style:name="T1445" style:parent-style-name="HTMLCode" style:family="text">
      <style:text-properties fo:color="#007700"/>
    </style:style>
    <style:style style:name="T1446" style:parent-style-name="HTMLCode" style:family="text">
      <style:text-properties fo:color="#0000BB"/>
    </style:style>
    <style:style style:name="T1447" style:parent-style-name="HTMLCode" style:family="text">
      <style:text-properties fo:color="#007700"/>
    </style:style>
    <style:style style:name="T1448" style:parent-style-name="HTMLCode" style:family="text">
      <style:text-properties fo:color="#0000BB"/>
    </style:style>
    <style:style style:name="T1449" style:parent-style-name="HTMLCode" style:family="text">
      <style:text-properties fo:color="#007700"/>
    </style:style>
    <style:style style:name="T1450" style:parent-style-name="DefaultParagraphFont" style:family="text">
      <style:text-properties style:font-name="Courier New" style:font-name-complex="Courier New" fo:color="#007700" style:font-size-complex="10pt"/>
    </style:style>
    <style:style style:name="T1451" style:parent-style-name="DefaultParagraphFont" style:family="text">
      <style:text-properties style:font-name="Courier New" style:font-name-complex="Courier New" fo:color="#007700" style:font-size-complex="10pt"/>
    </style:style>
    <style:style style:name="T1452" style:parent-style-name="DefaultParagraphFont" style:family="text">
      <style:text-properties style:font-name="Courier New" style:font-name-complex="Courier New" fo:color="#007700" style:font-size-complex="10pt"/>
    </style:style>
    <style:style style:name="T1453" style:parent-style-name="HTMLCode" style:family="text">
      <style:text-properties fo:color="#0000BB"/>
    </style:style>
    <style:style style:name="T1454" style:parent-style-name="HTMLCode" style:family="text">
      <style:text-properties fo:color="#007700"/>
    </style:style>
    <style:style style:name="T1455" style:parent-style-name="HTMLCode" style:family="text">
      <style:text-properties fo:color="#DD0000"/>
    </style:style>
    <style:style style:name="T1456" style:parent-style-name="HTMLCode" style:family="text">
      <style:text-properties fo:color="#007700"/>
    </style:style>
    <style:style style:name="T1457" style:parent-style-name="DefaultParagraphFont" style:family="text">
      <style:text-properties style:font-name="Courier New" style:font-name-complex="Courier New" fo:color="#007700" style:font-size-complex="10pt"/>
    </style:style>
    <style:style style:name="T1458" style:parent-style-name="HTMLCode" style:family="text">
      <style:text-properties fo:color="#0000BB"/>
    </style:style>
    <style:style style:name="T1459" style:parent-style-name="HTMLCode" style:family="text">
      <style:text-properties fo:color="#007700"/>
    </style:style>
    <style:style style:name="T1460" style:parent-style-name="HTMLCode" style:family="text">
      <style:text-properties fo:color="#DD0000"/>
    </style:style>
    <style:style style:name="T1461" style:parent-style-name="HTMLCode" style:family="text">
      <style:text-properties fo:color="#007700"/>
    </style:style>
    <style:style style:name="T1462" style:parent-style-name="DefaultParagraphFont" style:family="text">
      <style:text-properties style:font-name="Courier New" style:font-name-complex="Courier New" fo:color="#007700" style:font-size-complex="10pt"/>
    </style:style>
    <style:style style:name="T1463" style:parent-style-name="DefaultParagraphFont" style:family="text">
      <style:text-properties style:font-name="Courier New" style:font-name-complex="Courier New" fo:color="#007700" style:font-size-complex="10pt"/>
    </style:style>
    <style:style style:name="T1464" style:parent-style-name="HTMLCode" style:family="text">
      <style:text-properties fo:color="#0000BB"/>
    </style:style>
    <style:style style:name="T1465" style:parent-style-name="HTMLCode" style:family="text">
      <style:text-properties fo:color="#007700"/>
    </style:style>
    <style:style style:name="T1466" style:parent-style-name="HTMLCode" style:family="text">
      <style:text-properties fo:color="#0000BB"/>
    </style:style>
    <style:style style:name="T1467" style:parent-style-name="HTMLCode" style:family="text">
      <style:text-properties fo:color="#007700"/>
    </style:style>
    <style:style style:name="T1468" style:parent-style-name="HTMLCode" style:family="text">
      <style:text-properties fo:color="#0000BB"/>
    </style:style>
    <style:style style:name="T1469" style:parent-style-name="HTMLCode" style:family="text">
      <style:text-properties fo:color="#007700"/>
    </style:style>
    <style:style style:name="T1470" style:parent-style-name="HTMLCode" style:family="text">
      <style:text-properties fo:color="#0000BB"/>
    </style:style>
    <style:style style:name="T1471" style:parent-style-name="HTMLCode" style:family="text">
      <style:text-properties fo:color="#007700"/>
    </style:style>
    <style:style style:name="T1472" style:parent-style-name="DefaultParagraphFont" style:family="text">
      <style:text-properties style:font-name="Courier New" style:font-name-complex="Courier New" fo:color="#007700" style:font-size-complex="10pt"/>
    </style:style>
    <style:style style:name="T1473" style:parent-style-name="HTMLCode" style:family="text">
      <style:text-properties fo:color="#0000BB"/>
    </style:style>
    <style:style style:name="T1474" style:parent-style-name="HTMLCode" style:family="text">
      <style:text-properties fo:color="#007700"/>
    </style:style>
    <style:style style:name="T1475" style:parent-style-name="HTMLCode" style:family="text">
      <style:text-properties fo:color="#0000BB"/>
    </style:style>
    <style:style style:name="T1476" style:parent-style-name="HTMLCode" style:family="text">
      <style:text-properties fo:color="#007700"/>
    </style:style>
    <style:style style:name="T1477" style:parent-style-name="HTMLCode" style:family="text">
      <style:text-properties fo:color="#DD0000"/>
    </style:style>
    <style:style style:name="T1478" style:parent-style-name="HTMLCode" style:family="text">
      <style:text-properties fo:color="#007700"/>
    </style:style>
    <style:style style:name="T1479" style:parent-style-name="DefaultParagraphFont" style:family="text">
      <style:text-properties style:font-name="Courier New" style:font-name-complex="Courier New" fo:color="#007700" style:font-size-complex="10pt"/>
    </style:style>
    <style:style style:name="T1480" style:parent-style-name="HTMLCode" style:family="text">
      <style:text-properties fo:color="#0000BB"/>
    </style:style>
    <style:style style:name="T1481" style:parent-style-name="HTMLCode" style:family="text">
      <style:text-properties fo:color="#007700"/>
    </style:style>
    <style:style style:name="T1482" style:parent-style-name="HTMLCode" style:family="text">
      <style:text-properties fo:color="#0000BB"/>
    </style:style>
    <style:style style:name="T1483" style:parent-style-name="HTMLCode" style:family="text">
      <style:text-properties fo:color="#007700"/>
    </style:style>
    <style:style style:name="T1484" style:parent-style-name="HTMLCode" style:family="text">
      <style:text-properties fo:color="#0000BB"/>
    </style:style>
    <style:style style:name="T1485" style:parent-style-name="HTMLCode" style:family="text">
      <style:text-properties fo:color="#007700"/>
    </style:style>
    <style:style style:name="T1486" style:parent-style-name="HTMLCode" style:family="text">
      <style:text-properties fo:color="#0000BB"/>
    </style:style>
    <style:style style:name="T1487" style:parent-style-name="HTMLCode" style:family="text">
      <style:text-properties fo:color="#007700"/>
    </style:style>
    <style:style style:name="P1488" style:parent-style-name="Normal" style:family="paragraph">
      <style:paragraph-properties fo:border="0.0069in solid #000000" fo:padding-top="0.0138in" fo:padding-left="0.0555in" fo:padding-bottom="0.0138in" fo:padding-right="0.0555in" style:shadow="none" fo:text-align="start" fo:background-color="#EBF1DE"/>
    </style:style>
    <style:style style:name="P1489" style:parent-style-name="Normal" style:family="paragraph">
      <style:paragraph-properties fo:border="0.0069in solid #000000" fo:padding-top="0.0138in" fo:padding-left="0.0555in" fo:padding-bottom="0.0138in" fo:padding-right="0.0555in" style:shadow="none" fo:text-align="start" fo:background-color="#EBF1DE"/>
    </style:style>
    <style:style style:name="P1490" style:parent-style-name="Normal" style:family="paragraph">
      <style:paragraph-properties fo:border="0.0069in solid #000000" fo:padding-top="0.0138in" fo:padding-left="0.0555in" fo:padding-bottom="0.0138in" fo:padding-right="0.0555in" style:shadow="none" fo:text-align="start" fo:background-color="#EBF1DE"/>
    </style:style>
    <style:style style:name="T1491" style:parent-style-name="HTMLCode" style:family="text">
      <style:text-properties fo:color="#0000BB"/>
    </style:style>
    <style:style style:name="T1492" style:parent-style-name="HTMLCode" style:family="text">
      <style:text-properties fo:color="#007700"/>
    </style:style>
    <style:style style:name="T1493" style:parent-style-name="HTMLCode" style:family="text">
      <style:text-properties fo:color="#DD0000"/>
    </style:style>
    <style:style style:name="T1494" style:parent-style-name="HTMLCode" style:family="text">
      <style:text-properties fo:color="#007700"/>
    </style:style>
    <style:style style:name="T1495" style:parent-style-name="DefaultParagraphFont" style:family="text">
      <style:text-properties style:font-name="Courier New" style:font-name-complex="Courier New" fo:color="#007700" style:font-size-complex="10pt"/>
    </style:style>
    <style:style style:name="T1496" style:parent-style-name="DefaultParagraphFont" style:family="text">
      <style:text-properties style:font-name="Courier New" style:font-name-complex="Courier New" fo:color="#007700" style:font-size-complex="10pt"/>
    </style:style>
    <style:style style:name="T1497" style:parent-style-name="HTMLCode" style:family="text">
      <style:text-properties fo:color="#007700"/>
    </style:style>
    <style:style style:name="T1498" style:parent-style-name="DefaultParagraphFont" style:family="text">
      <style:text-properties style:font-name="Courier New" style:font-name-complex="Courier New" fo:color="#007700" style:font-size-complex="10pt"/>
    </style:style>
    <style:style style:name="T1499" style:parent-style-name="HTMLCode" style:family="text">
      <style:text-properties fo:color="#007700"/>
    </style:style>
    <style:style style:name="T1500" style:parent-style-name="HTMLCode" style:family="text">
      <style:text-properties fo:color="#FF8000"/>
    </style:style>
    <style:style style:name="T1501" style:parent-style-name="DefaultParagraphFont" style:family="text">
      <style:text-properties style:font-name="Courier New" style:font-name-complex="Courier New" fo:color="#FF8000" style:font-size-complex="10pt"/>
    </style:style>
    <style:style style:name="T1502" style:parent-style-name="HTMLCode" style:family="text">
      <style:text-properties fo:color="#FF8000"/>
    </style:style>
    <style:style style:name="T1503" style:parent-style-name="HTMLCode" style:family="text">
      <style:text-properties fo:color="#0000BB"/>
    </style:style>
    <style:style style:name="T1504" style:parent-style-name="HTMLCode" style:family="text">
      <style:text-properties fo:color="#007700"/>
    </style:style>
    <style:style style:name="T1505" style:parent-style-name="HTMLCode" style:family="text">
      <style:text-properties fo:color="#0000BB"/>
    </style:style>
    <style:style style:name="T1506" style:parent-style-name="HTMLCode" style:family="text">
      <style:text-properties fo:color="#007700"/>
    </style:style>
    <style:style style:name="T1507" style:parent-style-name="HTMLCode" style:family="text">
      <style:text-properties fo:color="#0000BB"/>
    </style:style>
    <style:style style:name="T1508" style:parent-style-name="HTMLCode" style:family="text">
      <style:text-properties fo:color="#007700"/>
    </style:style>
    <style:style style:name="T1509" style:parent-style-name="HTMLCode" style:family="text">
      <style:text-properties fo:color="#0000BB"/>
    </style:style>
    <style:style style:name="T1510" style:parent-style-name="HTMLCode" style:family="text">
      <style:text-properties fo:color="#007700"/>
    </style:style>
    <style:style style:name="T1511" style:parent-style-name="DefaultParagraphFont" style:family="text">
      <style:text-properties style:font-name="Courier New" style:font-name-complex="Courier New" fo:color="#007700" style:font-size-complex="10pt"/>
    </style:style>
    <style:style style:name="T1512" style:parent-style-name="HTMLCode" style:family="text">
      <style:text-properties fo:color="#007700"/>
    </style:style>
    <style:style style:name="T1513" style:parent-style-name="HTMLCode" style:family="text">
      <style:text-properties fo:color="#0000BB"/>
    </style:style>
    <style:style style:name="T1514" style:parent-style-name="HTMLCode" style:family="text">
      <style:text-properties fo:color="#0000BB"/>
    </style:style>
    <style:style style:name="T1515" style:parent-style-name="HTMLCode" style:family="text">
      <style:text-properties fo:color="#007700"/>
    </style:style>
    <style:style style:name="T1516" style:parent-style-name="DefaultParagraphFont" style:family="text">
      <style:text-properties style:font-name="Courier New" style:font-name-complex="Courier New" fo:color="#007700" style:font-size-complex="10pt"/>
    </style:style>
    <style:style style:name="T1517" style:parent-style-name="HTMLCode" style:family="text">
      <style:text-properties fo:color="#007700"/>
    </style:style>
    <style:style style:name="T1518" style:parent-style-name="HTMLCode" style:family="text">
      <style:text-properties fo:color="#DD0000"/>
    </style:style>
    <style:style style:name="T1519" style:parent-style-name="HTMLCode" style:family="text">
      <style:text-properties fo:color="#007700"/>
    </style:style>
    <style:style style:name="T1520" style:parent-style-name="HTMLCode" style:family="text">
      <style:text-properties fo:color="#0000BB"/>
    </style:style>
    <style:style style:name="T1521" style:parent-style-name="HTMLCode" style:family="text">
      <style:text-properties fo:color="#007700"/>
    </style:style>
    <style:style style:name="T1522" style:parent-style-name="HTMLCode" style:family="text">
      <style:text-properties fo:color="#0000BB"/>
    </style:style>
    <style:style style:name="T1523" style:parent-style-name="HTMLCode" style:family="text">
      <style:text-properties fo:color="#007700"/>
    </style:style>
    <style:style style:name="T1524" style:parent-style-name="DefaultParagraphFont" style:family="text">
      <style:text-properties style:font-name="Courier New" style:font-name-complex="Courier New" fo:color="#007700" style:font-size-complex="10pt"/>
    </style:style>
    <style:style style:name="T1525" style:parent-style-name="HTMLCode" style:family="text">
      <style:text-properties fo:color="#007700"/>
    </style:style>
    <style:style style:name="P1526" style:parent-style-name="Normal" style:family="paragraph">
      <style:paragraph-properties fo:border="0.0069in solid #000000" fo:padding-top="0.0138in" fo:padding-left="0.0555in" fo:padding-bottom="0.0138in" fo:padding-right="0.0555in" style:shadow="none" fo:text-align="start" fo:background-color="#EBF1DE"/>
    </style:style>
    <style:style style:name="P1527" style:parent-style-name="Normal" style:family="paragraph">
      <style:paragraph-properties fo:border="0.0069in solid #000000" fo:padding-top="0.0138in" fo:padding-left="0.0555in" fo:padding-bottom="0.0138in" fo:padding-right="0.0555in" style:shadow="none" fo:text-align="start" fo:background-color="#EBF1DE"/>
    </style:style>
    <style:style style:name="P1528" style:parent-style-name="Normal" style:family="paragraph">
      <style:paragraph-properties fo:border="0.0069in solid #000000" fo:padding-top="0.0138in" fo:padding-left="0.0555in" fo:padding-bottom="0.0138in" fo:padding-right="0.0555in" style:shadow="none" fo:text-align="start" fo:background-color="#EBF1DE"/>
    </style:style>
    <style:style style:name="T1529" style:parent-style-name="HTMLCode" style:family="text">
      <style:text-properties fo:color="#0000BB"/>
    </style:style>
    <style:style style:name="T1530" style:parent-style-name="HTMLCode" style:family="text">
      <style:text-properties fo:color="#00B050"/>
    </style:style>
    <style:style style:name="T1531" style:parent-style-name="HTMLCode" style:family="text">
      <style:text-properties fo:color="#0000BB"/>
    </style:style>
    <style:style style:name="T1532" style:parent-style-name="HTMLCode" style:family="text">
      <style:text-properties fo:color="#00B050"/>
    </style:style>
    <style:style style:name="T1533" style:parent-style-name="HTMLCode" style:family="text">
      <style:text-properties fo:color="#0000BB"/>
    </style:style>
    <style:style style:name="T1534" style:parent-style-name="HTMLCode" style:family="text">
      <style:text-properties fo:color="#00B050"/>
    </style:style>
    <style:style style:name="P1535" style:parent-style-name="Normal" style:family="paragraph">
      <style:paragraph-properties fo:border="0.0069in solid #000000" fo:padding-top="0.0138in" fo:padding-left="0.0555in" fo:padding-bottom="0.0138in" fo:padding-right="0.0555in" style:shadow="none" fo:text-align="start" fo:background-color="#EBF1DE"/>
    </style:style>
    <style:style style:name="T1536" style:parent-style-name="HTMLCode" style:family="text">
      <style:text-properties fo:color="#0000BB"/>
    </style:style>
    <style:style style:name="T1537" style:parent-style-name="HTMLCode" style:family="text">
      <style:text-properties fo:color="#0000BB"/>
    </style:style>
    <style:style style:name="T1538" style:parent-style-name="HTMLCode" style:family="text">
      <style:text-properties fo:color="#0000BB"/>
    </style:style>
    <style:style style:name="T1539" style:parent-style-name="HTMLCode" style:family="text">
      <style:text-properties fo:color="#00B050"/>
    </style:style>
    <style:style style:name="T1540" style:parent-style-name="HTMLCode" style:family="text">
      <style:text-properties fo:color="#0000BB"/>
    </style:style>
    <style:style style:name="T1541" style:parent-style-name="HTMLCode" style:family="text">
      <style:text-properties fo:color="#00B050"/>
    </style:style>
    <style:style style:name="T1542" style:parent-style-name="HTMLCode" style:family="text">
      <style:text-properties fo:color="#0000BB"/>
    </style:style>
    <style:style style:name="T1543" style:parent-style-name="HTMLCode" style:family="text">
      <style:text-properties fo:color="#00B050"/>
    </style:style>
    <style:style style:name="P1544" style:parent-style-name="Normal" style:family="paragraph">
      <style:paragraph-properties fo:border="0.0069in solid #000000" fo:padding-top="0.0138in" fo:padding-left="0.0555in" fo:padding-bottom="0.0138in" fo:padding-right="0.0555in" style:shadow="none" fo:text-align="start" fo:background-color="#EBF1DE"/>
    </style:style>
    <style:style style:name="P1545" style:parent-style-name="Normal" style:family="paragraph">
      <style:paragraph-properties fo:border="0.0069in solid #000000" fo:padding-top="0.0138in" fo:padding-left="0.0555in" fo:padding-bottom="0.0138in" fo:padding-right="0.0555in" style:shadow="none" fo:text-align="start" fo:background-color="#EBF1DE"/>
    </style:style>
    <style:style style:name="T1546" style:parent-style-name="HTMLCode" style:family="text">
      <style:text-properties fo:color="#00B050"/>
    </style:style>
    <style:style style:name="T1547" style:parent-style-name="HTMLCode" style:family="text">
      <style:text-properties fo:color="#FF0000"/>
    </style:style>
    <style:style style:name="T1548" style:parent-style-name="HTMLCode" style:family="text">
      <style:text-properties fo:color="#00B050"/>
    </style:style>
    <style:style style:name="P1549" style:parent-style-name="Normal" style:family="paragraph">
      <style:paragraph-properties fo:border="0.0069in solid #000000" fo:padding-top="0.0138in" fo:padding-left="0.0555in" fo:padding-bottom="0.0138in" fo:padding-right="0.0555in" style:shadow="none" fo:text-align="start" fo:background-color="#EBF1DE"/>
    </style:style>
    <style:style style:name="T1550" style:parent-style-name="HTMLCode" style:family="text">
      <style:text-properties fo:color="#00B050"/>
    </style:style>
    <style:style style:name="T1551" style:parent-style-name="HTMLCode" style:family="text">
      <style:text-properties fo:color="#FF0000"/>
    </style:style>
    <style:style style:name="T1552" style:parent-style-name="HTMLCode" style:family="text">
      <style:text-properties fo:color="#00B050"/>
    </style:style>
    <style:style style:name="P1553" style:parent-style-name="Normal" style:family="paragraph">
      <style:paragraph-properties fo:border="0.0069in solid #000000" fo:padding-top="0.0138in" fo:padding-left="0.0555in" fo:padding-bottom="0.0138in" fo:padding-right="0.0555in" style:shadow="none" fo:text-align="start" fo:background-color="#EBF1DE"/>
    </style:style>
    <style:style style:name="T1554" style:parent-style-name="HTMLCode" style:family="text">
      <style:text-properties fo:color="#00B050"/>
    </style:style>
    <style:style style:name="T1555" style:parent-style-name="HTMLCode" style:family="text">
      <style:text-properties fo:color="#0000BB"/>
    </style:style>
    <style:style style:name="T1556" style:parent-style-name="HTMLCode" style:family="text">
      <style:text-properties fo:color="#0000BB"/>
    </style:style>
    <style:style style:name="T1557" style:parent-style-name="HTMLCode" style:family="text">
      <style:text-properties fo:color="#0000BB"/>
    </style:style>
    <style:style style:name="T1558" style:parent-style-name="HTMLCode" style:family="text">
      <style:text-properties fo:color="#00B050"/>
    </style:style>
    <style:style style:name="T1559" style:parent-style-name="HTMLCode" style:family="text">
      <style:text-properties fo:color="#0000BB"/>
    </style:style>
    <style:style style:name="T1560" style:parent-style-name="HTMLCode" style:family="text">
      <style:text-properties fo:color="#0000BB"/>
    </style:style>
    <style:style style:name="T1561" style:parent-style-name="HTMLCode" style:family="text">
      <style:text-properties fo:color="#00B050"/>
    </style:style>
    <style:style style:name="P1562" style:parent-style-name="Normal" style:family="paragraph">
      <style:paragraph-properties fo:border="0.0069in solid #000000" fo:padding-top="0.0138in" fo:padding-left="0.0555in" fo:padding-bottom="0.0138in" fo:padding-right="0.0555in" style:shadow="none" fo:text-align="start" fo:background-color="#EBF1DE"/>
    </style:style>
    <style:style style:name="T1563" style:parent-style-name="HTMLCode" style:family="text">
      <style:text-properties fo:color="#0000BB"/>
    </style:style>
    <style:style style:name="T1564" style:parent-style-name="HTMLCode" style:family="text">
      <style:text-properties fo:color="#FF0000"/>
    </style:style>
    <style:style style:name="T1565" style:parent-style-name="HTMLCode" style:family="text">
      <style:text-properties fo:color="#00B050"/>
    </style:style>
    <style:style style:name="T1566" style:parent-style-name="HTMLCode" style:family="text">
      <style:text-properties fo:color="#0000BB"/>
    </style:style>
    <style:style style:name="T1567" style:parent-style-name="HTMLCode" style:family="text">
      <style:text-properties fo:color="#0000BB"/>
    </style:style>
    <style:style style:name="T1568" style:parent-style-name="HTMLCode" style:family="text">
      <style:text-properties fo:color="#00B050"/>
    </style:style>
    <style:style style:name="T1569" style:parent-style-name="HTMLCode" style:family="text">
      <style:text-properties fo:color="#0000BB"/>
    </style:style>
    <style:style style:name="T1570" style:parent-style-name="HTMLCode" style:family="text">
      <style:text-properties fo:color="#FF0000"/>
    </style:style>
    <style:style style:name="T1571" style:parent-style-name="HTMLCode" style:family="text">
      <style:text-properties fo:color="#00B050"/>
    </style:style>
    <style:style style:name="P1572" style:parent-style-name="Normal" style:family="paragraph">
      <style:paragraph-properties fo:border="0.0069in solid #000000" fo:padding-top="0.0138in" fo:padding-left="0.0555in" fo:padding-bottom="0.0138in" fo:padding-right="0.0555in" style:shadow="none" fo:text-align="start" fo:background-color="#EBF1DE"/>
    </style:style>
    <style:style style:name="T1573" style:parent-style-name="HTMLCode" style:family="text">
      <style:text-properties fo:color="#00B050"/>
    </style:style>
    <style:style style:name="P1574" style:parent-style-name="Normal" style:family="paragraph">
      <style:paragraph-properties fo:border="0.0069in solid #000000" fo:padding-top="0.0138in" fo:padding-left="0.0555in" fo:padding-bottom="0.0138in" fo:padding-right="0.0555in" style:shadow="none" fo:text-align="start" fo:background-color="#EBF1DE"/>
    </style:style>
    <style:style style:name="T1575" style:parent-style-name="HTMLCode" style:family="text">
      <style:text-properties fo:color="#00B050"/>
    </style:style>
    <style:style style:name="T1576" style:parent-style-name="HTMLCode" style:family="text">
      <style:text-properties fo:color="#0000BB"/>
    </style:style>
    <style:style style:name="T1577" style:parent-style-name="HTMLCode" style:family="text">
      <style:text-properties fo:color="#FF0000"/>
    </style:style>
    <style:style style:name="T1578" style:parent-style-name="HTMLCode" style:family="text">
      <style:text-properties fo:color="#00B050"/>
    </style:style>
    <style:style style:name="P1579" style:parent-style-name="Normal" style:family="paragraph">
      <style:paragraph-properties fo:border="0.0069in solid #000000" fo:padding-top="0.0138in" fo:padding-left="0.0555in" fo:padding-bottom="0.0138in" fo:padding-right="0.0555in" style:shadow="none" fo:text-align="start" fo:background-color="#EBF1DE"/>
    </style:style>
    <style:style style:name="P1580" style:parent-style-name="Normal" style:family="paragraph">
      <style:paragraph-properties fo:border="0.0069in solid #000000" fo:padding-top="0.0138in" fo:padding-left="0.0555in" fo:padding-bottom="0.0138in" fo:padding-right="0.0555in" style:shadow="none" fo:text-align="start" fo:background-color="#EBF1DE"/>
    </style:style>
    <style:style style:name="P1581" style:parent-style-name="Normal" style:family="paragraph">
      <style:paragraph-properties fo:border="0.0069in solid #000000" fo:padding-top="0.0138in" fo:padding-left="0.0555in" fo:padding-bottom="0.0138in" fo:padding-right="0.0555in" style:shadow="none" fo:text-align="start" fo:background-color="#EBF1DE"/>
    </style:style>
    <style:style style:name="T1582" style:parent-style-name="HTMLCode" style:family="text">
      <style:text-properties fo:color="#0000BB"/>
    </style:style>
    <style:style style:name="T1583" style:parent-style-name="HTMLCode" style:family="text">
      <style:text-properties fo:color="#00B050"/>
    </style:style>
    <style:style style:name="T1584" style:parent-style-name="HTMLCode" style:family="text">
      <style:text-properties fo:color="#0000BB"/>
    </style:style>
    <style:style style:name="T1585" style:parent-style-name="HTMLCode" style:family="text">
      <style:text-properties fo:color="#00B050"/>
    </style:style>
    <style:style style:name="T1586" style:parent-style-name="HTMLCode" style:family="text">
      <style:text-properties fo:color="#0000BB"/>
    </style:style>
    <style:style style:name="T1587" style:parent-style-name="HTMLCode" style:family="text">
      <style:text-properties fo:color="#00B050"/>
    </style:style>
    <style:style style:name="P1588" style:parent-style-name="Normal" style:family="paragraph">
      <style:paragraph-properties fo:border="0.0069in solid #000000" fo:padding-top="0.0138in" fo:padding-left="0.0555in" fo:padding-bottom="0.0138in" fo:padding-right="0.0555in" style:shadow="none" fo:text-align="start" fo:background-color="#EBF1DE"/>
    </style:style>
    <style:style style:name="T1589" style:parent-style-name="HTMLCode" style:family="text">
      <style:text-properties fo:color="#0000BB"/>
    </style:style>
    <style:style style:name="T1590" style:parent-style-name="HTMLCode" style:family="text">
      <style:text-properties fo:color="#0000BB"/>
    </style:style>
    <style:style style:name="T1591" style:parent-style-name="HTMLCode" style:family="text">
      <style:text-properties fo:color="#0000BB"/>
    </style:style>
    <style:style style:name="T1592" style:parent-style-name="HTMLCode" style:family="text">
      <style:text-properties fo:color="#00B050"/>
    </style:style>
    <style:style style:name="T1593" style:parent-style-name="HTMLCode" style:family="text">
      <style:text-properties fo:color="#0000BB"/>
    </style:style>
    <style:style style:name="T1594" style:parent-style-name="HTMLCode" style:family="text">
      <style:text-properties fo:color="#0000BB"/>
    </style:style>
    <style:style style:name="T1595" style:parent-style-name="HTMLCode" style:family="text">
      <style:text-properties fo:color="#00B050"/>
    </style:style>
    <style:style style:name="T1596" style:parent-style-name="HTMLCode" style:family="text">
      <style:text-properties fo:color="#0000BB"/>
    </style:style>
    <style:style style:name="T1597" style:parent-style-name="HTMLCode" style:family="text">
      <style:text-properties fo:color="#00B050"/>
    </style:style>
    <style:style style:name="P1598" style:parent-style-name="Normal" style:family="paragraph">
      <style:paragraph-properties fo:border="0.0069in solid #000000" fo:padding-top="0.0138in" fo:padding-left="0.0555in" fo:padding-bottom="0.0138in" fo:padding-right="0.0555in" style:shadow="none" fo:text-align="start" fo:background-color="#EBF1DE"/>
    </style:style>
    <style:style style:name="P1599" style:parent-style-name="Normal" style:family="paragraph">
      <style:paragraph-properties fo:border="0.0069in solid #000000" fo:padding-top="0.0138in" fo:padding-left="0.0555in" fo:padding-bottom="0.0138in" fo:padding-right="0.0555in" style:shadow="none" fo:text-align="start" fo:background-color="#EBF1DE"/>
    </style:style>
    <style:style style:name="T1600" style:parent-style-name="HTMLCode" style:family="text">
      <style:text-properties fo:color="#00B050"/>
    </style:style>
    <style:style style:name="T1601" style:parent-style-name="HTMLCode" style:family="text">
      <style:text-properties fo:color="#FF0000"/>
    </style:style>
    <style:style style:name="T1602" style:parent-style-name="HTMLCode" style:family="text">
      <style:text-properties fo:color="#FF0000"/>
    </style:style>
    <style:style style:name="T1603" style:parent-style-name="HTMLCode" style:family="text">
      <style:text-properties fo:color="#FF0000"/>
    </style:style>
    <style:style style:name="T1604" style:parent-style-name="HTMLCode" style:family="text">
      <style:text-properties fo:color="#00B050"/>
    </style:style>
    <style:style style:name="P1605" style:parent-style-name="Normal" style:family="paragraph">
      <style:paragraph-properties fo:border="0.0069in solid #000000" fo:padding-top="0.0138in" fo:padding-left="0.0555in" fo:padding-bottom="0.0138in" fo:padding-right="0.0555in" style:shadow="none" fo:text-align="start" fo:background-color="#EBF1DE"/>
    </style:style>
    <style:style style:name="T1606" style:parent-style-name="HTMLCode" style:family="text">
      <style:text-properties fo:color="#00B050"/>
    </style:style>
    <style:style style:name="T1607" style:parent-style-name="HTMLCode" style:family="text">
      <style:text-properties fo:color="#FF0000"/>
    </style:style>
    <style:style style:name="T1608" style:parent-style-name="HTMLCode" style:family="text">
      <style:text-properties fo:color="#00B050"/>
    </style:style>
    <style:style style:name="P1609" style:parent-style-name="Normal" style:family="paragraph">
      <style:paragraph-properties fo:border="0.0069in solid #000000" fo:padding-top="0.0138in" fo:padding-left="0.0555in" fo:padding-bottom="0.0138in" fo:padding-right="0.0555in" style:shadow="none" fo:text-align="start" fo:background-color="#EBF1DE"/>
    </style:style>
    <style:style style:name="T1610" style:parent-style-name="HTMLCode" style:family="text">
      <style:text-properties fo:color="#00B050"/>
    </style:style>
    <style:style style:name="T1611" style:parent-style-name="HTMLCode" style:family="text">
      <style:text-properties fo:color="#0000BB"/>
    </style:style>
    <style:style style:name="T1612" style:parent-style-name="HTMLCode" style:family="text">
      <style:text-properties fo:color="#0000BB"/>
    </style:style>
    <style:style style:name="T1613" style:parent-style-name="HTMLCode" style:family="text">
      <style:text-properties fo:color="#0000BB"/>
    </style:style>
    <style:style style:name="T1614" style:parent-style-name="HTMLCode" style:family="text">
      <style:text-properties fo:color="#00B050"/>
    </style:style>
    <style:style style:name="T1615" style:parent-style-name="HTMLCode" style:family="text">
      <style:text-properties fo:color="#0000BB"/>
    </style:style>
    <style:style style:name="T1616" style:parent-style-name="HTMLCode" style:family="text">
      <style:text-properties fo:color="#00B050"/>
    </style:style>
    <style:style style:name="P1617" style:parent-style-name="Normal" style:family="paragraph">
      <style:paragraph-properties fo:border="0.0069in solid #000000" fo:padding-top="0.0138in" fo:padding-left="0.0555in" fo:padding-bottom="0.0138in" fo:padding-right="0.0555in" style:shadow="none" fo:text-align="start" fo:background-color="#EBF1DE"/>
    </style:style>
    <style:style style:name="T1618" style:parent-style-name="HTMLCode" style:family="text">
      <style:text-properties fo:color="#0000BB"/>
    </style:style>
    <style:style style:name="T1619" style:parent-style-name="HTMLCode" style:family="text">
      <style:text-properties fo:color="#00B050"/>
    </style:style>
    <style:style style:name="T1620" style:parent-style-name="HTMLCode" style:family="text">
      <style:text-properties fo:color="#FF0000"/>
    </style:style>
    <style:style style:name="T1621" style:parent-style-name="HTMLCode" style:family="text">
      <style:text-properties fo:color="#00B050"/>
    </style:style>
    <style:style style:name="T1622" style:parent-style-name="HTMLCode" style:family="text">
      <style:text-properties fo:color="#0000BB"/>
    </style:style>
    <style:style style:name="T1623" style:parent-style-name="HTMLCode" style:family="text">
      <style:text-properties fo:color="#FF0000"/>
    </style:style>
    <style:style style:name="T1624" style:parent-style-name="HTMLCode" style:family="text">
      <style:text-properties fo:color="#0000BB"/>
    </style:style>
    <style:style style:name="T1625" style:parent-style-name="HTMLCode" style:family="text">
      <style:text-properties fo:color="#00B050"/>
    </style:style>
    <style:style style:name="T1626" style:parent-style-name="HTMLCode" style:family="text">
      <style:text-properties fo:color="#0000BB"/>
    </style:style>
    <style:style style:name="T1627" style:parent-style-name="HTMLCode" style:family="text">
      <style:text-properties fo:color="#FF0000"/>
    </style:style>
    <style:style style:name="T1628" style:parent-style-name="HTMLCode" style:family="text">
      <style:text-properties fo:color="#00B050"/>
    </style:style>
    <style:style style:name="P1629" style:parent-style-name="Normal" style:family="paragraph">
      <style:paragraph-properties fo:border="0.0069in solid #000000" fo:padding-top="0.0138in" fo:padding-left="0.0555in" fo:padding-bottom="0.0138in" fo:padding-right="0.0555in" style:shadow="none" fo:text-align="start" fo:background-color="#EBF1DE"/>
    </style:style>
    <style:style style:name="T1630" style:parent-style-name="HTMLCode" style:family="text">
      <style:text-properties fo:color="#0000BB"/>
    </style:style>
    <style:style style:name="T1631" style:parent-style-name="HTMLCode" style:family="text">
      <style:text-properties fo:color="#00B050"/>
    </style:style>
    <style:style style:name="T1632" style:parent-style-name="HTMLCode" style:family="text">
      <style:text-properties fo:color="#0000BB"/>
    </style:style>
    <style:style style:name="T1633" style:parent-style-name="HTMLCode" style:family="text">
      <style:text-properties fo:color="#FF0000"/>
    </style:style>
    <style:style style:name="T1634" style:parent-style-name="HTMLCode" style:family="text">
      <style:text-properties fo:color="#00B050"/>
    </style:style>
    <style:style style:name="T1635" style:parent-style-name="HTMLCode" style:family="text">
      <style:text-properties fo:color="#0000BB"/>
    </style:style>
    <style:style style:name="T1636" style:parent-style-name="HTMLCode" style:family="text">
      <style:text-properties fo:color="#FF0000"/>
    </style:style>
    <style:style style:name="T1637" style:parent-style-name="HTMLCode" style:family="text">
      <style:text-properties fo:color="#0000BB"/>
    </style:style>
    <style:style style:name="T1638" style:parent-style-name="HTMLCode" style:family="text">
      <style:text-properties fo:color="#00B050"/>
    </style:style>
    <style:style style:name="T1639" style:parent-style-name="HTMLCode" style:family="text">
      <style:text-properties fo:color="#0000BB"/>
    </style:style>
    <style:style style:name="P1640" style:parent-style-name="Normal" style:family="paragraph">
      <style:paragraph-properties fo:border="0.0069in solid #000000" fo:padding-top="0.0138in" fo:padding-left="0.0555in" fo:padding-bottom="0.0138in" fo:padding-right="0.0555in" style:shadow="none" fo:text-align="start" fo:background-color="#EBF1DE"/>
    </style:style>
    <style:style style:name="T1641" style:parent-style-name="HTMLCode" style:family="text">
      <style:text-properties fo:color="#0000BB"/>
    </style:style>
    <style:style style:name="T1642" style:parent-style-name="HTMLCode" style:family="text">
      <style:text-properties fo:color="#0000BB"/>
    </style:style>
    <style:style style:name="T1643" style:parent-style-name="HTMLCode" style:family="text">
      <style:text-properties fo:color="#FF0000"/>
    </style:style>
    <style:style style:name="T1644" style:parent-style-name="HTMLCode" style:family="text">
      <style:text-properties fo:color="#00B050"/>
    </style:style>
    <style:style style:name="T1645" style:parent-style-name="HTMLCode" style:family="text">
      <style:text-properties fo:color="#0000BB"/>
    </style:style>
    <style:style style:name="T1646" style:parent-style-name="HTMLCode" style:family="text">
      <style:text-properties fo:color="#FF0000"/>
    </style:style>
    <style:style style:name="T1647" style:parent-style-name="HTMLCode" style:family="text">
      <style:text-properties fo:color="#0000BB"/>
    </style:style>
    <style:style style:name="T1648" style:parent-style-name="HTMLCode" style:family="text">
      <style:text-properties fo:color="#00B050"/>
    </style:style>
    <style:style style:name="T1649" style:parent-style-name="HTMLCode" style:family="text">
      <style:text-properties fo:color="#0000BB"/>
    </style:style>
    <style:style style:name="T1650" style:parent-style-name="HTMLCode" style:family="text">
      <style:text-properties fo:color="#FF0000"/>
    </style:style>
    <style:style style:name="T1651" style:parent-style-name="HTMLCode" style:family="text">
      <style:text-properties fo:color="#00B050"/>
    </style:style>
    <style:style style:name="P1652" style:parent-style-name="Normal" style:family="paragraph">
      <style:paragraph-properties fo:border="0.0069in solid #000000" fo:padding-top="0.0138in" fo:padding-left="0.0555in" fo:padding-bottom="0.0138in" fo:padding-right="0.0555in" style:shadow="none" fo:text-align="start" fo:background-color="#EBF1DE"/>
    </style:style>
    <style:style style:name="T1653" style:parent-style-name="HTMLCode" style:family="text">
      <style:text-properties fo:color="#0000BB"/>
    </style:style>
    <style:style style:name="T1654" style:parent-style-name="HTMLCode" style:family="text">
      <style:text-properties fo:color="#00B050"/>
    </style:style>
    <style:style style:name="T1655" style:parent-style-name="HTMLCode" style:family="text">
      <style:text-properties fo:color="#0000BB"/>
    </style:style>
    <style:style style:name="T1656" style:parent-style-name="HTMLCode" style:family="text">
      <style:text-properties fo:color="#00B050"/>
    </style:style>
    <style:style style:name="T1657" style:parent-style-name="HTMLCode" style:family="text">
      <style:text-properties fo:color="#0000BB"/>
    </style:style>
    <style:style style:name="P1658" style:parent-style-name="Normal" style:family="paragraph">
      <style:paragraph-properties fo:border="0.0069in solid #000000" fo:padding-top="0.0138in" fo:padding-left="0.0555in" fo:padding-bottom="0.0138in" fo:padding-right="0.0555in" style:shadow="none" fo:text-align="start" fo:background-color="#EBF1DE"/>
    </style:style>
    <style:style style:name="T1659" style:parent-style-name="HTMLCode" style:family="text">
      <style:text-properties fo:color="#0000BB"/>
    </style:style>
    <style:style style:name="T1660" style:parent-style-name="HTMLCode" style:family="text">
      <style:text-properties fo:color="#0000BB"/>
    </style:style>
    <style:style style:name="T1661" style:parent-style-name="HTMLCode" style:family="text">
      <style:text-properties fo:color="#FF0000"/>
    </style:style>
    <style:style style:name="T1662" style:parent-style-name="HTMLCode" style:family="text">
      <style:text-properties fo:color="#0000BB"/>
    </style:style>
    <style:style style:name="T1663" style:parent-style-name="HTMLCode" style:family="text">
      <style:text-properties fo:color="#00B050"/>
    </style:style>
    <style:style style:name="T1664" style:parent-style-name="HTMLCode" style:family="text">
      <style:text-properties fo:color="#0000BB"/>
    </style:style>
    <style:style style:name="T1665" style:parent-style-name="HTMLCode" style:family="text">
      <style:text-properties fo:color="#FF0000"/>
    </style:style>
    <style:style style:name="T1666" style:parent-style-name="HTMLCode" style:family="text">
      <style:text-properties fo:color="#0000BB"/>
    </style:style>
    <style:style style:name="T1667" style:parent-style-name="HTMLCode" style:family="text">
      <style:text-properties fo:color="#00B050"/>
    </style:style>
    <style:style style:name="P1668" style:parent-style-name="Normal" style:family="paragraph">
      <style:paragraph-properties fo:border="0.0069in solid #000000" fo:padding-top="0.0138in" fo:padding-left="0.0555in" fo:padding-bottom="0.0138in" fo:padding-right="0.0555in" style:shadow="none" fo:text-align="start" fo:background-color="#EBF1DE"/>
    </style:style>
    <style:style style:name="T1669" style:parent-style-name="HTMLCode" style:family="text">
      <style:text-properties fo:color="#0000BB"/>
    </style:style>
    <style:style style:name="T1670" style:parent-style-name="HTMLCode" style:family="text">
      <style:text-properties fo:color="#00B050"/>
    </style:style>
    <style:style style:name="T1671" style:parent-style-name="HTMLCode" style:family="text">
      <style:text-properties fo:color="#0000BB"/>
    </style:style>
    <style:style style:name="T1672" style:parent-style-name="HTMLCode" style:family="text">
      <style:text-properties fo:color="#FF0000"/>
    </style:style>
    <style:style style:name="T1673" style:parent-style-name="HTMLCode" style:family="text">
      <style:text-properties fo:color="#0000BB"/>
    </style:style>
    <style:style style:name="P1674" style:parent-style-name="Normal" style:family="paragraph">
      <style:paragraph-properties fo:border="0.0069in solid #000000" fo:padding-top="0.0138in" fo:padding-left="0.0555in" fo:padding-bottom="0.0138in" fo:padding-right="0.0555in" style:shadow="none" fo:text-align="start" fo:background-color="#EBF1DE"/>
    </style:style>
    <style:style style:name="T1675" style:parent-style-name="HTMLCode" style:family="text">
      <style:text-properties fo:color="#00B050"/>
    </style:style>
    <style:style style:name="P1676" style:parent-style-name="Normal" style:family="paragraph">
      <style:paragraph-properties fo:border="0.0069in solid #000000" fo:padding-top="0.0138in" fo:padding-left="0.0555in" fo:padding-bottom="0.0138in" fo:padding-right="0.0555in" style:shadow="none" fo:text-align="start" fo:background-color="#EBF1DE"/>
    </style:style>
    <style:style style:name="T1677" style:parent-style-name="HTMLCode" style:family="text">
      <style:text-properties fo:color="#00B050"/>
    </style:style>
    <style:style style:name="T1678" style:parent-style-name="HTMLCode" style:family="text">
      <style:text-properties fo:color="#0000BB"/>
    </style:style>
    <style:style style:name="T1679" style:parent-style-name="HTMLCode" style:family="text">
      <style:text-properties fo:color="#FF0000"/>
    </style:style>
    <style:style style:name="T1680" style:parent-style-name="HTMLCode" style:family="text">
      <style:text-properties fo:color="#00B050"/>
    </style:style>
    <style:style style:name="P1681" style:parent-style-name="Normal" style:family="paragraph">
      <style:paragraph-properties fo:border="0.0069in solid #000000" fo:padding-top="0.0138in" fo:padding-left="0.0555in" fo:padding-bottom="0.0138in" fo:padding-right="0.0555in" style:shadow="none" fo:text-align="start" fo:background-color="#EBF1DE"/>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1"><text:tab/></text:p>
      <text:p text:style-name="Normal"/>
      <text:p text:style-name="Normal"/>
      <text:p text:style-name="Normal"/>
      <text:p text:style-name="Normal"/>
      <text:p text:style-name="DocumentTitle"><text:title text:fixed="false">PHPExcel User Documentation</text:title><text:s/>–<text:s/><text:subject text:fixed="false">Reading Spreadsheet Files</text:subject></text:p>
      <text:p text:style-name="Normal"/>
      <text:p text:style-name="Normal"/>
      <text:p text:style-name="Normal"/>
      <text:p text:style-name="Normal"/>
      <text:p text:style-name="P32"><text:tab/></text:p>
      <text:soft-page-break/>
      <text:h text:style-name="P33" text:outline-level="4">Contents</text:h>
      <text:p text:style-name="Normal"/>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41"><text:a xlink:href="#_Toc381527112" office:target-frame-name="_top" xlink:show="replace"><text:span text:style-name="Hyperlink">PHPExcel User Documentation – Reading Spreadsheet Files</text:span><text:tab/>1</text:a></text:p>
          <text:p text:style-name="P42"><text:a xlink:href="#_Toc381527113" office:target-frame-name="_top" xlink:show="replace"><text:span text:style-name="T43">1.</text:span><text:span text:style-name="T44"><text:tab/></text:span><text:span text:style-name="T45">Spreadsheet File Formats</text:span><text:tab/>1</text:a></text:p>
          <text:p text:style-name="P46"><text:a xlink:href="#_Toc381527114" office:target-frame-name="_top" xlink:show="replace"><text:span text:style-name="T47">2.</text:span><text:span text:style-name="T48"><text:tab/></text:span><text:span text:style-name="T49">Security</text:span><text:tab/>3</text:a></text:p>
          <text:p text:style-name="P50"><text:a xlink:href="#_Toc381527115" office:target-frame-name="_top" xlink:show="replace"><text:span text:style-name="T51">3.</text:span><text:span text:style-name="T52"><text:tab/></text:span><text:span text:style-name="T53">Loading a Spreadsheet File</text:span><text:tab/>4</text:a></text:p>
          <text:p text:style-name="P54"><text:a xlink:href="#_Toc381527116" office:target-frame-name="_top" xlink:show="replace"><text:span text:style-name="T55">4.</text:span><text:span text:style-name="T56"><text:tab/></text:span><text:span text:style-name="T57">Creating a Reader and Loading a Spreadsheet File</text:span><text:tab/>5</text:a></text:p>
          <text:p text:style-name="P58"><text:a xlink:href="#_Toc381527117" office:target-frame-name="_top" xlink:show="replace"><text:span text:style-name="T59">5.</text:span><text:span text:style-name="T60"><text:tab/></text:span><text:span text:style-name="T61">Spreadsheet Reader Options</text:span><text:tab/>6</text:a></text:p>
          <text:p text:style-name="P62"><text:a xlink:href="#_Toc381527118" office:target-frame-name="_top" xlink:show="replace"><text:span text:style-name="T63">5.1.</text:span><text:span text:style-name="T64"><text:tab/></text:span><text:span text:style-name="T65">Reading Only Data from a Spreadsheet File</text:span><text:tab/>6</text:a></text:p>
          <text:p text:style-name="P66"><text:a xlink:href="#_Toc381527119" office:target-frame-name="_top" xlink:show="replace"><text:span text:style-name="T67">5.2.</text:span><text:span text:style-name="T68"><text:tab/></text:span><text:span text:style-name="T69">Reading Only Named WorkSheets from a File</text:span><text:tab/>7</text:a></text:p>
          <text:p text:style-name="P70"><text:a xlink:href="#_Toc381527120" office:target-frame-name="_top" xlink:show="replace"><text:span text:style-name="T71">5.3.</text:span><text:span text:style-name="T72"><text:tab/></text:span><text:span text:style-name="T73">Reading Only Specific Columns and Rows from a File (Read Filters)</text:span><text:tab/>8</text:a></text:p>
          <text:p text:style-name="P74"><text:a xlink:href="#_Toc381527121" office:target-frame-name="_top" xlink:show="replace"><text:span text:style-name="T75">5.4.</text:span><text:span text:style-name="T76"><text:tab/></text:span><text:span text:style-name="T77">Combining Multiple Files into a Single PHPExcel Object</text:span><text:tab/>11</text:a></text:p>
          <text:p text:style-name="P78"><text:a xlink:href="#_Toc381527122" office:target-frame-name="_top" xlink:show="replace"><text:span text:style-name="Hyperlink">5.5.</text:span><text:span text:style-name="T79"><text:tab/></text:span><text:span text:style-name="T80">Combining Read Filters with the<text:s/></text:span><text:span text:style-name="Hyperlink">setSheetIndex() method to split a large CSV file across multiple Worksheets</text:span><text:tab/>12</text:a></text:p>
          <text:p text:style-name="P81"><text:a xlink:href="#_Toc381527123" office:target-frame-name="_top" xlink:show="replace"><text:span text:style-name="T82">5.6.</text:span><text:span text:style-name="T83"><text:tab/></text:span><text:span text:style-name="T84">Pipe or Tab Separated Value Files</text:span><text:tab/>14</text:a></text:p>
          <text:p text:style-name="P85"><text:a xlink:href="#_Toc381527124" office:target-frame-name="_top" xlink:show="replace"><text:span text:style-name="Hyperlink">5.7.</text:span><text:span text:style-name="T86"><text:tab/></text:span><text:span text:style-name="Hyperlink">A Brief Word about the Advanced Value Binder</text:span><text:tab/>15</text:a></text:p>
          <text:p text:style-name="P87"><text:a xlink:href="#_Toc381527125" office:target-frame-name="_top" xlink:show="replace"><text:span text:style-name="Hyperlink">6.</text:span><text:span text:style-name="T88"><text:tab/></text:span><text:span text:style-name="Hyperlink">Error Handling</text:span><text:tab/>16</text:a></text:p>
          <text:p text:style-name="P89"><text:a xlink:href="#_Toc381527126" office:target-frame-name="_top" xlink:show="replace"><text:span text:style-name="Hyperlink">7.</text:span><text:span text:style-name="T90"><text:tab/></text:span><text:span text:style-name="Hyperlink">Helper Methods</text:span><text:tab/>17</text:a></text:p>
        </text:index-body>
      </text:table-of-content>
      <text:p text:style-name="Normal"/>
      <text:h text:style-name="P91" text:outline-level="1"><text:bookmark-start text:name="_Toc381527113"/><text:soft-page-break/>Spreadsheet File Formats<text:bookmark-end text:name="_Toc381527113"/></text:h>
      <text:p text:style-name="P96">PHPExcel can read a number of different<text:s/>spreadsheet<text:s/>file formats, although not all features are supported by all of the readers. Check the Functionality Cross-Reference document (Functionality Cross-Reference.xls) for a list that identifies which features are supported by which readers.</text:p>
      <text:p text:style-name="P97"/>
      <text:p text:style-name="P98">Currently,<text:s/>PHPExcel supports<text:s/>the following File Types for Reading:</text:p>
      <text:h text:style-name="P99" text:outline-level="4">Excel5</text:h>
      <text:p text:style-name="P100"><text:span text:style-name="T101">The Microsoft Excel™ Binary file format (BIFF5 and BIFF8) is a binary file format that was used by Microsoft Excel™ between versions 95 and 2003. The format is supported (to various extents) by most spreadsheet programs. BIFF files normally have an extension of .xls. Documentation describing the format can be found online at<text:s/></text:span><text:a xlink:href="http://msdn.microsoft.com/en-us/library/cc313154(v=office.12).aspx" office:target-frame-name="_top" xlink:show="replace"><text:span text:style-name="T102">http://msdn.microsoft.com/en-us/library/cc313154(v=office.12).aspx</text:span></text:a><text:span text:style-name="T103"><text:s/>or from<text:s/></text:span><text:a xlink:href="http://download.microsoft.com/download/2/4/8/24862317-78F0-4C4B-B355-C7B2C1D997DB/%5bMS-XLS%5d.pdf" office:target-frame-name="_top" xlink:show="replace"><text:span text:style-name="T104">http://download.microsoft.com/download/2/4/8/24862317-78F0-4C4B-B355-C7B2C1D997DB/[MS-XLS].pdf</text:span></text:a><text:span text:style-name="T105"><text:s/>(as a downloadable PDF).</text:span></text:p>
      <text:h text:style-name="P106" text:outline-level="4">Excel2003XML</text:h>
      <text:p text:style-name="P107"><text:span text:style-name="T108">Microsoft Excel™ 2003 included options for a file format called SpreadsheetML. This file is a zipped XML document. It is not very common, but its core features are supported.</text:span><text:span text:style-name="T109"><text:s/>Documentation for the format can be found at<text:s/></text:span><text:a xlink:href="http://msdn.microsoft.com/en-us/library/aa140066%28office.10%29.aspx" office:target-frame-name="_top" xlink:show="replace"><text:span text:style-name="T110">http://msdn.microsoft.com/en-us/library/aa140066%28office.10%29.aspx</text:span></text:a><text:span text:style-name="T111"><text:s/>though it’s sadly rather sparse in its detail.</text:span></text:p>
      <text:h text:style-name="P112" text:outline-level="4">Excel2007</text:h>
      <text:p text:style-name="P113"><text:span text:style-name="T114">Microsoft Excel™ 2007 shipped with a new file format, namely Microsoft Office Open XML SpreadsheetML, and Excel 2010 extended this still further with its new features such as sparklines. These files typically have an extension of .xlsx. This format is based around a zipped collection of eXtensible Markup Language (XML) files. Microsoft Office Open XML SpreadsheetML is mostly standardized in ECMA 376</text:span><text:span text:style-name="T115"><text:s/>(</text:span><text:a xlink:href="http://www.ecma-international.org/news/TC45_current_work/TC45_available_docs.htm" office:target-frame-name="_top" xlink:show="replace"><text:span text:style-name="T116">http://www.ecma-international.org/news/TC45_current_work/TC45_available_docs.htm</text:span></text:a><text:span text:style-name="T117">)<text:s/></text:span><text:span text:style-name="T118">and ISO 29500.</text:span></text:p>
      <text:h text:style-name="P119" text:outline-level="4">OOCalc</text:h>
      <text:p text:style-name="P120"><text:span text:style-name="T121">aka<text:s/></text:span><text:span text:style-name="T122">Open Document Format (</text:span><text:span text:style-name="T123">ODF</text:span><text:span text:style-name="T124">)</text:span><text:span text:style-name="T125"><text:s/>or OASIS, this is the OpenOffice.org XML File Format for spreadsheets. It comprises a zip archive including several components all of which are text files, most of these with markup in the eXtensible Markup Language (XML). It is the standard file format for OpenOffice.org Calc and StarCalc, and files typically have an extension of .ods. The published specification for the file format is available from the OASIS Open Office XML Format Technical Committee web page (</text:span><text:a xlink:href="http://www.oasis-open.org/committees/tc_home.php?wg_abbrev=office#technical" office:target-frame-name="_top" xlink:show="replace"><text:span text:style-name="T126">http://www.oasis-open.org/committees/tc_home.php?wg_abbrev=office#technical</text:span></text:a><text:span text:style-name="T127">). Other information is available from the OpenOffice.org XML File Format web page (</text:span><text:a xlink:href="http://xml.openoffice.org/general.html" office:target-frame-name="_top" xlink:show="replace"><text:span text:style-name="T128">http://xml.openoffice.org/general.html</text:span></text:a><text:span text:style-name="T129">), part of the OpenOffice.org project.</text:span></text:p>
      <text:h text:style-name="P130" text:outline-level="4">SYLK</text:h>
      <text:p text:style-name="P131">This is the Microsoft Multiplan Symbolic Link Interchange (SYLK) file format. Multiplan was a predecessor to Microsoft Excel™. Files normally have an extension of .slk. While not common, there are still a few applications that generate SYLK files as a cross-platform option, because (despite being limited to a single worksheet) it is a simple format to implement, and supports some basic data and cell formatting options (unlike CSV files).</text:p>
      <text:h text:style-name="P132" text:outline-level="4">Gnumeric</text:h>
      <text:p text:style-name="P133"><text:span text:style-name="T134">The Gnumeric file format is used by the Gnome Gnumeric spreadsheet application, and typically files have an extension of .gnumeric. The file contents are stored using eXtensible Markup Language (XML) markup, and the file is then compressed using the GNU project's gzip compression library.<text:s/></text:span><text:a xlink:href="http://projects.gnome.org/gnumeric/doc/file-format-gnumeric.shtml" office:target-frame-name="_top" xlink:show="replace"><text:span text:style-name="T135">http://projects.gnome.org/gnumeric/doc/file-format-gnumeric.shtml</text:span></text:a></text:p>
      <text:soft-page-break/>
      <text:h text:style-name="P136" text:outline-level="4">CSV</text:h>
      <text:p text:style-name="P137">Comma Separated Value (CSV) file format is a common structuring strategy for text format files. In CSV flies, each line in the file represents a row of data and (within each line of the file) the different data fields (or columns) are separated from one another using a comma (“,”). If a data field contains a comma, then it should be enclosed (typically in quotation marks ("). Sometimes tabs<text:s/>“\t”<text:s/>or the pipe symbol (“|”) are used as separators instead of a comma. Because CSV is a text-only format, it doesn't support any data formatting options.</text:p>
      <text:h text:style-name="P138" text:outline-level="1"><text:bookmark-start text:name="_Toc381527114"/><text:soft-page-break/>Security<text:bookmark-end text:name="_Toc381527114"/></text:h>
      <text:p text:style-name="Normal"><text:span text:style-name="T139">XML-based formats such as OfficeOpen XML, Excel2003 XML, OASIS and Gnumeric are susceptible to<text:s/></text:span><text:span text:style-name="T140">XML External Entity Processing (XXE) injection attacks (for an explanation of XXE injection see<text:s/></text:span><text:a xlink:href="http://websec.io/2012/08/27/Preventing-XEE-in-PHP.html" office:target-frame-name="_top" xlink:show="replace"><text:span text:style-name="T141">http://websec.io/2012/08/27/Preventing-XEE-in-PHP.html</text:span></text:a><text:span text:style-name="T142">)</text:span><text:span text:style-name="T143"><text:s/>when reading spreadsheet files</text:span><text:span text:style-name="T144">.</text:span><text:span text:style-name="T145"><text:s/>This can lead to:</text:span></text:p>
      <text:list text:style-name="LFO38" text:continue-numbering="true">
        <text:list-item>
          <text:p text:style-name="P146">Disclosure whether a file is existent</text:p>
        </text:list-item>
        <text:list-item>
          <text:p text:style-name="P147">Server Side Request Forgery</text:p>
        </text:list-item>
        <text:list-item>
          <text:p text:style-name="P148">Command Execution (depending on the installed PHP wrappers)</text:p>
        </text:list-item>
      </text:list>
      <text:p text:style-name="P149"><text:s/></text:p>
      <text:p text:style-name="P150"/>
      <text:p text:style-name="Normal"><text:span text:style-name="T151">To prevent this, PHPExcel sets<text:s/></text:span><text:span text:style-name="T152">libxml_disable_entity_loader</text:span><text:span text:style-name="T153"><text:s/>to<text:s/></text:span><text:span text:style-name="T154">true</text:span><text:span text:style-name="T155"><text:s/></text:span><text:span text:style-name="T156">for the XML</text:span><text:span text:style-name="T157">-based</text:span><text:span text:style-name="T158"><text:s/>Readers by default.<text:s/></text:span></text:p>
      <text:p text:style-name="P159"/>
      <text:p text:style-name="P160"/>
      <text:h text:style-name="P161" text:outline-level="1"><text:bookmark-start text:name="_Toc381527115"/><text:soft-page-break/>Loading a Spreadsheet File<text:bookmark-end text:name="_Toc381527115"/></text:h>
      <text:p text:style-name="P162">The simplest way to load a workbook file is to let PHPExcel's IO Factory identify the file type and load it, calling the static load() method of the PHPExcel_IOFactory class.</text:p>
      <text:p text:style-name="P163"/>
      <text:p text:style-name="P164"><text:span text:style-name="T165"><text:line-break/></text:span><text:span text:style-name="T166">$inputFileName </text:span><text:span text:style-name="T167">= </text:span><text:span text:style-name="T168">'./sampleData/example1.xls'</text:span><text:span text:style-name="T169">;</text:span><text:span text:style-name="T170"><text:line-break/></text:span><text:span text:style-name="T171"><text:line-break/></text:span><text:span text:style-name="T172">/** Load $inputFileName to a PHPExcel Object  **/</text:span><text:span text:style-name="T173"><text:line-break/></text:span><text:span text:style-name="T174">$objPHPExcel </text:span><text:span text:style-name="T175">= </text:span><text:span text:style-name="T176">PHPExcel_IOFactory</text:span><text:span text:style-name="T177">::</text:span><text:span text:style-name="T178">load</text:span><text:span text:style-name="T179">(</text:span><text:span text:style-name="T180">$inputFileName</text:span><text:span text:style-name="T181">);</text:span><text:span text:style-name="T182"><text:line-break/></text:span></text:p>
      <text:p text:style-name="Code">See Examples/Reader/exampleReader01.php<text:s/>for a working example of this code.</text:p>
      <text:p text:style-name="P183"/>
      <text:p text:style-name="P184">The load() method will attempt to identify the file type, and instantiate a loader for that file type; using it to load the file and store the data and any formatting in a PHPExcel object.</text:p>
      <text:p text:style-name="P185">The method makes an initial guess at the loader to instantiate based on the file extension; but will test the file before actually executing the load: so if (for example) the file is actually a CSV file that has been given a .xls extension (quite a common practise), it will reject the Excel5 loader that it would normally use for a .xls file; and test the file using the other loaders until it finds the appropriate loader, and then use that to read the file.</text:p>
      <text:p text:style-name="P186">While easy to implement in your code, and you don't need to worry about the file type; this isn't the most efficient method to load a file; and it lacks the flexibility to configure the loader in any way before actually reading the file into a PHPExcel object.</text:p>
      <text:h text:style-name="P187" text:outline-level="1"><text:bookmark-start text:name="_Toc381527116"/><text:soft-page-break/>Creating a Reader and Loading a Spreadsheet File<text:bookmark-end text:name="_Toc381527116"/></text:h>
      <text:p text:style-name="P188">If you know the file type of the spreadsheet file that you need to load, you can instantiate a new reader object for that file type, then use the reader's load() method to read the file to a PHPExcel object. It is possible to instantiate the reader objects for each of the different supported filetype by name. However, you may get unpredictable results if the file isn't of the right type (e.g. it is a CSV with an extension of .xls), although this type of exception should normally be trapped.</text:p>
      <text:p text:style-name="P189"/>
      <text:p text:style-name="P190"/>
      <text:p text:style-name="P191"><text:span text:style-name="T192">$inputFileName </text:span><text:span text:style-name="T193">= </text:span><text:span text:style-name="T194">'./sampleData/example1.xls'</text:span><text:span text:style-name="T195">;</text:span><text:span text:style-name="T196"><text:line-break/></text:span><text:span text:style-name="T197"><text:line-break/></text:span><text:span text:style-name="T198">/** Create a new Excel5 Reader  **/</text:span><text:span text:style-name="T199"><text:line-break/></text:span><text:span text:style-name="T200">$objReader </text:span><text:span text:style-name="T201">= new </text:span><text:span text:style-name="T202">PHPExcel_Reader_Excel5</text:span><text:span text:style-name="T203">();</text:span><text:span text:style-name="T204"><text:line-break/></text:span><text:span text:style-name="T205">//    $objReader = new PHPExcel_Reader_Excel2007();</text:span><text:span text:style-name="T206"><text:line-break/></text:span><text:span text:style-name="T207">//    $objReader = new PHPExcel_Reader_Excel2003XML();</text:span><text:span text:style-name="T208"><text:line-break/></text:span><text:span text:style-name="T209">//    $objReader = new PHPExcel_Reader_OOCalc();</text:span><text:span text:style-name="T210"><text:line-break/></text:span><text:span text:style-name="T211">//    $objReader = new PHPExcel_Reader_SYLK();</text:span><text:span text:style-name="T212"><text:line-break/></text:span><text:span text:style-name="T213">//    $objReader = new PHPExcel_Reader_Gnumeric();</text:span><text:span text:style-name="T214"><text:line-break/></text:span><text:span text:style-name="T215">//    $objReader = new PHPExcel_Reader_CSV();</text:span><text:span text:style-name="T216"><text:line-break/></text:span><text:span text:style-name="T217">/** Load $inputFileName to a PHPExcel Object  **/</text:span><text:span text:style-name="T218"><text:line-break/></text:span><text:span text:style-name="T219">$objPHPExcel </text:span><text:span text:style-name="T220">= </text:span><text:span text:style-name="T221">$objReader</text:span><text:span text:style-name="T222">-&gt;</text:span><text:span text:style-name="T223">load</text:span><text:span text:style-name="T224">(</text:span><text:span text:style-name="T225">$inputFileName</text:span><text:span text:style-name="T226">);</text:span></text:p>
      <text:p text:style-name="P227"/>
      <text:p text:style-name="Code">See Examples/Reader/exampleReader02.php<text:s/>for a working example of this code.</text:p>
      <text:p text:style-name="P228"/>
      <text:p text:style-name="P229">Alternatively, you can use the IO Factory's createReader() method to instantiate the reader object for you, simply telling it the file type of the reader that you want instantiating.</text:p>
      <text:p text:style-name="P230"/>
      <text:p text:style-name="P231"/>
      <text:p text:style-name="P232"><text:span text:style-name="T233">$inputFileType </text:span><text:span text:style-name="T234">= </text:span><text:span text:style-name="T235">'Excel5'</text:span><text:span text:style-name="T236">;</text:span><text:span text:style-name="T237"><text:line-break/></text:span><text:span text:style-name="T238">//    $inputFileType = 'Excel2007';</text:span><text:span text:style-name="T239"><text:line-break/></text:span><text:span text:style-name="T240">//    $inputFileType = 'Excel2003XML';</text:span><text:span text:style-name="T241"><text:line-break/></text:span><text:span text:style-name="T242">//    $inputFileType = 'OOCalc';</text:span><text:span text:style-name="T243"><text:line-break/></text:span><text:span text:style-name="T244">//    $inputFileType = 'SYLK';</text:span><text:span text:style-name="T245"><text:line-break/></text:span><text:span text:style-name="T246">//    $inputFileType = 'Gnumeric';</text:span><text:span text:style-name="T247"><text:line-break/></text:span><text:span text:style-name="T248">//    $inputFileType = 'CSV';</text:span><text:span text:style-name="T249"><text:line-break/></text:span><text:span text:style-name="T250">$inputFileName </text:span><text:span text:style-name="T251">= </text:span><text:span text:style-name="T252">'./sampleData/example1.xls'</text:span><text:span text:style-name="T253">;</text:span><text:span text:style-name="T254"><text:line-break/></text:span><text:span text:style-name="T255"><text:line-break/></text:span><text:span text:style-name="T256">/**  Create a new Reader of the type defined in $inputFileType  **/</text:span><text:span text:style-name="T257"><text:line-break/></text:span><text:span text:style-name="T258">$objReader </text:span><text:span text:style-name="T259">= </text:span><text:span text:style-name="T260">PHPExcel_IOFactory</text:span><text:span text:style-name="T261">::</text:span><text:span text:style-name="T262">createReader</text:span><text:span text:style-name="T263">(</text:span><text:span text:style-name="T264">$inputFileType</text:span><text:span text:style-name="T265">);</text:span><text:span text:style-name="T266"><text:line-break/></text:span><text:span text:style-name="T267">/**  Load $inputFileName to a PHPExcel Object  **/</text:span><text:span text:style-name="T268"><text:line-break/></text:span><text:span text:style-name="T269">$objPHPExcel </text:span><text:span text:style-name="T270">= </text:span><text:span text:style-name="T271">$objReader</text:span><text:span text:style-name="T272">-&gt;</text:span><text:span text:style-name="T273">load</text:span><text:span text:style-name="T274">(</text:span><text:span text:style-name="T275">$inputFileName</text:span><text:span text:style-name="T276">);</text:span><text:span text:style-name="T277"><text:line-break/></text:span></text:p>
      <text:p text:style-name="Code">See Examples/Reader/exampleReader03.php<text:s/>for a working example of this code.</text:p>
      <text:p text:style-name="P278"/>
      <text:p text:style-name="P279">If you're uncertain of the filetype, you can use the IO Factory's identify() method to identify the reader that you need, before using the createReader() method to instantiate the reader object.</text:p>
      <text:p text:style-name="P280"/>
      <text:p text:style-name="P281"/>
      <text:p text:style-name="P282"><text:span text:style-name="T283">$inputFileName </text:span><text:span text:style-name="T284">= </text:span><text:span text:style-name="T285">'./sampleData/example1.xls'</text:span><text:span text:style-name="T286">;</text:span><text:span text:style-name="T287"><text:line-break/></text:span><text:span text:style-name="T288"><text:line-break/></text:span><text:span text:style-name="T289">/**  Identify the type of $inputFileName  **/</text:span><text:span text:style-name="T290"><text:line-break/></text:span><text:span text:style-name="T291">$inputFileType </text:span><text:span text:style-name="T292">= </text:span><text:span text:style-name="T293">PHPExcel_IOFactory</text:span><text:span text:style-name="T294">::</text:span><text:span text:style-name="T295">identify</text:span><text:span text:style-name="T296">(</text:span><text:span text:style-name="T297">$inputFileName</text:span><text:span text:style-name="T298">);</text:span><text:span text:style-name="T299"><text:line-break/></text:span><text:span text:style-name="T300">/**  Create a new Reader of the type that has been identified </text:span><text:span text:style-name="T301"><text:s/></text:span><text:span text:style-name="T302">**/</text:span><text:span text:style-name="T303"><text:line-break/></text:span><text:span text:style-name="T304">$objReader </text:span><text:span text:style-name="T305">= </text:span><text:span text:style-name="T306">PHPExcel_IOFactory</text:span><text:span text:style-name="T307">::</text:span><text:span text:style-name="T308">createReader</text:span><text:span text:style-name="T309">(</text:span><text:span text:style-name="T310">$inputFileType</text:span><text:span text:style-name="T311">);</text:span><text:span text:style-name="T312"><text:line-break/></text:span><text:span text:style-name="T313">/**  Load $inputFileName to a PHPExcel Object  **/</text:span><text:span text:style-name="T314"><text:line-break/></text:span><text:span text:style-name="T315">$objPHPExcel </text:span><text:span text:style-name="T316">= </text:span><text:span text:style-name="T317">$objReader</text:span><text:span text:style-name="T318">-&gt;</text:span><text:span text:style-name="T319">load</text:span><text:span text:style-name="T320">(</text:span><text:span text:style-name="T321">$inputFileName</text:span><text:span text:style-name="T322">);</text:span><text:span text:style-name="T323"><text:line-break/></text:span></text:p>
      <text:p text:style-name="Code">See Examples/Reader/exampleReader04.php<text:s/>for a working example of this code.</text:p>
      <text:h text:style-name="P324" text:outline-level="1"><text:bookmark-start text:name="_Toc381527117"/><text:soft-page-break/>Spreadsheet Reader Options<text:bookmark-end text:name="_Toc381527117"/></text:h>
      <text:p text:style-name="P325">Once you have created a reader object for the workbook that you want to load, you have the opportunity to set additional options before executing the load() method.</text:p>
      <text:h text:style-name="P326" text:outline-level="2"><text:bookmark-start text:name="_Toc381527118"/>Reading Only Data from a Spreadsheet File<text:bookmark-end text:name="_Toc381527118"/></text:h>
      <text:p text:style-name="P327">If you're only interested in the cell values in a workbook, but don't need any of the cell formatting information, then you can set the reader to read only the data values and any formulae from each cell using the setReadDataOnly() method.</text:p>
      <text:p text:style-name="P328"/>
      <text:p text:style-name="P329"><text:span text:style-name="T330"><text:line-break/></text:span><text:span text:style-name="T331">$inputFileType </text:span><text:span text:style-name="T332">= </text:span><text:span text:style-name="T333">'Excel5'</text:span><text:span text:style-name="T334">;</text:span><text:span text:style-name="T335"><text:line-break/></text:span><text:span text:style-name="T336">$inputFileName </text:span><text:span text:style-name="T337">= </text:span><text:span text:style-name="T338">'./sampleData/example1.xls'</text:span><text:span text:style-name="T339">;</text:span><text:span text:style-name="T340"><text:line-break/></text:span><text:span text:style-name="T341"><text:line-break/></text:span><text:span text:style-name="T342">/**  Create a new Reader of the type defined in $inputFileType  **/</text:span><text:span text:style-name="T343"><text:line-break/></text:span><text:span text:style-name="T344">$objReader </text:span><text:span text:style-name="T345">= </text:span><text:span text:style-name="T346">PHPExcel_IOFactory</text:span><text:span text:style-name="T347">::</text:span><text:span text:style-name="T348">createReader</text:span><text:span text:style-name="T349">(</text:span><text:span text:style-name="T350">$inputFileType</text:span><text:span text:style-name="T351">);</text:span><text:span text:style-name="T352"><text:line-break/></text:span><text:span text:style-name="T353">/**  Advise the Reader that we only want to load cell data  **/</text:span><text:span text:style-name="T354"><text:line-break/></text:span><text:span text:style-name="T355">$objReader</text:span><text:span text:style-name="T356">-&gt;</text:span><text:span text:style-name="T357">setReadDataOnly</text:span><text:span text:style-name="T358">(</text:span><text:span text:style-name="T359">true</text:span><text:span text:style-name="T360">);</text:span><text:span text:style-name="T361"><text:line-break/></text:span><text:span text:style-name="T362">/**  Load $inputFileName to a PHPExcel Object  **/</text:span><text:span text:style-name="T363"><text:line-break/></text:span><text:span text:style-name="T364">$objPHPExcel </text:span><text:span text:style-name="T365">= </text:span><text:span text:style-name="T366">$objReader</text:span><text:span text:style-name="T367">-&gt;</text:span><text:span text:style-name="T368">load</text:span><text:span text:style-name="T369">(</text:span><text:span text:style-name="T370">$inputFileName</text:span><text:span text:style-name="T371">);</text:span><text:span text:style-name="T372"><text:line-break/></text:span></text:p>
      <text:p text:style-name="Code">See Examples/Reader/exampleReader05.php<text:s/>for a working example of this code.</text:p>
      <text:p text:style-name="P373"/>
      <text:p text:style-name="P374">It is important to note that Workbooks (and PHPExcel) store dates and times as simple numeric values: they can only be distinguished from other numeric values by the format mask that is applied to that cell. When setting read data only to true, PHPExcel doesn't read the cell format masks, so it is not possible to differentiate between dates/times and numbers.</text:p>
      <text:p text:style-name="P375">The Gnumeric loader has been written to read the format masks for date values even when read data only has been set to true, so it can differentiate between dates/times and numbers; but this change hasn't yet been implemented for the other readers.</text:p>
      <text:p text:style-name="P376"/>
      <text:p text:style-name="P377">Reading Only Data from a Spreadsheet File<text:s/>applies to Readers:</text:p>
      <text:p text:style-name="P378"><text:tab/>Excel2007<text:tab/>YES<text:tab/><text:tab/>Excel5<text:tab/><text:tab/>YES<text:tab/><text:tab/>Excel2003XML<text:tab/>YES</text:p>
      <text:p text:style-name="P379"><text:tab/>OOCalc<text:tab/><text:tab/>YES<text:tab/><text:tab/>SYLK<text:tab/><text:tab/>NO<text:tab/><text:tab/>Gnumeric<text:tab/>YES</text:p>
      <text:p text:style-name="P380"><text:tab/>CSV<text:tab/><text:tab/>NO</text:p>
      <text:h text:style-name="P381" text:outline-level="2"><text:bookmark-start text:name="_Toc381527119"/><text:soft-page-break/>Reading Only<text:s/>Named<text:s/>WorkSheets from a File<text:bookmark-end text:name="_Toc381527119"/></text:h>
      <text:p text:style-name="P382">If your workbook contains a number of worksheets, but you are only interested in reading some of those, then you can use the setLoadSheetsOnly() method to identify those sheets you are interested in reading.</text:p>
      <text:p text:style-name="P383"/>
      <text:p text:style-name="P384">To read a single sheet, you can pass that sheet name as a parameter to the setLoadSheetsOnly() method.</text:p>
      <text:p text:style-name="P385"/>
      <text:p text:style-name="P386"><text:span text:style-name="T387"><text:line-break/></text:span><text:span text:style-name="T388">$inputFileType </text:span><text:span text:style-name="T389">= </text:span><text:span text:style-name="T390">'Excel5'</text:span><text:span text:style-name="T391">;<text:s/></text:span><text:span text:style-name="T392"><text:line-break/></text:span><text:span text:style-name="T393">$inputFileName </text:span><text:span text:style-name="T394">= </text:span><text:span text:style-name="T395">'./sampleData/example1.xls'</text:span><text:span text:style-name="T396">;<text:s/></text:span><text:span text:style-name="T397"><text:line-break/></text:span><text:span text:style-name="T398">$sheetname </text:span><text:span text:style-name="T399">= </text:span><text:span text:style-name="T400">'Data Sheet #2'</text:span><text:span text:style-name="T401">;<text:s/></text:span><text:span text:style-name="T402"><text:line-break/></text:span><text:span text:style-name="T403"><text:line-break/></text:span><text:span text:style-name="T404">/**  Create a new Reader of the type defined in $inputFileType  **/<text:s/></text:span><text:span text:style-name="T405"><text:line-break/></text:span><text:span text:style-name="T406">$objReader </text:span><text:span text:style-name="T407">= </text:span><text:span text:style-name="T408">PHPExcel_IOFactory</text:span><text:span text:style-name="T409">::</text:span><text:span text:style-name="T410">createReader</text:span><text:span text:style-name="T411">(</text:span><text:span text:style-name="T412">$inputFileType</text:span><text:span text:style-name="T413">);<text:s/></text:span><text:span text:style-name="T414"><text:line-break/></text:span><text:span text:style-name="T415">/**  Advise the Reader of which WorkSheets we want to load  **/<text:s/></text:span><text:span text:style-name="T416"><text:line-break/></text:span><text:span text:style-name="T417">$objReader</text:span><text:span text:style-name="T418">-&gt;</text:span><text:span text:style-name="T419">setLoadSheetsOnly</text:span><text:span text:style-name="T420">(</text:span><text:span text:style-name="T421">$sheetname</text:span><text:span text:style-name="T422">);<text:s/></text:span><text:span text:style-name="T423"><text:line-break/></text:span><text:span text:style-name="T424">/**  Load $inputFileName to a PHPExcel Object  **/<text:s/></text:span><text:span text:style-name="T425"><text:line-break/></text:span><text:span text:style-name="T426">$objPHPExcel </text:span><text:span text:style-name="T427">= </text:span><text:span text:style-name="T428">$objReader</text:span><text:span text:style-name="T429">-&gt;</text:span><text:span text:style-name="T430">load</text:span><text:span text:style-name="T431">(</text:span><text:span text:style-name="T432">$inputFileName</text:span><text:span text:style-name="T433">);<text:s/></text:span><text:span text:style-name="T434"><text:line-break/></text:span></text:p>
      <text:p text:style-name="Code">See Examples/Reader/exampleReader07.php<text:s/>for a working example of this code.</text:p>
      <text:p text:style-name="P435"/>
      <text:p text:style-name="P436">If you want to read more than just a single sheet, you can pass a list of sheet names as an array parameter to the setLoadSheetsOnly() method.</text:p>
      <text:p text:style-name="P437"/>
      <text:p text:style-name="P438"/>
      <text:p text:style-name="P439"><text:span text:style-name="T440">$inputFileType </text:span><text:span text:style-name="T441">= </text:span><text:span text:style-name="T442">'Excel5'</text:span><text:span text:style-name="T443">;<text:s/></text:span><text:span text:style-name="T444"><text:line-break/></text:span><text:span text:style-name="T445">$inputFileName </text:span><text:span text:style-name="T446">= </text:span><text:span text:style-name="T447">'./sampleData/example1.xls'</text:span><text:span text:style-name="T448">;<text:s/></text:span><text:span text:style-name="T449"><text:line-break/></text:span><text:span text:style-name="T450">$sheetnames </text:span><text:span text:style-name="T451">= array(</text:span><text:span text:style-name="T452">'Data Sheet #1'</text:span><text:span text:style-name="T453">,</text:span><text:span text:style-name="T454">'Data Sheet #3'</text:span><text:span text:style-name="T455">);<text:s/></text:span><text:span text:style-name="T456"><text:line-break/></text:span><text:span text:style-name="T457"><text:line-break/></text:span><text:span text:style-name="T458">/**  Create a new Reader of the type defined in $inputFileType  **/<text:s/></text:span><text:span text:style-name="T459"><text:line-break/></text:span><text:span text:style-name="T460">$objReader </text:span><text:span text:style-name="T461">= </text:span><text:span text:style-name="T462">PHPExcel_IOFactory</text:span><text:span text:style-name="T463">::</text:span><text:span text:style-name="T464">createReader</text:span><text:span text:style-name="T465">(</text:span><text:span text:style-name="T466">$inputFileType</text:span><text:span text:style-name="T467">);<text:s/></text:span><text:span text:style-name="T468"><text:line-break/></text:span><text:span text:style-name="T469">/**  Advise the Reader of which WorkSheets we want to load  **/<text:s/></text:span><text:span text:style-name="T470"><text:line-break/></text:span><text:span text:style-name="T471">$objReader</text:span><text:span text:style-name="T472">-&gt;</text:span><text:span text:style-name="T473">setLoadSheetsOnly</text:span><text:span text:style-name="T474">(</text:span><text:span text:style-name="T475">$sheetnames</text:span><text:span text:style-name="T476">);<text:s/></text:span><text:span text:style-name="T477"><text:line-break/></text:span><text:span text:style-name="T478">/**  Load $inputFileName to a PHPExcel Object  **/<text:s/></text:span><text:span text:style-name="T479"><text:line-break/></text:span><text:span text:style-name="T480">$objPHPExcel </text:span><text:span text:style-name="T481">= </text:span><text:span text:style-name="T482">$objReader</text:span><text:span text:style-name="T483">-&gt;</text:span><text:span text:style-name="T484">load</text:span><text:span text:style-name="T485">(</text:span><text:span text:style-name="T486">$inputFileName</text:span><text:span text:style-name="T487">);</text:span></text:p>
      <text:p text:style-name="P488"/>
      <text:p text:style-name="Code">See Examples/Reader/exampleReader08.php<text:s/>for a working example of this code.</text:p>
      <text:p text:style-name="P489"/>
      <text:p text:style-name="P490">To reset this option to the default, you can call the setLoadAllSheets() method.</text:p>
      <text:p text:style-name="P491"/>
      <text:p text:style-name="P492"/>
      <text:p text:style-name="P493"><text:span text:style-name="T494">$inputFileType </text:span><text:span text:style-name="T495">= </text:span><text:span text:style-name="T496">'Excel5'</text:span><text:span text:style-name="T497">;</text:span><text:span text:style-name="T498"><text:line-break/></text:span><text:span text:style-name="T499">$inputFileName </text:span><text:span text:style-name="T500">= </text:span><text:span text:style-name="T501">'./sampleData/example1.xls'</text:span><text:span text:style-name="T502">;</text:span><text:span text:style-name="T503"><text:line-break/></text:span><text:span text:style-name="T504"><text:line-break/></text:span><text:span text:style-name="T505">/**  Create a new Reader of the type defined in $inputFileType  **/</text:span><text:span text:style-name="T506"><text:line-break/></text:span><text:span text:style-name="T507">$objReader </text:span><text:span text:style-name="T508">= </text:span><text:span text:style-name="T509">PHPExcel_IOFactory</text:span><text:span text:style-name="T510">::</text:span><text:span text:style-name="T511">createReader</text:span><text:span text:style-name="T512">(</text:span><text:span text:style-name="T513">$inputFileType</text:span><text:span text:style-name="T514">);</text:span><text:span text:style-name="T515"><text:line-break/></text:span><text:span text:style-name="T516">/**  Advise the Reader to load all Worksheets  **/</text:span><text:span text:style-name="T517"><text:line-break/></text:span><text:span text:style-name="T518">$objReader</text:span><text:span text:style-name="T519">-&gt;</text:span><text:span text:style-name="T520">setLoadAllSheets</text:span><text:span text:style-name="T521">();</text:span><text:span text:style-name="T522"><text:line-break/></text:span><text:span text:style-name="T523">/**  Load $inputFileName to a PHPExcel Object  **/</text:span><text:span text:style-name="T524"><text:line-break/></text:span><text:span text:style-name="T525">$objPHPExcel </text:span><text:span text:style-name="T526">= </text:span><text:span text:style-name="T527">$objReader</text:span><text:span text:style-name="T528">-&gt;</text:span><text:span text:style-name="T529">load</text:span><text:span text:style-name="T530">(</text:span><text:span text:style-name="T531">$inputFileName</text:span><text:span text:style-name="T532">);</text:span></text:p>
      <text:p text:style-name="P533"/>
      <text:p text:style-name="Code">See Examples/Reader/exampleReader06.php<text:s/>for a working example of this code.</text:p>
      <text:p text:style-name="P534"/>
      <text:p text:style-name="P535">Reading Only Named WorkSheets from a File<text:s/>applies to Readers:</text:p>
      <text:p text:style-name="P536"><text:tab/>Excel2007<text:tab/>YES<text:tab/><text:tab/>Excel5<text:tab/><text:tab/>YES<text:tab/><text:tab/>Excel2003XML<text:tab/>YES</text:p>
      <text:p text:style-name="P537"><text:tab/>OOCalc<text:tab/><text:tab/>YES<text:tab/><text:tab/>SYLK<text:tab/><text:tab/>NO<text:tab/><text:tab/>Gnumeric<text:tab/>YES</text:p>
      <text:p text:style-name="P538"><text:tab/>CSV<text:tab/><text:tab/>NO</text:p>
      <text:h text:style-name="P539" text:outline-level="2"><text:bookmark-start text:name="_Ref275604563"/><text:bookmark-start text:name="_Toc381527120"/><text:soft-page-break/>Reading Only Specific Columns and Rows from a File (Read Filters)<text:bookmark-end text:name="_Ref275604563"/><text:bookmark-end text:name="_Toc381527120"/></text:h>
      <text:p text:style-name="P540">If you are only interested in reading part of a worksheet, then you can write a filter class that identifies whether or not individual cells should be read by the loader. A read filter must implement the PHPExcel_Reader_IReadFilter interface, and contain a readCell() method that accepts arguments of $column, $row and $worksheetName, and return a boolean true or false that indicates whether a workbook cell identified by those arguments should be read or not.</text:p>
      <text:p text:style-name="P541"/>
      <text:p text:style-name="P542"/>
      <text:p text:style-name="P543"><text:span text:style-name="T544">$inputFileType </text:span><text:span text:style-name="T545">= </text:span><text:span text:style-name="T546">'Excel5'</text:span><text:span text:style-name="T547">;<text:s/></text:span><text:span text:style-name="T548"><text:line-break/></text:span><text:span text:style-name="T549">$inputFileName </text:span><text:span text:style-name="T550">= </text:span><text:span text:style-name="T551">'./sampleData/example1.xls'</text:span><text:span text:style-name="T552">;<text:s/></text:span><text:span text:style-name="T553"><text:line-break/></text:span><text:span text:style-name="T554">$sheetname </text:span><text:span text:style-name="T555">= </text:span><text:span text:style-name="T556">'Data Sheet #3'</text:span><text:span text:style-name="T557">;<text:s/></text:span><text:span text:style-name="T558"><text:line-break/></text:span><text:span text:style-name="T559"><text:line-break/></text:span><text:span text:style-name="T560"><text:line-break/></text:span><text:span text:style-name="T561">/**  Define a Read Filter class implementing PHPExcel_Reader_IReadFilter  */<text:s/></text:span><text:span text:style-name="T562"><text:line-break/></text:span><text:span text:style-name="T563">class </text:span><text:span text:style-name="T564">MyReadFilter </text:span><text:span text:style-name="T565">implements </text:span><text:span text:style-name="T566">PHPExcel_Reader_IReadFilter<text:s/></text:span><text:span text:style-name="T567"><text:line-break/></text:span><text:span text:style-name="T568">{<text:s/></text:span><text:span text:style-name="T569"><text:line-break/></text:span><text:span text:style-name="T570">    public function </text:span><text:span text:style-name="T571">readCell</text:span><text:span text:style-name="T572">(</text:span><text:span text:style-name="T573">$column</text:span><text:span text:style-name="T574">, </text:span><text:span text:style-name="T575">$row</text:span><text:span text:style-name="T576">, </text:span><text:span text:style-name="T577">$worksheetName </text:span><text:span text:style-name="T578">= </text:span><text:span text:style-name="T579">''</text:span><text:span text:style-name="T580">) {<text:s/></text:span><text:span text:style-name="T581"><text:line-break/></text:span><text:span text:style-name="T582">        </text:span><text:span text:style-name="T583">//  Read rows 1 to 7 and columns A to E only<text:s/></text:span><text:span text:style-name="T584"><text:line-break/></text:span><text:span text:style-name="T585">        </text:span><text:span text:style-name="T586">if (</text:span><text:span text:style-name="T587">$row </text:span><text:span text:style-name="T588">&gt;= </text:span><text:span text:style-name="T589">1 </text:span><text:span text:style-name="T590">&amp;&amp; </text:span><text:span text:style-name="T591">$row </text:span><text:span text:style-name="T592">&lt;= </text:span><text:span text:style-name="T593">7</text:span><text:span text:style-name="T594">) {<text:s/></text:span><text:span text:style-name="T595"><text:line-break/></text:span><text:span text:style-name="T596">            if (</text:span><text:span text:style-name="T597">in_array</text:span><text:span text:style-name="T598">(</text:span><text:span text:style-name="T599">$column</text:span><text:span text:style-name="T600">,</text:span><text:span text:style-name="T601">range</text:span><text:span text:style-name="T602">(</text:span><text:span text:style-name="T603">'A'</text:span><text:span text:style-name="T604">,</text:span><text:span text:style-name="T605">'E'</text:span><text:span text:style-name="T606">))) {<text:s/></text:span><text:span text:style-name="T607"><text:line-break/></text:span><text:span text:style-name="T608">                return </text:span><text:span text:style-name="T609">true</text:span><text:span text:style-name="T610">;<text:s/></text:span><text:span text:style-name="T611"><text:line-break/></text:span><text:span text:style-name="T612">            }<text:s/></text:span><text:span text:style-name="T613"><text:line-break/></text:span><text:span text:style-name="T614">        }<text:s/></text:span><text:span text:style-name="T615"><text:line-break/></text:span><text:span text:style-name="T616">        return </text:span><text:span text:style-name="T617">false</text:span><text:span text:style-name="T618">;<text:s/></text:span><text:span text:style-name="T619"><text:line-break/></text:span><text:span text:style-name="T620">    }<text:s/></text:span><text:span text:style-name="T621"><text:line-break/></text:span><text:span text:style-name="T622">}<text:s/></text:span><text:span text:style-name="T623"><text:line-break/></text:span><text:span text:style-name="T624"><text:line-break/></text:span><text:span text:style-name="T625">/**  Create an Instance of our Read Filter  **/<text:s/></text:span><text:span text:style-name="T626"><text:line-break/></text:span><text:span text:style-name="T627">$filterSubset </text:span><text:span text:style-name="T628">= new </text:span><text:span text:style-name="T629">MyReadFilter</text:span><text:span text:style-name="T630">();<text:s/></text:span><text:span text:style-name="T631"><text:line-break/></text:span><text:span text:style-name="T632"><text:line-break/></text:span><text:span text:style-name="T633">/**  Create a new Reader of the type defined in $inputFileType  **/<text:s/></text:span><text:span text:style-name="T634"><text:line-break/></text:span><text:span text:style-name="T635">$objReader </text:span><text:span text:style-name="T636">= </text:span><text:span text:style-name="T637">PHPExcel_IOFactory</text:span><text:span text:style-name="T638">::</text:span><text:span text:style-name="T639">createReader</text:span><text:span text:style-name="T640">(</text:span><text:span text:style-name="T641">$inputFileType</text:span><text:span text:style-name="T642">);<text:s/></text:span><text:span text:style-name="T643"><text:line-break/></text:span><text:span text:style-name="T644">/**  Tell the Reader that</text:span><text:span text:style-name="T645"> we want to use the Read Filter</text:span><text:span text:style-name="T646">  **/<text:s/></text:span><text:span text:style-name="T647"><text:line-break/></text:span><text:span text:style-name="T648">$objReader</text:span><text:span text:style-name="T649">-&gt;</text:span><text:span text:style-name="T650">setReadFilter</text:span><text:span text:style-name="T651">(</text:span><text:span text:style-name="T652">$filterSubset</text:span><text:span text:style-name="T653">);<text:s/></text:span><text:span text:style-name="T654"><text:line-break/></text:span><text:span text:style-name="T655">/**  Load only the rows and columns that match our filter</text:span><text:span text:style-name="T656"><text:s/></text:span><text:span text:style-name="T657">to PHPExcel </text:span><text:span text:style-name="T658"><text:s/></text:span><text:span text:style-name="T659">**/<text:s/></text:span><text:span text:style-name="T660"><text:line-break/></text:span><text:span text:style-name="T661">$objPHPExcel </text:span><text:span text:style-name="T662">= </text:span><text:span text:style-name="T663">$objReader</text:span><text:span text:style-name="T664">-&gt;</text:span><text:span text:style-name="T665">load</text:span><text:span text:style-name="T666">(</text:span><text:span text:style-name="T667">$inputFileName</text:span><text:span text:style-name="T668">);<text:s/></text:span><text:span text:style-name="T669"><text:line-break/></text:span></text:p>
      <text:p text:style-name="Code">See Examples/Reader/exampleReader09.php<text:s/>for a working example of this code.</text:p>
      <text:p text:style-name="P670"/>
      <text:p text:style-name="P671">This example is not particularly useful, because it can only be used in a very specific circumstance (when you only want cells in the range A1:E7 from your worksheet.<text:s/>A generic Read Filter would probably be more useful:</text:p>
      <text:p text:style-name="P672"/>
      <text:p text:style-name="P673"/>
      <text:p text:style-name="P674"><text:span text:style-name="T675">/**  Define a Read Filter class implementing PHPExcel_Reader_IReadFilter  */<text:s/></text:span><text:span text:style-name="T676"><text:line-break/></text:span><text:span text:style-name="T677">class </text:span><text:span text:style-name="T678">MyReadFilter </text:span><text:span text:style-name="T679">implements </text:span><text:span text:style-name="T680">PHPExcel_Reader_IReadFilter<text:s/></text:span><text:span text:style-name="T681"><text:line-break/></text:span><text:span text:style-name="T682">{<text:s/></text:span><text:span text:style-name="T683"><text:line-break/></text:span><text:span text:style-name="T684">    private </text:span><text:span text:style-name="T685">$_startRow </text:span><text:span text:style-name="T686">= </text:span><text:span text:style-name="T687">0</text:span><text:span text:style-name="T688">;<text:s/></text:span><text:span text:style-name="T689"><text:line-break/></text:span><text:span text:style-name="T690">    private </text:span><text:span text:style-name="T691">$_endRow </text:span><text:span text:style-name="T692"><text:s text:c="2"/></text:span><text:span text:style-name="T693">= </text:span><text:span text:style-name="T694">0</text:span><text:span text:style-name="T695">;<text:s/></text:span><text:span text:style-name="T696"><text:line-break/></text:span><text:span text:style-name="T697">    private </text:span><text:span text:style-name="T698">$_columns </text:span><text:span text:style-name="T699"><text:s/></text:span><text:span text:style-name="T700">= array();<text:s/></text:span><text:span text:style-name="T701"><text:line-break/></text:span><text:span text:style-name="T702"><text:line-break/></text:span><text:span text:style-name="T703">    </text:span><text:span text:style-name="T704">/**  </text:span><text:span text:style-name="T705">Get the</text:span><text:span text:style-name="T706"> list of</text:span><text:span text:style-name="T707"><text:s/></text:span><text:span text:style-name="T708">rows and columns to read  */<text:s/></text:span><text:span text:style-name="T709"><text:line-break/></text:span><text:span text:style-name="T710">    </text:span><text:span text:style-name="T711">public function </text:span><text:span text:style-name="T712">__construct</text:span><text:span text:style-name="T713">(</text:span><text:span text:style-name="T714">$startRow</text:span><text:span text:style-name="T715">, </text:span><text:span text:style-name="T716">$endRow</text:span><text:span text:style-name="T717">, </text:span><text:span text:style-name="T718">$columns</text:span><text:span text:style-name="T719">) {<text:s/></text:span><text:span text:style-name="T720"><text:line-break/></text:span><text:span text:style-name="T721">        </text:span><text:span text:style-name="T722">$this</text:span><text:span text:style-name="T723">-&gt;</text:span><text:span text:style-name="T724">_startRow </text:span><text:span text:style-name="T725">= </text:span><text:span text:style-name="T726">$startRow</text:span><text:span text:style-name="T727">;<text:s/></text:span><text:span text:style-name="T728"><text:line-break/></text:span><text:span text:style-name="T729">        </text:span><text:span text:style-name="T730">$this</text:span><text:span text:style-name="T731">-&gt;</text:span><text:span text:style-name="T732">_endRow   </text:span><text:span text:style-name="T733">= </text:span><text:span text:style-name="T734">$endRow</text:span><text:span text:style-name="T735">;<text:s/></text:span><text:span text:style-name="T736"><text:line-break/></text:span><text:span text:style-name="T737">        </text:span><text:span text:style-name="T738">$this</text:span><text:span text:style-name="T739">-&gt;</text:span><text:span text:style-name="T740">_columns  </text:span><text:span text:style-name="T741">= </text:span><text:span text:style-name="T742">$columns</text:span><text:span text:style-name="T743">;<text:s/></text:span><text:span text:style-name="T744"><text:line-break/></text:span><text:span text:style-name="T745">    }<text:s/></text:span><text:span text:style-name="T746"><text:line-break/></text:span><text:soft-page-break/><text:span text:style-name="T747"><text:line-break/></text:span><text:span text:style-name="T748">    public function </text:span><text:span text:style-name="T749">readCell</text:span><text:span text:style-name="T750">(</text:span><text:span text:style-name="T751">$column</text:span><text:span text:style-name="T752">, </text:span><text:span text:style-name="T753">$row</text:span><text:span text:style-name="T754">, </text:span><text:span text:style-name="T755">$worksheetName </text:span><text:span text:style-name="T756">= </text:span><text:span text:style-name="T757">''</text:span><text:span text:style-name="T758">) {<text:s/></text:span><text:span text:style-name="T759"><text:line-break/></text:span><text:span text:style-name="T760">        </text:span><text:span text:style-name="T761">//  Only read the rows a</text:span><text:span text:style-name="T762">nd columns that were configured</text:span><text:span text:style-name="T763"><text:s/></text:span><text:span text:style-name="T764"><text:line-break/></text:span><text:span text:style-name="T765">        </text:span><text:span text:style-name="T766">if (</text:span><text:span text:style-name="T767">$row </text:span><text:span text:style-name="T768">&gt;= </text:span><text:span text:style-name="T769">$this</text:span><text:span text:style-name="T770">-&gt;</text:span><text:span text:style-name="T771">_startRow </text:span><text:span text:style-name="T772">&amp;&amp; </text:span><text:span text:style-name="T773">$row </text:span><text:span text:style-name="T774">&lt;= </text:span><text:span text:style-name="T775">$this</text:span><text:span text:style-name="T776">-&gt;</text:span><text:span text:style-name="T777">_endRow</text:span><text:span text:style-name="T778">) {<text:s/></text:span><text:span text:style-name="T779"><text:line-break/></text:span><text:span text:style-name="T780">            if (</text:span><text:span text:style-name="T781">in_array</text:span><text:span text:style-name="T782">(</text:span><text:span text:style-name="T783">$column</text:span><text:span text:style-name="T784">,</text:span><text:span text:style-name="T785">$this</text:span><text:span text:style-name="T786">-&gt;</text:span><text:span text:style-name="T787">_columns</text:span><text:span text:style-name="T788">)) {<text:s/></text:span><text:span text:style-name="T789"><text:line-break/></text:span><text:span text:style-name="T790">                return </text:span><text:span text:style-name="T791">true</text:span><text:span text:style-name="T792">;<text:s/></text:span><text:span text:style-name="T793"><text:line-break/></text:span><text:span text:style-name="T794">            }<text:s/></text:span><text:span text:style-name="T795"><text:line-break/></text:span><text:span text:style-name="T796">        }<text:s/></text:span><text:span text:style-name="T797"><text:line-break/></text:span><text:span text:style-name="T798">        return </text:span><text:span text:style-name="T799">false</text:span><text:span text:style-name="T800">;<text:s/></text:span><text:span text:style-name="T801"><text:line-break/></text:span><text:span text:style-name="T802">    }<text:s/></text:span><text:span text:style-name="T803"><text:line-break/></text:span><text:span text:style-name="T804">}<text:s/></text:span><text:span text:style-name="T805"><text:line-break/></text:span><text:span text:style-name="T806"><text:line-break/></text:span><text:span text:style-name="T807">/**  Create an Instance of our Read Filter, passing in the </text:span><text:span text:style-name="T808">cell range</text:span><text:span text:style-name="T809"> </text:span><text:span text:style-name="T810"><text:s/></text:span><text:span text:style-name="T811">**/<text:s/></text:span><text:span text:style-name="T812"><text:line-break/></text:span><text:span text:style-name="T813">$filterSubset </text:span><text:span text:style-name="T814">= new </text:span><text:span text:style-name="T815">MyReadFilter</text:span><text:span text:style-name="T816">(</text:span><text:span text:style-name="T817">9</text:span><text:span text:style-name="T818">,</text:span><text:span text:style-name="T819">15</text:span><text:span text:style-name="T820">,</text:span><text:span text:style-name="T821">range</text:span><text:span text:style-name="T822">(</text:span><text:span text:style-name="T823">'G'</text:span><text:span text:style-name="T824">,</text:span><text:span text:style-name="T825">'K'</text:span><text:span text:style-name="T826">));</text:span></text:p>
      <text:p text:style-name="P827"/>
      <text:p text:style-name="Code">See Examples/Reader/exampleReader10.php<text:s/>for a working example of this code.</text:p>
      <text:p text:style-name="P828"/>
      <text:p text:style-name="P829">This can be particularly useful for conserving memory, by allowing you to read and process a large workbook in<text:s/>“chunks”: an example of this usage might be when transferring data from an Excel worksheet to a database.</text:p>
      <text:p text:style-name="P830"/>
      <text:p text:style-name="P831"/>
      <text:p text:style-name="P832"><text:span text:style-name="T833">$inputFileType </text:span><text:span text:style-name="T834">= </text:span><text:span text:style-name="T835">'Excel5'</text:span><text:span text:style-name="T836">;<text:s/></text:span><text:span text:style-name="T837"><text:line-break/></text:span><text:span text:style-name="T838">$inputFileName </text:span><text:span text:style-name="T839">= </text:span><text:span text:style-name="T840">'./sampleData/example2.xls'</text:span><text:span text:style-name="T841">;<text:s/></text:span><text:span text:style-name="T842"><text:line-break/></text:span><text:span text:style-name="T843"><text:line-break/></text:span><text:span text:style-name="T844"><text:line-break/></text:span><text:span text:style-name="T845">/**  Define a Read Filter class implementing PHPExcel_Reader_IReadFilter  */<text:s/></text:span><text:span text:style-name="T846"><text:line-break/></text:span><text:span text:style-name="T847">class </text:span><text:span text:style-name="T848">chunkReadFilter </text:span><text:span text:style-name="T849">implements </text:span><text:span text:style-name="T850">PHPExcel_Reader_IReadFilter<text:s/></text:span><text:span text:style-name="T851"><text:line-break/></text:span><text:span text:style-name="T852">{<text:s/></text:span><text:span text:style-name="T853"><text:line-break/></text:span><text:span text:style-name="T854">    private </text:span><text:span text:style-name="T855">$_startRow </text:span><text:span text:style-name="T856">= </text:span><text:span text:style-name="T857">0</text:span><text:span text:style-name="T858">;<text:s/></text:span><text:span text:style-name="T859"><text:line-break/></text:span><text:span text:style-name="T860">    private </text:span><text:span text:style-name="T861">$_endRow </text:span><text:span text:style-name="T862"><text:s text:c="2"/></text:span><text:span text:style-name="T863">= </text:span><text:span text:style-name="T864">0</text:span><text:span text:style-name="T865">;<text:s/></text:span><text:span text:style-name="T866"><text:line-break/></text:span><text:span text:style-name="T867"><text:line-break/></text:span><text:span text:style-name="T868">    </text:span><text:span text:style-name="T869">/**  Set the list of rows that we want to read  */<text:s/></text:span><text:span text:style-name="T870"><text:line-break/></text:span><text:span text:style-name="T871">    </text:span><text:span text:style-name="T872">public function </text:span><text:span text:style-name="T873">setRows</text:span><text:span text:style-name="T874">(</text:span><text:span text:style-name="T875">$startRow</text:span><text:span text:style-name="T876">, </text:span><text:span text:style-name="T877">$chunkSize</text:span><text:span text:style-name="T878">) {<text:s/></text:span><text:span text:style-name="T879"><text:line-break/></text:span><text:span text:style-name="T880">        </text:span><text:span text:style-name="T881">$this</text:span><text:span text:style-name="T882">-&gt;</text:span><text:span text:style-name="T883">_startRow </text:span><text:span text:style-name="T884">= </text:span><text:span text:style-name="T885">$startRow</text:span><text:span text:style-name="T886">;<text:s/></text:span><text:span text:style-name="T887"><text:line-break/></text:span><text:span text:style-name="T888">        </text:span><text:span text:style-name="T889">$this</text:span><text:span text:style-name="T890">-&gt;</text:span><text:span text:style-name="T891">_endRow   </text:span><text:span text:style-name="T892">= </text:span><text:span text:style-name="T893">$startRow </text:span><text:span text:style-name="T894">+ </text:span><text:span text:style-name="T895">$chunkSize</text:span><text:span text:style-name="T896">;<text:s/></text:span><text:span text:style-name="T897"><text:line-break/></text:span><text:span text:style-name="T898">    }<text:s/></text:span><text:span text:style-name="T899"><text:line-break/></text:span><text:span text:style-name="T900"><text:line-break/></text:span><text:span text:style-name="T901">    public function </text:span><text:span text:style-name="T902">readCell</text:span><text:span text:style-name="T903">(</text:span><text:span text:style-name="T904">$column</text:span><text:span text:style-name="T905">, </text:span><text:span text:style-name="T906">$row</text:span><text:span text:style-name="T907">, </text:span><text:span text:style-name="T908">$worksheetName </text:span><text:span text:style-name="T909">= </text:span><text:span text:style-name="T910">''</text:span><text:span text:style-name="T911">) {<text:s/></text:span><text:span text:style-name="T912"><text:line-break/></text:span><text:span text:style-name="T913">        </text:span><text:span text:style-name="T914">//  Only read the heading row, and the </text:span><text:span text:style-name="T915">configured rows</text:span><text:span text:style-name="T916"><text:s/></text:span><text:span text:style-name="T917"><text:line-break/></text:span><text:span text:style-name="T918">        </text:span><text:span text:style-name="T919">if ((</text:span><text:span text:style-name="T920">$row </text:span><text:span text:style-name="T921">== </text:span><text:span text:style-name="T922">1</text:span><text:span text:style-name="T923">) ||</text:span></text:p>
      <text:p text:style-name="P924"><text:span text:style-name="T925"><text:s text:c="12"/></text:span><text:span text:style-name="T926">(</text:span><text:span text:style-name="T927">$row </text:span><text:span text:style-name="T928">&gt;= </text:span><text:span text:style-name="T929">$this</text:span><text:span text:style-name="T930">-&gt;</text:span><text:span text:style-name="T931">_startRow </text:span><text:span text:style-name="T932">&amp;&amp; </text:span><text:span text:style-name="T933">$row </text:span><text:span text:style-name="T934">&lt; </text:span><text:span text:style-name="T935">$this</text:span><text:span text:style-name="T936">-&gt;</text:span><text:span text:style-name="T937">_endRow</text:span><text:span text:style-name="T938">)) {<text:s/></text:span><text:span text:style-name="T939"><text:line-break/></text:span><text:span text:style-name="T940">            return </text:span><text:span text:style-name="T941">true</text:span><text:span text:style-name="T942">;<text:s/></text:span><text:span text:style-name="T943"><text:line-break/></text:span><text:span text:style-name="T944">        }<text:s/></text:span><text:span text:style-name="T945"><text:line-break/></text:span><text:span text:style-name="T946">        return </text:span><text:span text:style-name="T947">false</text:span><text:span text:style-name="T948">;<text:s/></text:span><text:span text:style-name="T949"><text:line-break/></text:span><text:span text:style-name="T950">    }<text:s/></text:span><text:span text:style-name="T951"><text:line-break/></text:span><text:span text:style-name="T952">}<text:s/></text:span><text:span text:style-name="T953"><text:line-break/></text:span><text:span text:style-name="T954"><text:line-break/></text:span><text:span text:style-name="T955"><text:line-break/></text:span><text:span text:style-name="T956">/**  Create a new Reader of the type defined in $inputFileType  **/<text:s/></text:span><text:span text:style-name="T957"><text:line-break/></text:span><text:span text:style-name="T958">$objReader </text:span><text:span text:style-name="T959">= </text:span><text:span text:style-name="T960">PHPExcel_IOFactory</text:span><text:span text:style-name="T961">::</text:span><text:span text:style-name="T962">createReader</text:span><text:span text:style-name="T963">(</text:span><text:span text:style-name="T964">$inputFileType</text:span><text:span text:style-name="T965">);<text:s/></text:span><text:span text:style-name="T966"><text:line-break/></text:span><text:span text:style-name="T967"><text:line-break/></text:span><text:span text:style-name="T968"><text:line-break/></text:span><text:span text:style-name="T969">/**  Define how many rows we want to read for each "chunk"  **/<text:s/></text:span><text:span text:style-name="T970"><text:line-break/></text:span><text:span text:style-name="T971">$chunkSize </text:span><text:span text:style-name="T972">= </text:span><text:span text:style-name="T973">2048</text:span><text:span text:style-name="T974">;<text:s/></text:span><text:span text:style-name="T975"><text:line-break/></text:span><text:span text:style-name="T976">/**  Create a new Instance of our Read Filter  **/<text:s/></text:span><text:span text:style-name="T977"><text:line-break/></text:span><text:span text:style-name="T978">$chunkFilter </text:span><text:span text:style-name="T979">= new </text:span><text:span text:style-name="T980">chunkReadFilter</text:span><text:span text:style-name="T981">();<text:s/></text:span><text:span text:style-name="T982"><text:line-break/></text:span><text:span text:style-name="T983"><text:line-break/></text:span><text:span text:style-name="T984">/**  Tell the Reader that we want to use the Read Filter  **/<text:s/></text:span><text:span text:style-name="T985"><text:line-break/></text:span><text:span text:style-name="T986">$objReader</text:span><text:span text:style-name="T987">-&gt;</text:span><text:span text:style-name="T988">setReadFilter</text:span><text:span text:style-name="T989">(</text:span><text:span text:style-name="T990">$chunkFilter</text:span><text:span text:style-name="T991">);<text:s/></text:span><text:span text:style-name="T992"><text:line-break/></text:span><text:span text:style-name="T993"><text:line-break/></text:span><text:soft-page-break/><text:span text:style-name="T994">/**  Loop to read our worksheet in "chunk size" blocks  **/<text:s/></text:span><text:span text:style-name="T995"><text:line-break/></text:span><text:span text:style-name="T996">for (</text:span><text:span text:style-name="T997">$startRow </text:span><text:span text:style-name="T998">= </text:span><text:span text:style-name="T999">2</text:span><text:span text:style-name="T1000">; </text:span><text:span text:style-name="T1001">$startRow </text:span><text:span text:style-name="T1002">&lt;= </text:span><text:span text:style-name="T1003">65536</text:span><text:span text:style-name="T1004">; </text:span><text:span text:style-name="T1005">$startRow </text:span><text:span text:style-name="T1006">+= </text:span><text:span text:style-name="T1007">$chunkSize</text:span><text:span text:style-name="T1008">) {<text:s/></text:span><text:span text:style-name="T1009"><text:line-break/></text:span><text:span text:style-name="T1010">    </text:span><text:span text:style-name="T1011">/**  Tell the Read Filter which rows we want this iteration  **/<text:s/></text:span><text:span text:style-name="T1012"><text:line-break/></text:span><text:span text:style-name="T1013">    </text:span><text:span text:style-name="T1014">$chunkFilter</text:span><text:span text:style-name="T1015">-&gt;</text:span><text:span text:style-name="T1016">setRows</text:span><text:span text:style-name="T1017">(</text:span><text:span text:style-name="T1018">$startRow</text:span><text:span text:style-name="T1019">,</text:span><text:span text:style-name="T1020">$chunkSize</text:span><text:span text:style-name="T1021">);<text:s/></text:span><text:span text:style-name="T1022"><text:line-break/></text:span><text:span text:style-name="T1023">    </text:span><text:span text:style-name="T1024">/**  Load only the rows that match our filter  **/<text:s/></text:span><text:span text:style-name="T1025"><text:line-break/></text:span><text:span text:style-name="T1026">    </text:span><text:span text:style-name="T1027">$objPHPExcel </text:span><text:span text:style-name="T1028">= </text:span><text:span text:style-name="T1029">$objReader</text:span><text:span text:style-name="T1030">-&gt;</text:span><text:span text:style-name="T1031">load</text:span><text:span text:style-name="T1032">(</text:span><text:span text:style-name="T1033">$inputFileName</text:span><text:span text:style-name="T1034">);<text:s/></text:span><text:span text:style-name="T1035"><text:line-break/></text:span><text:span text:style-name="T1036">    </text:span><text:span text:style-name="T1037">//    Do some processing here<text:s/></text:span><text:span text:style-name="T1038"><text:line-break/></text:span><text:span text:style-name="T1039">}<text:s/></text:span><text:span text:style-name="T1040"><text:line-break/></text:span></text:p>
      <text:p text:style-name="Code">See Examples/Reader/exampleReader12.php<text:s/>for a working example of this code.</text:p>
      <text:p text:style-name="P1041"/>
      <text:p text:style-name="P1042">Using<text:s/>Read Filters<text:s/>applies to:</text:p>
      <text:p text:style-name="P1043"><text:tab/>Excel2007<text:tab/>YES<text:tab/><text:tab/>Excel5<text:tab/><text:tab/>YES<text:tab/><text:tab/>Excel2003XML<text:tab/>YES</text:p>
      <text:p text:style-name="P1044"><text:tab/>OOCalc<text:tab/><text:tab/>YES<text:tab/><text:tab/>SYLK<text:tab/><text:tab/>NO<text:tab/><text:tab/>Gnumeric<text:tab/>YES</text:p>
      <text:p text:style-name="P1045"><text:tab/>CSV<text:tab/><text:tab/>YES</text:p>
      <text:h text:style-name="P1046" text:outline-level="2"><text:bookmark-start text:name="_Toc381527121"/><text:soft-page-break/>Combining Multiple Files into a Single PHPExcel Object<text:bookmark-end text:name="_Toc381527121"/></text:h>
      <text:p text:style-name="P1047">While you can limit the number of worksheets that are read from a workbook file using the setLoadSheetsOnly() method, certain readers also allow you to combine several individual<text:s/>“sheets”<text:s/>from different files into a single PHPExcel object, where each individual file is a single worksheet within that workbook. For each file that you read, you need to indicate which worksheet index it should be loaded into using the setSheetIndex() method of the $objReader, then use the loadIntoExisting() method rather than the load() method to actually read the file into that worksheet.</text:p>
      <text:p text:style-name="P1048"/>
      <text:p text:style-name="P1049"/>
      <text:p text:style-name="P1050"><text:span text:style-name="T1051">$inputFileType </text:span><text:span text:style-name="T1052">= </text:span><text:span text:style-name="T1053">'CSV'</text:span><text:span text:style-name="T1054">;<text:s/></text:span><text:span text:style-name="T1055"><text:line-break/></text:span><text:span text:style-name="T1056">$inputFileNames </text:span><text:span text:style-name="T1057">= array(</text:span><text:span text:style-name="T1058">'./sampleData/example1.csv'</text:span><text:span text:style-name="T1059">,</text:span></text:p>
      <text:p text:style-name="P1060"><text:span text:style-name="T1061"><text:s text:c="24"/></text:span><text:span text:style-name="T1062">'./sampleData/example2.csv'</text:span></text:p>
      <text:p text:style-name="P1063"><text:span text:style-name="T1064"><text:s text:c="24"/></text:span><text:span text:style-name="T1065">'./sampleData/example3.csv'</text:span></text:p>
      <text:p text:style-name="P1066"><text:span text:style-name="T1067"><text:s text:c="23"/></text:span><text:span text:style-name="T1068">);<text:s/></text:span><text:span text:style-name="T1069"><text:line-break/></text:span><text:span text:style-name="T1070"><text:line-break/></text:span><text:span text:style-name="T1071">/**  Create a new Reader of the type defined in $inputFileType  **/<text:s/></text:span><text:span text:style-name="T1072"><text:line-break/></text:span><text:span text:style-name="T1073">$objReader </text:span><text:span text:style-name="T1074">= </text:span><text:span text:style-name="T1075">PHPExcel_IOFactory</text:span><text:span text:style-name="T1076">::</text:span><text:span text:style-name="T1077">createReader</text:span><text:span text:style-name="T1078">(</text:span><text:span text:style-name="T1079">$inputFileType</text:span><text:span text:style-name="T1080">);<text:s/></text:span><text:span text:style-name="T1081"><text:line-break/></text:span></text:p>
      <text:p text:style-name="P1082"><text:span text:style-name="T1083">/**  Extract the first named file from the array list  **/<text:s/></text:span><text:span text:style-name="T1084"><text:line-break/></text:span><text:span text:style-name="T1085">$inputFileName </text:span><text:span text:style-name="T1086">= </text:span><text:span text:style-name="T1087">array_shift</text:span><text:span text:style-name="T1088">(</text:span><text:span text:style-name="T1089">$inputFileNames</text:span><text:span text:style-name="T1090">);<text:s/></text:span><text:span text:style-name="T1091"><text:line-break/></text:span><text:span text:style-name="T1092">/**  Load the initial file to the first worksheet in a PHPExcel Object  **/<text:s/></text:span><text:span text:style-name="T1093"><text:line-break/></text:span><text:span text:style-name="T1094">$objPHPExcel </text:span><text:span text:style-name="T1095">= </text:span><text:span text:style-name="T1096">$objReader</text:span><text:span text:style-name="T1097">-&gt;</text:span><text:span text:style-name="T1098">load</text:span><text:span text:style-name="T1099">(</text:span><text:span text:style-name="T1100">$inputFileName</text:span><text:span text:style-name="T1101">);<text:s/></text:span><text:span text:style-name="T1102"><text:line-break/></text:span><text:span text:style-name="T1103">/**  Set the worksheet title (to the filename that we've loaded)  **/<text:s/></text:span><text:span text:style-name="T1104"><text:line-break/></text:span><text:span text:style-name="T1105">$objPHPExcel</text:span><text:span text:style-name="T1106">-&gt;</text:span><text:span text:style-name="T1107">getActiveSheet</text:span><text:span text:style-name="T1108">()</text:span></text:p>
      <text:p text:style-name="P1109"><text:span text:style-name="T1110"><text:s text:c="12"/>-&gt;</text:span><text:span text:style-name="T1111">setTitle</text:span><text:span text:style-name="T1112">(</text:span><text:span text:style-name="T1113">pathinfo</text:span><text:span text:style-name="T1114">(</text:span><text:span text:style-name="T1115">$inputFileName</text:span><text:span text:style-name="T1116">,</text:span><text:span text:style-name="T1117">PATHINFO_BASENAME</text:span><text:span text:style-name="T1118">));<text:s/></text:span><text:span text:style-name="T1119"><text:line-break/></text:span></text:p>
      <text:p text:style-name="P1120"><text:span text:style-name="T1121">/**  Loop through all the remaining files in the list  **/<text:s/></text:span><text:span text:style-name="T1122"><text:line-break/></text:span><text:span text:style-name="T1123">foreach(</text:span><text:span text:style-name="T1124">$inputFileNames </text:span><text:span text:style-name="T1125">as </text:span><text:span text:style-name="T1126">$sheet </text:span><text:span text:style-name="T1127">=&gt; </text:span><text:span text:style-name="T1128">$inputFileName</text:span><text:span text:style-name="T1129">) {<text:s/></text:span><text:span text:style-name="T1130"><text:line-break/></text:span><text:span text:style-name="T1131">    </text:span><text:span text:style-name="T1132">/**  Increment the worksheet index pointer for the Reader  **/<text:s/></text:span><text:span text:style-name="T1133"><text:line-break/></text:span><text:span text:style-name="T1134">    </text:span><text:span text:style-name="T1135">$objReader</text:span><text:span text:style-name="T1136">-&gt;</text:span><text:span text:style-name="T1137">setSheetIndex</text:span><text:span text:style-name="T1138">(</text:span><text:span text:style-name="T1139">$sheet</text:span><text:span text:style-name="T1140">+</text:span><text:span text:style-name="T1141">1</text:span><text:span text:style-name="T1142">);<text:s/></text:span><text:span text:style-name="T1143"><text:line-break/></text:span><text:span text:style-name="T1144">    </text:span><text:span text:style-name="T1145">/**  Load the current file into a new worksheet in PHPExcel  **/<text:s/></text:span><text:span text:style-name="T1146"><text:line-break/></text:span><text:span text:style-name="T1147">    </text:span><text:span text:style-name="T1148">$objReader</text:span><text:span text:style-name="T1149">-&gt;</text:span><text:span text:style-name="T1150">loadIntoExisting</text:span><text:span text:style-name="T1151">(</text:span><text:span text:style-name="T1152">$inputFileName</text:span><text:span text:style-name="T1153">,</text:span><text:span text:style-name="T1154">$objPHPExcel</text:span><text:span text:style-name="T1155">);<text:s/></text:span><text:span text:style-name="T1156"><text:line-break/></text:span><text:span text:style-name="T1157">    </text:span><text:span text:style-name="T1158">/**  Set the worksheet title (to the filename that we've loaded)  **/<text:s/></text:span><text:span text:style-name="T1159"><text:line-break/></text:span><text:span text:style-name="T1160">    </text:span><text:span text:style-name="T1161">$objPHPExcel</text:span><text:span text:style-name="T1162">-&gt;</text:span><text:span text:style-name="T1163">getActiveSheet</text:span><text:span text:style-name="T1164">()</text:span></text:p>
      <text:p text:style-name="P1165"><text:span text:style-name="T1166"><text:s text:c="16"/>-&gt;</text:span><text:span text:style-name="T1167">setTitle</text:span><text:span text:style-name="T1168">(</text:span><text:span text:style-name="T1169">pathinfo</text:span><text:span text:style-name="T1170">(</text:span><text:span text:style-name="T1171">$inputFileName</text:span><text:span text:style-name="T1172">,</text:span><text:span text:style-name="T1173">PATHINFO_BASENAME</text:span><text:span text:style-name="T1174">));<text:s/></text:span><text:span text:style-name="T1175"><text:line-break/></text:span><text:span text:style-name="T1176">}<text:s/></text:span><text:span text:style-name="T1177"><text:line-break/></text:span></text:p>
      <text:p text:style-name="Code">See Examples/Reader/exampleReader13.php<text:s/>for a working example of this code.</text:p>
      <text:p text:style-name="P1178"/>
      <text:p text:style-name="P1179">Note that using the same sheet index for multiple sheets won't append files into the same sheet, but overwrite the results of the previous load. You cannot load multiple CSV files into the same worksheet.</text:p>
      <text:p text:style-name="P1180"/>
      <text:p text:style-name="P1181">Combining Multiple Files into a Single PHPExcel Object<text:s/>applies to:</text:p>
      <text:p text:style-name="P1182"><text:tab/>Excel2007<text:tab/>NO<text:tab/><text:tab/>Excel5<text:tab/><text:tab/>NO<text:tab/><text:tab/>Excel2003XML<text:tab/>NO</text:p>
      <text:p text:style-name="P1183"><text:tab/>OOCalc<text:tab/><text:tab/>NO<text:tab/><text:tab/>SYLK<text:tab/><text:tab/>YES<text:tab/><text:tab/>Gnumeric<text:tab/>NO</text:p>
      <text:p text:style-name="P1184"><text:tab/>CSV<text:tab/><text:tab/>YES</text:p>
      <text:h text:style-name="P1185" text:outline-level="2"><text:bookmark-start text:name="_Toc381527122"/><text:soft-page-break/><text:span text:style-name="T1186">Combining Read Filters with the<text:s/></text:span>setSheetIndex() method to split a large CSV file across multiple Worksheets<text:bookmark-end text:name="_Toc381527122"/></text:h>
      <text:p text:style-name="Normal"><text:span text:style-name="T1187">An Excel5 BIFF .xls file is limited to 65536 rows in a worksheet, while the Excel2007<text:s/></text:span><text:span text:style-name="T1188">Microsoft Office Open XML SpreadsheetML</text:span><text:span text:style-name="T1189"><text:s/>.xlsx file is limited to<text:s/></text:span><text:span text:style-name="T1190">1,048,576 rows</text:span><text:span text:style-name="T1191"><text:s/>in a worksheet; but a CSV file is not limited other than by available disk space. This means that we wouldn’t ordinarily be able to read all the rows from a very large CSV file that exceeded those limits, and save it as an Excel5 or Excel2007 file. However, by using Read Filters to read the CSV file in “chunks”</text:span><text:span text:style-name="T1192"><text:s/>(using the chunk</text:span><text:span text:style-name="T1193">Read</text:span><text:span text:style-name="T1194">Filter Class that we defined in section<text:s/></text:span><text:span text:style-name="T1195"><text:bookmark-ref text:ref-name="_Ref275604563" text:reference-format="direction">5.3 above</text:bookmark-ref></text:span><text:span text:style-name="T1196">)</text:span><text:span text:style-name="T1197">, and the<text:s/></text:span><text:span text:style-name="T1198">setSheetIndex() method of the $objReader</text:span><text:span text:style-name="T1199">, we can split the CSV file across several individual worksheets.</text:span></text:p>
      <text:p text:style-name="P1200"/>
      <text:p text:style-name="P1201"/>
      <text:p text:style-name="P1202"><text:span text:style-name="T1203">$inputFileType </text:span><text:span text:style-name="T1204">= </text:span><text:span text:style-name="T1205">'CSV'</text:span><text:span text:style-name="T1206">;<text:s/></text:span><text:span text:style-name="T1207"><text:line-break/></text:span><text:span text:style-name="T1208">$inputFileName </text:span><text:span text:style-name="T1209">= </text:span><text:span text:style-name="T1210">'./sampleData/example2.csv'</text:span><text:span text:style-name="T1211">;<text:s/></text:span><text:span text:style-name="T1212"><text:line-break/></text:span><text:span text:style-name="T1213"><text:line-break/></text:span><text:span text:style-name="T1214"><text:line-break/></text:span><text:span text:style-name="T1215">echo </text:span><text:span text:style-name="T1216">'Loading file '</text:span><text:span text:style-name="T1217">,</text:span><text:span text:style-name="T1218">pathinfo</text:span><text:span text:style-name="T1219">(</text:span><text:span text:style-name="T1220">$inputFileName</text:span><text:span text:style-name="T1221">,</text:span><text:span text:style-name="T1222">PATHINFO_BASENAME</text:span><text:span text:style-name="T1223">),</text:span><text:span text:style-name="T1224">' using IOFactory with a defined reader type of '</text:span><text:span text:style-name="T1225">,</text:span><text:span text:style-name="T1226">$inputFileType</text:span><text:span text:style-name="T1227">,</text:span><text:span text:style-name="T1228">'&lt;br /&gt;'</text:span><text:span text:style-name="T1229">;<text:s/></text:span><text:span text:style-name="T1230"><text:line-break/></text:span><text:span text:style-name="T1231">/**  Create a new Reader of the type defined in $inputFileType  **/<text:s/></text:span><text:span text:style-name="T1232"><text:line-break/></text:span><text:span text:style-name="T1233">$objReader </text:span><text:span text:style-name="T1234">= </text:span><text:span text:style-name="T1235">PHPExcel_IOFactory</text:span><text:span text:style-name="T1236">::</text:span><text:span text:style-name="T1237">createReader</text:span><text:span text:style-name="T1238">(</text:span><text:span text:style-name="T1239">$inputFileType</text:span><text:span text:style-name="T1240">);<text:s/></text:span><text:span text:style-name="T1241"><text:line-break/></text:span><text:span text:style-name="T1242"><text:line-break/></text:span><text:span text:style-name="T1243"><text:line-break/></text:span><text:span text:style-name="T1244">/**  Define how many rows we want to read for each "chunk"  **/<text:s/></text:span><text:span text:style-name="T1245"><text:line-break/></text:span><text:span text:style-name="T1246">$chunkSize </text:span><text:span text:style-name="T1247">= </text:span><text:span text:style-name="T1248">65530</text:span><text:span text:style-name="T1249">;<text:s/></text:span><text:span text:style-name="T1250"><text:line-break/></text:span><text:span text:style-name="T1251">/**  Create a new Instance of our Read Filter  **/<text:s/></text:span><text:span text:style-name="T1252"><text:line-break/></text:span><text:span text:style-name="T1253">$chunkFilter </text:span><text:span text:style-name="T1254">= new </text:span><text:span text:style-name="T1255">chunkReadFilter</text:span><text:span text:style-name="T1256">();<text:s/></text:span><text:span text:style-name="T1257"><text:line-break/></text:span><text:span text:style-name="T1258"><text:line-break/></text:span><text:span text:style-name="T1259">/**  Tell the Reader that</text:span><text:span text:style-name="T1260"> we want to use the Read Filter</text:span><text:span text:style-name="T1261">  **/<text:s/></text:span><text:span text:style-name="T1262"><text:line-break/></text:span><text:span text:style-name="T1263">/**    and that we want to store it in contiguous rows/columns  **/</text:span></text:p>
      <text:p text:style-name="P1264"><text:span text:style-name="T1265">$objReader</text:span><text:span text:style-name="T1266">-&gt;</text:span><text:span text:style-name="T1267">setReadFilter</text:span><text:span text:style-name="T1268">(</text:span><text:span text:style-name="T1269">$chunkFilter</text:span><text:span text:style-name="T1270">)</text:span></text:p>
      <text:p text:style-name="P1271"><text:span text:style-name="T1272">          -&gt;</text:span><text:span text:style-name="T1273">setContiguous</text:span><text:span text:style-name="T1274">(</text:span><text:span text:style-name="T1275">true</text:span><text:span text:style-name="T1276">);</text:span><text:span text:style-name="T1277"><text:line-break/></text:span><text:span text:style-name="T1278"><text:line-break/></text:span><text:span text:style-name="T1279">/**  Instantiate a new PHPExcel object manually  **/<text:s/></text:span><text:span text:style-name="T1280"><text:line-break/></text:span><text:span text:style-name="T1281">$objPHPExcel </text:span><text:span text:style-name="T1282">= new </text:span><text:span text:style-name="T1283">PHPExcel</text:span><text:span text:style-name="T1284">();<text:s/></text:span><text:span text:style-name="T1285"><text:line-break/></text:span><text:span text:style-name="T1286"><text:line-break/></text:span><text:span text:style-name="T1287">/**  Set a sheet index  **/<text:s/></text:span><text:span text:style-name="T1288"><text:line-break/></text:span><text:span text:style-name="T1289">$sheet </text:span><text:span text:style-name="T1290">= </text:span><text:span text:style-name="T1291">0</text:span><text:span text:style-name="T1292">;<text:s/></text:span><text:span text:style-name="T1293"><text:line-break/></text:span><text:span text:style-name="T1294">/**  Loop to read our worksheet in "chunk size" blocks  **/<text:s/></text:span><text:span text:style-name="T1295"><text:line-break/></text:span><text:span text:style-name="T1296">/**  $startRow is set to 2 initially because we always read the headings </text:span></text:p>
      <text:p text:style-name="P1297"><text:span text:style-name="T1298"><text:s text:c="7"/>in row #1  **/<text:s/></text:span><text:span text:style-name="T1299"><text:line-break/></text:span><text:span text:style-name="T1300">for (</text:span><text:span text:style-name="T1301">$startRow </text:span><text:span text:style-name="T1302">= </text:span><text:span text:style-name="T1303">2</text:span><text:span text:style-name="T1304">; </text:span><text:span text:style-name="T1305">$startRow </text:span><text:span text:style-name="T1306">&lt;= </text:span><text:span text:style-name="T1307">1000000</text:span><text:span text:style-name="T1308">; </text:span><text:span text:style-name="T1309">$startRow </text:span><text:span text:style-name="T1310">+= </text:span><text:span text:style-name="T1311">$chunkSize</text:span><text:span text:style-name="T1312">) {<text:s/></text:span><text:span text:style-name="T1313"><text:line-break/></text:span><text:span text:style-name="T1314">    </text:span><text:span text:style-name="T1315">/**  Tell the Read Filter which rows we want to read this loop  **/<text:s/></text:span><text:span text:style-name="T1316"><text:line-break/></text:span><text:span text:style-name="T1317">    </text:span><text:span text:style-name="T1318">$chunkFilter</text:span><text:span text:style-name="T1319">-&gt;</text:span><text:span text:style-name="T1320">setRows</text:span><text:span text:style-name="T1321">(</text:span><text:span text:style-name="T1322">$startRow</text:span><text:span text:style-name="T1323">,</text:span><text:span text:style-name="T1324">$chunkSize</text:span><text:span text:style-name="T1325">);<text:s/></text:span><text:span text:style-name="T1326"><text:line-break/></text:span><text:span text:style-name="T1327"><text:line-break/></text:span><text:span text:style-name="T1328">    </text:span><text:span text:style-name="T1329">/**  Increment the worksheet index pointer for the Reader  **/<text:s/></text:span><text:span text:style-name="T1330"><text:line-break/></text:span><text:span text:style-name="T1331">    </text:span><text:span text:style-name="T1332">$objReader</text:span><text:span text:style-name="T1333">-&gt;</text:span><text:span text:style-name="T1334">setSheetIndex</text:span><text:span text:style-name="T1335">(</text:span><text:span text:style-name="T1336">$sheet</text:span><text:span text:style-name="T1337">);<text:s/></text:span><text:span text:style-name="T1338"><text:line-break/></text:span><text:span text:style-name="T1339">    </text:span><text:span text:style-name="T1340">/**  Load only the rows that match our filter into a new worksheet  **/<text:s/></text:span><text:span text:style-name="T1341"><text:line-break/></text:span><text:span text:style-name="T1342">    </text:span><text:span text:style-name="T1343">$objReader</text:span><text:span text:style-name="T1344">-&gt;</text:span><text:span text:style-name="T1345">loadIntoExisting</text:span><text:span text:style-name="T1346">(</text:span><text:span text:style-name="T1347">$inputFileName</text:span><text:span text:style-name="T1348">,</text:span><text:span text:style-name="T1349">$objPHPExcel</text:span><text:span text:style-name="T1350">);<text:s/></text:span><text:span text:style-name="T1351"><text:line-break/></text:span><text:span text:style-name="T1352">    </text:span><text:span text:style-name="T1353">/**  Set the worksheet title for the sheet that we've justloaded)  **/</text:span><text:span text:style-name="T1354"><text:line-break/></text:span><text:span text:style-name="T1355">    /**    and increment the sheet index as well  **/<text:s/></text:span><text:span text:style-name="T1356"><text:line-break/></text:span><text:span text:style-name="T1357">    </text:span><text:span text:style-name="T1358">$objPHPExcel</text:span><text:span text:style-name="T1359">-&gt;</text:span><text:span text:style-name="T1360">getActiveSheet</text:span><text:span text:style-name="T1361">()-&gt;</text:span><text:span text:style-name="T1362">setTitle</text:span><text:span text:style-name="T1363">(</text:span><text:span text:style-name="T1364">'Country Data #'</text:span><text:span text:style-name="T1365">.(++</text:span><text:span text:style-name="T1366">$sheet</text:span><text:span text:style-name="T1367">));<text:s/></text:span><text:span text:style-name="T1368"><text:line-break/></text:span><text:span text:style-name="T1369">}<text:s/></text:span><text:span text:style-name="T1370"><text:line-break/></text:span></text:p>
      <text:p text:style-name="Code">See Examples/Reader/exampleReader14.php<text:s/>for a working example of this code.</text:p>
      <text:p text:style-name="P1371"/>
      <text:p text:style-name="P1372">This code will read 65,530 rows at a time from the CSV file that we’re loading, and store each “chunk” in a new worksheet.</text:p>
      <text:p text:style-name="P1373"/>
      <text:p text:style-name="P1374">The setContiguous() method for the Reader is important here. It is applicable only when working with a Read Filter, and identifies whether or not the cells should be stored by their position within the CSV file, or their position relative to the filter.</text:p>
      <text:soft-page-break/>
      <text:p text:style-name="P1375">For example, if the filter returned true for cells in the range B2:C3, then with setContiguous set to false (the default) these would be loaded as B2:C3 in the PHPExcel object; but with<text:s/>setContiguous set to true, they would be loaded as A1:B2.</text:p>
      <text:p text:style-name="P1376"/>
      <text:p text:style-name="P1377"/>
      <text:p text:style-name="P1378">Splitting a single loaded file across multiple worksheets applies to:</text:p>
      <text:p text:style-name="P1379"><text:tab/>Excel2007<text:tab/>NO<text:tab/><text:tab/>Excel5<text:tab/><text:tab/>NO<text:tab/><text:tab/>Excel2003XML<text:tab/>NO</text:p>
      <text:p text:style-name="P1380"><text:tab/>OOCalc<text:tab/><text:tab/>NO<text:tab/><text:tab/>SYLK<text:tab/><text:tab/>NO<text:tab/><text:tab/>Gnumeric<text:tab/>NO</text:p>
      <text:p text:style-name="P1381"><text:tab/>CSV<text:tab/><text:tab/>YES</text:p>
      <text:h text:style-name="P1382" text:outline-level="2"><text:bookmark-start text:name="_Toc381527123"/><text:soft-page-break/>Pipe or Tab Separated Value Files<text:bookmark-end text:name="_Toc381527123"/></text:h>
      <text:p text:style-name="P1383">The CSV loader defaults to loading a file where comma is used as the separator, but you can modify this to load tab- or pipe-separated value files using the setDelimiter() method.</text:p>
      <text:p text:style-name="P1384"/>
      <text:p text:style-name="P1385"/>
      <text:p text:style-name="P1386"><text:span text:style-name="T1387">$inputFileType </text:span><text:span text:style-name="T1388">= </text:span><text:span text:style-name="T1389">'CSV'</text:span><text:span text:style-name="T1390">;<text:s/></text:span><text:span text:style-name="T1391"><text:line-break/></text:span><text:span text:style-name="T1392">$inputFileName </text:span><text:span text:style-name="T1393">= </text:span><text:span text:style-name="T1394">'./sampleData/example1.tsv'</text:span><text:span text:style-name="T1395">;<text:s/></text:span><text:span text:style-name="T1396"><text:line-break/></text:span><text:span text:style-name="T1397"><text:line-break/></text:span><text:span text:style-name="T1398">/**  Create a new Reader of the type defined in $inputFileType  **/<text:s/></text:span><text:span text:style-name="T1399">$objReader </text:span><text:span text:style-name="T1400">= </text:span><text:span text:style-name="T1401">PHPExcel_IOFactory</text:span><text:span text:style-name="T1402">::</text:span><text:span text:style-name="T1403">createReader</text:span><text:span text:style-name="T1404">(</text:span><text:span text:style-name="T1405">$inputFileType</text:span><text:span text:style-name="T1406">);<text:s/></text:span><text:span text:style-name="T1407"><text:line-break/></text:span><text:span text:style-name="T1408">/**  Set the delimiter to a TAB character  **/<text:s/></text:span><text:span text:style-name="T1409"><text:line-break/></text:span><text:span text:style-name="T1410">$objReader</text:span><text:span text:style-name="T1411">-&gt;</text:span><text:span text:style-name="T1412">setDelimiter</text:span><text:span text:style-name="T1413">(</text:span><text:span text:style-name="T1414">"\t"</text:span><text:span text:style-name="T1415">);<text:s/></text:span><text:span text:style-name="T1416"><text:line-break/></text:span><text:span text:style-name="T1417">//    $objReader-&gt;setDelimiter(</text:span><text:span text:style-name="T1418">'</text:span><text:span text:style-name="T1419">|</text:span><text:span text:style-name="T1420">'</text:span><text:span text:style-name="T1421">);</text:span></text:p>
      <text:p text:style-name="P1422"/>
      <text:p text:style-name="P1423"><text:span text:style-name="T1424">/**  Load the file to a PHPExcel Object  **/<text:s/></text:span><text:span text:style-name="T1425"><text:line-break/></text:span><text:span text:style-name="T1426">$objPHPExcel </text:span><text:span text:style-name="T1427">= </text:span><text:span text:style-name="T1428">$objReader</text:span><text:span text:style-name="T1429">-&gt;</text:span><text:span text:style-name="T1430">load</text:span><text:span text:style-name="T1431">(</text:span><text:span text:style-name="T1432">$inputFileName</text:span><text:span text:style-name="T1433">);</text:span></text:p>
      <text:p text:style-name="P1434"/>
      <text:p text:style-name="Code">See Examples/Reader/exampleReader15.php<text:s/>for a working example of this code.</text:p>
      <text:p text:style-name="Normal"/>
      <text:p text:style-name="Normal">In addition to the delimiter, you can also use the following methods to set other attributes for the data load:</text:p>
      <text:p text:style-name="Normal"><text:tab/>setEnclosure()<text:tab/><text:tab/>default is "</text:p>
      <text:p text:style-name="Normal"><text:tab/>setLineEnding()<text:tab/><text:tab/>default is PHP_EOL</text:p>
      <text:p text:style-name="Normal"><text:tab/>setInputEncoding()<text:tab/>default is UTF-8</text:p>
      <text:p text:style-name="Normal"/>
      <text:p text:style-name="P1435">Setting CSV delimiter applies to:</text:p>
      <text:p text:style-name="P1436"><text:tab/>Excel2007<text:tab/>NO<text:tab/><text:tab/>Excel5<text:tab/><text:tab/>NO<text:tab/><text:tab/>Excel2003XML<text:tab/>NO</text:p>
      <text:p text:style-name="P1437"><text:tab/>OOCalc<text:tab/><text:tab/>NO<text:tab/><text:tab/>SYLK<text:tab/><text:tab/>NO<text:tab/><text:tab/>Gnumeric<text:tab/>NO</text:p>
      <text:p text:style-name="P1438"><text:tab/>CSV<text:tab/><text:tab/>YES</text:p>
      <text:h text:style-name="P1439" text:outline-level="2"><text:bookmark-start text:name="_Toc381527124"/><text:soft-page-break/>A Brief Word about the Advanced Value Binder<text:bookmark-end text:name="_Toc381527124"/></text:h>
      <text:p text:style-name="Normal">When loading data from a file that contains no formatting information, such as a CSV file, then data is read either as strings or numbers (float or integer). This means that PHPExcel does not automatically recognise dates/times (such as<text:s/>“16-Apr-2009”<text:s/>or<text:s/>“13:30”), booleans (“TRUE”<text:s/>or<text:s/>“FALSE”), percentages (“75%”), hyperlinks (“http://www.phpexcel.net”), etc as anything other than simple strings. However, you can apply additional processing that is executed against these values during the load process within a Value Binder.</text:p>
      <text:p text:style-name="Normal">A Value Binder is a class that implement the PHPExcel_Cell_IValueBinder interface. It must contain a bindValue() method that accepts a PHPExcel_Cell and a value as arguments, and return a boolean true or false that indicates whether the workbook cell has been populated with the value or not. The Advanced Value Binder implements such a class: amongst other tests, it identifies a string comprising<text:s/>“TRUE”<text:s/>or<text:s/>“FALSE”<text:s/>(based on locale settings) and sets it to a boolean; or a number in scientific format (e.g.<text:s/>“1.234e-5”) and converts it to a float; or dates and times, converting them to their Excel timestamp value<text:s/>–<text:s/>before storing the value in the cell object. It also sets formatting for strings that are identified as dates, times or percentages. It could easily be extended to provide additional handling (including text or cell formatting) when it encountered a hyperlink, or HTML markup within a CSV file.</text:p>
      <text:p text:style-name="Normal">So using a Value Binder allows a great deal more flexibility in the loader logic when reading unformatted text files.</text:p>
      <text:p text:style-name="Normal"/>
      <text:p text:style-name="P1440"/>
      <text:p text:style-name="P1441"><text:span text:style-name="T1442">/**  Tell PHPExcel that we want to use the Advanced Value Binder  **/<text:s/></text:span><text:span text:style-name="T1443"><text:line-break/></text:span><text:span text:style-name="T1444">PHPExcel_Cell</text:span><text:span text:style-name="T1445">::</text:span><text:span text:style-name="T1446">setValueBinder</text:span><text:span text:style-name="T1447">( new </text:span><text:span text:style-name="T1448">PHPExcel_Cell_AdvancedValueBinder</text:span><text:span text:style-name="T1449">() );<text:s/></text:span><text:span text:style-name="T1450"><text:line-break/></text:span><text:span text:style-name="T1451"><text:line-break/></text:span><text:span text:style-name="T1452"><text:line-break/></text:span><text:span text:style-name="T1453">$inputFileType </text:span><text:span text:style-name="T1454">= </text:span><text:span text:style-name="T1455">'CSV'</text:span><text:span text:style-name="T1456">;<text:s/></text:span><text:span text:style-name="T1457"><text:line-break/></text:span><text:span text:style-name="T1458">$inputFileName </text:span><text:span text:style-name="T1459">= </text:span><text:span text:style-name="T1460">'./sampleData/example1.tsv'</text:span><text:span text:style-name="T1461">;<text:s/></text:span><text:span text:style-name="T1462"><text:line-break/></text:span><text:span text:style-name="T1463"><text:line-break/></text:span><text:span text:style-name="T1464">$objReader </text:span><text:span text:style-name="T1465">= </text:span><text:span text:style-name="T1466">PHPExcel_IOFactory</text:span><text:span text:style-name="T1467">::</text:span><text:span text:style-name="T1468">createReader</text:span><text:span text:style-name="T1469">(</text:span><text:span text:style-name="T1470">$inputFileType</text:span><text:span text:style-name="T1471">);<text:s/></text:span><text:span text:style-name="T1472"><text:line-break/></text:span><text:span text:style-name="T1473">$objReader</text:span><text:span text:style-name="T1474">-&gt;</text:span><text:span text:style-name="T1475">setDelimiter</text:span><text:span text:style-name="T1476">(</text:span><text:span text:style-name="T1477">"\t"</text:span><text:span text:style-name="T1478">);<text:s/></text:span><text:span text:style-name="T1479"><text:line-break/></text:span><text:span text:style-name="T1480">$objPHPExcel </text:span><text:span text:style-name="T1481">= </text:span><text:span text:style-name="T1482">$objReader</text:span><text:span text:style-name="T1483">-&gt;</text:span><text:span text:style-name="T1484">load</text:span><text:span text:style-name="T1485">(</text:span><text:span text:style-name="T1486">$inputFileName</text:span><text:span text:style-name="T1487">);</text:span></text:p>
      <text:p text:style-name="P1488"/>
      <text:p text:style-name="Code">See Examples/Reader/exampleReader15.php<text:s/>for a working example of this code.</text:p>
      <text:p text:style-name="Normal"/>
      <text:p text:style-name="Normal">Loading using a Value Binder applies to:</text:p>
      <text:p text:style-name="Normal"><text:tab/>Excel2007<text:tab/>NO<text:tab/><text:tab/>Excel5<text:tab/><text:tab/>NO<text:tab/><text:tab/>Excel2003XML<text:tab/>NO</text:p>
      <text:p text:style-name="Normal"><text:tab/>OOCalc<text:tab/><text:tab/>NO<text:tab/><text:tab/>SYLK<text:tab/><text:tab/>NO<text:tab/><text:tab/>Gnumeric<text:tab/>NO</text:p>
      <text:p text:style-name="Normal"><text:tab/>CSV<text:tab/><text:tab/>YES</text:p>
      <text:h text:style-name="Heading1" text:outline-level="1"><text:bookmark-start text:name="_Toc381527125"/><text:soft-page-break/>Error Handling<text:bookmark-end text:name="_Toc381527125"/></text:h>
      <text:p text:style-name="Normal">Of course, you should always apply some error handling to your scripts as well. PHPExcel throws exceptions, so you can wrap all your code that accesses the library methods within Try/Catch blocks to trap for any problems that are encountered, and deal with them in an appropriate manner.</text:p>
      <text:p text:style-name="Normal">The PHPExcel Readers throw a PHPExcel_Reader_Exception.</text:p>
      <text:p text:style-name="Normal"/>
      <text:p text:style-name="P1489"/>
      <text:p text:style-name="P1490"><text:span text:style-name="T1491">$inputFileName </text:span><text:span text:style-name="T1492">= </text:span><text:span text:style-name="T1493">'./sampleData/example-1.xls'</text:span><text:span text:style-name="T1494">;</text:span><text:span text:style-name="T1495"><text:line-break/></text:span><text:span text:style-name="T1496"><text:line-break/></text:span><text:span text:style-name="T1497">try {</text:span><text:span text:style-name="T1498"><text:line-break/></text:span><text:span text:style-name="T1499">    </text:span><text:span text:style-name="T1500">/** Load $inputFileName to a PHPExcel Object  **/</text:span><text:span text:style-name="T1501"><text:line-break/></text:span><text:span text:style-name="T1502">    </text:span><text:span text:style-name="T1503">$objPHPExcel </text:span><text:span text:style-name="T1504">= </text:span><text:span text:style-name="T1505">PHPExcel_IOFactory</text:span><text:span text:style-name="T1506">::</text:span><text:span text:style-name="T1507">load</text:span><text:span text:style-name="T1508">(</text:span><text:span text:style-name="T1509">$inputFileName</text:span><text:span text:style-name="T1510">);</text:span><text:span text:style-name="T1511"><text:line-break/></text:span><text:span text:style-name="T1512">} catch(</text:span><text:span text:style-name="T1513">PHPExcel_Reader_E</text:span><text:span text:style-name="T1514">xception $e</text:span><text:span text:style-name="T1515">) {</text:span><text:span text:style-name="T1516"><text:line-break/></text:span><text:span text:style-name="T1517">    die(</text:span><text:span text:style-name="T1518">'Error loading file: '</text:span><text:span text:style-name="T1519">.</text:span><text:span text:style-name="T1520">$e</text:span><text:span text:style-name="T1521">-&gt;</text:span><text:span text:style-name="T1522">getMessage</text:span><text:span text:style-name="T1523">());</text:span><text:span text:style-name="T1524"><text:line-break/></text:span><text:span text:style-name="T1525">}</text:span></text:p>
      <text:p text:style-name="P1526"/>
      <text:p text:style-name="Code">See Examples/Reader/exampleReader16.php<text:s/>for a working example of this code.</text:p>
      <text:p text:style-name="Normal"/>
      <text:h text:style-name="Heading1" text:outline-level="1"><text:bookmark-start text:name="_Toc381527126"/><text:soft-page-break/>Helper Methods<text:bookmark-end text:name="_Toc381527126"/></text:h>
      <text:p text:style-name="Normal">You can retrieve a list of worksheet names contained in a file without loading the whole file by using the Reader’s<text:s/>listWorksheetNames() method; similarly, a<text:s/>listWorksheetInfo() method will retrieve the dimensions of worksheet in a file without needing to load and parse the whole file.</text:p>
      <text:p text:style-name="Normal"/>
      <text:p text:style-name="Normal">The<text:s/>listWorksheetNames() method returns a simple array listing each worksheet name within the workbook:</text:p>
      <text:p text:style-name="Normal"/>
      <text:p text:style-name="P1527"/>
      <text:p text:style-name="P1528"><text:span text:style-name="T1529">$objReader<text:s/></text:span><text:span text:style-name="T1530">=</text:span><text:span text:style-name="T1531"><text:s/>PHPExcel_IOFactory::createReader</text:span><text:span text:style-name="T1532">(</text:span><text:span text:style-name="T1533">$inputFileType</text:span><text:span text:style-name="T1534">);</text:span></text:p>
      <text:p text:style-name="P1535"><text:span text:style-name="T1536">$worksheet</text:span><text:span text:style-name="T1537">Name</text:span><text:span text:style-name="T1538">s<text:s/></text:span><text:span text:style-name="T1539">=</text:span><text:span text:style-name="T1540"><text:s/>$objReader-&gt;listWorksheetNames</text:span><text:span text:style-name="T1541">(</text:span><text:span text:style-name="T1542">$inputFileName</text:span><text:span text:style-name="T1543">);</text:span></text:p>
      <text:p text:style-name="P1544"/>
      <text:p text:style-name="P1545"><text:span text:style-name="T1546">echo<text:s/></text:span><text:span text:style-name="T1547">'&lt;h3&gt;Worksheet Names&lt;/h3&gt;'</text:span><text:span text:style-name="T1548">;</text:span></text:p>
      <text:p text:style-name="P1549"><text:span text:style-name="T1550">echo<text:s/></text:span><text:span text:style-name="T1551">'&lt;ol&gt;'</text:span><text:span text:style-name="T1552">;</text:span></text:p>
      <text:p text:style-name="P1553"><text:span text:style-name="T1554">foreach (</text:span><text:span text:style-name="T1555">$worksheet</text:span><text:span text:style-name="T1556">Name</text:span><text:span text:style-name="T1557">s<text:s/></text:span><text:span text:style-name="T1558">as</text:span><text:span text:style-name="T1559"><text:s/>$worksheet</text:span><text:span text:style-name="T1560">Name</text:span><text:span text:style-name="T1561">) {</text:span></text:p>
      <text:p text:style-name="P1562"><text:span text:style-name="T1563"><text:tab/>echo<text:s/></text:span><text:span text:style-name="T1564">'&lt;li&gt;'</text:span><text:span text:style-name="T1565">,</text:span><text:span text:style-name="T1566"><text:s/>$worksheet</text:span><text:span text:style-name="T1567">Name</text:span><text:span text:style-name="T1568">,</text:span><text:span text:style-name="T1569"><text:s/></text:span><text:span text:style-name="T1570">'&lt;/li&gt;'</text:span><text:span text:style-name="T1571">;</text:span></text:p>
      <text:p text:style-name="P1572"><text:span text:style-name="T1573">}</text:span></text:p>
      <text:p text:style-name="P1574"><text:span text:style-name="T1575">echo</text:span><text:span text:style-name="T1576"><text:s/></text:span><text:span text:style-name="T1577">'&lt;/ol&gt;'</text:span><text:span text:style-name="T1578">;</text:span></text:p>
      <text:p text:style-name="P1579"/>
      <text:p text:style-name="Code">See Examples/Reader/exampleReader18.php<text:s/>for a working example of this code.</text:p>
      <text:p text:style-name="Normal"/>
      <text:p text:style-name="Normal"/>
      <text:p text:style-name="Normal">The listWorksheetInfo() method returns a nested array, with each entry listing the name and dimensions for a worksheet:</text:p>
      <text:p text:style-name="Normal"/>
      <text:p text:style-name="P1580"/>
      <text:p text:style-name="P1581"><text:span text:style-name="T1582">$objReader<text:s/></text:span><text:span text:style-name="T1583">=</text:span><text:span text:style-name="T1584"><text:s/>PHPExcel_IOFactory::createReader</text:span><text:span text:style-name="T1585">(</text:span><text:span text:style-name="T1586">$inputFileType</text:span><text:span text:style-name="T1587">);</text:span></text:p>
      <text:p text:style-name="P1588"><text:span text:style-name="T1589">$worksheet</text:span><text:span text:style-name="T1590">Data</text:span><text:span text:style-name="T1591"><text:s/></text:span><text:span text:style-name="T1592">=</text:span><text:span text:style-name="T1593"><text:s/>$objReader-&gt;</text:span><text:span text:style-name="T1594">listWorksheetInfo</text:span><text:span text:style-name="T1595">(</text:span><text:span text:style-name="T1596">$inputFileName</text:span><text:span text:style-name="T1597">);</text:span></text:p>
      <text:p text:style-name="P1598"/>
      <text:p text:style-name="P1599"><text:span text:style-name="T1600">echo<text:s/></text:span><text:span text:style-name="T1601">'&lt;h3&gt;Worksheet<text:s/></text:span><text:span text:style-name="T1602">Information</text:span><text:span text:style-name="T1603">&lt;/h3&gt;'</text:span><text:span text:style-name="T1604">;</text:span></text:p>
      <text:p text:style-name="P1605"><text:span text:style-name="T1606">echo<text:s/></text:span><text:span text:style-name="T1607">'&lt;ol&gt;'</text:span><text:span text:style-name="T1608">;</text:span></text:p>
      <text:p text:style-name="P1609"><text:span text:style-name="T1610">foreach (</text:span><text:span text:style-name="T1611">$worksheet</text:span><text:span text:style-name="T1612">Data</text:span><text:span text:style-name="T1613"><text:s/></text:span><text:span text:style-name="T1614">as</text:span><text:span text:style-name="T1615"><text:s/>$worksheet</text:span><text:span text:style-name="T1616">) {</text:span></text:p>
      <text:p text:style-name="P1617"><text:span text:style-name="T1618"><text:tab/></text:span><text:span text:style-name="T1619">echo<text:s/></text:span><text:span text:style-name="T1620">'&lt;li&gt;'</text:span><text:span text:style-name="T1621">,</text:span><text:span text:style-name="T1622"><text:s/>$worksheet[</text:span><text:span text:style-name="T1623">'worksheetName'</text:span><text:span text:style-name="T1624">]</text:span><text:span text:style-name="T1625">,</text:span><text:span text:style-name="T1626"><text:s/></text:span><text:span text:style-name="T1627">'&lt;br /&gt;'</text:span><text:span text:style-name="T1628">;</text:span></text:p>
      <text:p text:style-name="P1629"><text:span text:style-name="T1630"><text:tab/></text:span><text:span text:style-name="T1631">echo</text:span><text:span text:style-name="T1632"><text:s/></text:span><text:span text:style-name="T1633">'Rows: '</text:span><text:span text:style-name="T1634">,</text:span><text:span text:style-name="T1635"><text:s/>$worksheet[</text:span><text:span text:style-name="T1636">'totalRows'</text:span><text:span text:style-name="T1637">]</text:span><text:span text:style-name="T1638">,</text:span><text:span text:style-name="T1639"><text:s/></text:span></text:p>
      <text:p text:style-name="P1640"><text:span text:style-name="T1641"><text:tab/></text:span><text:span text:style-name="T1642"><text:tab/></text:span><text:span text:style-name="T1643">' Columns: '</text:span><text:span text:style-name="T1644">,</text:span><text:span text:style-name="T1645"><text:s/>$worksheet[</text:span><text:span text:style-name="T1646">'totalColumns'</text:span><text:span text:style-name="T1647">]</text:span><text:span text:style-name="T1648">,</text:span><text:span text:style-name="T1649"><text:s/></text:span><text:span text:style-name="T1650">'&lt;br /&gt;'</text:span><text:span text:style-name="T1651">;</text:span></text:p>
      <text:p text:style-name="P1652"><text:span text:style-name="T1653"><text:tab/></text:span><text:span text:style-name="T1654">echo</text:span><text:span text:style-name="T1655"><text:s/>'Cell Range: A1:'</text:span><text:span text:style-name="T1656">,</text:span><text:span text:style-name="T1657"><text:s/></text:span></text:p>
      <text:p text:style-name="P1658"><text:span text:style-name="T1659"><text:tab/></text:span><text:span text:style-name="T1660"><text:tab/>$worksheet[</text:span><text:span text:style-name="T1661">'lastColumnLetter'</text:span><text:span text:style-name="T1662">]</text:span><text:span text:style-name="T1663">,</text:span><text:span text:style-name="T1664"><text:s/>$worksheet[</text:span><text:span text:style-name="T1665">'totalRows'</text:span><text:span text:style-name="T1666">]</text:span><text:span text:style-name="T1667">;</text:span></text:p>
      <text:p text:style-name="P1668"><text:span text:style-name="T1669"><text:tab/></text:span><text:span text:style-name="T1670">echo</text:span><text:span text:style-name="T1671"><text:s/></text:span><text:span text:style-name="T1672">'&lt;/li&gt;'</text:span><text:span text:style-name="T1673">;</text:span></text:p>
      <text:p text:style-name="P1674"><text:span text:style-name="T1675">}</text:span></text:p>
      <text:p text:style-name="P1676"><text:span text:style-name="T1677">echo</text:span><text:span text:style-name="T1678"><text:s/></text:span><text:span text:style-name="T1679">'&lt;/ol&gt;'</text:span><text:span text:style-name="T1680">;</text:span></text:p>
      <text:p text:style-name="P1681"/>
      <text:p text:style-name="Code">See Examples/Reader/exampleReader19.php<text:s/>for a working example of this cod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Webdings" style:font-charset="x-symbol" svg:font-family="Webdings" style:font-family-generic="roman" style:font-pitch="variable" svg:panose-1="5 3 1 2 1 5 9 6 7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margin-top="0.1666in" fo:margin-bottom="0.0416in" fo:margin-left="0.2479in" fo:text-indent="-0.2479in">
        <style:tab-stops>
          <style:tab-stop style:type="left" style:position="0.252in"/>
        </style:tab-stops>
      </style:paragraph-properties>
      <style:text-properties style:font-name="Arial" style:font-name-complex="Arial"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fo:margin-left="0in" fo:text-indent="0in">
        <style:tab-stops>
          <style:tab-stop style:type="left" style:position="0.7479in"/>
        </style:tab-stops>
      </style:paragraph-properties>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fo:margin-left="0in" fo:text-indent="0in">
        <style:tab-stops>
          <style:tab-stop style:type="left" style:position="0.8187in"/>
        </style:tab-stops>
      </style:paragraph-properties>
      <style:text-properties style:font-name="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Arial" fo:font-weight="bold" style:font-weight-asian="bold" style:font-weight-complex="bold" fo:font-size="11pt" style:font-size-asian="11pt" style:font-size-complex="14pt" fo:hyphenate="false"/>
    </style:style>
    <style:style style:name="Normal" style:display-name="Normal" style:family="paragraph">
      <style:paragraph-properties fo:text-align="justify"/>
      <style:text-properties style:font-name="Trebuchet MS" style:font-size-complex="12pt" fo:language="nl" fo:country="NL" style:language-asian="nl" style:country-asian="NL" fo:hyphenate="false"/>
    </style:style>
    <style:style style:name="DefaultParagraphFont" style:display-name="Default Paragraph Font" style:family="text"/>
    <style:style style:name="DocumentTitle" style:display-name="DocumentTitle" style:family="paragraph" style:parent-style-name="Heading1" style:next-style-name="Normal" style:default-outline-level="1">
      <style:paragraph-properties fo:break-before="auto" fo:text-align="end"/>
      <style:text-properties fo:font-size="24pt" style:font-size-asian="24pt"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ageNumber" style:display-name="Page Number" style:family="text" style:parent-style-name="DefaultParagraphFont"/>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TOC1" style:display-name="TOC 1" style:family="paragraph" style:parent-style-name="Normal" style:next-style-name="Normal" style:auto-update="true">
      <style:text-properties fo:hyphenate="false"/>
    </style:style>
    <style:style style:name="TOC2" style:display-name="TOC 2" style:family="paragraph" style:parent-style-name="Normal" style:next-style-name="Normal" style:auto-update="true">
      <style:paragraph-properties fo:margin-left="0.1388in">
        <style:tab-stops/>
      </style:paragraph-properties>
      <style:text-properties fo:hyphenate="false"/>
    </style:style>
    <style:style style:name="ClassDiagram" style:display-name="ClassDiagram" style:family="paragraph" style:parent-style-name="Normal" style:next-style-name="Normal">
      <style:paragraph-properties fo:border="0.0069in dotted #000000" fo:padding-top="0.0138in" fo:padding-left="0.0555in" fo:padding-bottom="0.0138in" fo:padding-right="0.0555in" style:shadow="none" fo:text-align="center"/>
      <style:text-properties fo:language="en" fo:country="GB" fo:hyphenate="false"/>
    </style:style>
    <style:style style:name="TOC3" style:display-name="TOC 3" style:family="paragraph" style:parent-style-name="Normal" style:next-style-name="Normal" style:auto-update="true">
      <style:paragraph-properties fo:margin-left="0.2777in">
        <style:tab-stops/>
      </style:paragraph-properties>
      <style:text-properties fo:hyphenate="false"/>
    </style:style>
    <style:style style:name="Code" style:display-name="Code" style:family="paragraph" style:parent-style-name="ClassDiagram" style:next-style-name="Normal">
      <style:paragraph-properties fo:text-align="start" fo:margin-top="0.0833in" fo:background-color="#F3F3F3"/>
      <style:text-properties style:font-name="Courier New" fo:color="#333333" fo:font-size="9pt" style:font-size-asian="9pt" fo:hyphenate="false"/>
    </style:style>
    <style:style style:name="WatchOut" style:display-name="WatchOut" style:family="paragraph" style:parent-style-name="Code" style:next-style-name="Normal" style:list-style-name="LFO13">
      <style:paragraph-properties fo:border="0.0069in solid #000000" fo:padding-top="0.0138in" fo:padding-left="0.0555in" fo:padding-bottom="0.0138in" fo:padding-right="0.0555in" style:shadow="none" fo:background-color="#FFFFCC"/>
      <style:text-properties style:font-name="Trebuchet MS" fo:language="en" fo:country="U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OpmaakprofielConsolas" style:display-name="Opmaakprofiel Consolas" style:family="text">
      <style:text-properties style:font-name="Courier New" fo:font-size="9pt" style:font-size-asian="9pt"/>
    </style:style>
    <style:style style:name="OpmaakprofielConsolasVet" style:display-name="Opmaakprofiel Consolas Vet" style:family="text">
      <style:text-properties style:font-name="Courier New" fo:font-weight="bold" style:font-weight-asian="bold" style:font-weight-complex="bold" fo:font-size="9pt" style:font-size-asian="9pt"/>
    </style:style>
    <style:style style:name="Heading1-Appendix" style:display-name="Heading 1 - Appendix" style:family="paragraph" style:parent-style-name="Heading1" style:next-style-name="Normal" style:list-style-name="LFO30" style:default-outline-level="1">
      <style:paragraph-properties fo:margin-left="0.2479in" fo:text-indent="-0.2479in">
        <style:tab-stops/>
      </style:paragraph-properties>
      <style:text-properties fo:language="en" fo:country="GB" fo:hyphenate="false"/>
    </style:style>
    <style:style style:name="HTMLPreformatted" style:display-name="HTML Preformatted" style:family="paragraph" style:parent-style-name="Normal">
      <style:text-properties style:font-name="Courier New" style:font-size-complex="10pt" fo:hyphenate="false"/>
    </style:style>
    <style:style style:name="HTMLPreformattedChar" style:display-name="HTML Preformatted Char" style:family="text">
      <style:text-properties style:font-name="Courier New" style:font-name-complex="Courier New" fo:language="nl" fo:country="NL" style:language-asian="nl" style:country-asian="NL"/>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FootnoteText" style:display-name="Footnote Text" style:family="paragraph" style:parent-style-name="Normal">
      <style:text-properties style:font-size-complex="10pt" fo:hyphenate="false"/>
    </style:style>
    <style:style style:name="FootnoteTextChar" style:display-name="Footnote Text Char" style:family="text">
      <style:text-properties style:font-name="Trebuchet MS" fo:language="nl" fo:country="NL" style:language-asian="nl" style:country-asian="NL"/>
    </style:style>
    <style:style style:name="FootnoteReference" style:display-name="Footnote Reference" style:family="text">
      <style:text-properties style:text-position="super 65%"/>
    </style:style>
    <style:style style:name="TOC4" style:display-name="TOC 4" style:family="paragraph" style:parent-style-name="Normal" style:next-style-name="Normal" style:auto-update="true">
      <style:paragraph-properties fo:margin-bottom="0.0694in" fo:line-height="115%" fo:margin-left="0.4583in">
        <style:tab-stops/>
      </style:paragraph-properties>
      <style:text-properties style:font-name="Calibri" fo:font-size="11pt" style:font-size-asian="11pt" style:font-size-complex="11pt" fo:language="en" fo:country="GB" style:language-asian="en" style:country-asian="GB" fo:hyphenate="false"/>
    </style:style>
    <style:style style:name="TOC5" style:display-name="TOC 5" style:family="paragraph" style:parent-style-name="Normal" style:next-style-name="Normal" style:auto-update="true">
      <style:paragraph-properties fo:margin-bottom="0.0694in" fo:line-height="115%" fo:margin-left="0.6111in">
        <style:tab-stops/>
      </style:paragraph-properties>
      <style:text-properties style:font-name="Calibri" fo:font-size="11pt" style:font-size-asian="11pt" style:font-size-complex="11pt" fo:language="en" fo:country="GB" style:language-asian="en" style:country-asian="GB" fo:hyphenate="false"/>
    </style:style>
    <style:style style:name="TOC6" style:display-name="TOC 6" style:family="paragraph" style:parent-style-name="Normal" style:next-style-name="Normal" style:auto-update="true">
      <style:paragraph-properties fo:margin-bottom="0.0694in" fo:line-height="115%" fo:margin-left="0.7638in">
        <style:tab-stops/>
      </style:paragraph-properties>
      <style:text-properties style:font-name="Calibri" fo:font-size="11pt" style:font-size-asian="11pt" style:font-size-complex="11pt" fo:language="en" fo:country="GB" style:language-asian="en" style:country-asian="GB" fo:hyphenate="false"/>
    </style:style>
    <style:style style:name="TOC7" style:display-name="TOC 7" style:family="paragraph" style:parent-style-name="Normal" style:next-style-name="Normal" style:auto-update="true">
      <style:paragraph-properties fo:margin-bottom="0.0694in" fo:line-height="115%" fo:margin-left="0.9166in">
        <style:tab-stops/>
      </style:paragraph-properties>
      <style:text-properties style:font-name="Calibri" fo:font-size="11pt" style:font-size-asian="11pt" style:font-size-complex="11pt" fo:language="en" fo:country="GB" style:language-asian="en" style:country-asian="GB" fo:hyphenate="false"/>
    </style:style>
    <style:style style:name="TOC8" style:display-name="TOC 8" style:family="paragraph" style:parent-style-name="Normal" style:next-style-name="Normal" style:auto-update="true">
      <style:paragraph-properties fo:margin-bottom="0.0694in" fo:line-height="115%" fo:margin-left="1.0694in">
        <style:tab-stops/>
      </style:paragraph-properties>
      <style:text-properties style:font-name="Calibri" fo:font-size="11pt" style:font-size-asian="11pt" style:font-size-complex="11pt" fo:language="en" fo:country="GB" style:language-asian="en" style:country-asian="GB" fo:hyphenate="false"/>
    </style:style>
    <style:style style:name="TOC9" style:display-name="TOC 9" style:family="paragraph" style:parent-style-name="Normal" style:next-style-name="Normal" style:auto-update="true">
      <style:paragraph-properties fo:margin-bottom="0.0694in" fo:line-height="115%" fo:margin-left="1.2222in">
        <style:tab-stops/>
      </style:paragraph-properties>
      <style:text-properties style:font-name="Calibri" fo:font-size="11pt" style:font-size-asian="11pt" style:font-size-complex="11pt" fo:language="en" fo:country="GB" style:language-asian="en" style:country-asian="GB" fo:hyphenate="false"/>
    </style:style>
    <style:style style:name="CharChar" style:display-name="Char Char" style:family="text">
      <style:text-properties style:font-name="Trebuchet MS" fo:language="nl" fo:country="NL" style:language-asian="nl" style:country-asian="NL" style:language-complex="ar" style:country-complex="SA"/>
    </style:style>
    <style:style style:name="HTMLCode" style:display-name="HTML Code" style:family="text">
      <style:text-properties style:font-name="Courier New" style:font-name-asian="Times New Roman" style:font-name-complex="Courier New" fo:font-size="10pt" style:font-size-asian="10pt" style:font-size-complex="10pt"/>
    </style:style>
    <style:style style:name="x" style:display-name="x" style:family="text"/>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Trebuchet M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Trebuchet M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Trebuchet MS" fo:font-weight="bold" style:font-weight-asian="bold" fo:font-style="normal" style:font-style-asian="normal" fo:color="#333399" fo:font-size="10pt" style:font-size-asian="10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Trebuchet MS" fo:font-weight="bold" style:font-weight-asian="bold" fo:font-style="normal" style:font-style-asian="normal" fo:color="#333399" fo:font-size="10pt" style:font-size-asian="10pt"/>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Trebuchet MS" fo:font-weight="bold" style:font-weight-asian="bold" fo:font-style="normal" style:font-style-asian="normal" fo:color="#333399" fo:font-size="10pt" style:font-size-asian="10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ebdings" fo:font-weight="bold" style:font-weight-asian="bold" fo:font-style="normal" style:font-style-asian="normal" fo:color="#000000" fo:font-size="14pt" style:font-size-asian="14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LFO13">
      <text:list-level-style-bullet text:level="1" text:style-name="WW_CharLFO13LVL1" text:bullet-char="">
        <style:list-level-properties text:space-before="0.0986in" text:min-label-width="0in" text:list-level-position-and-space-mode="label-alignment">
          <style:list-level-label-alignment text:label-followed-by="listtab" fo:margin-left="0.0986in" fo:text-indent="0in"/>
        </style:list-level-properties>
        <style:text-properties style:font-name="Web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Webdings" fo:font-weight="normal" style:font-weight-asian="normal" fo:font-style="normal" style:font-style-asian="normal" fo:color="#000000" fo:font-size="22pt" style:font-size-asian="22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ebdings" fo:font-weight="normal" style:font-weight-asian="normal" fo:font-style="normal" style:font-style-asian="normal" fo:color="#000000" fo:font-size="22pt" style:font-size-asian="22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ebdings" fo:font-weight="normal" style:font-weight-asian="normal" fo:font-style="normal" style:font-style-asian="normal" fo:color="#000000" fo:font-size="22pt" style:font-size-asian="22pt"/>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ebdings" fo:font-weight="normal" style:font-weight-asian="normal" fo:font-style="normal" style:font-style-asian="normal" fo:color="#000000" fo:font-size="22pt" style:font-size-asian="22pt"/>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9LVL1" style:family="text">
      <style:text-properties style:font-name="Symbol"/>
    </style:style>
    <style:style style:name="WW_CharLFO20LVL1" style:family="text">
      <style:text-properties style:font-name="Symbol"/>
    </style:style>
    <style:style style:name="WW_CharLFO21LVL1" style:family="text">
      <style:text-properties style:font-name="Symbol"/>
    </style:style>
    <style:style style:name="WW_CharLFO22LVL1" style:family="text">
      <style:text-properties style:font-name="Symbol"/>
    </style:style>
    <style:style style:name="WW_CharLFO29LVL1" style:family="text">
      <style:text-properties style:font-name="Trebuchet MS" style:font-name-asian="Times New Roman" style:font-name-complex="Times New Roman"/>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LFO30">
      <text:list-level-style-number text:level="1" style:num-prefix="Appendix "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Web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default-page-layout>
      <style:page-layout-properties style:layout-grid-standard-mode="true"/>
    </style:default-page-layout>
    <style:style style:family="graphic" style:name="a2"/>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eb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9">
      <text:list-level-style-bullet text:level="1" text:style-name="WW_CharLFO1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20">
      <text:list-level-style-bullet text:level="1" text:style-name="WW_CharLFO20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21">
      <text:list-level-style-bullet text:level="1" text:style-name="WW_CharLFO21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22">
      <text:list-level-style-bullet text:level="1" text:style-name="WW_CharLFO2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5">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6">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7">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eb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3736in"/>
      </style:header-style>
      <style:footer-style>
        <style:header-footer-properties style:dynamic-spacing="true" fo:min-height="0.2951in"/>
      </style:footer-style>
    </style:page-layout>
    <style:style style:name="T2" style:parent-style-name="DefaultParagraphFont" style:family="text">
      <style:text-properties fo:language="en" fo:country="GB" style:language-asian="en" style:country-asian="GB"/>
    </style:style>
    <style:style style:name="T3" style:parent-style-name="DefaultParagraphFont" style:family="text">
      <style:text-properties fo:language="en" fo:country="GB" style:language-asian="en" style:country-asian="GB"/>
    </style:style>
    <style:style style:name="P4" style:parent-style-name="Footer" style:family="paragraph">
      <style:paragraph-properties fo:margin-right="0.25in"/>
    </style:style>
    <style:style style:name="F5" style:parent-style-name="a2"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T6" style:parent-style-name="DefaultParagraphFont" style:family="text">
      <style:text-properties fo:language="en" fo:country="GB" style:language-asian="en" style:country-asian="GB"/>
    </style:style>
    <style:style style:name="T7" style:parent-style-name="DefaultParagraphFont" style:family="text">
      <style:text-properties fo:language="en" fo:country="GB" style:language-asian="en" style:country-asian="GB"/>
    </style:style>
    <style:style style:name="TableColumn9" style:family="table-column">
      <style:table-column-properties style:column-width="0.95in"/>
    </style:style>
    <style:style style:name="TableColumn10" style:family="table-column">
      <style:table-column-properties style:column-width="5.4472in"/>
    </style:style>
    <style:style style:name="Table8" style:family="table">
      <style:table-properties style:width="6.3972in" fo:margin-left="0in" table:align="left"/>
    </style:style>
    <style:style style:name="TableRow11" style:family="table-row">
      <style:table-row-properties/>
    </style:style>
    <style:style style:name="TableCell12" style:family="table-cell">
      <style:table-cell-properties fo:border="none" style:writing-mode="lr-tb" fo:padding-top="0in" fo:padding-left="0.075in" fo:padding-bottom="0in" fo:padding-right="0.075in"/>
    </style:style>
    <style:style style:name="P13" style:parent-style-name="Footer" style:family="paragraph">
      <style:paragraph-properties>
        <style:tab-stops>
          <style:tab-stop style:type="center" style:position="1in"/>
          <style:tab-stop style:type="right" style:position="6.3in"/>
        </style:tab-stops>
      </style:paragraph-properties>
      <style:text-properties fo:font-weight="bold" style:font-weight-asian="bold"/>
    </style:style>
    <style:style style:name="TableCell14" style:family="table-cell">
      <style:table-cell-properties fo:border="none" style:writing-mode="lr-tb" fo:padding-top="0in" fo:padding-left="0.075in" fo:padding-bottom="0in" fo:padding-right="0.075in"/>
    </style:style>
    <style:style style:name="P15" style:parent-style-name="Footer" style:family="paragraph">
      <style:paragraph-properties>
        <style:tab-stops>
          <style:tab-stop style:type="center" style:position="1in"/>
          <style:tab-stop style:type="right" style:position="6.3in"/>
        </style:tab-stops>
      </style:paragraph-properties>
    </style:style>
    <style:style style:name="TableRow16" style:family="table-row">
      <style:table-row-properties/>
    </style:style>
    <style:style style:name="TableCell17" style:family="table-cell">
      <style:table-cell-properties fo:border="none" style:writing-mode="lr-tb" fo:padding-top="0in" fo:padding-left="0.075in" fo:padding-bottom="0in" fo:padding-right="0.075in"/>
    </style:style>
    <style:style style:name="P18" style:parent-style-name="Footer" style:family="paragraph">
      <style:paragraph-properties>
        <style:tab-stops>
          <style:tab-stop style:type="center" style:position="1in"/>
          <style:tab-stop style:type="right" style:position="6.3in"/>
        </style:tab-stops>
      </style:paragraph-properties>
      <style:text-properties fo:font-weight="bold" style:font-weight-asian="bold" fo:language="en" fo:country="GB"/>
    </style:style>
    <style:style style:name="TableCell19" style:family="table-cell">
      <style:table-cell-properties fo:border="none" style:writing-mode="lr-tb" fo:padding-top="0in" fo:padding-left="0.075in" fo:padding-bottom="0in" fo:padding-right="0.075in"/>
    </style:style>
    <style:style style:name="P20" style:parent-style-name="Footer" style:family="paragraph">
      <style:paragraph-properties>
        <style:tab-stops>
          <style:tab-stop style:type="center" style:position="1in"/>
          <style:tab-stop style:type="right" style:position="6.3in"/>
        </style:tab-stops>
      </style:paragraph-properties>
    </style:style>
    <style:style style:name="T21" style:parent-style-name="DefaultParagraphFont" style:family="text">
      <style:text-properties fo:language="en" fo:country="GB"/>
    </style:style>
    <style:style style:name="T22" style:parent-style-name="DefaultParagraphFont" style:family="text">
      <style:text-properties fo:language="en" fo:country="GB"/>
    </style:style>
    <style:style style:name="TableRow23" style:family="table-row">
      <style:table-row-properties/>
    </style:style>
    <style:style style:name="TableCell24" style:family="table-cell">
      <style:table-cell-properties fo:border="none" style:writing-mode="lr-tb" fo:padding-top="0in" fo:padding-left="0.075in" fo:padding-bottom="0in" fo:padding-right="0.075in"/>
    </style:style>
    <style:style style:name="P25" style:parent-style-name="Footer" style:family="paragraph">
      <style:paragraph-properties>
        <style:tab-stops>
          <style:tab-stop style:type="center" style:position="1in"/>
          <style:tab-stop style:type="right" style:position="6.3in"/>
        </style:tab-stops>
      </style:paragraph-properties>
      <style:text-properties fo:font-weight="bold" style:font-weight-asian="bold" fo:language="en" fo:country="GB"/>
    </style:style>
    <style:style style:name="TableCell26" style:family="table-cell">
      <style:table-cell-properties fo:border="none" style:writing-mode="lr-tb" fo:padding-top="0in" fo:padding-left="0.075in" fo:padding-bottom="0in" fo:padding-right="0.075in"/>
    </style:style>
    <style:style style:name="P27" style:parent-style-name="Footer" style:family="paragraph">
      <style:paragraph-properties>
        <style:tab-stops>
          <style:tab-stop style:type="center" style:position="1in"/>
          <style:tab-stop style:type="right" style:position="6.3in"/>
        </style:tab-stops>
      </style:paragraph-properties>
    </style:style>
    <style:style style:name="T28" style:parent-style-name="DefaultParagraphFont" style:family="text">
      <style:text-properties fo:language="en" fo:country="GB"/>
    </style:style>
    <number:date-style style:name="N29" number:language="en" number:country="GB">
      <number:day number:style="long" number:calendar="gregorian"/>
      <number:text> </number:text>
      <number:month number:textual="true" number:style="long" number:calendar="gregorian"/>
      <number:text> </number:text>
      <number:year number:style="long" number:calendar="gregorian"/>
    </number:date-style>
    <style:style style:name="P30" style:parent-style-name="Footer" style:family="paragraph">
      <style:paragraph-properties>
        <style:tab-stops>
          <style:tab-stop style:type="center" style:position="1in"/>
          <style:tab-stop style:type="right" style:position="6.3in"/>
        </style:tab-stops>
      </style:paragraph-properties>
      <style:text-properties fo:language="en" fo:country="GB"/>
    </style:style>
    <style:page-layout style:name="PL1">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3736in"/>
      </style:header-style>
      <style:footer-style>
        <style:header-footer-properties style:dynamic-spacing="true" fo:min-height="0.2951in"/>
      </style:footer-style>
    </style:page-layout>
    <style:style style:name="T34" style:parent-style-name="DefaultParagraphFont" style:family="text">
      <style:text-properties fo:language="en" fo:country="GB" style:language-asian="en" style:country-asian="GB"/>
    </style:style>
    <style:style style:name="T35" style:parent-style-name="DefaultParagraphFont" style:family="text">
      <style:text-properties fo:language="en" fo:country="GB" style:language-asian="en" style:country-asian="GB"/>
    </style:style>
    <style:style style:name="P36" style:parent-style-name="Footer" style:family="paragraph">
      <style:paragraph-properties fo:margin-right="0.25in"/>
    </style:style>
    <style:style style:name="F37" style:parent-style-name="a2"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T38" style:parent-style-name="DefaultParagraphFont" style:family="text">
      <style:text-properties fo:language="en" fo:country="GB" style:language-asian="en" style:country-asian="GB"/>
    </style:style>
    <style:style style:name="T39" style:parent-style-name="DefaultParagraphFont" style:family="text">
      <style:text-properties fo:language="en" fo:country="GB" style:language-asian="en" style:country-asian="GB"/>
    </style:style>
    <style:style style:name="P40" style:parent-style-name="Footer" style:family="paragraph">
      <style:paragraph-properties fo:margin-right="0.25in"/>
    </style:style>
    <style:page-layout style:name="PL2">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3736in"/>
      </style:header-style>
      <style:footer-style>
        <style:header-footer-properties style:dynamic-spacing="true" fo:min-height="0.2951in"/>
      </style:footer-style>
    </style:page-layout>
    <style:style style:name="T92" style:parent-style-name="DefaultParagraphFont" style:family="text">
      <style:text-properties fo:language="en" fo:country="GB" style:language-asian="en" style:country-asian="GB"/>
    </style:style>
    <style:style style:name="T93" style:parent-style-name="DefaultParagraphFont" style:family="text">
      <style:text-properties fo:language="en" fo:country="GB" style:language-asian="en" style:country-asian="GB"/>
    </style:style>
    <style:style style:name="P94" style:parent-style-name="Footer" style:family="paragraph">
      <style:paragraph-properties fo:margin-right="0.25in"/>
    </style:style>
    <style:style style:name="F95" style:parent-style-name="a2"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family="graphic" style:name="a6"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master-styles>
    <style:master-page style:name="MP0" style:page-layout-name="PL0">
      <style:header>
        <text:p text:style-name="Header"><text:span text:style-name="T2"><draw:frame draw:z-index="251659264" draw:style-name="a0" draw:name="Picture 6" text:anchor-type="paragraph" svg:x="5.75in" svg:y="-0.00764in" svg:width="1.125in" svg:height="0.25972in" style:rel-width="scale" style:rel-height="scale"><draw:image xlink:href="media/image1.png" xlink:type="simple" xlink:show="embed" xlink:actuate="onLoad"/><svg:title/><svg:desc>phpexcel_logo</svg:desc></draw:frame></text:span><text:span text:style-name="T3"><draw:frame draw:z-index="251657216" draw:style-name="a1" draw:name="Picture 3" text:anchor-type="paragraph" svg:x="-0.98264in" svg:y="-0.49028in" svg:width="8.98264in" svg:height="0.46111in" style:rel-width="scale" style:rel-height="scale"><draw:image xlink:href="media/image2.png" xlink:type="simple" xlink:show="embed" xlink:actuate="onLoad"/><svg:title/><svg:desc/></draw:frame></text:span></text:p>
      </style:header>
      <style:footer>
        <text:p text:style-name="P4"><draw:frame draw:style-name="F5" text:anchor-type="paragraph" svg:y="0.0006in" draw:z-index="0"><draw:text-box fo:min-height="0in" fo:min-width="0in"><text:p text:style-name="Footer"><text:span text:style-name="PageNumber"><text:page-number text:fixed="false">3</text:page-number></text:span></text:p></draw:text-box></draw:frame><text:title text:fixed="false">PHPExcel User Documentation</text:title><text:s/>–<text:s/><text:subject text:fixed="false">Reading Spreadsheet Files</text:subject></text:p>
      </style:footer>
    </style:master-page>
    <style:master-page style:next-style-name="MP0" style:name="MPF0" style:page-layout-name="PL0">
      <style:header>
        <text:p text:style-name="Header"><text:span text:style-name="T6"><draw:frame draw:z-index="251658240" draw:style-name="a3" draw:name="Picture 5" text:anchor-type="paragraph" svg:x="5.75in" svg:y="-0.00764in" svg:width="1.125in" svg:height="0.25972in" style:rel-width="scale" style:rel-height="scale"><draw:image xlink:href="media/image1.png" xlink:type="simple" xlink:show="embed" xlink:actuate="onLoad"/><svg:title/><svg:desc>phpexcel_logo</svg:desc></draw:frame></text:span><text:span text:style-name="T7"><draw:frame draw:z-index="251656192" draw:style-name="a4" draw:name="Picture 1" text:anchor-type="paragraph" svg:x="-0.98264in" svg:y="-0.49028in" svg:width="8.98264in" svg:height="0.46111in" style:rel-width="scale" style:rel-height="scale"><draw:image xlink:href="media/image2.png" xlink:type="simple" xlink:show="embed" xlink:actuate="onLoad"/><svg:title/><svg:desc/></draw:frame></text:span></text:p>
      </style:header>
      <style:footer>
        <table:table table:style-name="Table8">
          <table:table-columns>
            <table:table-column table:style-name="TableColumn9"/>
            <table:table-column table:style-name="TableColumn10"/>
          </table:table-columns>
          <table:table-row table:style-name="TableRow11">
            <table:table-cell table:style-name="TableCell12">
              <text:p text:style-name="P13">Author:</text:p>
            </table:table-cell>
            <table:table-cell table:style-name="TableCell14">
              <text:p text:style-name="P15"><text:initial-creator text:fixed="false">Mark Baker</text:initial-creator></text:p>
            </table:table-cell>
          </table:table-row>
          <table:table-row table:style-name="TableRow16">
            <table:table-cell table:style-name="TableCell17">
              <text:p text:style-name="P18">Version:</text:p>
            </table:table-cell>
            <table:table-cell table:style-name="TableCell19">
              <text:p text:style-name="P20"><text:span text:style-name="T21"/><text:span text:style-name="T22">1.8.0</text:span></text:p>
            </table:table-cell>
          </table:table-row>
          <table:table-row table:style-name="TableRow23">
            <table:table-cell table:style-name="TableCell24">
              <text:p text:style-name="P25">Date:</text:p>
            </table:table-cell>
            <table:table-cell table:style-name="TableCell26">
              <text:p text:style-name="P27"><text:span text:style-name="T28"><text:modification-date style:data-style-name="N29">02 March 2014</text:modification-date></text:span></text:p>
            </table:table-cell>
          </table:table-row>
        </table:table>
        <text:p text:style-name="P30"/>
      </style:footer>
    </style:master-page>
    <style:master-page style:name="MP1" style:page-layout-name="PL1">
      <style:header>
        <text:p text:style-name="Header"><text:span text:style-name="T34"><draw:frame draw:z-index="251659264" draw:style-name="a5" draw:name="Picture 6" text:anchor-type="paragraph" svg:x="5.75in" svg:y="-0.00764in" svg:width="1.125in" svg:height="0.25972in" style:rel-width="scale" style:rel-height="scale"><draw:image xlink:href="media/image1.png" xlink:type="simple" xlink:show="embed" xlink:actuate="onLoad"/><svg:title/><svg:desc>phpexcel_logo</svg:desc></draw:frame></text:span><text:span text:style-name="T35"><draw:frame draw:z-index="251657216" draw:style-name="a6" draw:name="Picture 3" text:anchor-type="paragraph" svg:x="-0.98264in" svg:y="-0.49028in" svg:width="8.98264in" svg:height="0.46111in" style:rel-width="scale" style:rel-height="scale"><draw:image xlink:href="media/image2.png" xlink:type="simple" xlink:show="embed" xlink:actuate="onLoad"/><svg:title/><svg:desc/></draw:frame></text:span></text:p>
      </style:header>
      <style:footer>
        <text:p text:style-name="P36"><draw:frame draw:style-name="F37" text:anchor-type="paragraph" svg:y="0.0006in" draw:z-index="0"><draw:text-box fo:min-height="0in" fo:min-width="0in"><text:p text:style-name="Footer"><text:span text:style-name="PageNumber"><text:page-number text:fixed="false">3</text:page-number></text:span></text:p></draw:text-box></draw:frame><text:title text:fixed="false">PHPExcel User Documentation</text:title><text:s/>–<text:s/><text:subject text:fixed="false">Reading Spreadsheet Files</text:subject></text:p>
      </style:footer>
    </style:master-page>
    <style:master-page style:next-style-name="MP1" style:name="MPF1" style:page-layout-name="PL1">
      <style:header>
        <text:p text:style-name="Header"><text:span text:style-name="T38"><draw:frame draw:z-index="251658240" draw:style-name="a7" draw:name="Picture 5" text:anchor-type="paragraph" svg:x="5.75in" svg:y="-0.00764in" svg:width="1.125in" svg:height="0.25972in" style:rel-width="scale" style:rel-height="scale"><draw:image xlink:href="media/image1.png" xlink:type="simple" xlink:show="embed" xlink:actuate="onLoad"/><svg:title/><svg:desc>phpexcel_logo</svg:desc></draw:frame></text:span><text:span text:style-name="T39"><draw:frame draw:z-index="251656192" draw:style-name="a8" draw:name="Picture 1" text:anchor-type="paragraph" svg:x="-0.98264in" svg:y="-0.49028in" svg:width="8.98264in" svg:height="0.46111in" style:rel-width="scale" style:rel-height="scale"><draw:image xlink:href="media/image2.png" xlink:type="simple" xlink:show="embed" xlink:actuate="onLoad"/><svg:title/><svg:desc/></draw:frame></text:span></text:p>
      </style:header>
      <style:footer>
        <text:p text:style-name="P40"><text:title text:fixed="false">PHPExcel User Documentation</text:title><text:s/>–<text:s/><text:subject text:fixed="false">Reading Spreadsheet Files</text:subject></text:p>
      </style:footer>
    </style:master-page>
    <style:master-page style:name="MP2" style:page-layout-name="PL2">
      <style:header>
        <text:p text:style-name="Header"><text:span text:style-name="T92"><draw:frame draw:z-index="251659264" draw:style-name="a9" draw:name="Picture 6" text:anchor-type="paragraph" svg:x="5.75in" svg:y="-0.00764in" svg:width="1.125in" svg:height="0.25972in" style:rel-width="scale" style:rel-height="scale"><draw:image xlink:href="media/image1.png" xlink:type="simple" xlink:show="embed" xlink:actuate="onLoad"/><svg:title/><svg:desc>phpexcel_logo</svg:desc></draw:frame></text:span><text:span text:style-name="T93"><draw:frame draw:z-index="251657216" draw:style-name="a10" draw:name="Picture 3" text:anchor-type="paragraph" svg:x="-0.98264in" svg:y="-0.49028in" svg:width="8.98264in" svg:height="0.46111in" style:rel-width="scale" style:rel-height="scale"><draw:image xlink:href="media/image2.png" xlink:type="simple" xlink:show="embed" xlink:actuate="onLoad"/><svg:title/><svg:desc/></draw:frame></text:span></text:p>
      </style:header>
      <style:footer>
        <text:p text:style-name="P94"><draw:frame draw:style-name="F95" text:anchor-type="paragraph" svg:y="0.0006in" draw:z-index="0"><draw:text-box fo:min-height="0in" fo:min-width="0in"><text:p text:style-name="Footer"><text:span text:style-name="PageNumber"><text:page-number text:fixed="false">2</text:page-number></text:span></text:p></draw:text-box></draw:frame><text:title text:fixed="false">PHPExcel User Documentation</text:title><text:s/>–<text:s/><text:subject text:fixed="false">Reading Spreadsheet Files</text:subjec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HPExcel User Documentation</dc:title>
    <dc:description/>
    <dc:subject>Reading Spreadsheet Files</dc:subject>
    <meta:initial-creator>Mark Baker</meta:initial-creator>
    <dc:creator>Mark Baker</dc:creator>
    <meta:creation-date>2014-03-02T15:31:00Z</meta:creation-date>
    <dc:date>2014-03-02T15:31:00Z</dc:date>
    <meta:print-date>2009-11-04T00:39:00Z</meta:print-date>
    <meta:template xlink:href="Normal.dotm" xlink:type="simple"/>
    <meta:editing-cycles>2</meta:editing-cycles>
    <meta:editing-duration>PT0S</meta:editing-duration>
    <meta:user-defined meta:name="Version">1.8.0</meta:user-defined>
    <meta:document-statistic meta:page-count="19" meta:paragraph-count="61" meta:word-count="4609" meta:character-count="30824" meta:row-count="218" meta:non-whitespace-character-count="26276"/>
  </office:meta>
</office:document-meta>
</file>